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4.306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<text:s/>-- CUSTOM ANOMALY DETECTION -- </text:p>
          </table:table-cell>
          <table:table-cell table:number-columns-repeated="12"/>
        </table:table-row>
        <table:table-row table:style-name="ro2">
          <table:table-cell office:value-type="string">
            <text:p>aplyMedianFilter = TRUE </text:p>
          </table:table-cell>
          <table:table-cell table:number-columns-repeated="12"/>
        </table:table-row>
        <table:table-row table:style-name="ro2">
          <table:table-cell office:value-type="string">
            <text:p>K</text:p>
          </table:table-cell>
          <table:table-cell office:value-type="string">
            <text:p>fSize</text:p>
          </table:table-cell>
          <table:table-cell office:value-type="string">
            <text:p>fWidth</text:p>
          </table:table-cell>
          <table:table-cell office:value-type="string">
            <text:p>fType</text:p>
          </table:table-cell>
          <table:table-cell office:value-type="string">
            <text:p>ResultVal</text:p>
          </table:table-cell>
          <table:table-cell office:value-type="string">
            <text:p>ACC</text:p>
          </table:table-cell>
          <table:table-cell office:value-type="string">
            <text:p>TPR</text:p>
          </table:table-cell>
          <table:table-cell office:value-type="string">
            <text:p>FPR</text:p>
          </table:table-cell>
          <table:table-cell office:value-type="string">
            <text:p>PPV</text:p>
          </table:table-cell>
          <table:table-cell office:value-type="string">
            <text:p>TP</text:p>
          </table:table-cell>
          <table:table-cell office:value-type="string">
            <text:p>FN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481984895792968</text:p>
          </table:table-cell>
          <table:table-cell office:value-type="string">
            <text:p>0.962853827148421</text:p>
          </table:table-cell>
          <table:table-cell office:value-type="string">
            <text:p>0.9335357336616141</text:p>
          </table:table-cell>
          <table:table-cell office:value-type="string">
            <text:p>0.03713875450302061</text:p>
          </table:table-cell>
          <table:table-cell office:value-type="string">
            <text:p>0.01990889014379933</text:p>
          </table:table-cell>
          <table:table-cell office:value-type="string">
            <text:p>33.80952380952381</text:p>
          </table:table-cell>
          <table:table-cell office:value-type="string">
            <text:p>2.142857142857143</text:p>
          </table:table-cell>
          <table:table-cell office:value-type="string">
            <text:p>4487.571428571428</text:p>
          </table:table-cell>
          <table:table-cell office:value-type="string">
            <text:p>116330.12698412698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465208518494999</text:p>
          </table:table-cell>
          <table:table-cell office:value-type="string">
            <text:p>0.9604152426908444</text:p>
          </table:table-cell>
          <table:table-cell office:value-type="string">
            <text:p>0.9326194722669177</text:p>
          </table:table-cell>
          <table:table-cell office:value-type="string">
            <text:p>0.03957776856791786</text:p>
          </table:table-cell>
          <table:table-cell office:value-type="string">
            <text:p>0.018563238492964988</text:p>
          </table:table-cell>
          <table:table-cell office:value-type="string">
            <text:p>33.77777777777778</text:p>
          </table:table-cell>
          <table:table-cell office:value-type="string">
            <text:p>2.1746031746031744</text:p>
          </table:table-cell>
          <table:table-cell office:value-type="string">
            <text:p>4782.269841269841</text:p>
          </table:table-cell>
          <table:table-cell office:value-type="string">
            <text:p>116035.42857142857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9452422623413761</text:p>
          </table:table-cell>
          <table:table-cell office:value-type="string">
            <text:p>0.9617105670745419</text:p>
          </table:table-cell>
          <table:table-cell office:value-type="string">
            <text:p>0.9287650193603659</text:p>
          </table:table-cell>
          <table:table-cell office:value-type="string">
            <text:p>0.038280494677613595</text:p>
          </table:table-cell>
          <table:table-cell office:value-type="string">
            <text:p>0.01934727112687562</text:p>
          </table:table-cell>
          <table:table-cell office:value-type="string">
            <text:p>33.58730158730159</text:p>
          </table:table-cell>
          <table:table-cell office:value-type="string">
            <text:p>2.365079365079365</text:p>
          </table:table-cell>
          <table:table-cell office:value-type="string">
            <text:p>4625.523809523809</text:p>
          </table:table-cell>
          <table:table-cell office:value-type="string">
            <text:p>116192.1746031746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448124361998567</text:p>
          </table:table-cell>
          <table:table-cell office:value-type="string">
            <text:p>0.9572774849515447</text:p>
          </table:table-cell>
          <table:table-cell office:value-type="string">
            <text:p>0.9323410146334036</text:p>
          </table:table-cell>
          <table:table-cell office:value-type="string">
            <text:p>0.04271614223369026</text:p>
          </table:table-cell>
          <table:table-cell office:value-type="string">
            <text:p>0.016844313805789643</text:p>
          </table:table-cell>
          <table:table-cell office:value-type="string">
            <text:p>33.74603174603175</text:p>
          </table:table-cell>
          <table:table-cell office:value-type="string">
            <text:p>2.2063492063492065</text:p>
          </table:table-cell>
          <table:table-cell office:value-type="string">
            <text:p>5161.476190476191</text:p>
          </table:table-cell>
          <table:table-cell office:value-type="string">
            <text:p>115656.22222222222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9436581934065881</text:p>
          </table:table-cell>
          <table:table-cell office:value-type="string">
            <text:p>0.9669185982673955</text:p>
          </table:table-cell>
          <table:table-cell office:value-type="string">
            <text:p>0.9203847316949936</text:p>
          </table:table-cell>
          <table:table-cell office:value-type="string">
            <text:p>0.03306834488181741</text:p>
          </table:table-cell>
          <table:table-cell office:value-type="string">
            <text:p>0.023734517644545605</text:p>
          </table:table-cell>
          <table:table-cell office:value-type="string">
            <text:p>33.26984126984127</text:p>
          </table:table-cell>
          <table:table-cell office:value-type="string">
            <text:p>2.6825396825396823</text:p>
          </table:table-cell>
          <table:table-cell office:value-type="string">
            <text:p>3995.7619047619046</text:p>
          </table:table-cell>
          <table:table-cell office:value-type="string">
            <text:p>116821.93650793651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9434046729195263</text:p>
          </table:table-cell>
          <table:table-cell office:value-type="string">
            <text:p>0.9653013533686994</text:p>
          </table:table-cell>
          <table:table-cell office:value-type="string">
            <text:p>0.9214967210223701</text:p>
          </table:table-cell>
          <table:table-cell office:value-type="string">
            <text:p>0.03468737518331739</text:p>
          </table:table-cell>
          <table:table-cell office:value-type="string">
            <text:p>0.02223007642445796</text:p>
          </table:table-cell>
          <table:table-cell office:value-type="string">
            <text:p>33.42857142857143</text:p>
          </table:table-cell>
          <table:table-cell office:value-type="string">
            <text:p>2.5238095238095237</text:p>
          </table:table-cell>
          <table:table-cell office:value-type="string">
            <text:p>4191.380952380952</text:p>
          </table:table-cell>
          <table:table-cell office:value-type="string">
            <text:p>116626.31746031746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9430763999871448</text:p>
          </table:table-cell>
          <table:table-cell office:value-type="string">
            <text:p>0.9622369496843437</text:p>
          </table:table-cell>
          <table:table-cell office:value-type="string">
            <text:p>0.9239057137540186</text:p>
          </table:table-cell>
          <table:table-cell office:value-type="string">
            <text:p>0.03775291377972904</text:p>
          </table:table-cell>
          <table:table-cell office:value-type="string">
            <text:p>0.019479258004110846</text:p>
          </table:table-cell>
          <table:table-cell office:value-type="string">
            <text:p>33.46031746031746</text:p>
          </table:table-cell>
          <table:table-cell office:value-type="string">
            <text:p>2.492063492063492</text:p>
          </table:table-cell>
          <table:table-cell office:value-type="string">
            <text:p>4561.777777777777</text:p>
          </table:table-cell>
          <table:table-cell office:value-type="string">
            <text:p>116255.92063492064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9429612082088443</text:p>
          </table:table-cell>
          <table:table-cell office:value-type="string">
            <text:p>0.9589977617478673</text:p>
          </table:table-cell>
          <table:table-cell office:value-type="string">
            <text:p>0.9269167201680122</text:p>
          </table:table-cell>
          <table:table-cell office:value-type="string">
            <text:p>0.04099430375032347</text:p>
          </table:table-cell>
          <table:table-cell office:value-type="string">
            <text:p>0.015762079229743195</text:p>
          </table:table-cell>
          <table:table-cell office:value-type="string">
            <text:p>33.6031746031746</text:p>
          </table:table-cell>
          <table:table-cell office:value-type="string">
            <text:p>2.3492063492063493</text:p>
          </table:table-cell>
          <table:table-cell office:value-type="string">
            <text:p>4953.380952380952</text:p>
          </table:table-cell>
          <table:table-cell office:value-type="string">
            <text:p>115864.31746031746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9424181377724177</text:p>
          </table:table-cell>
          <table:table-cell office:value-type="string">
            <text:p>0.9597507627212916</text:p>
          </table:table-cell>
          <table:table-cell office:value-type="string">
            <text:p>0.9250757022200924</text:p>
          </table:table-cell>
          <table:table-cell office:value-type="string">
            <text:p>0.04023942667525704</text:p>
          </table:table-cell>
          <table:table-cell office:value-type="string">
            <text:p>0.018051124906771725</text:p>
          </table:table-cell>
          <table:table-cell office:value-type="string">
            <text:p>33.41269841269841</text:p>
          </table:table-cell>
          <table:table-cell office:value-type="string">
            <text:p>2.5396825396825395</text:p>
          </table:table-cell>
          <table:table-cell office:value-type="string">
            <text:p>4862.206349206349</text:p>
          </table:table-cell>
          <table:table-cell office:value-type="string">
            <text:p>115955.49206349206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9415517077151246</text:p>
          </table:table-cell>
          <table:table-cell office:value-type="string">
            <text:p>0.9553925136328308</text:p>
          </table:table-cell>
          <table:table-cell office:value-type="string">
            <text:p>0.9277039533505484</text:p>
          </table:table-cell>
          <table:table-cell office:value-type="string">
            <text:p>0.04460053792029914</text:p>
          </table:table-cell>
          <table:table-cell office:value-type="string">
            <text:p>0.014300743775357342</text:p>
          </table:table-cell>
          <table:table-cell office:value-type="string">
            <text:p>33.6031746031746</text:p>
          </table:table-cell>
          <table:table-cell office:value-type="string">
            <text:p>2.3492063492063493</text:p>
          </table:table-cell>
          <table:table-cell office:value-type="string">
            <text:p>5389.126984126984</text:p>
          </table:table-cell>
          <table:table-cell office:value-type="string">
            <text:p>115428.57142857143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9415019237985938</text:p>
          </table:table-cell>
          <table:table-cell office:value-type="string">
            <text:p>0.9649910717790057</text:p>
          </table:table-cell>
          <table:table-cell office:value-type="string">
            <text:p>0.9180004218645222</text:p>
          </table:table-cell>
          <table:table-cell office:value-type="string">
            <text:p>0.03499657426733488</text:p>
          </table:table-cell>
          <table:table-cell office:value-type="string">
            <text:p>0.02112124728477841</text:p>
          </table:table-cell>
          <table:table-cell office:value-type="string">
            <text:p>33.285714285714285</text:p>
          </table:table-cell>
          <table:table-cell office:value-type="string">
            <text:p>2.6666666666666665</text:p>
          </table:table-cell>
          <table:table-cell office:value-type="string">
            <text:p>4228.730158730159</text:p>
          </table:table-cell>
          <table:table-cell office:value-type="string">
            <text:p>116588.96825396825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9405873518708765</text:p>
          </table:table-cell>
          <table:table-cell office:value-type="string">
            <text:p>0.9683890024434104</text:p>
          </table:table-cell>
          <table:table-cell office:value-type="string">
            <text:p>0.9127713102798561</text:p>
          </table:table-cell>
          <table:table-cell office:value-type="string">
            <text:p>0.031596606538103</text:p>
          </table:table-cell>
          <table:table-cell office:value-type="string">
            <text:p>0.025005405329523892</text:p>
          </table:table-cell>
          <table:table-cell office:value-type="string">
            <text:p>33.15873015873016</text:p>
          </table:table-cell>
          <table:table-cell office:value-type="string">
            <text:p>2.7936507936507935</text:p>
          </table:table-cell>
          <table:table-cell office:value-type="string">
            <text:p>3817.936507936508</text:p>
          </table:table-cell>
          <table:table-cell office:value-type="string">
            <text:p>116999.76190476191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940541810210509</text:p>
          </table:table-cell>
          <table:table-cell office:value-type="string">
            <text:p>0.9632215359374735</text:p>
          </table:table-cell>
          <table:table-cell office:value-type="string">
            <text:p>0.9178498302799353</text:p>
          </table:table-cell>
          <table:table-cell office:value-type="string">
            <text:p>0.03676620985891735</text:p>
          </table:table-cell>
          <table:table-cell office:value-type="string">
            <text:p>0.020287327249459627</text:p>
          </table:table-cell>
          <table:table-cell office:value-type="string">
            <text:p>33.23809523809524</text:p>
          </table:table-cell>
          <table:table-cell office:value-type="string">
            <text:p>2.7142857142857144</text:p>
          </table:table-cell>
          <table:table-cell office:value-type="string">
            <text:p>4442.555555555556</text:p>
          </table:table-cell>
          <table:table-cell office:value-type="string">
            <text:p>116375.14285714286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9404827460625129</text:p>
          </table:table-cell>
          <table:table-cell office:value-type="string">
            <text:p>0.9313201741209274</text:p>
          </table:table-cell>
          <table:table-cell office:value-type="string">
            <text:p>0.9496510965751898</text:p>
          </table:table-cell>
          <table:table-cell office:value-type="string">
            <text:p>0.06868560445016379</text:p>
          </table:table-cell>
          <table:table-cell office:value-type="string">
            <text:p>0.007808334548184987</text:p>
          </table:table-cell>
          <table:table-cell office:value-type="string">
            <text:p>34.317460317460316</text:p>
          </table:table-cell>
          <table:table-cell office:value-type="string">
            <text:p>1.6349206349206349</text:p>
          </table:table-cell>
          <table:table-cell office:value-type="string">
            <text:p>8299.285714285714</text:p>
          </table:table-cell>
          <table:table-cell office:value-type="string">
            <text:p>112518.41269841269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9401490288501269</text:p>
          </table:table-cell>
          <table:table-cell office:value-type="string">
            <text:p>0.9606696949288278</text:p>
          </table:table-cell>
          <table:table-cell office:value-type="string">
            <text:p>0.9196182067959289</text:p>
          </table:table-cell>
          <table:table-cell office:value-type="string">
            <text:p>0.03932014909567518</text:p>
          </table:table-cell>
          <table:table-cell office:value-type="string">
            <text:p>0.01695557828557537</text:p>
          </table:table-cell>
          <table:table-cell office:value-type="string">
            <text:p>33.3968253968254</text:p>
          </table:table-cell>
          <table:table-cell office:value-type="string">
            <text:p>2.5555555555555554</text:p>
          </table:table-cell>
          <table:table-cell office:value-type="string">
            <text:p>4751.111111111111</text:p>
          </table:table-cell>
          <table:table-cell office:value-type="string">
            <text:p>116066.58730158731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387393235685355</text:p>
          </table:table-cell>
          <table:table-cell office:value-type="string">
            <text:p>0.9668013189592405</text:p>
          </table:table-cell>
          <table:table-cell office:value-type="string">
            <text:p>0.9106627375157527</text:p>
          </table:table-cell>
          <table:table-cell office:value-type="string">
            <text:p>0.033184090378681474</text:p>
          </table:table-cell>
          <table:table-cell office:value-type="string">
            <text:p>0.02300889461527523</text:p>
          </table:table-cell>
          <table:table-cell office:value-type="string">
            <text:p>33.07936507936508</text:p>
          </table:table-cell>
          <table:table-cell office:value-type="string">
            <text:p>2.873015873015873</text:p>
          </table:table-cell>
          <table:table-cell office:value-type="string">
            <text:p>4009.746031746032</text:p>
          </table:table-cell>
          <table:table-cell office:value-type="string">
            <text:p>116807.95238095238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9385409351302658</text:p>
          </table:table-cell>
          <table:table-cell office:value-type="string">
            <text:p>0.9660327350223945</text:p>
          </table:table-cell>
          <table:table-cell office:value-type="string">
            <text:p>0.91103489415549</text:p>
          </table:table-cell>
          <table:table-cell office:value-type="string">
            <text:p>0.03395302389495825</text:p>
          </table:table-cell>
          <table:table-cell office:value-type="string">
            <text:p>0.02227440913469596</text:p>
          </table:table-cell>
          <table:table-cell office:value-type="string">
            <text:p>33.095238095238095</text:p>
          </table:table-cell>
          <table:table-cell office:value-type="string">
            <text:p>2.857142857142857</text:p>
          </table:table-cell>
          <table:table-cell office:value-type="string">
            <text:p>4102.650793650793</text:p>
          </table:table-cell>
          <table:table-cell office:value-type="string">
            <text:p>116715.04761904762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9383827208573086</text:p>
          </table:table-cell>
          <table:table-cell office:value-type="string">
            <text:p>0.9609116733259943</text:p>
          </table:table-cell>
          <table:table-cell office:value-type="string">
            <text:p>0.9158414309054298</text:p>
          </table:table-cell>
          <table:table-cell office:value-type="string">
            <text:p>0.039075989190812656</text:p>
          </table:table-cell>
          <table:table-cell office:value-type="string">
            <text:p>0.01689271187547489</text:p>
          </table:table-cell>
          <table:table-cell office:value-type="string">
            <text:p>33.142857142857146</text:p>
          </table:table-cell>
          <table:table-cell office:value-type="string">
            <text:p>2.8095238095238093</text:p>
          </table:table-cell>
          <table:table-cell office:value-type="string">
            <text:p>4721.619047619048</text:p>
          </table:table-cell>
          <table:table-cell office:value-type="string">
            <text:p>116096.07936507936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9382407132863662</text:p>
          </table:table-cell>
          <table:table-cell office:value-type="string">
            <text:p>0.9406056231941294</text:p>
          </table:table-cell>
          <table:table-cell office:value-type="string">
            <text:p>0.9358733578235752</text:p>
          </table:table-cell>
          <table:table-cell office:value-type="string">
            <text:p>0.059391931250842744</text:p>
          </table:table-cell>
          <table:table-cell office:value-type="string">
            <text:p>0.009454861564906195</text:p>
          </table:table-cell>
          <table:table-cell office:value-type="string">
            <text:p>33.65079365079365</text:p>
          </table:table-cell>
          <table:table-cell office:value-type="string">
            <text:p>2.3015873015873014</text:p>
          </table:table-cell>
          <table:table-cell office:value-type="string">
            <text:p>7176.396825396825</text:p>
          </table:table-cell>
          <table:table-cell office:value-type="string">
            <text:p>113641.30158730158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379822775372949</text:p>
          </table:table-cell>
          <table:table-cell office:value-type="string">
            <text:p>0.9671104582013716</text:p>
          </table:table-cell>
          <table:table-cell office:value-type="string">
            <text:p>0.9088387549143706</text:p>
          </table:table-cell>
          <table:table-cell office:value-type="string">
            <text:p>0.032874199839780745</text:p>
          </table:table-cell>
          <table:table-cell office:value-type="string">
            <text:p>0.02367565505196095</text:p>
          </table:table-cell>
          <table:table-cell office:value-type="string">
            <text:p>33.0</text:p>
          </table:table-cell>
          <table:table-cell office:value-type="string">
            <text:p>2.9523809523809526</text:p>
          </table:table-cell>
          <table:table-cell office:value-type="string">
            <text:p>3972.3015873015875</text:p>
          </table:table-cell>
          <table:table-cell office:value-type="string">
            <text:p>116845.39682539682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36905104857559</text:p>
          </table:table-cell>
          <table:table-cell office:value-type="string">
            <text:p>0.924079885810187</text:p>
          </table:table-cell>
          <table:table-cell office:value-type="string">
            <text:p>0.9497377123713738</text:p>
          </table:table-cell>
          <table:table-cell office:value-type="string">
            <text:p>0.07592750265625597</text:p>
          </table:table-cell>
          <table:table-cell office:value-type="string">
            <text:p>0.006623959825991068</text:p>
          </table:table-cell>
          <table:table-cell office:value-type="string">
            <text:p>34.25396825396825</text:p>
          </table:table-cell>
          <table:table-cell office:value-type="string">
            <text:p>1.6984126984126984</text:p>
          </table:table-cell>
          <table:table-cell office:value-type="string">
            <text:p>9174.253968253968</text:p>
          </table:table-cell>
          <table:table-cell office:value-type="string">
            <text:p>111643.44444444444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9363871829352044</text:p>
          </table:table-cell>
          <table:table-cell office:value-type="string">
            <text:p>0.9681369242110452</text:p>
          </table:table-cell>
          <table:table-cell office:value-type="string">
            <text:p>0.9046203775459984</text:p>
          </table:table-cell>
          <table:table-cell office:value-type="string">
            <text:p>0.03184601167558964</text:p>
          </table:table-cell>
          <table:table-cell office:value-type="string">
            <text:p>0.024054371962606555</text:p>
          </table:table-cell>
          <table:table-cell office:value-type="string">
            <text:p>32.82539682539682</text:p>
          </table:table-cell>
          <table:table-cell office:value-type="string">
            <text:p>3.126984126984127</text:p>
          </table:table-cell>
          <table:table-cell office:value-type="string">
            <text:p>3848.063492063492</text:p>
          </table:table-cell>
          <table:table-cell office:value-type="string">
            <text:p>116969.63492063493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9358896025002201</text:p>
          </table:table-cell>
          <table:table-cell office:value-type="string">
            <text:p>0.9666725857070072</text:p>
          </table:table-cell>
          <table:table-cell office:value-type="string">
            <text:p>0.9050898773088114</text:p>
          </table:table-cell>
          <table:table-cell office:value-type="string">
            <text:p>0.03331067230837103</text:p>
          </table:table-cell>
          <table:table-cell office:value-type="string">
            <text:p>0.021604329539109283</text:p>
          </table:table-cell>
          <table:table-cell office:value-type="string">
            <text:p>32.80952380952381</text:p>
          </table:table-cell>
          <table:table-cell office:value-type="string">
            <text:p>3.142857142857143</text:p>
          </table:table-cell>
          <table:table-cell office:value-type="string">
            <text:p>4025.0158730158732</text:p>
          </table:table-cell>
          <table:table-cell office:value-type="string">
            <text:p>116792.68253968254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9358412137349412</text:p>
          </table:table-cell>
          <table:table-cell office:value-type="string">
            <text:p>0.9739395965436013</text:p>
          </table:table-cell>
          <table:table-cell office:value-type="string">
            <text:p>0.8977221395468673</text:p>
          </table:table-cell>
          <table:table-cell office:value-type="string">
            <text:p>0.02603971207698502</text:p>
          </table:table-cell>
          <table:table-cell office:value-type="string">
            <text:p>0.0339515353871795</text:p>
          </table:table-cell>
          <table:table-cell office:value-type="string">
            <text:p>32.58730158730159</text:p>
          </table:table-cell>
          <table:table-cell office:value-type="string">
            <text:p>3.365079365079365</text:p>
          </table:table-cell>
          <table:table-cell office:value-type="string">
            <text:p>3146.5079365079364</text:p>
          </table:table-cell>
          <table:table-cell office:value-type="string">
            <text:p>117671.19047619047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9350314364552981</text:p>
          </table:table-cell>
          <table:table-cell office:value-type="string">
            <text:p>0.9124274282295615</text:p>
          </table:table-cell>
          <table:table-cell office:value-type="string">
            <text:p>0.9576490963882864</text:p>
          </table:table-cell>
          <table:table-cell office:value-type="string">
            <text:p>0.08758622347769018</text:p>
          </table:table-cell>
          <table:table-cell office:value-type="string">
            <text:p>0.005480547612335363</text:p>
          </table:table-cell>
          <table:table-cell office:value-type="string">
            <text:p>34.6031746031746</text:p>
          </table:table-cell>
          <table:table-cell office:value-type="string">
            <text:p>1.3492063492063493</text:p>
          </table:table-cell>
          <table:table-cell office:value-type="string">
            <text:p>10582.904761904761</text:p>
          </table:table-cell>
          <table:table-cell office:value-type="string">
            <text:p>110234.79365079365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348940088429751</text:p>
          </table:table-cell>
          <table:table-cell office:value-type="string">
            <text:p>0.9109721151219556</text:p>
          </table:table-cell>
          <table:table-cell office:value-type="string">
            <text:p>0.9588305225560291</text:p>
          </table:table-cell>
          <table:table-cell office:value-type="string">
            <text:p>0.08904250487007886</text:p>
          </table:table-cell>
          <table:table-cell office:value-type="string">
            <text:p>0.005359407973654049</text:p>
          </table:table-cell>
          <table:table-cell office:value-type="string">
            <text:p>34.666666666666664</text:p>
          </table:table-cell>
          <table:table-cell office:value-type="string">
            <text:p>1.2857142857142858</text:p>
          </table:table-cell>
          <table:table-cell office:value-type="string">
            <text:p>10758.84126984127</text:p>
          </table:table-cell>
          <table:table-cell office:value-type="string">
            <text:p>110058.85714285714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9343282735213736</text:p>
          </table:table-cell>
          <table:table-cell office:value-type="string">
            <text:p>0.9695185348378893</text:p>
          </table:table-cell>
          <table:table-cell office:value-type="string">
            <text:p>0.8991200314966546</text:p>
          </table:table-cell>
          <table:table-cell office:value-type="string">
            <text:p>0.0304634844539073</text:p>
          </table:table-cell>
          <table:table-cell office:value-type="string">
            <text:p>0.025887702321899672</text:p>
          </table:table-cell>
          <table:table-cell office:value-type="string">
            <text:p>32.76190476190476</text:p>
          </table:table-cell>
          <table:table-cell office:value-type="string">
            <text:p>3.1904761904761907</text:p>
          </table:table-cell>
          <table:table-cell office:value-type="string">
            <text:p>3681.0158730158732</text:p>
          </table:table-cell>
          <table:table-cell office:value-type="string">
            <text:p>117136.68253968254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9342844397684057</text:p>
          </table:table-cell>
          <table:table-cell office:value-type="string">
            <text:p>0.975964457090383</text:p>
          </table:table-cell>
          <table:table-cell office:value-type="string">
            <text:p>0.8925813202420809</text:p>
          </table:table-cell>
          <table:table-cell office:value-type="string">
            <text:p>0.024012440705269558</text:p>
          </table:table-cell>
          <table:table-cell office:value-type="string">
            <text:p>0.0377546664417727</text:p>
          </table:table-cell>
          <table:table-cell office:value-type="string">
            <text:p>32.36507936507937</text:p>
          </table:table-cell>
          <table:table-cell office:value-type="string">
            <text:p>3.5873015873015874</text:p>
          </table:table-cell>
          <table:table-cell office:value-type="string">
            <text:p>2901.5555555555557</text:p>
          </table:table-cell>
          <table:table-cell office:value-type="string">
            <text:p>117916.14285714286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342511619468585</text:p>
          </table:table-cell>
          <table:table-cell office:value-type="string">
            <text:p>0.9716888257744903</text:p>
          </table:table-cell>
          <table:table-cell office:value-type="string">
            <text:p>0.8967939688516781</text:p>
          </table:table-cell>
          <table:table-cell office:value-type="string">
            <text:p>0.028291644957960868</text:p>
          </table:table-cell>
          <table:table-cell office:value-type="string">
            <text:p>0.030058857086048323</text:p>
          </table:table-cell>
          <table:table-cell office:value-type="string">
            <text:p>32.65079365079365</text:p>
          </table:table-cell>
          <table:table-cell office:value-type="string">
            <text:p>3.3015873015873014</text:p>
          </table:table-cell>
          <table:table-cell office:value-type="string">
            <text:p>3418.6031746031745</text:p>
          </table:table-cell>
          <table:table-cell office:value-type="string">
            <text:p>117399.09523809524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9333749187759971</text:p>
          </table:table-cell>
          <table:table-cell office:value-type="string">
            <text:p>0.9672500745017355</text:p>
          </table:table-cell>
          <table:table-cell office:value-type="string">
            <text:p>0.8994810140409418</text:p>
          </table:table-cell>
          <table:table-cell office:value-type="string">
            <text:p>0.03273117648894764</text:p>
          </table:table-cell>
          <table:table-cell office:value-type="string">
            <text:p>0.02210112392608129</text:p>
          </table:table-cell>
          <table:table-cell office:value-type="string">
            <text:p>32.58730158730159</text:p>
          </table:table-cell>
          <table:table-cell office:value-type="string">
            <text:p>3.365079365079365</text:p>
          </table:table-cell>
          <table:table-cell office:value-type="string">
            <text:p>3955.0</text:p>
          </table:table-cell>
          <table:table-cell office:value-type="string">
            <text:p>116862.69841269842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333504627313205</text:p>
          </table:table-cell>
          <table:table-cell office:value-type="string">
            <text:p>0.9702189575656098</text:p>
          </table:table-cell>
          <table:table-cell office:value-type="string">
            <text:p>0.8964612823890151</text:p>
          </table:table-cell>
          <table:table-cell office:value-type="string">
            <text:p>0.02976035692637399</text:p>
          </table:table-cell>
          <table:table-cell office:value-type="string">
            <text:p>0.026440693024233037</text:p>
          </table:table-cell>
          <table:table-cell office:value-type="string">
            <text:p>32.46031746031746</text:p>
          </table:table-cell>
          <table:table-cell office:value-type="string">
            <text:p>3.492063492063492</text:p>
          </table:table-cell>
          <table:table-cell office:value-type="string">
            <text:p>3596.063492063492</text:p>
          </table:table-cell>
          <table:table-cell office:value-type="string">
            <text:p>117221.63492063493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332614533707637</text:p>
          </table:table-cell>
          <table:table-cell office:value-type="string">
            <text:p>0.9705860643558695</text:p>
          </table:table-cell>
          <table:table-cell office:value-type="string">
            <text:p>0.895916833235774</text:p>
          </table:table-cell>
          <table:table-cell office:value-type="string">
            <text:p>0.02939392649424668</text:p>
          </table:table-cell>
          <table:table-cell office:value-type="string">
            <text:p>0.027868480233526862</text:p>
          </table:table-cell>
          <table:table-cell office:value-type="string">
            <text:p>32.55555555555556</text:p>
          </table:table-cell>
          <table:table-cell office:value-type="string">
            <text:p>3.3968253968253967</text:p>
          </table:table-cell>
          <table:table-cell office:value-type="string">
            <text:p>3551.7936507936506</text:p>
          </table:table-cell>
          <table:table-cell office:value-type="string">
            <text:p>117265.90476190476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9329955210778875</text:p>
          </table:table-cell>
          <table:table-cell office:value-type="string">
            <text:p>0.9048265416928936</text:p>
          </table:table-cell>
          <table:table-cell office:value-type="string">
            <text:p>0.9611813387774701</text:p>
          </table:table-cell>
          <table:table-cell office:value-type="string">
            <text:p>0.09519029662169518</text:p>
          </table:table-cell>
          <table:table-cell office:value-type="string">
            <text:p>0.004846227666445497</text:p>
          </table:table-cell>
          <table:table-cell office:value-type="string">
            <text:p>34.714285714285715</text:p>
          </table:table-cell>
          <table:table-cell office:value-type="string">
            <text:p>1.2380952380952381</text:p>
          </table:table-cell>
          <table:table-cell office:value-type="string">
            <text:p>11501.619047619048</text:p>
          </table:table-cell>
          <table:table-cell office:value-type="string">
            <text:p>109316.07936507936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329208126812656</text:p>
          </table:table-cell>
          <table:table-cell office:value-type="string">
            <text:p>0.9126438844874689</text:p>
          </table:table-cell>
          <table:table-cell office:value-type="string">
            <text:p>0.9532100410237327</text:p>
          </table:table-cell>
          <table:table-cell office:value-type="string">
            <text:p>0.08736841566120171</text:p>
          </table:table-cell>
          <table:table-cell office:value-type="string">
            <text:p>0.005546111522637444</text:p>
          </table:table-cell>
          <table:table-cell office:value-type="string">
            <text:p>34.44444444444444</text:p>
          </table:table-cell>
          <table:table-cell office:value-type="string">
            <text:p>1.507936507936508</text:p>
          </table:table-cell>
          <table:table-cell office:value-type="string">
            <text:p>10556.57142857143</text:p>
          </table:table-cell>
          <table:table-cell office:value-type="string">
            <text:p>110261.12698412698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9328174992440895</text:p>
          </table:table-cell>
          <table:table-cell office:value-type="string">
            <text:p>0.900754122178833</text:p>
          </table:table-cell>
          <table:table-cell office:value-type="string">
            <text:p>0.9648997095282914</text:p>
          </table:table-cell>
          <table:table-cell office:value-type="string">
            <text:p>0.09926471104011239</text:p>
          </table:table-cell>
          <table:table-cell office:value-type="string">
            <text:p>0.004543225535575284</text:p>
          </table:table-cell>
          <table:table-cell office:value-type="string">
            <text:p>34.80952380952381</text:p>
          </table:table-cell>
          <table:table-cell office:value-type="string">
            <text:p>1.1428571428571428</text:p>
          </table:table-cell>
          <table:table-cell office:value-type="string">
            <text:p>11993.888888888889</text:p>
          </table:table-cell>
          <table:table-cell office:value-type="string">
            <text:p>108823.80952380953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9325940606578428</text:p>
          </table:table-cell>
          <table:table-cell office:value-type="string">
            <text:p>0.9742220067991824</text:p>
          </table:table-cell>
          <table:table-cell office:value-type="string">
            <text:p>0.8909427424890752</text:p>
          </table:table-cell>
          <table:table-cell office:value-type="string">
            <text:p>0.025754621173389725</text:p>
          </table:table-cell>
          <table:table-cell office:value-type="string">
            <text:p>0.032380915047056966</text:p>
          </table:table-cell>
          <table:table-cell office:value-type="string">
            <text:p>32.26984126984127</text:p>
          </table:table-cell>
          <table:table-cell office:value-type="string">
            <text:p>3.6825396825396823</text:p>
          </table:table-cell>
          <table:table-cell office:value-type="string">
            <text:p>3112.0476190476193</text:p>
          </table:table-cell>
          <table:table-cell office:value-type="string">
            <text:p>117705.6507936508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9322167448704597</text:p>
          </table:table-cell>
          <table:table-cell office:value-type="string">
            <text:p>0.908223699183802</text:p>
          </table:table-cell>
          <table:table-cell office:value-type="string">
            <text:p>0.9562241800550503</text:p>
          </table:table-cell>
          <table:table-cell office:value-type="string">
            <text:p>0.09179069031413081</text:p>
          </table:table-cell>
          <table:table-cell office:value-type="string">
            <text:p>0.005182294568005322</text:p>
          </table:table-cell>
          <table:table-cell office:value-type="string">
            <text:p>34.53968253968254</text:p>
          </table:table-cell>
          <table:table-cell office:value-type="string">
            <text:p>1.4126984126984128</text:p>
          </table:table-cell>
          <table:table-cell office:value-type="string">
            <text:p>11090.873015873016</text:p>
          </table:table-cell>
          <table:table-cell office:value-type="string">
            <text:p>109726.8253968254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9318474162482531</text:p>
          </table:table-cell>
          <table:table-cell office:value-type="string">
            <text:p>0.9045677130541376</text:p>
          </table:table-cell>
          <table:table-cell office:value-type="string">
            <text:p>0.959143670177732</text:p>
          </table:table-cell>
          <table:table-cell office:value-type="string">
            <text:p>0.09544883768122607</text:p>
          </table:table-cell>
          <table:table-cell office:value-type="string">
            <text:p>0.004803745257272695</text:p>
          </table:table-cell>
          <table:table-cell office:value-type="string">
            <text:p>34.666666666666664</text:p>
          </table:table-cell>
          <table:table-cell office:value-type="string">
            <text:p>1.2857142857142858</text:p>
          </table:table-cell>
          <table:table-cell office:value-type="string">
            <text:p>11532.84126984127</text:p>
          </table:table-cell>
          <table:table-cell office:value-type="string">
            <text:p>109284.85714285714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9317209963003079</text:p>
          </table:table-cell>
          <table:table-cell office:value-type="string">
            <text:p>0.9175698834637773</text:p>
          </table:table-cell>
          <table:table-cell office:value-type="string">
            <text:p>0.9458800654008833</text:p>
          </table:table-cell>
          <table:table-cell office:value-type="string">
            <text:p>0.0824380728002676</text:p>
          </table:table-cell>
          <table:table-cell office:value-type="string">
            <text:p>0.005811376716187409</text:p>
          </table:table-cell>
          <table:table-cell office:value-type="string">
            <text:p>34.095238095238095</text:p>
          </table:table-cell>
          <table:table-cell office:value-type="string">
            <text:p>1.8571428571428572</text:p>
          </table:table-cell>
          <table:table-cell office:value-type="string">
            <text:p>9960.888888888889</text:p>
          </table:table-cell>
          <table:table-cell office:value-type="string">
            <text:p>110856.80952380953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931695151775134</text:p>
          </table:table-cell>
          <table:table-cell office:value-type="string">
            <text:p>0.8923302407383</text:p>
          </table:table-cell>
          <table:table-cell office:value-type="string">
            <text:p>0.9710827207811508</text:p>
          </table:table-cell>
          <table:table-cell office:value-type="string">
            <text:p>0.10769241723088277</text:p>
          </table:table-cell>
          <table:table-cell office:value-type="string">
            <text:p>0.0041178100071598105</text:p>
          </table:table-cell>
          <table:table-cell office:value-type="string">
            <text:p>34.96825396825397</text:p>
          </table:table-cell>
          <table:table-cell office:value-type="string">
            <text:p>0.9841269841269841</text:p>
          </table:table-cell>
          <table:table-cell office:value-type="string">
            <text:p>13012.111111111111</text:p>
          </table:table-cell>
          <table:table-cell office:value-type="string">
            <text:p>107805.58730158731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314938660840262</text:p>
          </table:table-cell>
          <table:table-cell office:value-type="string">
            <text:p>0.8957557911695647</text:p>
          </table:table-cell>
          <table:table-cell office:value-type="string">
            <text:p>0.9672530412398607</text:p>
          </table:table-cell>
          <table:table-cell office:value-type="string">
            <text:p>0.10426530907180821</text:p>
          </table:table-cell>
          <table:table-cell office:value-type="string">
            <text:p>0.004279743622472536</text:p>
          </table:table-cell>
          <table:table-cell office:value-type="string">
            <text:p>34.904761904761905</text:p>
          </table:table-cell>
          <table:table-cell office:value-type="string">
            <text:p>1.0476190476190477</text:p>
          </table:table-cell>
          <table:table-cell office:value-type="string">
            <text:p>12598.063492063493</text:p>
          </table:table-cell>
          <table:table-cell office:value-type="string">
            <text:p>108219.63492063493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9314521536235748</text:p>
          </table:table-cell>
          <table:table-cell office:value-type="string">
            <text:p>0.9214441757052086</text:p>
          </table:table-cell>
          <table:table-cell office:value-type="string">
            <text:p>0.9414655111706978</text:p>
          </table:table-cell>
          <table:table-cell office:value-type="string">
            <text:p>0.07856120392354815</text:p>
          </table:table-cell>
          <table:table-cell office:value-type="string">
            <text:p>0.0062099722684873584</text:p>
          </table:table-cell>
          <table:table-cell office:value-type="string">
            <text:p>33.92063492063492</text:p>
          </table:table-cell>
          <table:table-cell office:value-type="string">
            <text:p>2.0317460317460316</text:p>
          </table:table-cell>
          <table:table-cell office:value-type="string">
            <text:p>9492.47619047619</text:p>
          </table:table-cell>
          <table:table-cell office:value-type="string">
            <text:p>111325.22222222222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9312059451215493</text:p>
          </table:table-cell>
          <table:table-cell office:value-type="string">
            <text:p>0.90121849185829</text:p>
          </table:table-cell>
          <table:table-cell office:value-type="string">
            <text:p>0.9612111803574306</text:p>
          </table:table-cell>
          <table:table-cell office:value-type="string">
            <text:p>0.09879929011433199</text:p>
          </table:table-cell>
          <table:table-cell office:value-type="string">
            <text:p>0.00465220455340222</text:p>
          </table:table-cell>
          <table:table-cell office:value-type="string">
            <text:p>34.698412698412696</text:p>
          </table:table-cell>
          <table:table-cell office:value-type="string">
            <text:p>1.253968253968254</text:p>
          </table:table-cell>
          <table:table-cell office:value-type="string">
            <text:p>11937.650793650793</text:p>
          </table:table-cell>
          <table:table-cell office:value-type="string">
            <text:p>108880.04761904762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309758251231814</text:p>
          </table:table-cell>
          <table:table-cell office:value-type="string">
            <text:p>0.975708388466393</text:p>
          </table:table-cell>
          <table:table-cell office:value-type="string">
            <text:p>0.8862187768724684</text:p>
          </table:table-cell>
          <table:table-cell office:value-type="string">
            <text:p>0.024267126626105643</text:p>
          </table:table-cell>
          <table:table-cell office:value-type="string">
            <text:p>0.03740821188644664</text:p>
          </table:table-cell>
          <table:table-cell office:value-type="string">
            <text:p>32.19047619047619</text:p>
          </table:table-cell>
          <table:table-cell office:value-type="string">
            <text:p>3.761904761904762</text:p>
          </table:table-cell>
          <table:table-cell office:value-type="string">
            <text:p>2932.3333333333335</text:p>
          </table:table-cell>
          <table:table-cell office:value-type="string">
            <text:p>117885.36507936507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309165354808355</text:p>
          </table:table-cell>
          <table:table-cell office:value-type="string">
            <text:p>0.9032586948578202</text:p>
          </table:table-cell>
          <table:table-cell office:value-type="string">
            <text:p>0.9585908931571291</text:p>
          </table:table-cell>
          <table:table-cell office:value-type="string">
            <text:p>0.09675782219545796</text:p>
          </table:table-cell>
          <table:table-cell office:value-type="string">
            <text:p>0.004851398717657113</text:p>
          </table:table-cell>
          <table:table-cell office:value-type="string">
            <text:p>34.61904761904762</text:p>
          </table:table-cell>
          <table:table-cell office:value-type="string">
            <text:p>1.3333333333333333</text:p>
          </table:table-cell>
          <table:table-cell office:value-type="string">
            <text:p>11691.0</text:p>
          </table:table-cell>
          <table:table-cell office:value-type="string">
            <text:p>109126.69841269842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9308731006289332</text:p>
          </table:table-cell>
          <table:table-cell office:value-type="string">
            <text:p>0.9644920687704275</text:p>
          </table:table-cell>
          <table:table-cell office:value-type="string">
            <text:p>0.897235921112467</text:p>
          </table:table-cell>
          <table:table-cell office:value-type="string">
            <text:p>0.03548971985460049</text:p>
          </table:table-cell>
          <table:table-cell office:value-type="string">
            <text:p>0.019508085855165495</text:p>
          </table:table-cell>
          <table:table-cell office:value-type="string">
            <text:p>32.55555555555556</text:p>
          </table:table-cell>
          <table:table-cell office:value-type="string">
            <text:p>3.3968253968253967</text:p>
          </table:table-cell>
          <table:table-cell office:value-type="string">
            <text:p>4288.3015873015875</text:p>
          </table:table-cell>
          <table:table-cell office:value-type="string">
            <text:p>116529.39682539682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9303950787998103</text:p>
          </table:table-cell>
          <table:table-cell office:value-type="string">
            <text:p>0.8966387298319123</text:p>
          </table:table-cell>
          <table:table-cell office:value-type="string">
            <text:p>0.9641716101262491</text:p>
          </table:table-cell>
          <table:table-cell office:value-type="string">
            <text:p>0.1033814525266284</text:p>
          </table:table-cell>
          <table:table-cell office:value-type="string">
            <text:p>0.004367421559283994</text:p>
          </table:table-cell>
          <table:table-cell office:value-type="string">
            <text:p>34.82539682539682</text:p>
          </table:table-cell>
          <table:table-cell office:value-type="string">
            <text:p>1.126984126984127</text:p>
          </table:table-cell>
          <table:table-cell office:value-type="string">
            <text:p>12491.269841269841</text:p>
          </table:table-cell>
          <table:table-cell office:value-type="string">
            <text:p>108326.42857142857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9302452899920061</text:p>
          </table:table-cell>
          <table:table-cell office:value-type="string">
            <text:p>0.9718117975453475</text:p>
          </table:table-cell>
          <table:table-cell office:value-type="string">
            <text:p>0.8886563239045919</text:p>
          </table:table-cell>
          <table:table-cell office:value-type="string">
            <text:p>0.028165743920579776</text:p>
          </table:table-cell>
          <table:table-cell office:value-type="string">
            <text:p>0.029989510262021575</text:p>
          </table:table-cell>
          <table:table-cell office:value-type="string">
            <text:p>32.301587301587304</text:p>
          </table:table-cell>
          <table:table-cell office:value-type="string">
            <text:p>3.6507936507936507</text:p>
          </table:table-cell>
          <table:table-cell office:value-type="string">
            <text:p>3403.3968253968255</text:p>
          </table:table-cell>
          <table:table-cell office:value-type="string">
            <text:p>117414.30158730158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9302168316604387</text:p>
          </table:table-cell>
          <table:table-cell office:value-type="string">
            <text:p>0.9364428023434128</text:p>
          </table:table-cell>
          <table:table-cell office:value-type="string">
            <text:p>0.9239881371560659</text:p>
          </table:table-cell>
          <table:table-cell office:value-type="string">
            <text:p>0.06355447383518856</text:p>
          </table:table-cell>
          <table:table-cell office:value-type="string">
            <text:p>0.008325061525968023</text:p>
          </table:table-cell>
          <table:table-cell office:value-type="string">
            <text:p>33.46031746031746</text:p>
          </table:table-cell>
          <table:table-cell office:value-type="string">
            <text:p>2.492063492063492</text:p>
          </table:table-cell>
          <table:table-cell office:value-type="string">
            <text:p>7679.285714285715</text:p>
          </table:table-cell>
          <table:table-cell office:value-type="string">
            <text:p>113138.41269841269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9298641888386958</text:p>
          </table:table-cell>
          <table:table-cell office:value-type="string">
            <text:p>0.8936792864732656</text:p>
          </table:table-cell>
          <table:table-cell office:value-type="string">
            <text:p>0.9660704097975816</text:p>
          </table:table-cell>
          <table:table-cell office:value-type="string">
            <text:p>0.10634203212019014</text:p>
          </table:table-cell>
          <table:table-cell office:value-type="string">
            <text:p>0.004212165503520882</text:p>
          </table:table-cell>
          <table:table-cell office:value-type="string">
            <text:p>34.857142857142854</text:p>
          </table:table-cell>
          <table:table-cell office:value-type="string">
            <text:p>1.0952380952380953</text:p>
          </table:table-cell>
          <table:table-cell office:value-type="string">
            <text:p>12848.968253968254</text:p>
          </table:table-cell>
          <table:table-cell office:value-type="string">
            <text:p>107968.73015873016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29795661283996</text:p>
          </table:table-cell>
          <table:table-cell office:value-type="string">
            <text:p>0.9752577314970696</text:p>
          </table:table-cell>
          <table:table-cell office:value-type="string">
            <text:p>0.8843085902721032</text:p>
          </table:table-cell>
          <table:table-cell office:value-type="string">
            <text:p>0.024717267704111097</text:p>
          </table:table-cell>
          <table:table-cell office:value-type="string">
            <text:p>0.035792274344235715</text:p>
          </table:table-cell>
          <table:table-cell office:value-type="string">
            <text:p>32.111111111111114</text:p>
          </table:table-cell>
          <table:table-cell office:value-type="string">
            <text:p>3.8412698412698414</text:p>
          </table:table-cell>
          <table:table-cell office:value-type="string">
            <text:p>2986.714285714286</text:p>
          </table:table-cell>
          <table:table-cell office:value-type="string">
            <text:p>117830.98412698413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929726194616263</text:p>
          </table:table-cell>
          <table:table-cell office:value-type="string">
            <text:p>0.9082160631276426</text:p>
          </table:table-cell>
          <table:table-cell office:value-type="string">
            <text:p>0.9512495886348716</text:p>
          </table:table-cell>
          <table:table-cell office:value-type="string">
            <text:p>0.09179719940234551</text:p>
          </table:table-cell>
          <table:table-cell office:value-type="string">
            <text:p>0.0050128308169126844</text:p>
          </table:table-cell>
          <table:table-cell office:value-type="string">
            <text:p>34.3968253968254</text:p>
          </table:table-cell>
          <table:table-cell office:value-type="string">
            <text:p>1.5555555555555556</text:p>
          </table:table-cell>
          <table:table-cell office:value-type="string">
            <text:p>11091.63492063492</text:p>
          </table:table-cell>
          <table:table-cell office:value-type="string">
            <text:p>109726.06349206349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287867803033153</text:p>
          </table:table-cell>
          <table:table-cell office:value-type="string">
            <text:p>0.8881885178596836</text:p>
          </table:table-cell>
          <table:table-cell office:value-type="string">
            <text:p>0.9694091459409762</text:p>
          </table:table-cell>
          <table:table-cell office:value-type="string">
            <text:p>0.11183558533434562</text:p>
          </table:table-cell>
          <table:table-cell office:value-type="string">
            <text:p>0.003948552306347003</text:p>
          </table:table-cell>
          <table:table-cell office:value-type="string">
            <text:p>35.0</text:p>
          </table:table-cell>
          <table:table-cell office:value-type="string">
            <text:p>0.9523809523809523</text:p>
          </table:table-cell>
          <table:table-cell office:value-type="string">
            <text:p>13512.714285714286</text:p>
          </table:table-cell>
          <table:table-cell office:value-type="string">
            <text:p>107304.98412698413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287544484655041</text:p>
          </table:table-cell>
          <table:table-cell office:value-type="string">
            <text:p>0.8994088476977621</text:p>
          </table:table-cell>
          <table:table-cell office:value-type="string">
            <text:p>0.9581174553150918</text:p>
          </table:table-cell>
          <table:table-cell office:value-type="string">
            <text:p>0.1006085583840836</text:p>
          </table:table-cell>
          <table:table-cell office:value-type="string">
            <text:p>0.004535184216195553</text:p>
          </table:table-cell>
          <table:table-cell office:value-type="string">
            <text:p>34.58730158730159</text:p>
          </table:table-cell>
          <table:table-cell office:value-type="string">
            <text:p>1.3650793650793651</text:p>
          </table:table-cell>
          <table:table-cell office:value-type="string">
            <text:p>12156.238095238095</text:p>
          </table:table-cell>
          <table:table-cell office:value-type="string">
            <text:p>108661.46031746031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9283826226140138</text:p>
          </table:table-cell>
          <table:table-cell office:value-type="string">
            <text:p>0.9113885113037405</text:p>
          </table:table-cell>
          <table:table-cell office:value-type="string">
            <text:p>0.9453865755531257</text:p>
          </table:table-cell>
          <table:table-cell office:value-type="string">
            <text:p>0.08862133032509796</text:p>
          </table:table-cell>
          <table:table-cell office:value-type="string">
            <text:p>0.005210861780140904</text:p>
          </table:table-cell>
          <table:table-cell office:value-type="string">
            <text:p>34.095238095238095</text:p>
          </table:table-cell>
          <table:table-cell office:value-type="string">
            <text:p>1.8571428571428572</text:p>
          </table:table-cell>
          <table:table-cell office:value-type="string">
            <text:p>10707.920634920634</text:p>
          </table:table-cell>
          <table:table-cell office:value-type="string">
            <text:p>110109.77777777778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9279173896503878</text:p>
          </table:table-cell>
          <table:table-cell office:value-type="string">
            <text:p>0.8895869030501431</text:p>
          </table:table-cell>
          <table:table-cell office:value-type="string">
            <text:p>0.966270135567667</text:p>
          </table:table-cell>
          <table:table-cell office:value-type="string">
            <text:p>0.11043535626689147</text:p>
          </table:table-cell>
          <table:table-cell office:value-type="string">
            <text:p>0.004039930212622635</text:p>
          </table:table-cell>
          <table:table-cell office:value-type="string">
            <text:p>34.82539682539682</text:p>
          </table:table-cell>
          <table:table-cell office:value-type="string">
            <text:p>1.126984126984127</text:p>
          </table:table-cell>
          <table:table-cell office:value-type="string">
            <text:p>13343.52380952381</text:p>
          </table:table-cell>
          <table:table-cell office:value-type="string">
            <text:p>107474.1746031746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275023478384224</text:p>
          </table:table-cell>
          <table:table-cell office:value-type="string">
            <text:p>0.9840464162537544</text:p>
          </table:table-cell>
          <table:table-cell office:value-type="string">
            <text:p>0.8709266488010166</text:p>
          </table:table-cell>
          <table:table-cell office:value-type="string">
            <text:p>0.015921953124171627</text:p>
          </table:table-cell>
          <table:table-cell office:value-type="string">
            <text:p>0.06777123861852066</text:p>
          </table:table-cell>
          <table:table-cell office:value-type="string">
            <text:p>31.603174603174605</text:p>
          </table:table-cell>
          <table:table-cell office:value-type="string">
            <text:p>4.349206349206349</text:p>
          </table:table-cell>
          <table:table-cell office:value-type="string">
            <text:p>1923.936507936508</text:p>
          </table:table-cell>
          <table:table-cell office:value-type="string">
            <text:p>118893.76190476191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927395050050241</text:p>
          </table:table-cell>
          <table:table-cell office:value-type="string">
            <text:p>0.9736782831994003</text:p>
          </table:table-cell>
          <table:table-cell office:value-type="string">
            <text:p>0.8810855411948351</text:p>
          </table:table-cell>
          <table:table-cell office:value-type="string">
            <text:p>0.026295441094353108</text:p>
          </table:table-cell>
          <table:table-cell office:value-type="string">
            <text:p>0.032906180327928386</text:p>
          </table:table-cell>
          <table:table-cell office:value-type="string">
            <text:p>31.904761904761905</text:p>
          </table:table-cell>
          <table:table-cell office:value-type="string">
            <text:p>4.0476190476190474</text:p>
          </table:table-cell>
          <table:table-cell office:value-type="string">
            <text:p>3177.4126984126983</text:p>
          </table:table-cell>
          <table:table-cell office:value-type="string">
            <text:p>117640.28571428571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9273300150862773</text:p>
          </table:table-cell>
          <table:table-cell office:value-type="string">
            <text:p>0.8867785040828431</text:p>
          </table:table-cell>
          <table:table-cell office:value-type="string">
            <text:p>0.9679054079912607</text:p>
          </table:table-cell>
          <table:table-cell office:value-type="string">
            <text:p>0.11324537781870592</text:p>
          </table:table-cell>
          <table:table-cell office:value-type="string">
            <text:p>0.003919272635371962</text:p>
          </table:table-cell>
          <table:table-cell office:value-type="string">
            <text:p>34.92063492063492</text:p>
          </table:table-cell>
          <table:table-cell office:value-type="string">
            <text:p>1.0317460317460319</text:p>
          </table:table-cell>
          <table:table-cell office:value-type="string">
            <text:p>13683.031746031746</text:p>
          </table:table-cell>
          <table:table-cell office:value-type="string">
            <text:p>107134.66666666667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9271809851826911</text:p>
          </table:table-cell>
          <table:table-cell office:value-type="string">
            <text:p>0.9721895687180669</text:p>
          </table:table-cell>
          <table:table-cell office:value-type="string">
            <text:p>0.8821469570982073</text:p>
          </table:table-cell>
          <table:table-cell office:value-type="string">
            <text:p>0.02778498673282499</text:p>
          </table:table-cell>
          <table:table-cell office:value-type="string">
            <text:p>0.029283825145414576</text:p>
          </table:table-cell>
          <table:table-cell office:value-type="string">
            <text:p>31.952380952380953</text:p>
          </table:table-cell>
          <table:table-cell office:value-type="string">
            <text:p>4.0</text:p>
          </table:table-cell>
          <table:table-cell office:value-type="string">
            <text:p>3357.3809523809523</text:p>
          </table:table-cell>
          <table:table-cell office:value-type="string">
            <text:p>117460.31746031746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271458881749947</text:p>
          </table:table-cell>
          <table:table-cell office:value-type="string">
            <text:p>0.8926639235909907</text:p>
          </table:table-cell>
          <table:table-cell office:value-type="string">
            <text:p>0.9616484101288832</text:p>
          </table:table-cell>
          <table:table-cell office:value-type="string">
            <text:p>0.10735663377889396</text:p>
          </table:table-cell>
          <table:table-cell office:value-type="string">
            <text:p>0.004201528382046568</text:p>
          </table:table-cell>
          <table:table-cell office:value-type="string">
            <text:p>34.73015873015873</text:p>
          </table:table-cell>
          <table:table-cell office:value-type="string">
            <text:p>1.2222222222222223</text:p>
          </table:table-cell>
          <table:table-cell office:value-type="string">
            <text:p>12971.555555555555</text:p>
          </table:table-cell>
          <table:table-cell office:value-type="string">
            <text:p>107846.14285714286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9270961047712016</text:p>
          </table:table-cell>
          <table:table-cell office:value-type="string">
            <text:p>0.8865831549541351</text:p>
          </table:table-cell>
          <table:table-cell office:value-type="string">
            <text:p>0.967632871941867</text:p>
          </table:table-cell>
          <table:table-cell office:value-type="string">
            <text:p>0.11344066239946377</text:p>
          </table:table-cell>
          <table:table-cell office:value-type="string">
            <text:p>0.003881521544146366</text:p>
          </table:table-cell>
          <table:table-cell office:value-type="string">
            <text:p>34.904761904761905</text:p>
          </table:table-cell>
          <table:table-cell office:value-type="string">
            <text:p>1.0476190476190477</text:p>
          </table:table-cell>
          <table:table-cell office:value-type="string">
            <text:p>13706.619047619048</text:p>
          </table:table-cell>
          <table:table-cell office:value-type="string">
            <text:p>107111.07936507936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926922532793639</text:p>
          </table:table-cell>
          <table:table-cell office:value-type="string">
            <text:p>0.891500537993362</text:p>
          </table:table-cell>
          <table:table-cell office:value-type="string">
            <text:p>0.962365426947595</text:p>
          </table:table-cell>
          <table:table-cell office:value-type="string">
            <text:p>0.1085203613603169</text:p>
          </table:table-cell>
          <table:table-cell office:value-type="string">
            <text:p>0.004148598577305598</text:p>
          </table:table-cell>
          <table:table-cell office:value-type="string">
            <text:p>34.73015873015873</text:p>
          </table:table-cell>
          <table:table-cell office:value-type="string">
            <text:p>1.2222222222222223</text:p>
          </table:table-cell>
          <table:table-cell office:value-type="string">
            <text:p>13112.15873015873</text:p>
          </table:table-cell>
          <table:table-cell office:value-type="string">
            <text:p>107705.53968253969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265982935022223</text:p>
          </table:table-cell>
          <table:table-cell office:value-type="string">
            <text:p>0.8807073549814805</text:p>
          </table:table-cell>
          <table:table-cell office:value-type="string">
            <text:p>0.9725161919693557</text:p>
          </table:table-cell>
          <table:table-cell office:value-type="string">
            <text:p>0.11931960496491088</text:p>
          </table:table-cell>
          <table:table-cell office:value-type="string">
            <text:p>0.003690409720039428</text:p>
          </table:table-cell>
          <table:table-cell office:value-type="string">
            <text:p>35.07936507936508</text:p>
          </table:table-cell>
          <table:table-cell office:value-type="string">
            <text:p>0.873015873015873</text:p>
          </table:table-cell>
          <table:table-cell office:value-type="string">
            <text:p>14416.936507936507</text:p>
          </table:table-cell>
          <table:table-cell office:value-type="string">
            <text:p>106400.76190476191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263882142150277</text:p>
          </table:table-cell>
          <table:table-cell office:value-type="string">
            <text:p>0.985621229086659</text:p>
          </table:table-cell>
          <table:table-cell office:value-type="string">
            <text:p>0.8671224618000668</text:p>
          </table:table-cell>
          <table:table-cell office:value-type="string">
            <text:p>0.014346033370011313</text:p>
          </table:table-cell>
          <table:table-cell office:value-type="string">
            <text:p>0.07612863339005771</text:p>
          </table:table-cell>
          <table:table-cell office:value-type="string">
            <text:p>31.523809523809526</text:p>
          </table:table-cell>
          <table:table-cell office:value-type="string">
            <text:p>4.428571428571429</text:p>
          </table:table-cell>
          <table:table-cell office:value-type="string">
            <text:p>1733.5238095238096</text:p>
          </table:table-cell>
          <table:table-cell office:value-type="string">
            <text:p>119084.1746031746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9260974714358533</text:p>
          </table:table-cell>
          <table:table-cell office:value-type="string">
            <text:p>0.9733818473402412</text:p>
          </table:table-cell>
          <table:table-cell office:value-type="string">
            <text:p>0.8787859887147689</text:p>
          </table:table-cell>
          <table:table-cell office:value-type="string">
            <text:p>0.026591045843062225</text:p>
          </table:table-cell>
          <table:table-cell office:value-type="string">
            <text:p>0.031592559674182404</text:p>
          </table:table-cell>
          <table:table-cell office:value-type="string">
            <text:p>31.793650793650794</text:p>
          </table:table-cell>
          <table:table-cell office:value-type="string">
            <text:p>4.158730158730159</text:p>
          </table:table-cell>
          <table:table-cell office:value-type="string">
            <text:p>3213.126984126984</text:p>
          </table:table-cell>
          <table:table-cell office:value-type="string">
            <text:p>117604.57142857143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925590279010023</text:p>
          </table:table-cell>
          <table:table-cell office:value-type="string">
            <text:p>0.8890962850321855</text:p>
          </table:table-cell>
          <table:table-cell office:value-type="string">
            <text:p>0.9621055373548953</text:p>
          </table:table-cell>
          <table:table-cell office:value-type="string">
            <text:p>0.11092497933484934</text:p>
          </table:table-cell>
          <table:table-cell office:value-type="string">
            <text:p>0.003867498790670455</text:p>
          </table:table-cell>
          <table:table-cell office:value-type="string">
            <text:p>34.682539682539684</text:p>
          </table:table-cell>
          <table:table-cell office:value-type="string">
            <text:p>1.2698412698412698</text:p>
          </table:table-cell>
          <table:table-cell office:value-type="string">
            <text:p>13402.666666666666</text:p>
          </table:table-cell>
          <table:table-cell office:value-type="string">
            <text:p>107415.03174603175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9247111319321613</text:p>
          </table:table-cell>
          <table:table-cell office:value-type="string">
            <text:p>0.9720646510342377</text:p>
          </table:table-cell>
          <table:table-cell office:value-type="string">
            <text:p>0.8773309135488532</text:p>
          </table:table-cell>
          <table:table-cell office:value-type="string">
            <text:p>0.027908649684530745</text:p>
          </table:table-cell>
          <table:table-cell office:value-type="string">
            <text:p>0.028714087079287482</text:p>
          </table:table-cell>
          <table:table-cell office:value-type="string">
            <text:p>31.793650793650794</text:p>
          </table:table-cell>
          <table:table-cell office:value-type="string">
            <text:p>4.158730158730159</text:p>
          </table:table-cell>
          <table:table-cell office:value-type="string">
            <text:p>3372.3174603174602</text:p>
          </table:table-cell>
          <table:table-cell office:value-type="string">
            <text:p>117445.38095238095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2460838462352</text:p>
          </table:table-cell>
          <table:table-cell office:value-type="string">
            <text:p>0.909553718079058</text:p>
          </table:table-cell>
          <table:table-cell office:value-type="string">
            <text:p>0.9396709041116519</text:p>
          </table:table-cell>
          <table:table-cell office:value-type="string">
            <text:p>0.09045413486461171</text:p>
          </table:table-cell>
          <table:table-cell office:value-type="string">
            <text:p>0.005065726811335431</text:p>
          </table:table-cell>
          <table:table-cell office:value-type="string">
            <text:p>33.79365079365079</text:p>
          </table:table-cell>
          <table:table-cell office:value-type="string">
            <text:p>2.1587301587301586</text:p>
          </table:table-cell>
          <table:table-cell office:value-type="string">
            <text:p>10929.380952380952</text:p>
          </table:table-cell>
          <table:table-cell office:value-type="string">
            <text:p>109888.31746031746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9241756710032543</text:p>
          </table:table-cell>
          <table:table-cell office:value-type="string">
            <text:p>0.9860228081418899</text:p>
          </table:table-cell>
          <table:table-cell office:value-type="string">
            <text:p>0.862293455420073</text:p>
          </table:table-cell>
          <table:table-cell office:value-type="string">
            <text:p>0.013942113413564487</text:p>
          </table:table-cell>
          <table:table-cell office:value-type="string">
            <text:p>0.07637856609732391</text:p>
          </table:table-cell>
          <table:table-cell office:value-type="string">
            <text:p>31.253968253968253</text:p>
          </table:table-cell>
          <table:table-cell office:value-type="string">
            <text:p>4.698412698412699</text:p>
          </table:table-cell>
          <table:table-cell office:value-type="string">
            <text:p>1684.7142857142858</text:p>
          </table:table-cell>
          <table:table-cell office:value-type="string">
            <text:p>119132.98412698413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9239298049614673</text:p>
          </table:table-cell>
          <table:table-cell office:value-type="string">
            <text:p>0.8891994676589117</text:p>
          </table:table-cell>
          <table:table-cell office:value-type="string">
            <text:p>0.9586808496902768</text:p>
          </table:table-cell>
          <table:table-cell office:value-type="string">
            <text:p>0.1108212397673422</text:p>
          </table:table-cell>
          <table:table-cell office:value-type="string">
            <text:p>0.003876610657549462</text:p>
          </table:table-cell>
          <table:table-cell office:value-type="string">
            <text:p>34.61904761904762</text:p>
          </table:table-cell>
          <table:table-cell office:value-type="string">
            <text:p>1.3333333333333333</text:p>
          </table:table-cell>
          <table:table-cell office:value-type="string">
            <text:p>13390.126984126984</text:p>
          </table:table-cell>
          <table:table-cell office:value-type="string">
            <text:p>107427.57142857143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9236719014315595</text:p>
          </table:table-cell>
          <table:table-cell office:value-type="string">
            <text:p>0.8735499985892354</text:p>
          </table:table-cell>
          <table:table-cell office:value-type="string">
            <text:p>0.9738230743154019</text:p>
          </table:table-cell>
          <table:table-cell office:value-type="string">
            <text:p>0.12647927145228283</text:p>
          </table:table-cell>
          <table:table-cell office:value-type="string">
            <text:p>0.003296776428471105</text:p>
          </table:table-cell>
          <table:table-cell office:value-type="string">
            <text:p>35.095238095238095</text:p>
          </table:table-cell>
          <table:table-cell office:value-type="string">
            <text:p>0.8571428571428571</text:p>
          </table:table-cell>
          <table:table-cell office:value-type="string">
            <text:p>15281.936507936507</text:p>
          </table:table-cell>
          <table:table-cell office:value-type="string">
            <text:p>105535.76190476191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9235667122960559</text:p>
          </table:table-cell>
          <table:table-cell office:value-type="string">
            <text:p>0.9825497265819225</text:p>
          </table:table-cell>
          <table:table-cell office:value-type="string">
            <text:p>0.8645505944876688</text:p>
          </table:table-cell>
          <table:table-cell office:value-type="string">
            <text:p>0.017417169895557014</text:p>
          </table:table-cell>
          <table:table-cell office:value-type="string">
            <text:p>0.05976895033370557</text:p>
          </table:table-cell>
          <table:table-cell office:value-type="string">
            <text:p>31.38095238095238</text:p>
          </table:table-cell>
          <table:table-cell office:value-type="string">
            <text:p>4.571428571428571</text:p>
          </table:table-cell>
          <table:table-cell office:value-type="string">
            <text:p>2104.6507936507937</text:p>
          </table:table-cell>
          <table:table-cell office:value-type="string">
            <text:p>118713.04761904762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9235538398068361</text:p>
          </table:table-cell>
          <table:table-cell office:value-type="string">
            <text:p>0.8811775943867326</text:p>
          </table:table-cell>
          <table:table-cell office:value-type="string">
            <text:p>0.965955083110921</text:p>
          </table:table-cell>
          <table:table-cell office:value-type="string">
            <text:p>0.1188474034972488</text:p>
          </table:table-cell>
          <table:table-cell office:value-type="string">
            <text:p>0.003700057329156109</text:p>
          </table:table-cell>
          <table:table-cell office:value-type="string">
            <text:p>34.857142857142854</text:p>
          </table:table-cell>
          <table:table-cell office:value-type="string">
            <text:p>1.0952380952380953</text:p>
          </table:table-cell>
          <table:table-cell office:value-type="string">
            <text:p>14359.873015873016</text:p>
          </table:table-cell>
          <table:table-cell office:value-type="string">
            <text:p>106457.8253968254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9232938485458335</text:p>
          </table:table-cell>
          <table:table-cell office:value-type="string">
            <text:p>0.9647897363005304</text:p>
          </table:table-cell>
          <table:table-cell office:value-type="string">
            <text:p>0.8817746581984669</text:p>
          </table:table-cell>
          <table:table-cell office:value-type="string">
            <text:p>0.03518696110679993</text:p>
          </table:table-cell>
          <table:table-cell office:value-type="string">
            <text:p>0.019826263384724138</text:p>
          </table:table-cell>
          <table:table-cell office:value-type="string">
            <text:p>31.952380952380953</text:p>
          </table:table-cell>
          <table:table-cell office:value-type="string">
            <text:p>4.0</text:p>
          </table:table-cell>
          <table:table-cell office:value-type="string">
            <text:p>4251.730158730159</text:p>
          </table:table-cell>
          <table:table-cell office:value-type="string">
            <text:p>116565.96825396825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9231013015342047</text:p>
          </table:table-cell>
          <table:table-cell office:value-type="string">
            <text:p>0.8843071009432936</text:p>
          </table:table-cell>
          <table:table-cell office:value-type="string">
            <text:p>0.9619184957164294</text:p>
          </table:table-cell>
          <table:table-cell office:value-type="string">
            <text:p>0.11571589264802015</text:p>
          </table:table-cell>
          <table:table-cell office:value-type="string">
            <text:p>0.0038343033562704674</text:p>
          </table:table-cell>
          <table:table-cell office:value-type="string">
            <text:p>34.73015873015873</text:p>
          </table:table-cell>
          <table:table-cell office:value-type="string">
            <text:p>1.2222222222222223</text:p>
          </table:table-cell>
          <table:table-cell office:value-type="string">
            <text:p>13981.539682539682</text:p>
          </table:table-cell>
          <table:table-cell office:value-type="string">
            <text:p>106836.15873015873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9229321384363637</text:p>
          </table:table-cell>
          <table:table-cell office:value-type="string">
            <text:p>0.9002703656415024</text:p>
          </table:table-cell>
          <table:table-cell office:value-type="string">
            <text:p>0.9456079723061717</text:p>
          </table:table-cell>
          <table:table-cell office:value-type="string">
            <text:p>0.09974369543344436</text:p>
          </table:table-cell>
          <table:table-cell office:value-type="string">
            <text:p>0.004406530162210857</text:p>
          </table:table-cell>
          <table:table-cell office:value-type="string">
            <text:p>34.20634920634921</text:p>
          </table:table-cell>
          <table:table-cell office:value-type="string">
            <text:p>1.746031746031746</text:p>
          </table:table-cell>
          <table:table-cell office:value-type="string">
            <text:p>12051.714285714286</text:p>
          </table:table-cell>
          <table:table-cell office:value-type="string">
            <text:p>108765.98412698413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9226820701351888</text:p>
          </table:table-cell>
          <table:table-cell office:value-type="string">
            <text:p>0.8823391448166646</text:p>
          </table:table-cell>
          <table:table-cell office:value-type="string">
            <text:p>0.9630490753390037</text:p>
          </table:table-cell>
          <table:table-cell office:value-type="string">
            <text:p>0.1176849350686263</text:p>
          </table:table-cell>
          <table:table-cell office:value-type="string">
            <text:p>0.0035592899541411756</text:p>
          </table:table-cell>
          <table:table-cell office:value-type="string">
            <text:p>34.77777777777778</text:p>
          </table:table-cell>
          <table:table-cell office:value-type="string">
            <text:p>1.1746031746031746</text:p>
          </table:table-cell>
          <table:table-cell office:value-type="string">
            <text:p>14219.380952380952</text:p>
          </table:table-cell>
          <table:table-cell office:value-type="string">
            <text:p>106598.31746031746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9225054956892712</text:p>
          </table:table-cell>
          <table:table-cell office:value-type="string">
            <text:p>0.8799237142981777</text:p>
          </table:table-cell>
          <table:table-cell office:value-type="string">
            <text:p>0.9651122220653857</text:p>
          </table:table-cell>
          <table:table-cell office:value-type="string">
            <text:p>0.12010123068684335</text:p>
          </table:table-cell>
          <table:table-cell office:value-type="string">
            <text:p>0.003674922967571558</text:p>
          </table:table-cell>
          <table:table-cell office:value-type="string">
            <text:p>34.80952380952381</text:p>
          </table:table-cell>
          <table:table-cell office:value-type="string">
            <text:p>1.1428571428571428</text:p>
          </table:table-cell>
          <table:table-cell office:value-type="string">
            <text:p>14511.380952380952</text:p>
          </table:table-cell>
          <table:table-cell office:value-type="string">
            <text:p>106306.31746031746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224702611360054</text:p>
          </table:table-cell>
          <table:table-cell office:value-type="string">
            <text:p>0.9802338549735848</text:p>
          </table:table-cell>
          <table:table-cell office:value-type="string">
            <text:p>0.864674084320875</text:p>
          </table:table-cell>
          <table:table-cell office:value-type="string">
            <text:p>0.01973356204886415</text:p>
          </table:table-cell>
          <table:table-cell office:value-type="string">
            <text:p>0.049139663576368245</text:p>
          </table:table-cell>
          <table:table-cell office:value-type="string">
            <text:p>31.365079365079364</text:p>
          </table:table-cell>
          <table:table-cell office:value-type="string">
            <text:p>4.587301587301587</text:p>
          </table:table-cell>
          <table:table-cell office:value-type="string">
            <text:p>2384.5396825396824</text:p>
          </table:table-cell>
          <table:table-cell office:value-type="string">
            <text:p>118433.15873015873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219984989711583</text:p>
          </table:table-cell>
          <table:table-cell office:value-type="string">
            <text:p>0.8752923516902545</text:p>
          </table:table-cell>
          <table:table-cell office:value-type="string">
            <text:p>0.9687324031246499</text:p>
          </table:table-cell>
          <table:table-cell office:value-type="string">
            <text:p>0.12473540518233348</text:p>
          </table:table-cell>
          <table:table-cell office:value-type="string">
            <text:p>0.0035078067826782374</text:p>
          </table:table-cell>
          <table:table-cell office:value-type="string">
            <text:p>34.98412698412698</text:p>
          </table:table-cell>
          <table:table-cell office:value-type="string">
            <text:p>0.9682539682539683</text:p>
          </table:table-cell>
          <table:table-cell office:value-type="string">
            <text:p>15071.285714285714</text:p>
          </table:table-cell>
          <table:table-cell office:value-type="string">
            <text:p>105746.41269841269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216556546524566</text:p>
          </table:table-cell>
          <table:table-cell office:value-type="string">
            <text:p>0.9867338504591204</text:p>
          </table:table-cell>
          <table:table-cell office:value-type="string">
            <text:p>0.8565403321104615</text:p>
          </table:table-cell>
          <table:table-cell office:value-type="string">
            <text:p>0.013229022805548298</text:p>
          </table:table-cell>
          <table:table-cell office:value-type="string">
            <text:p>0.08165451962848566</text:p>
          </table:table-cell>
          <table:table-cell office:value-type="string">
            <text:p>31.03174603174603</text:p>
          </table:table-cell>
          <table:table-cell office:value-type="string">
            <text:p>4.920634920634921</text:p>
          </table:table-cell>
          <table:table-cell office:value-type="string">
            <text:p>1598.5555555555557</text:p>
          </table:table-cell>
          <table:table-cell office:value-type="string">
            <text:p>119219.14285714286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9215233678093899</text:p>
          </table:table-cell>
          <table:table-cell office:value-type="string">
            <text:p>0.9102393491205264</text:p>
          </table:table-cell>
          <table:table-cell office:value-type="string">
            <text:p>0.9328130869956864</text:p>
          </table:table-cell>
          <table:table-cell office:value-type="string">
            <text:p>0.08976635137690654</text:p>
          </table:table-cell>
          <table:table-cell office:value-type="string">
            <text:p>0.005065082127499356</text:p>
          </table:table-cell>
          <table:table-cell office:value-type="string">
            <text:p>33.55555555555556</text:p>
          </table:table-cell>
          <table:table-cell office:value-type="string">
            <text:p>2.3968253968253967</text:p>
          </table:table-cell>
          <table:table-cell office:value-type="string">
            <text:p>10846.269841269841</text:p>
          </table:table-cell>
          <table:table-cell office:value-type="string">
            <text:p>109971.42857142857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9212414007050169</text:p>
          </table:table-cell>
          <table:table-cell office:value-type="string">
            <text:p>0.9454393391685755</text:p>
          </table:table-cell>
          <table:table-cell office:value-type="string">
            <text:p>0.8970303528787571</text:p>
          </table:table-cell>
          <table:table-cell office:value-type="string">
            <text:p>0.05454755146872316</text:p>
          </table:table-cell>
          <table:table-cell office:value-type="string">
            <text:p>0.010095637277168251</text:p>
          </table:table-cell>
          <table:table-cell office:value-type="string">
            <text:p>32.523809523809526</text:p>
          </table:table-cell>
          <table:table-cell office:value-type="string">
            <text:p>3.4285714285714284</text:p>
          </table:table-cell>
          <table:table-cell office:value-type="string">
            <text:p>6591.047619047619</text:p>
          </table:table-cell>
          <table:table-cell office:value-type="string">
            <text:p>114226.6507936508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9204372529951015</text:p>
          </table:table-cell>
          <table:table-cell office:value-type="string">
            <text:p>0.9758144149714079</text:p>
          </table:table-cell>
          <table:table-cell office:value-type="string">
            <text:p>0.8650281152777685</text:p>
          </table:table-cell>
          <table:table-cell office:value-type="string">
            <text:p>0.024153609287565603</text:p>
          </table:table-cell>
          <table:table-cell office:value-type="string">
            <text:p>0.034554213118915454</text:p>
          </table:table-cell>
          <table:table-cell office:value-type="string">
            <text:p>31.285714285714285</text:p>
          </table:table-cell>
          <table:table-cell office:value-type="string">
            <text:p>4.666666666666667</text:p>
          </table:table-cell>
          <table:table-cell office:value-type="string">
            <text:p>2918.6031746031745</text:p>
          </table:table-cell>
          <table:table-cell office:value-type="string">
            <text:p>117899.09523809524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9199908416549336</text:p>
          </table:table-cell>
          <table:table-cell office:value-type="string">
            <text:p>0.8752329142350801</text:p>
          </table:table-cell>
          <table:table-cell office:value-type="string">
            <text:p>0.9647750498005676</text:p>
          </table:table-cell>
          <table:table-cell office:value-type="string">
            <text:p>0.12479336649070043</text:p>
          </table:table-cell>
          <table:table-cell office:value-type="string">
            <text:p>0.0033400181623059427</text:p>
          </table:table-cell>
          <table:table-cell office:value-type="string">
            <text:p>34.79365079365079</text:p>
          </table:table-cell>
          <table:table-cell office:value-type="string">
            <text:p>1.1587301587301588</text:p>
          </table:table-cell>
          <table:table-cell office:value-type="string">
            <text:p>15078.238095238095</text:p>
          </table:table-cell>
          <table:table-cell office:value-type="string">
            <text:p>105739.46031746031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9195621781484299</text:p>
          </table:table-cell>
          <table:table-cell office:value-type="string">
            <text:p>0.8695318660847178</text:p>
          </table:table-cell>
          <table:table-cell office:value-type="string">
            <text:p>0.9696217826395469</text:p>
          </table:table-cell>
          <table:table-cell office:value-type="string">
            <text:p>0.13049742634268716</text:p>
          </table:table-cell>
          <table:table-cell office:value-type="string">
            <text:p>0.003138639773877904</text:p>
          </table:table-cell>
          <table:table-cell office:value-type="string">
            <text:p>34.95238095238095</text:p>
          </table:table-cell>
          <table:table-cell office:value-type="string">
            <text:p>1.0</text:p>
          </table:table-cell>
          <table:table-cell office:value-type="string">
            <text:p>15767.396825396825</text:p>
          </table:table-cell>
          <table:table-cell office:value-type="string">
            <text:p>105050.30158730158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9194667022868737</text:p>
          </table:table-cell>
          <table:table-cell office:value-type="string">
            <text:p>0.8763422718228955</text:p>
          </table:table-cell>
          <table:table-cell office:value-type="string">
            <text:p>0.9626168592303074</text:p>
          </table:table-cell>
          <table:table-cell office:value-type="string">
            <text:p>0.1236834546565601</text:p>
          </table:table-cell>
          <table:table-cell office:value-type="string">
            <text:p>0.003560687362246897</text:p>
          </table:table-cell>
          <table:table-cell office:value-type="string">
            <text:p>34.77777777777778</text:p>
          </table:table-cell>
          <table:table-cell office:value-type="string">
            <text:p>1.1746031746031746</text:p>
          </table:table-cell>
          <table:table-cell office:value-type="string">
            <text:p>14944.190476190477</text:p>
          </table:table-cell>
          <table:table-cell office:value-type="string">
            <text:p>105873.50793650794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9193913513438805</text:p>
          </table:table-cell>
          <table:table-cell office:value-type="string">
            <text:p>0.8799587200191553</text:p>
          </table:table-cell>
          <table:table-cell office:value-type="string">
            <text:p>0.9588484094407369</text:p>
          </table:table-cell>
          <table:table-cell office:value-type="string">
            <text:p>0.120065706752976</text:p>
          </table:table-cell>
          <table:table-cell office:value-type="string">
            <text:p>0.0034628015571735713</text:p>
          </table:table-cell>
          <table:table-cell office:value-type="string">
            <text:p>34.73015873015873</text:p>
          </table:table-cell>
          <table:table-cell office:value-type="string">
            <text:p>1.2222222222222223</text:p>
          </table:table-cell>
          <table:table-cell office:value-type="string">
            <text:p>14507.015873015873</text:p>
          </table:table-cell>
          <table:table-cell office:value-type="string">
            <text:p>106310.68253968254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9190917142313124</text:p>
          </table:table-cell>
          <table:table-cell office:value-type="string">
            <text:p>0.900577237857409</text:p>
          </table:table-cell>
          <table:table-cell office:value-type="string">
            <text:p>0.9376168673037569</text:p>
          </table:table-cell>
          <table:table-cell office:value-type="string">
            <text:p>0.09943343884113211</text:p>
          </table:table-cell>
          <table:table-cell office:value-type="string">
            <text:p>0.0043884075538686085</text:p>
          </table:table-cell>
          <table:table-cell office:value-type="string">
            <text:p>33.80952380952381</text:p>
          </table:table-cell>
          <table:table-cell office:value-type="string">
            <text:p>2.142857142857143</text:p>
          </table:table-cell>
          <table:table-cell office:value-type="string">
            <text:p>12014.238095238095</text:p>
          </table:table-cell>
          <table:table-cell office:value-type="string">
            <text:p>108803.46031746031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9190758137504429</text:p>
          </table:table-cell>
          <table:table-cell office:value-type="string">
            <text:p>0.8887650669556136</text:p>
          </table:table-cell>
          <table:table-cell office:value-type="string">
            <text:p>0.9494037199683382</text:p>
          </table:table-cell>
          <table:table-cell office:value-type="string">
            <text:p>0.11125209246745221</text:p>
          </table:table-cell>
          <table:table-cell office:value-type="string">
            <text:p>0.0038203019946305883</text:p>
          </table:table-cell>
          <table:table-cell office:value-type="string">
            <text:p>34.17460317460318</text:p>
          </table:table-cell>
          <table:table-cell office:value-type="string">
            <text:p>1.7777777777777777</text:p>
          </table:table-cell>
          <table:table-cell office:value-type="string">
            <text:p>13442.190476190477</text:p>
          </table:table-cell>
          <table:table-cell office:value-type="string">
            <text:p>107375.50793650794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18068547377787</text:p>
          </table:table-cell>
          <table:table-cell office:value-type="string">
            <text:p>0.8693031035552102</text:p>
          </table:table-cell>
          <table:table-cell office:value-type="string">
            <text:p>0.9668624154413363</text:p>
          </table:table-cell>
          <table:table-cell office:value-type="string">
            <text:p>0.13072532068576237</text:p>
          </table:table-cell>
          <table:table-cell office:value-type="string">
            <text:p>0.003324633459963185</text:p>
          </table:table-cell>
          <table:table-cell office:value-type="string">
            <text:p>34.857142857142854</text:p>
          </table:table-cell>
          <table:table-cell office:value-type="string">
            <text:p>1.0952380952380953</text:p>
          </table:table-cell>
          <table:table-cell office:value-type="string">
            <text:p>15795.015873015873</text:p>
          </table:table-cell>
          <table:table-cell office:value-type="string">
            <text:p>105022.68253968254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9175994829769022</text:p>
          </table:table-cell>
          <table:table-cell office:value-type="string">
            <text:p>0.9851352887457924</text:p>
          </table:table-cell>
          <table:table-cell office:value-type="string">
            <text:p>0.8500256880267255</text:p>
          </table:table-cell>
          <table:table-cell office:value-type="string">
            <text:p>0.014826722072921161</text:p>
          </table:table-cell>
          <table:table-cell office:value-type="string">
            <text:p>0.07390560252074159</text:p>
          </table:table-cell>
          <table:table-cell office:value-type="string">
            <text:p>30.873015873015873</text:p>
          </table:table-cell>
          <table:table-cell office:value-type="string">
            <text:p>5.079365079365079</text:p>
          </table:table-cell>
          <table:table-cell office:value-type="string">
            <text:p>1791.6031746031747</text:p>
          </table:table-cell>
          <table:table-cell office:value-type="string">
            <text:p>119026.09523809524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9167209347239091</text:p>
          </table:table-cell>
          <table:table-cell office:value-type="string">
            <text:p>0.983294776924355</text:p>
          </table:table-cell>
          <table:table-cell office:value-type="string">
            <text:p>0.8501095140605555</text:p>
          </table:table-cell>
          <table:table-cell office:value-type="string">
            <text:p>0.016667644612737304</text:p>
          </table:table-cell>
          <table:table-cell office:value-type="string">
            <text:p>0.058012078232821306</text:p>
          </table:table-cell>
          <table:table-cell office:value-type="string">
            <text:p>30.857142857142858</text:p>
          </table:table-cell>
          <table:table-cell office:value-type="string">
            <text:p>5.095238095238095</text:p>
          </table:table-cell>
          <table:table-cell office:value-type="string">
            <text:p>2014.031746031746</text:p>
          </table:table-cell>
          <table:table-cell office:value-type="string">
            <text:p>118803.66666666667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9151189245930138</text:p>
          </table:table-cell>
          <table:table-cell office:value-type="string">
            <text:p>0.9863012627973785</text:p>
          </table:table-cell>
          <table:table-cell office:value-type="string">
            <text:p>0.8438964224210124</text:p>
          </table:table-cell>
          <table:table-cell office:value-type="string">
            <text:p>0.013658573234984718</text:p>
          </table:table-cell>
          <table:table-cell office:value-type="string">
            <text:p>0.07783383470517653</text:p>
          </table:table-cell>
          <table:table-cell office:value-type="string">
            <text:p>30.650793650793652</text:p>
          </table:table-cell>
          <table:table-cell office:value-type="string">
            <text:p>5.301587301587301</text:p>
          </table:table-cell>
          <table:table-cell office:value-type="string">
            <text:p>1650.4603174603174</text:p>
          </table:table-cell>
          <table:table-cell office:value-type="string">
            <text:p>119167.23809523809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9142990800076005</text:p>
          </table:table-cell>
          <table:table-cell office:value-type="string">
            <text:p>0.8625126188652089</text:p>
          </table:table-cell>
          <table:table-cell office:value-type="string">
            <text:p>0.966115941179413</text:p>
          </table:table-cell>
          <table:table-cell office:value-type="string">
            <text:p>0.13751778116421193</text:p>
          </table:table-cell>
          <table:table-cell office:value-type="string">
            <text:p>0.002972696959797675</text:p>
          </table:table-cell>
          <table:table-cell office:value-type="string">
            <text:p>34.84126984126984</text:p>
          </table:table-cell>
          <table:table-cell office:value-type="string">
            <text:p>1.1111111111111112</text:p>
          </table:table-cell>
          <table:table-cell office:value-type="string">
            <text:p>16615.619047619046</text:p>
          </table:table-cell>
          <table:table-cell office:value-type="string">
            <text:p>104202.07936507936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9139464177215177</text:p>
          </table:table-cell>
          <table:table-cell office:value-type="string">
            <text:p>0.9850877754866464</text:p>
          </table:table-cell>
          <table:table-cell office:value-type="string">
            <text:p>0.8427648909936033</text:p>
          </table:table-cell>
          <table:table-cell office:value-type="string">
            <text:p>0.014872055550567684</text:p>
          </table:table-cell>
          <table:table-cell office:value-type="string">
            <text:p>0.06501179832966648</text:p>
          </table:table-cell>
          <table:table-cell office:value-type="string">
            <text:p>30.603174603174605</text:p>
          </table:table-cell>
          <table:table-cell office:value-type="string">
            <text:p>5.349206349206349</text:p>
          </table:table-cell>
          <table:table-cell office:value-type="string">
            <text:p>1797.063492063492</text:p>
          </table:table-cell>
          <table:table-cell office:value-type="string">
            <text:p>119020.63492063493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9137051983069531</text:p>
          </table:table-cell>
          <table:table-cell office:value-type="string">
            <text:p>0.9855683439141152</text:p>
          </table:table-cell>
          <table:table-cell office:value-type="string">
            <text:p>0.841801342625435</text:p>
          </table:table-cell>
          <table:table-cell office:value-type="string">
            <text:p>0.0143909460115289</text:p>
          </table:table-cell>
          <table:table-cell office:value-type="string">
            <text:p>0.06701949064301534</text:p>
          </table:table-cell>
          <table:table-cell office:value-type="string">
            <text:p>30.555555555555557</text:p>
          </table:table-cell>
          <table:table-cell office:value-type="string">
            <text:p>5.396825396825397</text:p>
          </table:table-cell>
          <table:table-cell office:value-type="string">
            <text:p>1738.936507936508</text:p>
          </table:table-cell>
          <table:table-cell office:value-type="string">
            <text:p>119078.76190476191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9128784710716236</text:p>
          </table:table-cell>
          <table:table-cell office:value-type="string">
            <text:p>0.9413983389400455</text:p>
          </table:table-cell>
          <table:table-cell office:value-type="string">
            <text:p>0.8843404321231856</text:p>
          </table:table-cell>
          <table:table-cell office:value-type="string">
            <text:p>0.058583489979938445</text:p>
          </table:table-cell>
          <table:table-cell office:value-type="string">
            <text:p>0.009044572656170364</text:p>
          </table:table-cell>
          <table:table-cell office:value-type="string">
            <text:p>31.77777777777778</text:p>
          </table:table-cell>
          <table:table-cell office:value-type="string">
            <text:p>4.174603174603175</text:p>
          </table:table-cell>
          <table:table-cell office:value-type="string">
            <text:p>7078.714285714285</text:p>
          </table:table-cell>
          <table:table-cell office:value-type="string">
            <text:p>113738.98412698413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9123884445917536</text:p>
          </table:table-cell>
          <table:table-cell office:value-type="string">
            <text:p>0.9682114794340637</text:p>
          </table:table-cell>
          <table:table-cell office:value-type="string">
            <text:p>0.8565341648029214</text:p>
          </table:table-cell>
          <table:table-cell office:value-type="string">
            <text:p>0.03175727561941417</text:p>
          </table:table-cell>
          <table:table-cell office:value-type="string">
            <text:p>0.021595110139806167</text:p>
          </table:table-cell>
          <table:table-cell office:value-type="string">
            <text:p>31.11111111111111</text:p>
          </table:table-cell>
          <table:table-cell office:value-type="string">
            <text:p>4.841269841269841</text:p>
          </table:table-cell>
          <table:table-cell office:value-type="string">
            <text:p>3837.3333333333335</text:p>
          </table:table-cell>
          <table:table-cell office:value-type="string">
            <text:p>116980.36507936507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9121948659989019</text:p>
          </table:table-cell>
          <table:table-cell office:value-type="string">
            <text:p>0.9883434064919316</text:p>
          </table:table-cell>
          <table:table-cell office:value-type="string">
            <text:p>0.8360027101428346</text:p>
          </table:table-cell>
          <table:table-cell office:value-type="string">
            <text:p>0.011612978145030912</text:p>
          </table:table-cell>
          <table:table-cell office:value-type="string">
            <text:p>0.09267301095920644</text:p>
          </table:table-cell>
          <table:table-cell office:value-type="string">
            <text:p>30.3015873015873</text:p>
          </table:table-cell>
          <table:table-cell office:value-type="string">
            <text:p>5.650793650793651</text:p>
          </table:table-cell>
          <table:table-cell office:value-type="string">
            <text:p>1403.2857142857142</text:p>
          </table:table-cell>
          <table:table-cell office:value-type="string">
            <text:p>119414.41269841269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9121539505717347</text:p>
          </table:table-cell>
          <table:table-cell office:value-type="string">
            <text:p>0.9877138238626797</text:p>
          </table:table-cell>
          <table:table-cell office:value-type="string">
            <text:p>0.8365505047339495</text:p>
          </table:table-cell>
          <table:table-cell office:value-type="string">
            <text:p>0.012242603590480343</text:p>
          </table:table-cell>
          <table:table-cell office:value-type="string">
            <text:p>0.08752505742388406</text:p>
          </table:table-cell>
          <table:table-cell office:value-type="string">
            <text:p>30.285714285714285</text:p>
          </table:table-cell>
          <table:table-cell office:value-type="string">
            <text:p>5.666666666666667</text:p>
          </table:table-cell>
          <table:table-cell office:value-type="string">
            <text:p>1479.3650793650793</text:p>
          </table:table-cell>
          <table:table-cell office:value-type="string">
            <text:p>119338.33333333333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9109432455777842</text:p>
          </table:table-cell>
          <table:table-cell office:value-type="string">
            <text:p>0.9875322067995074</text:p>
          </table:table-cell>
          <table:table-cell office:value-type="string">
            <text:p>0.8343095716630985</text:p>
          </table:table-cell>
          <table:table-cell office:value-type="string">
            <text:p>0.012423080507530085</text:p>
          </table:table-cell>
          <table:table-cell office:value-type="string">
            <text:p>0.08473586649663686</text:p>
          </table:table-cell>
          <table:table-cell office:value-type="string">
            <text:p>30.142857142857142</text:p>
          </table:table-cell>
          <table:table-cell office:value-type="string">
            <text:p>5.809523809523809</text:p>
          </table:table-cell>
          <table:table-cell office:value-type="string">
            <text:p>1501.1746031746031</text:p>
          </table:table-cell>
          <table:table-cell office:value-type="string">
            <text:p>119316.52380952382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9107392386499817</text:p>
          </table:table-cell>
          <table:table-cell office:value-type="string">
            <text:p>0.9153371535234829</text:p>
          </table:table-cell>
          <table:table-cell office:value-type="string">
            <text:p>0.9061397331665475</text:p>
          </table:table-cell>
          <table:table-cell office:value-type="string">
            <text:p>0.08466125586658396</text:p>
          </table:table-cell>
          <table:table-cell office:value-type="string">
            <text:p>0.005362111146809781</text:p>
          </table:table-cell>
          <table:table-cell office:value-type="string">
            <text:p>32.857142857142854</text:p>
          </table:table-cell>
          <table:table-cell office:value-type="string">
            <text:p>3.0952380952380953</text:p>
          </table:table-cell>
          <table:table-cell office:value-type="string">
            <text:p>10229.47619047619</text:p>
          </table:table-cell>
          <table:table-cell office:value-type="string">
            <text:p>110588.22222222222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9098516911015477</text:p>
          </table:table-cell>
          <table:table-cell office:value-type="string">
            <text:p>0.9782789864373116</text:p>
          </table:table-cell>
          <table:table-cell office:value-type="string">
            <text:p>0.8413836940771471</text:p>
          </table:table-cell>
          <table:table-cell office:value-type="string">
            <text:p>0.02168031187405177</text:p>
          </table:table-cell>
          <table:table-cell office:value-type="string">
            <text:p>0.04033799775856114</text:p>
          </table:table-cell>
          <table:table-cell office:value-type="string">
            <text:p>30.317460317460316</text:p>
          </table:table-cell>
          <table:table-cell office:value-type="string">
            <text:p>5.634920634920635</text:p>
          </table:table-cell>
          <table:table-cell office:value-type="string">
            <text:p>2619.7619047619046</text:p>
          </table:table-cell>
          <table:table-cell office:value-type="string">
            <text:p>118197.93650793651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9095193573529563</text:p>
          </table:table-cell>
          <table:table-cell office:value-type="string">
            <text:p>0.9859196309319213</text:p>
          </table:table-cell>
          <table:table-cell office:value-type="string">
            <text:p>0.8330748665699678</text:p>
          </table:table-cell>
          <table:table-cell office:value-type="string">
            <text:p>0.014036151864055045</text:p>
          </table:table-cell>
          <table:table-cell office:value-type="string">
            <text:p>0.06936392258744443</text:p>
          </table:table-cell>
          <table:table-cell office:value-type="string">
            <text:p>30.142857142857142</text:p>
          </table:table-cell>
          <table:table-cell office:value-type="string">
            <text:p>5.809523809523809</text:p>
          </table:table-cell>
          <table:table-cell office:value-type="string">
            <text:p>1696.063492063492</text:p>
          </table:table-cell>
          <table:table-cell office:value-type="string">
            <text:p>119121.63492063493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9094650674101941</text:p>
          </table:table-cell>
          <table:table-cell office:value-type="string">
            <text:p>0.9795476002069493</text:p>
          </table:table-cell>
          <table:table-cell office:value-type="string">
            <text:p>0.839341353628428</text:p>
          </table:table-cell>
          <table:table-cell office:value-type="string">
            <text:p>0.02041121880803995</text:p>
          </table:table-cell>
          <table:table-cell office:value-type="string">
            <text:p>0.045049269403928185</text:p>
          </table:table-cell>
          <table:table-cell office:value-type="string">
            <text:p>30.3015873015873</text:p>
          </table:table-cell>
          <table:table-cell office:value-type="string">
            <text:p>5.650793650793651</text:p>
          </table:table-cell>
          <table:table-cell office:value-type="string">
            <text:p>2466.4126984126983</text:p>
          </table:table-cell>
          <table:table-cell office:value-type="string">
            <text:p>118351.28571428571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9082587085686107</text:p>
          </table:table-cell>
          <table:table-cell office:value-type="string">
            <text:p>0.9890004344463275</text:p>
          </table:table-cell>
          <table:table-cell office:value-type="string">
            <text:p>0.8274701637355216</text:p>
          </table:table-cell>
          <table:table-cell office:value-type="string">
            <text:p>0.010952746598300315</text:p>
          </table:table-cell>
          <table:table-cell office:value-type="string">
            <text:p>0.09744386028854125</text:p>
          </table:table-cell>
          <table:table-cell office:value-type="string">
            <text:p>29.936507936507937</text:p>
          </table:table-cell>
          <table:table-cell office:value-type="string">
            <text:p>6.015873015873016</text:p>
          </table:table-cell>
          <table:table-cell office:value-type="string">
            <text:p>1323.5079365079366</text:p>
          </table:table-cell>
          <table:table-cell office:value-type="string">
            <text:p>119494.19047619047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9076794338154486</text:p>
          </table:table-cell>
          <table:table-cell office:value-type="string">
            <text:p>0.9866892033914143</text:p>
          </table:table-cell>
          <table:table-cell office:value-type="string">
            <text:p>0.82862492555971</text:p>
          </table:table-cell>
          <table:table-cell office:value-type="string">
            <text:p>0.013266057928812821</text:p>
          </table:table-cell>
          <table:table-cell office:value-type="string">
            <text:p>0.08017034515527996</text:p>
          </table:table-cell>
          <table:table-cell office:value-type="string">
            <text:p>30.11111111111111</text:p>
          </table:table-cell>
          <table:table-cell office:value-type="string">
            <text:p>5.841269841269841</text:p>
          </table:table-cell>
          <table:table-cell office:value-type="string">
            <text:p>1603.031746031746</text:p>
          </table:table-cell>
          <table:table-cell office:value-type="string">
            <text:p>119214.66666666667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906910989199867</text:p>
          </table:table-cell>
          <table:table-cell office:value-type="string">
            <text:p>0.9881598656321186</text:p>
          </table:table-cell>
          <table:table-cell office:value-type="string">
            <text:p>0.8256154186496839</text:p>
          </table:table-cell>
          <table:table-cell office:value-type="string">
            <text:p>0.011793440249949945</text:p>
          </table:table-cell>
          <table:table-cell office:value-type="string">
            <text:p>0.08484500811656448</text:p>
          </table:table-cell>
          <table:table-cell office:value-type="string">
            <text:p>29.92063492063492</text:p>
          </table:table-cell>
          <table:table-cell office:value-type="string">
            <text:p>6.031746031746032</text:p>
          </table:table-cell>
          <table:table-cell office:value-type="string">
            <text:p>1425.079365079365</text:p>
          </table:table-cell>
          <table:table-cell office:value-type="string">
            <text:p>119392.61904761905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9063094251208217</text:p>
          </table:table-cell>
          <table:table-cell office:value-type="string">
            <text:p>0.9879669105199204</text:p>
          </table:table-cell>
          <table:table-cell office:value-type="string">
            <text:p>0.8246047384823423</text:p>
          </table:table-cell>
          <table:table-cell office:value-type="string">
            <text:p>0.011985888240698744</text:p>
          </table:table-cell>
          <table:table-cell office:value-type="string">
            <text:p>0.08719071043615946</text:p>
          </table:table-cell>
          <table:table-cell office:value-type="string">
            <text:p>29.857142857142858</text:p>
          </table:table-cell>
          <table:table-cell office:value-type="string">
            <text:p>6.095238095238095</text:p>
          </table:table-cell>
          <table:table-cell office:value-type="string">
            <text:p>1448.3492063492063</text:p>
          </table:table-cell>
          <table:table-cell office:value-type="string">
            <text:p>119369.3492063492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04493103991349</text:p>
          </table:table-cell>
          <table:table-cell office:value-type="string">
            <text:p>0.9884809344918424</text:p>
          </table:table-cell>
          <table:table-cell office:value-type="string">
            <text:p>0.8204563543661015</text:p>
          </table:table-cell>
          <table:table-cell office:value-type="string">
            <text:p>0.011470146383403622</text:p>
          </table:table-cell>
          <table:table-cell office:value-type="string">
            <text:p>0.09278244142754093</text:p>
          </table:table-cell>
          <table:table-cell office:value-type="string">
            <text:p>29.666666666666668</text:p>
          </table:table-cell>
          <table:table-cell office:value-type="string">
            <text:p>6.285714285714286</text:p>
          </table:table-cell>
          <table:table-cell office:value-type="string">
            <text:p>1386.031746031746</text:p>
          </table:table-cell>
          <table:table-cell office:value-type="string">
            <text:p>119431.66666666667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9041715634061117</text:p>
          </table:table-cell>
          <table:table-cell office:value-type="string">
            <text:p>0.9894840016581409</text:p>
          </table:table-cell>
          <table:table-cell office:value-type="string">
            <text:p>0.818809272859566</text:p>
          </table:table-cell>
          <table:table-cell office:value-type="string">
            <text:p>0.010466146047342506</text:p>
          </table:table-cell>
          <table:table-cell office:value-type="string">
            <text:p>0.09996761395848612</text:p>
          </table:table-cell>
          <table:table-cell office:value-type="string">
            <text:p>29.58730158730159</text:p>
          </table:table-cell>
          <table:table-cell office:value-type="string">
            <text:p>6.365079365079365</text:p>
          </table:table-cell>
          <table:table-cell office:value-type="string">
            <text:p>1264.7142857142858</text:p>
          </table:table-cell>
          <table:table-cell office:value-type="string">
            <text:p>119552.98412698413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9035273770725147</text:p>
          </table:table-cell>
          <table:table-cell office:value-type="string">
            <text:p>0.9888322119306021</text:p>
          </table:table-cell>
          <table:table-cell office:value-type="string">
            <text:p>0.8181724767022884</text:p>
          </table:table-cell>
          <table:table-cell office:value-type="string">
            <text:p>0.011117722557258897</text:p>
          </table:table-cell>
          <table:table-cell office:value-type="string">
            <text:p>0.09187068952629426</text:p>
          </table:table-cell>
          <table:table-cell office:value-type="string">
            <text:p>29.53968253968254</text:p>
          </table:table-cell>
          <table:table-cell office:value-type="string">
            <text:p>6.412698412698413</text:p>
          </table:table-cell>
          <table:table-cell office:value-type="string">
            <text:p>1343.4444444444443</text:p>
          </table:table-cell>
          <table:table-cell office:value-type="string">
            <text:p>119474.25396825396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9029405940738364</text:p>
          </table:table-cell>
          <table:table-cell office:value-type="string">
            <text:p>0.9856553699622334</text:p>
          </table:table-cell>
          <table:table-cell office:value-type="string">
            <text:p>0.8201791020289793</text:p>
          </table:table-cell>
          <table:table-cell office:value-type="string">
            <text:p>0.014297913881306256</text:p>
          </table:table-cell>
          <table:table-cell office:value-type="string">
            <text:p>0.0723081945621789</text:p>
          </table:table-cell>
          <table:table-cell office:value-type="string">
            <text:p>29.841269841269842</text:p>
          </table:table-cell>
          <table:table-cell office:value-type="string">
            <text:p>6.111111111111111</text:p>
          </table:table-cell>
          <table:table-cell office:value-type="string">
            <text:p>1727.7460317460318</text:p>
          </table:table-cell>
          <table:table-cell office:value-type="string">
            <text:p>119089.95238095238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028156400302708</text:p>
          </table:table-cell>
          <table:table-cell office:value-type="string">
            <text:p>0.9938181126658052</text:p>
          </table:table-cell>
          <table:table-cell office:value-type="string">
            <text:p>0.8117591282025892</text:p>
          </table:table-cell>
          <table:table-cell office:value-type="string">
            <text:p>0.006127848142047614</text:p>
          </table:table-cell>
          <table:table-cell office:value-type="string">
            <text:p>0.16789341466716212</text:p>
          </table:table-cell>
          <table:table-cell office:value-type="string">
            <text:p>29.22222222222222</text:p>
          </table:table-cell>
          <table:table-cell office:value-type="string">
            <text:p>6.73015873015873</text:p>
          </table:table-cell>
          <table:table-cell office:value-type="string">
            <text:p>740.4761904761905</text:p>
          </table:table-cell>
          <table:table-cell office:value-type="string">
            <text:p>120077.22222222222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9025254496930893</text:p>
          </table:table-cell>
          <table:table-cell office:value-type="string">
            <text:p>0.98842461281928</text:p>
          </table:table-cell>
          <table:table-cell office:value-type="string">
            <text:p>0.8165759318991175</text:p>
          </table:table-cell>
          <table:table-cell office:value-type="string">
            <text:p>0.011525032512938821</text:p>
          </table:table-cell>
          <table:table-cell office:value-type="string">
            <text:p>0.09160293225815008</text:p>
          </table:table-cell>
          <table:table-cell office:value-type="string">
            <text:p>29.49206349206349</text:p>
          </table:table-cell>
          <table:table-cell office:value-type="string">
            <text:p>6.4603174603174605</text:p>
          </table:table-cell>
          <table:table-cell office:value-type="string">
            <text:p>1392.6666666666667</text:p>
          </table:table-cell>
          <table:table-cell office:value-type="string">
            <text:p>119425.03174603175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9022766161051288</text:p>
          </table:table-cell>
          <table:table-cell office:value-type="string">
            <text:p>0.9913003890178462</text:p>
          </table:table-cell>
          <table:table-cell office:value-type="string">
            <text:p>0.813200778670655</text:p>
          </table:table-cell>
          <table:table-cell office:value-type="string">
            <text:p>0.00864754646039757</text:p>
          </table:table-cell>
          <table:table-cell office:value-type="string">
            <text:p>0.1244204068502896</text:p>
          </table:table-cell>
          <table:table-cell office:value-type="string">
            <text:p>29.38095238095238</text:p>
          </table:table-cell>
          <table:table-cell office:value-type="string">
            <text:p>6.571428571428571</text:p>
          </table:table-cell>
          <table:table-cell office:value-type="string">
            <text:p>1044.968253968254</text:p>
          </table:table-cell>
          <table:table-cell office:value-type="string">
            <text:p>119772.73015873016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9022636134746229</text:p>
          </table:table-cell>
          <table:table-cell office:value-type="string">
            <text:p>0.902522581808278</text:p>
          </table:table-cell>
          <table:table-cell office:value-type="string">
            <text:p>0.9020040796753581</text:p>
          </table:table-cell>
          <table:table-cell office:value-type="string">
            <text:p>0.09747685272611244</text:p>
          </table:table-cell>
          <table:table-cell office:value-type="string">
            <text:p>0.004350385455041448</text:p>
          </table:table-cell>
          <table:table-cell office:value-type="string">
            <text:p>32.523809523809526</text:p>
          </table:table-cell>
          <table:table-cell office:value-type="string">
            <text:p>3.4285714285714284</text:p>
          </table:table-cell>
          <table:table-cell office:value-type="string">
            <text:p>11777.857142857143</text:p>
          </table:table-cell>
          <table:table-cell office:value-type="string">
            <text:p>109039.84126984127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9020627382646007</text:p>
          </table:table-cell>
          <table:table-cell office:value-type="string">
            <text:p>0.9729662534585101</text:p>
          </table:table-cell>
          <table:table-cell office:value-type="string">
            <text:p>0.8311203124529395</text:p>
          </table:table-cell>
          <table:table-cell office:value-type="string">
            <text:p>0.02699483592373824</text:p>
          </table:table-cell>
          <table:table-cell office:value-type="string">
            <text:p>0.028960737829948485</text:p>
          </table:table-cell>
          <table:table-cell office:value-type="string">
            <text:p>30.349206349206348</text:p>
          </table:table-cell>
          <table:table-cell office:value-type="string">
            <text:p>5.603174603174603</text:p>
          </table:table-cell>
          <table:table-cell office:value-type="string">
            <text:p>3261.904761904762</text:p>
          </table:table-cell>
          <table:table-cell office:value-type="string">
            <text:p>117555.79365079365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013157231758444</text:p>
          </table:table-cell>
          <table:table-cell office:value-type="string">
            <text:p>0.990416554490198</text:p>
          </table:table-cell>
          <table:table-cell office:value-type="string">
            <text:p>0.8121621523657804</text:p>
          </table:table-cell>
          <table:table-cell office:value-type="string">
            <text:p>0.009530706014091493</text:p>
          </table:table-cell>
          <table:table-cell office:value-type="string">
            <text:p>0.11252381026668774</text:p>
          </table:table-cell>
          <table:table-cell office:value-type="string">
            <text:p>29.26984126984127</text:p>
          </table:table-cell>
          <table:table-cell office:value-type="string">
            <text:p>6.682539682539683</text:p>
          </table:table-cell>
          <table:table-cell office:value-type="string">
            <text:p>1151.6825396825398</text:p>
          </table:table-cell>
          <table:table-cell office:value-type="string">
            <text:p>119666.01587301587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012109408767308</text:p>
          </table:table-cell>
          <table:table-cell office:value-type="string">
            <text:p>0.9899327567657411</text:p>
          </table:table-cell>
          <table:table-cell office:value-type="string">
            <text:p>0.8124371715080998</text:p>
          </table:table-cell>
          <table:table-cell office:value-type="string">
            <text:p>0.01001528975463812</text:p>
          </table:table-cell>
          <table:table-cell office:value-type="string">
            <text:p>0.10467435610681027</text:p>
          </table:table-cell>
          <table:table-cell office:value-type="string">
            <text:p>29.349206349206348</text:p>
          </table:table-cell>
          <table:table-cell office:value-type="string">
            <text:p>6.603174603174603</text:p>
          </table:table-cell>
          <table:table-cell office:value-type="string">
            <text:p>1210.2380952380952</text:p>
          </table:table-cell>
          <table:table-cell office:value-type="string">
            <text:p>119607.46031746031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8988890033548923</text:p>
          </table:table-cell>
          <table:table-cell office:value-type="string">
            <text:p>0.9537050926637648</text:p>
          </table:table-cell>
          <table:table-cell office:value-type="string">
            <text:p>0.8440397414936758</text:p>
          </table:table-cell>
          <table:table-cell office:value-type="string">
            <text:p>0.0462617347838912</text:p>
          </table:table-cell>
          <table:table-cell office:value-type="string">
            <text:p>0.012415557163804262</text:p>
          </table:table-cell>
          <table:table-cell office:value-type="string">
            <text:p>30.396825396825395</text:p>
          </table:table-cell>
          <table:table-cell office:value-type="string">
            <text:p>5.555555555555555</text:p>
          </table:table-cell>
          <table:table-cell office:value-type="string">
            <text:p>5589.952380952381</text:p>
          </table:table-cell>
          <table:table-cell office:value-type="string">
            <text:p>115227.74603174604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8984664625697891</text:p>
          </table:table-cell>
          <table:table-cell office:value-type="string">
            <text:p>0.9873365578953124</text:p>
          </table:table-cell>
          <table:table-cell office:value-type="string">
            <text:p>0.8095457072281493</text:p>
          </table:table-cell>
          <table:table-cell office:value-type="string">
            <text:p>0.012612782088571091</text:p>
          </table:table-cell>
          <table:table-cell office:value-type="string">
            <text:p>0.07584251473179489</text:p>
          </table:table-cell>
          <table:table-cell office:value-type="string">
            <text:p>29.41269841269841</text:p>
          </table:table-cell>
          <table:table-cell office:value-type="string">
            <text:p>6.5396825396825395</text:p>
          </table:table-cell>
          <table:table-cell office:value-type="string">
            <text:p>1524.079365079365</text:p>
          </table:table-cell>
          <table:table-cell office:value-type="string">
            <text:p>119293.61904761905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8978203500807567</text:p>
          </table:table-cell>
          <table:table-cell office:value-type="string">
            <text:p>0.9904211740972141</text:p>
          </table:table-cell>
          <table:table-cell office:value-type="string">
            <text:p>0.8051657312510158</text:p>
          </table:table-cell>
          <table:table-cell office:value-type="string">
            <text:p>0.009525031089502489</text:p>
          </table:table-cell>
          <table:table-cell office:value-type="string">
            <text:p>0.11100217231982143</text:p>
          </table:table-cell>
          <table:table-cell office:value-type="string">
            <text:p>29.142857142857142</text:p>
          </table:table-cell>
          <table:table-cell office:value-type="string">
            <text:p>6.809523809523809</text:p>
          </table:table-cell>
          <table:table-cell office:value-type="string">
            <text:p>1151.0</text:p>
          </table:table-cell>
          <table:table-cell office:value-type="string">
            <text:p>119666.69841269842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8975856369309159</text:p>
          </table:table-cell>
          <table:table-cell office:value-type="string">
            <text:p>0.9842075557665866</text:p>
          </table:table-cell>
          <table:table-cell office:value-type="string">
            <text:p>0.8109149293180768</text:p>
          </table:table-cell>
          <table:table-cell office:value-type="string">
            <text:p>0.015743655456245273</text:p>
          </table:table-cell>
          <table:table-cell office:value-type="string">
            <text:p>0.06259682464001667</text:p>
          </table:table-cell>
          <table:table-cell office:value-type="string">
            <text:p>29.53968253968254</text:p>
          </table:table-cell>
          <table:table-cell office:value-type="string">
            <text:p>6.412698412698413</text:p>
          </table:table-cell>
          <table:table-cell office:value-type="string">
            <text:p>1902.4285714285713</text:p>
          </table:table-cell>
          <table:table-cell office:value-type="string">
            <text:p>118915.26984126984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96168935992868</text:p>
          </table:table-cell>
          <table:table-cell office:value-type="string">
            <text:p>0.9917748670878205</text:p>
          </table:table-cell>
          <table:table-cell office:value-type="string">
            <text:p>0.8005071291915802</text:p>
          </table:table-cell>
          <table:table-cell office:value-type="string">
            <text:p>0.008169257205844358</text:p>
          </table:table-cell>
          <table:table-cell office:value-type="string">
            <text:p>0.12711947436784002</text:p>
          </table:table-cell>
          <table:table-cell office:value-type="string">
            <text:p>28.936507936507937</text:p>
          </table:table-cell>
          <table:table-cell office:value-type="string">
            <text:p>7.015873015873016</text:p>
          </table:table-cell>
          <table:table-cell office:value-type="string">
            <text:p>987.1746031746031</text:p>
          </table:table-cell>
          <table:table-cell office:value-type="string">
            <text:p>119830.52380952382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8951014778753452</text:p>
          </table:table-cell>
          <table:table-cell office:value-type="string">
            <text:p>0.994691579249248</text:p>
          </table:table-cell>
          <table:table-cell office:value-type="string">
            <text:p>0.7954517046252978</text:p>
          </table:table-cell>
          <table:table-cell office:value-type="string">
            <text:p>0.0052487488746074135</text:p>
          </table:table-cell>
          <table:table-cell office:value-type="string">
            <text:p>0.18254277174398834</text:p>
          </table:table-cell>
          <table:table-cell office:value-type="string">
            <text:p>28.571428571428573</text:p>
          </table:table-cell>
          <table:table-cell office:value-type="string">
            <text:p>7.380952380952381</text:p>
          </table:table-cell>
          <table:table-cell office:value-type="string">
            <text:p>634.2539682539683</text:p>
          </table:table-cell>
          <table:table-cell office:value-type="string">
            <text:p>120183.44444444444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8950005361717082</text:p>
          </table:table-cell>
          <table:table-cell office:value-type="string">
            <text:p>0.9920431578369967</text:p>
          </table:table-cell>
          <table:table-cell office:value-type="string">
            <text:p>0.7979015705697563</text:p>
          </table:table-cell>
          <table:table-cell office:value-type="string">
            <text:p>0.007900498226340017</text:p>
          </table:table-cell>
          <table:table-cell office:value-type="string">
            <text:p>0.13239221044735275</text:p>
          </table:table-cell>
          <table:table-cell office:value-type="string">
            <text:p>28.88888888888889</text:p>
          </table:table-cell>
          <table:table-cell office:value-type="string">
            <text:p>7.063492063492063</text:p>
          </table:table-cell>
          <table:table-cell office:value-type="string">
            <text:p>954.6984126984127</text:p>
          </table:table-cell>
          <table:table-cell office:value-type="string">
            <text:p>119863.0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8931304182684827</text:p>
          </table:table-cell>
          <table:table-cell office:value-type="string">
            <text:p>0.9885893338517022</text:p>
          </table:table-cell>
          <table:table-cell office:value-type="string">
            <text:p>0.7976158830259064</text:p>
          </table:table-cell>
          <table:table-cell office:value-type="string">
            <text:p>0.011355046488940883</text:p>
          </table:table-cell>
          <table:table-cell office:value-type="string">
            <text:p>0.08646333654993027</text:p>
          </table:table-cell>
          <table:table-cell office:value-type="string">
            <text:p>28.857142857142858</text:p>
          </table:table-cell>
          <table:table-cell office:value-type="string">
            <text:p>7.095238095238095</text:p>
          </table:table-cell>
          <table:table-cell office:value-type="string">
            <text:p>1372.111111111111</text:p>
          </table:table-cell>
          <table:table-cell office:value-type="string">
            <text:p>119445.58730158731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8923105270052081</text:p>
          </table:table-cell>
          <table:table-cell office:value-type="string">
            <text:p>0.9945876968938305</text:p>
          </table:table-cell>
          <table:table-cell office:value-type="string">
            <text:p>0.7899742393008621</text:p>
          </table:table-cell>
          <table:table-cell office:value-type="string">
            <text:p>0.005353185290445823</text:p>
          </table:table-cell>
          <table:table-cell office:value-type="string">
            <text:p>0.17245193422676308</text:p>
          </table:table-cell>
          <table:table-cell office:value-type="string">
            <text:p>28.634920634920636</text:p>
          </table:table-cell>
          <table:table-cell office:value-type="string">
            <text:p>7.317460317460317</text:p>
          </table:table-cell>
          <table:table-cell office:value-type="string">
            <text:p>646.8730158730159</text:p>
          </table:table-cell>
          <table:table-cell office:value-type="string">
            <text:p>120170.8253968254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8920613045804088</text:p>
          </table:table-cell>
          <table:table-cell office:value-type="string">
            <text:p>0.9942722527313502</text:p>
          </table:table-cell>
          <table:table-cell office:value-type="string">
            <text:p>0.789790010457831</text:p>
          </table:table-cell>
          <table:table-cell office:value-type="string">
            <text:p>0.0056674012970134935</text:p>
          </table:table-cell>
          <table:table-cell office:value-type="string">
            <text:p>0.17062412440218752</text:p>
          </table:table-cell>
          <table:table-cell office:value-type="string">
            <text:p>28.476190476190474</text:p>
          </table:table-cell>
          <table:table-cell office:value-type="string">
            <text:p>7.476190476190476</text:p>
          </table:table-cell>
          <table:table-cell office:value-type="string">
            <text:p>684.8412698412699</text:p>
          </table:table-cell>
          <table:table-cell office:value-type="string">
            <text:p>120132.85714285714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8890292602968427</text:p>
          </table:table-cell>
          <table:table-cell office:value-type="string">
            <text:p>0.9897721512886261</text:p>
          </table:table-cell>
          <table:table-cell office:value-type="string">
            <text:p>0.7882274989012147</text:p>
          </table:table-cell>
          <table:table-cell office:value-type="string">
            <text:p>0.010168978307529289</text:p>
          </table:table-cell>
          <table:table-cell office:value-type="string">
            <text:p>0.09609361571187262</text:p>
          </table:table-cell>
          <table:table-cell office:value-type="string">
            <text:p>28.50793650793651</text:p>
          </table:table-cell>
          <table:table-cell office:value-type="string">
            <text:p>7.444444444444445</text:p>
          </table:table-cell>
          <table:table-cell office:value-type="string">
            <text:p>1228.8095238095239</text:p>
          </table:table-cell>
          <table:table-cell office:value-type="string">
            <text:p>119588.88888888889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8889762828584497</text:p>
          </table:table-cell>
          <table:table-cell office:value-type="string">
            <text:p>0.9920892601224793</text:p>
          </table:table-cell>
          <table:table-cell office:value-type="string">
            <text:p>0.7858031397868696</text:p>
          </table:table-cell>
          <table:table-cell office:value-type="string">
            <text:p>0.007850574069970287</text:p>
          </table:table-cell>
          <table:table-cell office:value-type="string">
            <text:p>0.12652878543881654</text:p>
          </table:table-cell>
          <table:table-cell office:value-type="string">
            <text:p>28.428571428571427</text:p>
          </table:table-cell>
          <table:table-cell office:value-type="string">
            <text:p>7.523809523809524</text:p>
          </table:table-cell>
          <table:table-cell office:value-type="string">
            <text:p>948.6666666666666</text:p>
          </table:table-cell>
          <table:table-cell office:value-type="string">
            <text:p>119869.03174603175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8871337157208186</text:p>
          </table:table-cell>
          <table:table-cell office:value-type="string">
            <text:p>0.9948834538906106</text:p>
          </table:table-cell>
          <table:table-cell office:value-type="string">
            <text:p>0.7793214874053296</text:p>
          </table:table-cell>
          <table:table-cell office:value-type="string">
            <text:p>0.005054055963692366</text:p>
          </table:table-cell>
          <table:table-cell office:value-type="string">
            <text:p>0.18245791590765478</text:p>
          </table:table-cell>
          <table:table-cell office:value-type="string">
            <text:p>28.238095238095237</text:p>
          </table:table-cell>
          <table:table-cell office:value-type="string">
            <text:p>7.714285714285714</text:p>
          </table:table-cell>
          <table:table-cell office:value-type="string">
            <text:p>610.7301587301587</text:p>
          </table:table-cell>
          <table:table-cell office:value-type="string">
            <text:p>120206.96825396825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8863498244500203</text:p>
          </table:table-cell>
          <table:table-cell office:value-type="string">
            <text:p>0.9913812243119875</text:p>
          </table:table-cell>
          <table:table-cell office:value-type="string">
            <text:p>0.7812567657438497</text:p>
          </table:table-cell>
          <table:table-cell office:value-type="string">
            <text:p>0.008557116843808978</text:p>
          </table:table-cell>
          <table:table-cell office:value-type="string">
            <text:p>0.11533872411627807</text:p>
          </table:table-cell>
          <table:table-cell office:value-type="string">
            <text:p>28.22222222222222</text:p>
          </table:table-cell>
          <table:table-cell office:value-type="string">
            <text:p>7.73015873015873</text:p>
          </table:table-cell>
          <table:table-cell office:value-type="string">
            <text:p>1034.031746031746</text:p>
          </table:table-cell>
          <table:table-cell office:value-type="string">
            <text:p>119783.66666666667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8850975350899944</text:p>
          </table:table-cell>
          <table:table-cell office:value-type="string">
            <text:p>0.9949260016414899</text:p>
          </table:table-cell>
          <table:table-cell office:value-type="string">
            <text:p>0.7752040709281176</text:p>
          </table:table-cell>
          <table:table-cell office:value-type="string">
            <text:p>0.005009000748128676</text:p>
          </table:table-cell>
          <table:table-cell office:value-type="string">
            <text:p>0.18728510594762685</text:p>
          </table:table-cell>
          <table:table-cell office:value-type="string">
            <text:p>27.936507936507937</text:p>
          </table:table-cell>
          <table:table-cell office:value-type="string">
            <text:p>8.015873015873016</text:p>
          </table:table-cell>
          <table:table-cell office:value-type="string">
            <text:p>605.2857142857143</text:p>
          </table:table-cell>
          <table:table-cell office:value-type="string">
            <text:p>120212.41269841269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8842574346706137</text:p>
          </table:table-cell>
          <table:table-cell office:value-type="string">
            <text:p>0.9253149322305235</text:p>
          </table:table-cell>
          <table:table-cell office:value-type="string">
            <text:p>0.8431752770902238</text:p>
          </table:table-cell>
          <table:table-cell office:value-type="string">
            <text:p>0.07466040774899643</text:p>
          </table:table-cell>
          <table:table-cell office:value-type="string">
            <text:p>0.005963944029791092</text:p>
          </table:table-cell>
          <table:table-cell office:value-type="string">
            <text:p>30.428571428571427</text:p>
          </table:table-cell>
          <table:table-cell office:value-type="string">
            <text:p>5.523809523809524</text:p>
          </table:table-cell>
          <table:table-cell office:value-type="string">
            <text:p>9021.174603174602</text:p>
          </table:table-cell>
          <table:table-cell office:value-type="string">
            <text:p>111796.52380952382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88237417092014</text:p>
          </table:table-cell>
          <table:table-cell office:value-type="string">
            <text:p>0.9950414530234649</text:p>
          </table:table-cell>
          <table:table-cell office:value-type="string">
            <text:p>0.7696414640208683</text:p>
          </table:table-cell>
          <table:table-cell office:value-type="string">
            <text:p>0.004893122180588083</text:p>
          </table:table-cell>
          <table:table-cell office:value-type="string">
            <text:p>0.18038929554466637</text:p>
          </table:table-cell>
          <table:table-cell office:value-type="string">
            <text:p>27.88888888888889</text:p>
          </table:table-cell>
          <table:table-cell office:value-type="string">
            <text:p>8.063492063492063</text:p>
          </table:table-cell>
          <table:table-cell office:value-type="string">
            <text:p>591.2857142857143</text:p>
          </table:table-cell>
          <table:table-cell office:value-type="string">
            <text:p>120226.41269841269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8818348313326256</text:p>
          </table:table-cell>
          <table:table-cell office:value-type="string">
            <text:p>0.9934602359351501</text:p>
          </table:table-cell>
          <table:table-cell office:value-type="string">
            <text:p>0.7701445849575591</text:p>
          </table:table-cell>
          <table:table-cell office:value-type="string">
            <text:p>0.006474922292307915</text:p>
          </table:table-cell>
          <table:table-cell office:value-type="string">
            <text:p>0.1537979913060966</text:p>
          </table:table-cell>
          <table:table-cell office:value-type="string">
            <text:p>27.904761904761905</text:p>
          </table:table-cell>
          <table:table-cell office:value-type="string">
            <text:p>8.047619047619047</text:p>
          </table:table-cell>
          <table:table-cell office:value-type="string">
            <text:p>782.4126984126984</text:p>
          </table:table-cell>
          <table:table-cell office:value-type="string">
            <text:p>120035.28571428571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8802898789809313</text:p>
          </table:table-cell>
          <table:table-cell office:value-type="string">
            <text:p>0.9403818263478047</text:p>
          </table:table-cell>
          <table:table-cell office:value-type="string">
            <text:p>0.8201612585677241</text:p>
          </table:table-cell>
          <table:table-cell office:value-type="string">
            <text:p>0.05958150060586161</text:p>
          </table:table-cell>
          <table:table-cell office:value-type="string">
            <text:p>0.008131641713465063</text:p>
          </table:table-cell>
          <table:table-cell office:value-type="string">
            <text:p>29.50793650793651</text:p>
          </table:table-cell>
          <table:table-cell office:value-type="string">
            <text:p>6.444444444444445</text:p>
          </table:table-cell>
          <table:table-cell office:value-type="string">
            <text:p>7199.3015873015875</text:p>
          </table:table-cell>
          <table:table-cell office:value-type="string">
            <text:p>113618.39682539682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8780878696763386</text:p>
          </table:table-cell>
          <table:table-cell office:value-type="string">
            <text:p>0.9910591477682805</text:p>
          </table:table-cell>
          <table:table-cell office:value-type="string">
            <text:p>0.7650525046387807</text:p>
          </table:table-cell>
          <table:table-cell office:value-type="string">
            <text:p>0.00887676528610349</text:p>
          </table:table-cell>
          <table:table-cell office:value-type="string">
            <text:p>0.11056355907545869</text:p>
          </table:table-cell>
          <table:table-cell office:value-type="string">
            <text:p>27.92063492063492</text:p>
          </table:table-cell>
          <table:table-cell office:value-type="string">
            <text:p>8.031746031746032</text:p>
          </table:table-cell>
          <table:table-cell office:value-type="string">
            <text:p>1072.6666666666667</text:p>
          </table:table-cell>
          <table:table-cell office:value-type="string">
            <text:p>119745.03174603175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8774203761260244</text:p>
          </table:table-cell>
          <table:table-cell office:value-type="string">
            <text:p>0.995658025347187</text:p>
          </table:table-cell>
          <table:table-cell office:value-type="string">
            <text:p>0.7591135852301425</text:p>
          </table:table-cell>
          <table:table-cell office:value-type="string">
            <text:p>0.004272832978093576</text:p>
          </table:table-cell>
          <table:table-cell office:value-type="string">
            <text:p>0.2018842068038229</text:p>
          </table:table-cell>
          <table:table-cell office:value-type="string">
            <text:p>27.46031746031746</text:p>
          </table:table-cell>
          <table:table-cell office:value-type="string">
            <text:p>8.492063492063492</text:p>
          </table:table-cell>
          <table:table-cell office:value-type="string">
            <text:p>516.3333333333334</text:p>
          </table:table-cell>
          <table:table-cell office:value-type="string">
            <text:p>120301.36507936507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8771432168089384</text:p>
          </table:table-cell>
          <table:table-cell office:value-type="string">
            <text:p>0.9761391844515706</text:p>
          </table:table-cell>
          <table:table-cell office:value-type="string">
            <text:p>0.7780907085208693</text:p>
          </table:table-cell>
          <table:table-cell office:value-type="string">
            <text:p>0.023804274902992573</text:p>
          </table:table-cell>
          <table:table-cell office:value-type="string">
            <text:p>0.03346352761387158</text:p>
          </table:table-cell>
          <table:table-cell office:value-type="string">
            <text:p>28.333333333333332</text:p>
          </table:table-cell>
          <table:table-cell office:value-type="string">
            <text:p>7.619047619047619</text:p>
          </table:table-cell>
          <table:table-cell office:value-type="string">
            <text:p>2876.4126984126983</text:p>
          </table:table-cell>
          <table:table-cell office:value-type="string">
            <text:p>117941.28571428571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8741565827361009</text:p>
          </table:table-cell>
          <table:table-cell office:value-type="string">
            <text:p>0.9954609051795253</text:p>
          </table:table-cell>
          <table:table-cell office:value-type="string">
            <text:p>0.7527817253389264</text:p>
          </table:table-cell>
          <table:table-cell office:value-type="string">
            <text:p>0.004468559866724573</text:p>
          </table:table-cell>
          <table:table-cell office:value-type="string">
            <text:p>0.19272108764525755</text:p>
          </table:table-cell>
          <table:table-cell office:value-type="string">
            <text:p>27.285714285714285</text:p>
          </table:table-cell>
          <table:table-cell office:value-type="string">
            <text:p>8.666666666666666</text:p>
          </table:table-cell>
          <table:table-cell office:value-type="string">
            <text:p>539.984126984127</text:p>
          </table:table-cell>
          <table:table-cell office:value-type="string">
            <text:p>120277.71428571429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8739420857899383</text:p>
          </table:table-cell>
          <table:table-cell office:value-type="string">
            <text:p>0.9912112400659532</text:p>
          </table:table-cell>
          <table:table-cell office:value-type="string">
            <text:p>0.7566061706993567</text:p>
          </table:table-cell>
          <table:table-cell office:value-type="string">
            <text:p>0.00872199911948009</text:p>
          </table:table-cell>
          <table:table-cell office:value-type="string">
            <text:p>0.11511944896924584</text:p>
          </table:table-cell>
          <table:table-cell office:value-type="string">
            <text:p>27.603174603174605</text:p>
          </table:table-cell>
          <table:table-cell office:value-type="string">
            <text:p>8.34920634920635</text:p>
          </table:table-cell>
          <table:table-cell office:value-type="string">
            <text:p>1053.968253968254</text:p>
          </table:table-cell>
          <table:table-cell office:value-type="string">
            <text:p>119763.73015873016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8721773283773206</text:p>
          </table:table-cell>
          <table:table-cell office:value-type="string">
            <text:p>0.9943864895536043</text:p>
          </table:table-cell>
          <table:table-cell office:value-type="string">
            <text:p>0.7498964953162282</text:p>
          </table:table-cell>
          <table:table-cell office:value-type="string">
            <text:p>0.005541838561586843</text:p>
          </table:table-cell>
          <table:table-cell office:value-type="string">
            <text:p>0.16550211878348242</text:p>
          </table:table-cell>
          <table:table-cell office:value-type="string">
            <text:p>27.11111111111111</text:p>
          </table:table-cell>
          <table:table-cell office:value-type="string">
            <text:p>8.841269841269842</text:p>
          </table:table-cell>
          <table:table-cell office:value-type="string">
            <text:p>669.6666666666666</text:p>
          </table:table-cell>
          <table:table-cell office:value-type="string">
            <text:p>120148.03174603175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8717789669588316</text:p>
          </table:table-cell>
          <table:table-cell office:value-type="string">
            <text:p>0.9955458738621809</text:p>
          </table:table-cell>
          <table:table-cell office:value-type="string">
            <text:p>0.7479401863869172</text:p>
          </table:table-cell>
          <table:table-cell office:value-type="string">
            <text:p>0.00438225246925406</text:p>
          </table:table-cell>
          <table:table-cell office:value-type="string">
            <text:p>0.19300346840943988</text:p>
          </table:table-cell>
          <table:table-cell office:value-type="string">
            <text:p>27.126984126984127</text:p>
          </table:table-cell>
          <table:table-cell office:value-type="string">
            <text:p>8.825396825396826</text:p>
          </table:table-cell>
          <table:table-cell office:value-type="string">
            <text:p>529.5555555555555</text:p>
          </table:table-cell>
          <table:table-cell office:value-type="string">
            <text:p>120288.14285714286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8709960103448728</text:p>
          </table:table-cell>
          <table:table-cell office:value-type="string">
            <text:p>0.9975269402979919</text:p>
          </table:table-cell>
          <table:table-cell office:value-type="string">
            <text:p>0.7443899229848964</text:p>
          </table:table-cell>
          <table:table-cell office:value-type="string">
            <text:p>0.002397902295150626</text:p>
          </table:table-cell>
          <table:table-cell office:value-type="string">
            <text:p>0.267938711835003</text:p>
          </table:table-cell>
          <table:table-cell office:value-type="string">
            <text:p>26.793650793650794</text:p>
          </table:table-cell>
          <table:table-cell office:value-type="string">
            <text:p>9.158730158730158</text:p>
          </table:table-cell>
          <table:table-cell office:value-type="string">
            <text:p>289.76190476190476</text:p>
          </table:table-cell>
          <table:table-cell office:value-type="string">
            <text:p>120527.93650793651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8707358391359706</text:p>
          </table:table-cell>
          <table:table-cell office:value-type="string">
            <text:p>0.9953601677823324</text:p>
          </table:table-cell>
          <table:table-cell office:value-type="string">
            <text:p>0.7460390347888395</text:p>
          </table:table-cell>
          <table:table-cell office:value-type="string">
            <text:p>0.004567356516898208</text:p>
          </table:table-cell>
          <table:table-cell office:value-type="string">
            <text:p>0.19031139558366714</text:p>
          </table:table-cell>
          <table:table-cell office:value-type="string">
            <text:p>27.047619047619047</text:p>
          </table:table-cell>
          <table:table-cell office:value-type="string">
            <text:p>8.904761904761905</text:p>
          </table:table-cell>
          <table:table-cell office:value-type="string">
            <text:p>551.9206349206349</text:p>
          </table:table-cell>
          <table:table-cell office:value-type="string">
            <text:p>120265.77777777778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706742579366609</text:p>
          </table:table-cell>
          <table:table-cell office:value-type="string">
            <text:p>0.9956949147499847</text:p>
          </table:table-cell>
          <table:table-cell office:value-type="string">
            <text:p>0.7455809027872681</text:p>
          </table:table-cell>
          <table:table-cell office:value-type="string">
            <text:p>0.004232386913946217</text:p>
          </table:table-cell>
          <table:table-cell office:value-type="string">
            <text:p>0.2038856700612092</text:p>
          </table:table-cell>
          <table:table-cell office:value-type="string">
            <text:p>27.03174603174603</text:p>
          </table:table-cell>
          <table:table-cell office:value-type="string">
            <text:p>8.920634920634921</text:p>
          </table:table-cell>
          <table:table-cell office:value-type="string">
            <text:p>511.44444444444446</text:p>
          </table:table-cell>
          <table:table-cell office:value-type="string">
            <text:p>120306.25396825396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8666578524498416</text:p>
          </table:table-cell>
          <table:table-cell office:value-type="string">
            <text:p>0.9905246518381572</text:p>
          </table:table-cell>
          <table:table-cell office:value-type="string">
            <text:p>0.7427189640371878</text:p>
          </table:table-cell>
          <table:table-cell office:value-type="string">
            <text:p>0.009403259137504583</text:p>
          </table:table-cell>
          <table:table-cell office:value-type="string">
            <text:p>0.10181655276593798</text:p>
          </table:table-cell>
          <table:table-cell office:value-type="string">
            <text:p>26.936507936507937</text:p>
          </table:table-cell>
          <table:table-cell office:value-type="string">
            <text:p>9.015873015873016</text:p>
          </table:table-cell>
          <table:table-cell office:value-type="string">
            <text:p>1136.2857142857142</text:p>
          </table:table-cell>
          <table:table-cell office:value-type="string">
            <text:p>119681.41269841269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8635052626388459</text:p>
          </table:table-cell>
          <table:table-cell office:value-type="string">
            <text:p>0.9946632099088896</text:p>
          </table:table-cell>
          <table:table-cell office:value-type="string">
            <text:p>0.7322722551125498</text:p>
          </table:table-cell>
          <table:table-cell office:value-type="string">
            <text:p>0.005261729834858012</text:p>
          </table:table-cell>
          <table:table-cell office:value-type="string">
            <text:p>0.17274718104515122</text:p>
          </table:table-cell>
          <table:table-cell office:value-type="string">
            <text:p>26.714285714285715</text:p>
          </table:table-cell>
          <table:table-cell office:value-type="string">
            <text:p>9.238095238095237</text:p>
          </table:table-cell>
          <table:table-cell office:value-type="string">
            <text:p>635.8412698412699</text:p>
          </table:table-cell>
          <table:table-cell office:value-type="string">
            <text:p>120181.85714285714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8619827331286634</text:p>
          </table:table-cell>
          <table:table-cell office:value-type="string">
            <text:p>0.99769910947941</text:p>
          </table:table-cell>
          <table:table-cell office:value-type="string">
            <text:p>0.7261869454240933</text:p>
          </table:table-cell>
          <table:table-cell office:value-type="string">
            <text:p>0.0022214791667667572</text:p>
          </table:table-cell>
          <table:table-cell office:value-type="string">
            <text:p>0.27536090310901945</text:p>
          </table:table-cell>
          <table:table-cell office:value-type="string">
            <text:p>26.285714285714285</text:p>
          </table:table-cell>
          <table:table-cell office:value-type="string">
            <text:p>9.666666666666666</text:p>
          </table:table-cell>
          <table:table-cell office:value-type="string">
            <text:p>268.44444444444446</text:p>
          </table:table-cell>
          <table:table-cell office:value-type="string">
            <text:p>120549.25396825396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8618283230276415</text:p>
          </table:table-cell>
          <table:table-cell office:value-type="string">
            <text:p>0.9763796321038218</text:p>
          </table:table-cell>
          <table:table-cell office:value-type="string">
            <text:p>0.747210554651548</text:p>
          </table:table-cell>
          <table:table-cell office:value-type="string">
            <text:p>0.023553908596265036</text:p>
          </table:table-cell>
          <table:table-cell office:value-type="string">
            <text:p>0.0321238199480984</text:p>
          </table:table-cell>
          <table:table-cell office:value-type="string">
            <text:p>27.142857142857142</text:p>
          </table:table-cell>
          <table:table-cell office:value-type="string">
            <text:p>8.80952380952381</text:p>
          </table:table-cell>
          <table:table-cell office:value-type="string">
            <text:p>2846.15873015873</text:p>
          </table:table-cell>
          <table:table-cell office:value-type="string">
            <text:p>117971.53968253969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861670058660776</text:p>
          </table:table-cell>
          <table:table-cell office:value-type="string">
            <text:p>0.9965285608184312</text:p>
          </table:table-cell>
          <table:table-cell office:value-type="string">
            <text:p>0.7267333726612966</text:p>
          </table:table-cell>
          <table:table-cell office:value-type="string">
            <text:p>0.0033932553397445025</text:p>
          </table:table-cell>
          <table:table-cell office:value-type="string">
            <text:p>0.22288539097391416</text:p>
          </table:table-cell>
          <table:table-cell office:value-type="string">
            <text:p>26.396825396825395</text:p>
          </table:table-cell>
          <table:table-cell office:value-type="string">
            <text:p>9.555555555555555</text:p>
          </table:table-cell>
          <table:table-cell office:value-type="string">
            <text:p>410.04761904761904</text:p>
          </table:table-cell>
          <table:table-cell office:value-type="string">
            <text:p>120407.6507936508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8612124978591229</text:p>
          </table:table-cell>
          <table:table-cell office:value-type="string">
            <text:p>0.9905083247500321</text:p>
          </table:table-cell>
          <table:table-cell office:value-type="string">
            <text:p>0.7318422411930853</text:p>
          </table:table-cell>
          <table:table-cell office:value-type="string">
            <text:p>0.009417245474839624</text:p>
          </table:table-cell>
          <table:table-cell office:value-type="string">
            <text:p>0.1039669589718348</text:p>
          </table:table-cell>
          <table:table-cell office:value-type="string">
            <text:p>26.650793650793652</text:p>
          </table:table-cell>
          <table:table-cell office:value-type="string">
            <text:p>9.301587301587302</text:p>
          </table:table-cell>
          <table:table-cell office:value-type="string">
            <text:p>1137.968253968254</text:p>
          </table:table-cell>
          <table:table-cell office:value-type="string">
            <text:p>119679.73015873016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8589804154838556</text:p>
          </table:table-cell>
          <table:table-cell office:value-type="string">
            <text:p>0.9941869822429602</text:p>
          </table:table-cell>
          <table:table-cell office:value-type="string">
            <text:p>0.7236956704149804</text:p>
          </table:table-cell>
          <table:table-cell office:value-type="string">
            <text:p>0.005734839447269187</text:p>
          </table:table-cell>
          <table:table-cell office:value-type="string">
            <text:p>0.14731426667866052</text:p>
          </table:table-cell>
          <table:table-cell office:value-type="string">
            <text:p>26.317460317460316</text:p>
          </table:table-cell>
          <table:table-cell office:value-type="string">
            <text:p>9.634920634920634</text:p>
          </table:table-cell>
          <table:table-cell office:value-type="string">
            <text:p>692.984126984127</text:p>
          </table:table-cell>
          <table:table-cell office:value-type="string">
            <text:p>120124.71428571429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8555294159235626</text:p>
          </table:table-cell>
          <table:table-cell office:value-type="string">
            <text:p>0.9978974163990415</text:p>
          </table:table-cell>
          <table:table-cell office:value-type="string">
            <text:p>0.7130774814345243</text:p>
          </table:table-cell>
          <table:table-cell office:value-type="string">
            <text:p>0.0020186495873991865</text:p>
          </table:table-cell>
          <table:table-cell office:value-type="string">
            <text:p>0.2776443101289886</text:p>
          </table:table-cell>
          <table:table-cell office:value-type="string">
            <text:p>25.746031746031747</text:p>
          </table:table-cell>
          <table:table-cell office:value-type="string">
            <text:p>10.206349206349206</text:p>
          </table:table-cell>
          <table:table-cell office:value-type="string">
            <text:p>243.93650793650792</text:p>
          </table:table-cell>
          <table:table-cell office:value-type="string">
            <text:p>120573.76190476191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545086624684375</text:p>
          </table:table-cell>
          <table:table-cell office:value-type="string">
            <text:p>0.9963629707616422</text:p>
          </table:table-cell>
          <table:table-cell office:value-type="string">
            <text:p>0.7125725349454773</text:p>
          </table:table-cell>
          <table:table-cell office:value-type="string">
            <text:p>0.0035552100086023693</text:p>
          </table:table-cell>
          <table:table-cell office:value-type="string">
            <text:p>0.21361945191603018</text:p>
          </table:table-cell>
          <table:table-cell office:value-type="string">
            <text:p>25.952380952380953</text:p>
          </table:table-cell>
          <table:table-cell office:value-type="string">
            <text:p>10.0</text:p>
          </table:table-cell>
          <table:table-cell office:value-type="string">
            <text:p>429.6190476190476</text:p>
          </table:table-cell>
          <table:table-cell office:value-type="string">
            <text:p>120388.07936507936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8537582748817851</text:p>
          </table:table-cell>
          <table:table-cell office:value-type="string">
            <text:p>0.9959437889372883</text:p>
          </table:table-cell>
          <table:table-cell office:value-type="string">
            <text:p>0.7114892135347719</text:p>
          </table:table-cell>
          <table:table-cell office:value-type="string">
            <text:p>0.003972663771201807</text:p>
          </table:table-cell>
          <table:table-cell office:value-type="string">
            <text:p>0.19604921800283562</text:p>
          </table:table-cell>
          <table:table-cell office:value-type="string">
            <text:p>25.73015873015873</text:p>
          </table:table-cell>
          <table:table-cell office:value-type="string">
            <text:p>10.222222222222221</text:p>
          </table:table-cell>
          <table:table-cell office:value-type="string">
            <text:p>480.06349206349205</text:p>
          </table:table-cell>
          <table:table-cell office:value-type="string">
            <text:p>120337.63492063493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850655364168475</text:p>
          </table:table-cell>
          <table:table-cell office:value-type="string">
            <text:p>0.9778572864187234</text:p>
          </table:table-cell>
          <table:table-cell office:value-type="string">
            <text:p>0.7233787035943275</text:p>
          </table:table-cell>
          <table:table-cell office:value-type="string">
            <text:p>0.022067975257377588</text:p>
          </table:table-cell>
          <table:table-cell office:value-type="string">
            <text:p>0.03280581131935373</text:p>
          </table:table-cell>
          <table:table-cell office:value-type="string">
            <text:p>26.19047619047619</text:p>
          </table:table-cell>
          <table:table-cell office:value-type="string">
            <text:p>9.761904761904763</text:p>
          </table:table-cell>
          <table:table-cell office:value-type="string">
            <text:p>2666.6031746031745</text:p>
          </table:table-cell>
          <table:table-cell office:value-type="string">
            <text:p>118151.09523809524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8503944427148936</text:p>
          </table:table-cell>
          <table:table-cell office:value-type="string">
            <text:p>0.9875099723247915</text:p>
          </table:table-cell>
          <table:table-cell office:value-type="string">
            <text:p>0.713200464593621</text:p>
          </table:table-cell>
          <table:table-cell office:value-type="string">
            <text:p>0.012411579163833711</text:p>
          </table:table-cell>
          <table:table-cell office:value-type="string">
            <text:p>0.07515181804557688</text:p>
          </table:table-cell>
          <table:table-cell office:value-type="string">
            <text:p>26.063492063492063</text:p>
          </table:table-cell>
          <table:table-cell office:value-type="string">
            <text:p>9.88888888888889</text:p>
          </table:table-cell>
          <table:table-cell office:value-type="string">
            <text:p>1499.7777777777778</text:p>
          </table:table-cell>
          <table:table-cell office:value-type="string">
            <text:p>119317.92063492064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8493446457588225</text:p>
          </table:table-cell>
          <table:table-cell office:value-type="string">
            <text:p>0.9979920960262675</text:p>
          </table:table-cell>
          <table:table-cell office:value-type="string">
            <text:p>0.7006108712024041</text:p>
          </table:table-cell>
          <table:table-cell office:value-type="string">
            <text:p>0.0019215796847589933</text:p>
          </table:table-cell>
          <table:table-cell office:value-type="string">
            <text:p>0.2868208825036944</text:p>
          </table:table-cell>
          <table:table-cell office:value-type="string">
            <text:p>25.46031746031746</text:p>
          </table:table-cell>
          <table:table-cell office:value-type="string">
            <text:p>10.492063492063492</text:p>
          </table:table-cell>
          <table:table-cell office:value-type="string">
            <text:p>232.20634920634922</text:p>
          </table:table-cell>
          <table:table-cell office:value-type="string">
            <text:p>120585.49206349206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8484162861278808</text:p>
          </table:table-cell>
          <table:table-cell office:value-type="string">
            <text:p>0.9978322765515614</text:p>
          </table:table-cell>
          <table:table-cell office:value-type="string">
            <text:p>0.6989134905564975</text:p>
          </table:table-cell>
          <table:table-cell office:value-type="string">
            <text:p>0.002080918300735867</text:p>
          </table:table-cell>
          <table:table-cell office:value-type="string">
            <text:p>0.27582288021282336</text:p>
          </table:table-cell>
          <table:table-cell office:value-type="string">
            <text:p>25.396825396825395</text:p>
          </table:table-cell>
          <table:table-cell office:value-type="string">
            <text:p>10.555555555555555</text:p>
          </table:table-cell>
          <table:table-cell office:value-type="string">
            <text:p>251.46031746031747</text:p>
          </table:table-cell>
          <table:table-cell office:value-type="string">
            <text:p>120566.23809523809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8472927777271294</text:p>
          </table:table-cell>
          <table:table-cell office:value-type="string">
            <text:p>0.9979499387257682</text:p>
          </table:table-cell>
          <table:table-cell office:value-type="string">
            <text:p>0.6965481217173215</text:p>
          </table:table-cell>
          <table:table-cell office:value-type="string">
            <text:p>0.001962566263062628</text:p>
          </table:table-cell>
          <table:table-cell office:value-type="string">
            <text:p>0.28400063065656983</text:p>
          </table:table-cell>
          <table:table-cell office:value-type="string">
            <text:p>25.317460317460316</text:p>
          </table:table-cell>
          <table:table-cell office:value-type="string">
            <text:p>10.634920634920634</text:p>
          </table:table-cell>
          <table:table-cell office:value-type="string">
            <text:p>237.15873015873015</text:p>
          </table:table-cell>
          <table:table-cell office:value-type="string">
            <text:p>120580.53968253969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8453787620357461</text:p>
          </table:table-cell>
          <table:table-cell office:value-type="string">
            <text:p>0.9961324960277065</text:p>
          </table:table-cell>
          <table:table-cell office:value-type="string">
            <text:p>0.6945374888222102</text:p>
          </table:table-cell>
          <table:table-cell office:value-type="string">
            <text:p>0.0037799647507179668</text:p>
          </table:table-cell>
          <table:table-cell office:value-type="string">
            <text:p>0.20252253019207309</text:p>
          </table:table-cell>
          <table:table-cell office:value-type="string">
            <text:p>25.253968253968253</text:p>
          </table:table-cell>
          <table:table-cell office:value-type="string">
            <text:p>10.698412698412698</text:p>
          </table:table-cell>
          <table:table-cell office:value-type="string">
            <text:p>456.77777777777777</text:p>
          </table:table-cell>
          <table:table-cell office:value-type="string">
            <text:p>120360.92063492064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8427197439753793</text:p>
          </table:table-cell>
          <table:table-cell office:value-type="string">
            <text:p>0.9955157879635393</text:p>
          </table:table-cell>
          <table:table-cell office:value-type="string">
            <text:p>0.6898343671081294</text:p>
          </table:table-cell>
          <table:table-cell office:value-type="string">
            <text:p>0.004394879157370831</text:p>
          </table:table-cell>
          <table:table-cell office:value-type="string">
            <text:p>0.18029197122571014</text:p>
          </table:table-cell>
          <table:table-cell office:value-type="string">
            <text:p>25.015873015873016</text:p>
          </table:table-cell>
          <table:table-cell office:value-type="string">
            <text:p>10.936507936507937</text:p>
          </table:table-cell>
          <table:table-cell office:value-type="string">
            <text:p>531.0793650793651</text:p>
          </table:table-cell>
          <table:table-cell office:value-type="string">
            <text:p>120286.61904761905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8409405368864669</text:p>
          </table:table-cell>
          <table:table-cell office:value-type="string">
            <text:p>0.9246512842391581</text:p>
          </table:table-cell>
          <table:table-cell office:value-type="string">
            <text:p>0.7571785238888401</text:p>
          </table:table-cell>
          <table:table-cell office:value-type="string">
            <text:p>0.07529745011590644</text:p>
          </table:table-cell>
          <table:table-cell office:value-type="string">
            <text:p>0.005244488891858361</text:p>
          </table:table-cell>
          <table:table-cell office:value-type="string">
            <text:p>27.19047619047619</text:p>
          </table:table-cell>
          <table:table-cell office:value-type="string">
            <text:p>8.761904761904763</text:p>
          </table:table-cell>
          <table:table-cell office:value-type="string">
            <text:p>9098.142857142857</text:p>
          </table:table-cell>
          <table:table-cell office:value-type="string">
            <text:p>111719.55555555556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8406494518671952</text:p>
          </table:table-cell>
          <table:table-cell office:value-type="string">
            <text:p>0.7005008350779901</text:p>
          </table:table-cell>
          <table:table-cell office:value-type="string">
            <text:p>0.9808800474003363</text:p>
          </table:table-cell>
          <table:table-cell office:value-type="string">
            <text:p>0.299581143665946</text:p>
          </table:table-cell>
          <table:table-cell office:value-type="string">
            <text:p>0.0011341944142062364</text:p>
          </table:table-cell>
          <table:table-cell office:value-type="string">
            <text:p>35.26984126984127</text:p>
          </table:table-cell>
          <table:table-cell office:value-type="string">
            <text:p>0.6825396825396826</text:p>
          </table:table-cell>
          <table:table-cell office:value-type="string">
            <text:p>36196.01587301587</text:p>
          </table:table-cell>
          <table:table-cell office:value-type="string">
            <text:p>84621.68253968254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8404876757681268</text:p>
          </table:table-cell>
          <table:table-cell office:value-type="string">
            <text:p>0.9968868209609407</text:p>
          </table:table-cell>
          <table:table-cell office:value-type="string">
            <text:p>0.6839964482582125</text:p>
          </table:table-cell>
          <table:table-cell office:value-type="string">
            <text:p>0.0030210967219590637</text:p>
          </table:table-cell>
          <table:table-cell office:value-type="string">
            <text:p>0.22507967928687608</text:p>
          </table:table-cell>
          <table:table-cell office:value-type="string">
            <text:p>24.73015873015873</text:p>
          </table:table-cell>
          <table:table-cell office:value-type="string">
            <text:p>11.222222222222221</text:p>
          </table:table-cell>
          <table:table-cell office:value-type="string">
            <text:p>365.07936507936506</text:p>
          </table:table-cell>
          <table:table-cell office:value-type="string">
            <text:p>120452.61904761905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8402203972544091</text:p>
          </table:table-cell>
          <table:table-cell office:value-type="string">
            <text:p>0.9945054746093224</text:p>
          </table:table-cell>
          <table:table-cell office:value-type="string">
            <text:p>0.685844694360886</text:p>
          </table:table-cell>
          <table:table-cell office:value-type="string">
            <text:p>0.005403899852067955</text:p>
          </table:table-cell>
          <table:table-cell office:value-type="string">
            <text:p>0.15118428186115024</text:p>
          </table:table-cell>
          <table:table-cell office:value-type="string">
            <text:p>24.825396825396826</text:p>
          </table:table-cell>
          <table:table-cell office:value-type="string">
            <text:p>11.126984126984127</text:p>
          </table:table-cell>
          <table:table-cell office:value-type="string">
            <text:p>653.0</text:p>
          </table:table-cell>
          <table:table-cell office:value-type="string">
            <text:p>120164.69841269842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8386138696317484</text:p>
          </table:table-cell>
          <table:table-cell office:value-type="string">
            <text:p>0.7238276012902809</text:p>
          </table:table-cell>
          <table:table-cell office:value-type="string">
            <text:p>0.9534672467841853</text:p>
          </table:table-cell>
          <table:table-cell office:value-type="string">
            <text:p>0.2762395075206883</text:p>
          </table:table-cell>
          <table:table-cell office:value-type="string">
            <text:p>0.0012278108296213354</text:p>
          </table:table-cell>
          <table:table-cell office:value-type="string">
            <text:p>34.317460317460316</text:p>
          </table:table-cell>
          <table:table-cell office:value-type="string">
            <text:p>1.6349206349206349</text:p>
          </table:table-cell>
          <table:table-cell office:value-type="string">
            <text:p>33375.95238095238</text:p>
          </table:table-cell>
          <table:table-cell office:value-type="string">
            <text:p>87441.74603174604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8379676233942887</text:p>
          </table:table-cell>
          <table:table-cell office:value-type="string">
            <text:p>0.9965695591823424</text:p>
          </table:table-cell>
          <table:table-cell office:value-type="string">
            <text:p>0.6792732956963033</text:p>
          </table:table-cell>
          <table:table-cell office:value-type="string">
            <text:p>0.003338048907726046</text:p>
          </table:table-cell>
          <table:table-cell office:value-type="string">
            <text:p>0.21670630410732764</text:p>
          </table:table-cell>
          <table:table-cell office:value-type="string">
            <text:p>24.682539682539684</text:p>
          </table:table-cell>
          <table:table-cell office:value-type="string">
            <text:p>11.26984126984127</text:p>
          </table:table-cell>
          <table:table-cell office:value-type="string">
            <text:p>403.3809523809524</text:p>
          </table:table-cell>
          <table:table-cell office:value-type="string">
            <text:p>120414.31746031746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8379203835110236</text:p>
          </table:table-cell>
          <table:table-cell office:value-type="string">
            <text:p>0.9957666403062334</text:p>
          </table:table-cell>
          <table:table-cell office:value-type="string">
            <text:p>0.6799830066586168</text:p>
          </table:table-cell>
          <table:table-cell office:value-type="string">
            <text:p>0.004142239636569638</text:p>
          </table:table-cell>
          <table:table-cell office:value-type="string">
            <text:p>0.18616966496764048</text:p>
          </table:table-cell>
          <table:table-cell office:value-type="string">
            <text:p>24.80952380952381</text:p>
          </table:table-cell>
          <table:table-cell office:value-type="string">
            <text:p>11.142857142857142</text:p>
          </table:table-cell>
          <table:table-cell office:value-type="string">
            <text:p>500.55555555555554</text:p>
          </table:table-cell>
          <table:table-cell office:value-type="string">
            <text:p>120317.14285714286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8357634726366616</text:p>
          </table:table-cell>
          <table:table-cell office:value-type="string">
            <text:p>0.9920500526158916</text:p>
          </table:table-cell>
          <table:table-cell office:value-type="string">
            <text:p>0.679385881451791</text:p>
          </table:table-cell>
          <table:table-cell office:value-type="string">
            <text:p>0.007858936178467847</text:p>
          </table:table-cell>
          <table:table-cell office:value-type="string">
            <text:p>0.11338230746915369</text:p>
          </table:table-cell>
          <table:table-cell office:value-type="string">
            <text:p>24.6984126984127</text:p>
          </table:table-cell>
          <table:table-cell office:value-type="string">
            <text:p>11.253968253968255</text:p>
          </table:table-cell>
          <table:table-cell office:value-type="string">
            <text:p>949.6666666666666</text:p>
          </table:table-cell>
          <table:table-cell office:value-type="string">
            <text:p>119868.03174603175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8314211435251815</text:p>
          </table:table-cell>
          <table:table-cell office:value-type="string">
            <text:p>0.6815571253280626</text:p>
          </table:table-cell>
          <table:table-cell office:value-type="string">
            <text:p>0.9813735047502178</text:p>
          </table:table-cell>
          <table:table-cell office:value-type="string">
            <text:p>0.31853121769985493</text:p>
          </table:table-cell>
          <table:table-cell office:value-type="string">
            <text:p>0.0010495434811897452</text:p>
          </table:table-cell>
          <table:table-cell office:value-type="string">
            <text:p>35.333333333333336</text:p>
          </table:table-cell>
          <table:table-cell office:value-type="string">
            <text:p>0.6190476190476191</text:p>
          </table:table-cell>
          <table:table-cell office:value-type="string">
            <text:p>38485.4126984127</text:p>
          </table:table-cell>
          <table:table-cell office:value-type="string">
            <text:p>82332.28571428571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830642433401823</text:p>
          </table:table-cell>
          <table:table-cell office:value-type="string">
            <text:p>0.9972562223866893</text:p>
          </table:table-cell>
          <table:table-cell office:value-type="string">
            <text:p>0.6639323920567294</text:p>
          </table:table-cell>
          <table:table-cell office:value-type="string">
            <text:p>0.002647525253083469</text:p>
          </table:table-cell>
          <table:table-cell office:value-type="string">
            <text:p>0.2397077286748046</text:p>
          </table:table-cell>
          <table:table-cell office:value-type="string">
            <text:p>24.238095238095237</text:p>
          </table:table-cell>
          <table:table-cell office:value-type="string">
            <text:p>11.714285714285714</text:p>
          </table:table-cell>
          <table:table-cell office:value-type="string">
            <text:p>319.93650793650795</text:p>
          </table:table-cell>
          <table:table-cell office:value-type="string">
            <text:p>120497.76190476191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8304379461651257</text:p>
          </table:table-cell>
          <table:table-cell office:value-type="string">
            <text:p>0.9958916441152709</text:p>
          </table:table-cell>
          <table:table-cell office:value-type="string">
            <text:p>0.6648887612514863</text:p>
          </table:table-cell>
          <table:table-cell office:value-type="string">
            <text:p>0.0040128689212350415</text:p>
          </table:table-cell>
          <table:table-cell office:value-type="string">
            <text:p>0.18661602766126464</text:p>
          </table:table-cell>
          <table:table-cell office:value-type="string">
            <text:p>24.285714285714285</text:p>
          </table:table-cell>
          <table:table-cell office:value-type="string">
            <text:p>11.666666666666666</text:p>
          </table:table-cell>
          <table:table-cell office:value-type="string">
            <text:p>484.92063492063494</text:p>
          </table:table-cell>
          <table:table-cell office:value-type="string">
            <text:p>120332.77777777778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293032185653302</text:p>
          </table:table-cell>
          <table:table-cell office:value-type="string">
            <text:p>0.9937272744989587</text:p>
          </table:table-cell>
          <table:table-cell office:value-type="string">
            <text:p>0.6647847747758986</text:p>
          </table:table-cell>
          <table:table-cell office:value-type="string">
            <text:p>0.006178337645238189</text:p>
          </table:table-cell>
          <table:table-cell office:value-type="string">
            <text:p>0.14315380734709146</text:p>
          </table:table-cell>
          <table:table-cell office:value-type="string">
            <text:p>24.349206349206348</text:p>
          </table:table-cell>
          <table:table-cell office:value-type="string">
            <text:p>11.603174603174603</text:p>
          </table:table-cell>
          <table:table-cell office:value-type="string">
            <text:p>746.6031746031746</text:p>
          </table:table-cell>
          <table:table-cell office:value-type="string">
            <text:p>120071.09523809524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829093987212906</text:p>
          </table:table-cell>
          <table:table-cell office:value-type="string">
            <text:p>0.9972611202470617</text:p>
          </table:table-cell>
          <table:table-cell office:value-type="string">
            <text:p>0.6608275972684013</text:p>
          </table:table-cell>
          <table:table-cell office:value-type="string">
            <text:p>0.002639622842589375</text:p>
          </table:table-cell>
          <table:table-cell office:value-type="string">
            <text:p>0.23985185465864023</text:p>
          </table:table-cell>
          <table:table-cell office:value-type="string">
            <text:p>23.873015873015873</text:p>
          </table:table-cell>
          <table:table-cell office:value-type="string">
            <text:p>12.079365079365079</text:p>
          </table:table-cell>
          <table:table-cell office:value-type="string">
            <text:p>318.968253968254</text:p>
          </table:table-cell>
          <table:table-cell office:value-type="string">
            <text:p>120498.73015873016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8279956076793322</text:p>
          </table:table-cell>
          <table:table-cell office:value-type="string">
            <text:p>0.9891284751234539</text:p>
          </table:table-cell>
          <table:table-cell office:value-type="string">
            <text:p>0.6667671452886623</text:p>
          </table:table-cell>
          <table:table-cell office:value-type="string">
            <text:p>0.010775929929997912</text:p>
          </table:table-cell>
          <table:table-cell office:value-type="string">
            <text:p>0.0811488798486711</text:p>
          </table:table-cell>
          <table:table-cell office:value-type="string">
            <text:p>24.047619047619047</text:p>
          </table:table-cell>
          <table:table-cell office:value-type="string">
            <text:p>11.904761904761905</text:p>
          </table:table-cell>
          <table:table-cell office:value-type="string">
            <text:p>1302.142857142857</text:p>
          </table:table-cell>
          <table:table-cell office:value-type="string">
            <text:p>119515.55555555556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8272959137176695</text:p>
          </table:table-cell>
          <table:table-cell office:value-type="string">
            <text:p>0.6667337432988237</text:p>
          </table:table-cell>
          <table:table-cell office:value-type="string">
            <text:p>0.9879520269507692</text:p>
          </table:table-cell>
          <table:table-cell office:value-type="string">
            <text:p>0.33336019951543017</text:p>
          </table:table-cell>
          <table:table-cell office:value-type="string">
            <text:p>0.0010028357819764297</text:p>
          </table:table-cell>
          <table:table-cell office:value-type="string">
            <text:p>35.476190476190474</text:p>
          </table:table-cell>
          <table:table-cell office:value-type="string">
            <text:p>0.47619047619047616</text:p>
          </table:table-cell>
          <table:table-cell office:value-type="string">
            <text:p>40277.031746031746</text:p>
          </table:table-cell>
          <table:table-cell office:value-type="string">
            <text:p>80540.66666666667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8272378999574674</text:p>
          </table:table-cell>
          <table:table-cell office:value-type="string">
            <text:p>0.6679552380291893</text:p>
          </table:table-cell>
          <table:table-cell office:value-type="string">
            <text:p>0.986614756280176</text:p>
          </table:table-cell>
          <table:table-cell office:value-type="string">
            <text:p>0.3321389563652411</text:p>
          </table:table-cell>
          <table:table-cell office:value-type="string">
            <text:p>0.0010051405240511966</text:p>
          </table:table-cell>
          <table:table-cell office:value-type="string">
            <text:p>35.55555555555556</text:p>
          </table:table-cell>
          <table:table-cell office:value-type="string">
            <text:p>0.3968253968253968</text:p>
          </table:table-cell>
          <table:table-cell office:value-type="string">
            <text:p>40129.49206349206</text:p>
          </table:table-cell>
          <table:table-cell office:value-type="string">
            <text:p>80688.20634920635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8250080896014182</text:p>
          </table:table-cell>
          <table:table-cell office:value-type="string">
            <text:p>0.9980265085085742</text:p>
          </table:table-cell>
          <table:table-cell office:value-type="string">
            <text:p>0.6518876959831547</text:p>
          </table:table-cell>
          <table:table-cell office:value-type="string">
            <text:p>0.001871516780318303</text:p>
          </table:table-cell>
          <table:table-cell office:value-type="string">
            <text:p>0.2700884960859965</text:p>
          </table:table-cell>
          <table:table-cell office:value-type="string">
            <text:p>23.571428571428573</text:p>
          </table:table-cell>
          <table:table-cell office:value-type="string">
            <text:p>12.380952380952381</text:p>
          </table:table-cell>
          <table:table-cell office:value-type="string">
            <text:p>226.15873015873015</text:p>
          </table:table-cell>
          <table:table-cell office:value-type="string">
            <text:p>120591.53968253969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219841644341206</text:p>
          </table:table-cell>
          <table:table-cell office:value-type="string">
            <text:p>0.9983421932354681</text:p>
          </table:table-cell>
          <table:table-cell office:value-type="string">
            <text:p>0.6455231610104707</text:p>
          </table:table-cell>
          <table:table-cell office:value-type="string">
            <text:p>0.0015548321422295028</text:p>
          </table:table-cell>
          <table:table-cell office:value-type="string">
            <text:p>0.30117122811224806</text:p>
          </table:table-cell>
          <table:table-cell office:value-type="string">
            <text:p>23.46031746031746</text:p>
          </table:table-cell>
          <table:table-cell office:value-type="string">
            <text:p>12.492063492063492</text:p>
          </table:table-cell>
          <table:table-cell office:value-type="string">
            <text:p>187.88888888888889</text:p>
          </table:table-cell>
          <table:table-cell office:value-type="string">
            <text:p>120629.80952380953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820661153899681</text:p>
          </table:table-cell>
          <table:table-cell office:value-type="string">
            <text:p>0.6600764226626233</text:p>
          </table:table-cell>
          <table:table-cell office:value-type="string">
            <text:p>0.9813399183493625</text:p>
          </table:table-cell>
          <table:table-cell office:value-type="string">
            <text:p>0.34001761055000057</text:p>
          </table:table-cell>
          <table:table-cell office:value-type="string">
            <text:p>0.000978355759280814</text:p>
          </table:table-cell>
          <table:table-cell office:value-type="string">
            <text:p>35.25396825396825</text:p>
          </table:table-cell>
          <table:table-cell office:value-type="string">
            <text:p>0.6984126984126984</text:p>
          </table:table-cell>
          <table:table-cell office:value-type="string">
            <text:p>41081.4126984127</text:p>
          </table:table-cell>
          <table:table-cell office:value-type="string">
            <text:p>79736.28571428571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820482559509526</text:p>
          </table:table-cell>
          <table:table-cell office:value-type="string">
            <text:p>0.6630050790631671</text:p>
          </table:table-cell>
          <table:table-cell office:value-type="string">
            <text:p>0.9780534261151789</text:p>
          </table:table-cell>
          <table:table-cell office:value-type="string">
            <text:p>0.3370883070961269</text:p>
          </table:table-cell>
          <table:table-cell office:value-type="string">
            <text:p>0.0009758336043640811</text:p>
          </table:table-cell>
          <table:table-cell office:value-type="string">
            <text:p>35.26984126984127</text:p>
          </table:table-cell>
          <table:table-cell office:value-type="string">
            <text:p>0.6825396825396826</text:p>
          </table:table-cell>
          <table:table-cell office:value-type="string">
            <text:p>40727.4126984127</text:p>
          </table:table-cell>
          <table:table-cell office:value-type="string">
            <text:p>80090.28571428571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8185316623230932</text:p>
          </table:table-cell>
          <table:table-cell office:value-type="string">
            <text:p>0.9989312882783073</text:p>
          </table:table-cell>
          <table:table-cell office:value-type="string">
            <text:p>0.6380266708181577</text:p>
          </table:table-cell>
          <table:table-cell office:value-type="string">
            <text:p>0.0009633461719712929</text:p>
          </table:table-cell>
          <table:table-cell office:value-type="string">
            <text:p>0.3626093139245035</text:p>
          </table:table-cell>
          <table:table-cell office:value-type="string">
            <text:p>23.19047619047619</text:p>
          </table:table-cell>
          <table:table-cell office:value-type="string">
            <text:p>12.761904761904763</text:p>
          </table:table-cell>
          <table:table-cell office:value-type="string">
            <text:p>116.41269841269842</text:p>
          </table:table-cell>
          <table:table-cell office:value-type="string">
            <text:p>120701.28571428571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8174198407189313</text:p>
          </table:table-cell>
          <table:table-cell office:value-type="string">
            <text:p>0.9983034696567845</text:p>
          </table:table-cell>
          <table:table-cell office:value-type="string">
            <text:p>0.6364298274087397</text:p>
          </table:table-cell>
          <table:table-cell office:value-type="string">
            <text:p>0.001590145970877285</text:p>
          </table:table-cell>
          <table:table-cell office:value-type="string">
            <text:p>0.2920734406845566</text:p>
          </table:table-cell>
          <table:table-cell office:value-type="string">
            <text:p>23.047619047619047</text:p>
          </table:table-cell>
          <table:table-cell office:value-type="string">
            <text:p>12.904761904761905</text:p>
          </table:table-cell>
          <table:table-cell office:value-type="string">
            <text:p>192.15873015873015</text:p>
          </table:table-cell>
          <table:table-cell office:value-type="string">
            <text:p>120625.53968253969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8160951205880396</text:p>
          </table:table-cell>
          <table:table-cell office:value-type="string">
            <text:p>0.995080811241327</text:p>
          </table:table-cell>
          <table:table-cell office:value-type="string">
            <text:p>0.6370068174721939</text:p>
          </table:table-cell>
          <table:table-cell office:value-type="string">
            <text:p>0.004816576296114835</text:p>
          </table:table-cell>
          <table:table-cell office:value-type="string">
            <text:p>0.16055929312023887</text:p>
          </table:table-cell>
          <table:table-cell office:value-type="string">
            <text:p>23.396825396825395</text:p>
          </table:table-cell>
          <table:table-cell office:value-type="string">
            <text:p>12.555555555555555</text:p>
          </table:table-cell>
          <table:table-cell office:value-type="string">
            <text:p>582.031746031746</text:p>
          </table:table-cell>
          <table:table-cell office:value-type="string">
            <text:p>120235.66666666667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8150976785295482</text:p>
          </table:table-cell>
          <table:table-cell office:value-type="string">
            <text:p>0.9990275371479849</text:p>
          </table:table-cell>
          <table:table-cell office:value-type="string">
            <text:p>0.631059802611909</text:p>
          </table:table-cell>
          <table:table-cell office:value-type="string">
            <text:p>0.000864445552812641</text:p>
          </table:table-cell>
          <table:table-cell office:value-type="string">
            <text:p>0.3723133580601499</text:p>
          </table:table-cell>
          <table:table-cell office:value-type="string">
            <text:p>22.873015873015873</text:p>
          </table:table-cell>
          <table:table-cell office:value-type="string">
            <text:p>13.079365079365079</text:p>
          </table:table-cell>
          <table:table-cell office:value-type="string">
            <text:p>104.46031746031746</text:p>
          </table:table-cell>
          <table:table-cell office:value-type="string">
            <text:p>120713.23809523809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8144162444731093</text:p>
          </table:table-cell>
          <table:table-cell office:value-type="string">
            <text:p>0.99827022629106</text:p>
          </table:table-cell>
          <table:table-cell office:value-type="string">
            <text:p>0.6304565505427637</text:p>
          </table:table-cell>
          <table:table-cell office:value-type="string">
            <text:p>0.0016240615965452067</text:p>
          </table:table-cell>
          <table:table-cell office:value-type="string">
            <text:p>0.2862015521112944</text:p>
          </table:table-cell>
          <table:table-cell office:value-type="string">
            <text:p>23.126984126984127</text:p>
          </table:table-cell>
          <table:table-cell office:value-type="string">
            <text:p>12.825396825396826</text:p>
          </table:table-cell>
          <table:table-cell office:value-type="string">
            <text:p>196.25396825396825</text:p>
          </table:table-cell>
          <table:table-cell office:value-type="string">
            <text:p>120621.44444444444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8135447606999273</text:p>
          </table:table-cell>
          <table:table-cell office:value-type="string">
            <text:p>0.6502100829961376</text:p>
          </table:table-cell>
          <table:table-cell office:value-type="string">
            <text:p>0.97697632860951</text:p>
          </table:table-cell>
          <table:table-cell office:value-type="string">
            <text:p>0.3498868072096555</text:p>
          </table:table-cell>
          <table:table-cell office:value-type="string">
            <text:p>0.0009371133935131205</text:p>
          </table:table-cell>
          <table:table-cell office:value-type="string">
            <text:p>35.23809523809524</text:p>
          </table:table-cell>
          <table:table-cell office:value-type="string">
            <text:p>0.7142857142857143</text:p>
          </table:table-cell>
          <table:table-cell office:value-type="string">
            <text:p>42273.730158730155</text:p>
          </table:table-cell>
          <table:table-cell office:value-type="string">
            <text:p>78543.96825396825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8124697227316277</text:p>
          </table:table-cell>
          <table:table-cell office:value-type="string">
            <text:p>0.9981478354784281</text:p>
          </table:table-cell>
          <table:table-cell office:value-type="string">
            <text:p>0.6266822469948684</text:p>
          </table:table-cell>
          <table:table-cell office:value-type="string">
            <text:p>0.0017428015316130854</text:p>
          </table:table-cell>
          <table:table-cell office:value-type="string">
            <text:p>0.27899851536534126</text:p>
          </table:table-cell>
          <table:table-cell office:value-type="string">
            <text:p>22.682539682539684</text:p>
          </table:table-cell>
          <table:table-cell office:value-type="string">
            <text:p>13.26984126984127</text:p>
          </table:table-cell>
          <table:table-cell office:value-type="string">
            <text:p>210.6031746031746</text:p>
          </table:table-cell>
          <table:table-cell office:value-type="string">
            <text:p>120607.09523809524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09979975504465</text:p>
          </table:table-cell>
          <table:table-cell office:value-type="string">
            <text:p>0.6319061171382162</text:p>
          </table:table-cell>
          <table:table-cell office:value-type="string">
            <text:p>0.988159300651597</text:p>
          </table:table-cell>
          <table:table-cell office:value-type="string">
            <text:p>0.36819934964266693</text:p>
          </table:table-cell>
          <table:table-cell office:value-type="string">
            <text:p>0.0008919737626717926</text:p>
          </table:table-cell>
          <table:table-cell office:value-type="string">
            <text:p>35.6031746031746</text:p>
          </table:table-cell>
          <table:table-cell office:value-type="string">
            <text:p>0.3492063492063492</text:p>
          </table:table-cell>
          <table:table-cell office:value-type="string">
            <text:p>44486.15873015873</text:p>
          </table:table-cell>
          <table:table-cell office:value-type="string">
            <text:p>76331.53968253969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8099723655101381</text:p>
          </table:table-cell>
          <table:table-cell office:value-type="string">
            <text:p>0.9976880701587042</text:p>
          </table:table-cell>
          <table:table-cell office:value-type="string">
            <text:p>0.6221461124549909</text:p>
          </table:table-cell>
          <table:table-cell office:value-type="string">
            <text:p>0.0022013814347146203</text:p>
          </table:table-cell>
          <table:table-cell office:value-type="string">
            <text:p>0.24896522343849012</text:p>
          </table:table-cell>
          <table:table-cell office:value-type="string">
            <text:p>22.523809523809526</text:p>
          </table:table-cell>
          <table:table-cell office:value-type="string">
            <text:p>13.428571428571429</text:p>
          </table:table-cell>
          <table:table-cell office:value-type="string">
            <text:p>266.015873015873</text:p>
          </table:table-cell>
          <table:table-cell office:value-type="string">
            <text:p>120551.68253968254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8085221201988024</text:p>
          </table:table-cell>
          <table:table-cell office:value-type="string">
            <text:p>0.9982366144713304</text:p>
          </table:table-cell>
          <table:table-cell office:value-type="string">
            <text:p>0.6186990306649686</text:p>
          </table:table-cell>
          <table:table-cell office:value-type="string">
            <text:p>0.001654790267363694</text:p>
          </table:table-cell>
          <table:table-cell office:value-type="string">
            <text:p>0.2882355584750546</text:p>
          </table:table-cell>
          <table:table-cell office:value-type="string">
            <text:p>22.77777777777778</text:p>
          </table:table-cell>
          <table:table-cell office:value-type="string">
            <text:p>13.174603174603174</text:p>
          </table:table-cell>
          <table:table-cell office:value-type="string">
            <text:p>199.96825396825398</text:p>
          </table:table-cell>
          <table:table-cell office:value-type="string">
            <text:p>120617.73015873016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8075988307181645</text:p>
          </table:table-cell>
          <table:table-cell office:value-type="string">
            <text:p>0.9815387445375199</text:p>
          </table:table-cell>
          <table:table-cell office:value-type="string">
            <text:p>0.6335569704927042</text:p>
          </table:table-cell>
          <table:table-cell office:value-type="string">
            <text:p>0.018359309056375183</text:p>
          </table:table-cell>
          <table:table-cell office:value-type="string">
            <text:p>0.03867196156753796</text:p>
          </table:table-cell>
          <table:table-cell office:value-type="string">
            <text:p>23.03174603174603</text:p>
          </table:table-cell>
          <table:table-cell office:value-type="string">
            <text:p>12.920634920634921</text:p>
          </table:table-cell>
          <table:table-cell office:value-type="string">
            <text:p>2218.4920634920636</text:p>
          </table:table-cell>
          <table:table-cell office:value-type="string">
            <text:p>118599.20634920635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8074968185016116</text:p>
          </table:table-cell>
          <table:table-cell office:value-type="string">
            <text:p>0.6238594823912923</text:p>
          </table:table-cell>
          <table:table-cell office:value-type="string">
            <text:p>0.9912425870918414</text:p>
          </table:table-cell>
          <table:table-cell office:value-type="string">
            <text:p>0.3762489500886181</text:p>
          </table:table-cell>
          <table:table-cell office:value-type="string">
            <text:p>0.0008722700001115921</text:p>
          </table:table-cell>
          <table:table-cell office:value-type="string">
            <text:p>35.666666666666664</text:p>
          </table:table-cell>
          <table:table-cell office:value-type="string">
            <text:p>0.2857142857142857</text:p>
          </table:table-cell>
          <table:table-cell office:value-type="string">
            <text:p>45458.68253968254</text:p>
          </table:table-cell>
          <table:table-cell office:value-type="string">
            <text:p>75359.01587301587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8060958853592941</text:p>
          </table:table-cell>
          <table:table-cell office:value-type="string">
            <text:p>0.624828261900631</text:p>
          </table:table-cell>
          <table:table-cell office:value-type="string">
            <text:p>0.9874694637281538</text:p>
          </table:table-cell>
          <table:table-cell office:value-type="string">
            <text:p>0.3752776930095657</text:p>
          </table:table-cell>
          <table:table-cell office:value-type="string">
            <text:p>0.0008756901133121778</text:p>
          </table:table-cell>
          <table:table-cell office:value-type="string">
            <text:p>35.41269841269841</text:p>
          </table:table-cell>
          <table:table-cell office:value-type="string">
            <text:p>0.5396825396825397</text:p>
          </table:table-cell>
          <table:table-cell office:value-type="string">
            <text:p>45341.4126984127</text:p>
          </table:table-cell>
          <table:table-cell office:value-type="string">
            <text:p>75476.28571428571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8036911529037818</text:p>
          </table:table-cell>
          <table:table-cell office:value-type="string">
            <text:p>0.6159671781368219</text:p>
          </table:table-cell>
          <table:table-cell office:value-type="string">
            <text:p>0.9915260338038595</text:p>
          </table:table-cell>
          <table:table-cell office:value-type="string">
            <text:p>0.38414372799629587</text:p>
          </table:table-cell>
          <table:table-cell office:value-type="string">
            <text:p>0.0008524058660790581</text:p>
          </table:table-cell>
          <table:table-cell office:value-type="string">
            <text:p>35.682539682539684</text:p>
          </table:table-cell>
          <table:table-cell office:value-type="string">
            <text:p>0.2698412698412698</text:p>
          </table:table-cell>
          <table:table-cell office:value-type="string">
            <text:p>46412.52380952381</text:p>
          </table:table-cell>
          <table:table-cell office:value-type="string">
            <text:p>74405.1746031746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8010798843648714</text:p>
          </table:table-cell>
          <table:table-cell office:value-type="string">
            <text:p>0.9861836852832391</text:p>
          </table:table-cell>
          <table:table-cell office:value-type="string">
            <text:p>0.6158695673145129</text:p>
          </table:table-cell>
          <table:table-cell office:value-type="string">
            <text:p>0.013709798584770071</text:p>
          </table:table-cell>
          <table:table-cell office:value-type="string">
            <text:p>0.05679913137454181</text:p>
          </table:table-cell>
          <table:table-cell office:value-type="string">
            <text:p>22.634920634920636</text:p>
          </table:table-cell>
          <table:table-cell office:value-type="string">
            <text:p>13.317460317460318</text:p>
          </table:table-cell>
          <table:table-cell office:value-type="string">
            <text:p>1656.6825396825398</text:p>
          </table:table-cell>
          <table:table-cell office:value-type="string">
            <text:p>119161.01587301587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003347820528881</text:p>
          </table:table-cell>
          <table:table-cell office:value-type="string">
            <text:p>0.9970936415106165</text:p>
          </table:table-cell>
          <table:table-cell office:value-type="string">
            <text:p>0.6034607899614647</text:p>
          </table:table-cell>
          <table:table-cell office:value-type="string">
            <text:p>0.0027912258556885496</text:p>
          </table:table-cell>
          <table:table-cell office:value-type="string">
            <text:p>0.216900925938204</text:p>
          </table:table-cell>
          <table:table-cell office:value-type="string">
            <text:p>21.952380952380953</text:p>
          </table:table-cell>
          <table:table-cell office:value-type="string">
            <text:p>14.0</text:p>
          </table:table-cell>
          <table:table-cell office:value-type="string">
            <text:p>337.3015873015873</text:p>
          </table:table-cell>
          <table:table-cell office:value-type="string">
            <text:p>120480.39682539682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7987134830454088</text:p>
          </table:table-cell>
          <table:table-cell office:value-type="string">
            <text:p>0.6101481126987761</text:p>
          </table:table-cell>
          <table:table-cell office:value-type="string">
            <text:p>0.987389910701434</text:p>
          </table:table-cell>
          <table:table-cell office:value-type="string">
            <text:p>0.38996294461061654</text:p>
          </table:table-cell>
          <table:table-cell office:value-type="string">
            <text:p>0.0008363354877969866</text:p>
          </table:table-cell>
          <table:table-cell office:value-type="string">
            <text:p>35.492063492063494</text:p>
          </table:table-cell>
          <table:table-cell office:value-type="string">
            <text:p>0.4603174603174603</text:p>
          </table:table-cell>
          <table:table-cell office:value-type="string">
            <text:p>47115.60317460317</text:p>
          </table:table-cell>
          <table:table-cell office:value-type="string">
            <text:p>73702.09523809524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797191391458399</text:p>
          </table:table-cell>
          <table:table-cell office:value-type="string">
            <text:p>0.9956778317709238</text:p>
          </table:table-cell>
          <table:table-cell office:value-type="string">
            <text:p>0.5985887696704864</text:p>
          </table:table-cell>
          <table:table-cell office:value-type="string">
            <text:p>0.00420598675368841</text:p>
          </table:table-cell>
          <table:table-cell office:value-type="string">
            <text:p>0.16986512339466525</text:p>
          </table:table-cell>
          <table:table-cell office:value-type="string">
            <text:p>21.77777777777778</text:p>
          </table:table-cell>
          <table:table-cell office:value-type="string">
            <text:p>14.174603174603174</text:p>
          </table:table-cell>
          <table:table-cell office:value-type="string">
            <text:p>508.25396825396825</text:p>
          </table:table-cell>
          <table:table-cell office:value-type="string">
            <text:p>120309.44444444444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7967915284443274</text:p>
          </table:table-cell>
          <table:table-cell office:value-type="string">
            <text:p>0.599179353681711</text:p>
          </table:table-cell>
          <table:table-cell office:value-type="string">
            <text:p>0.9945203014142091</text:p>
          </table:table-cell>
          <table:table-cell office:value-type="string">
            <text:p>0.4009372445255544</text:p>
          </table:table-cell>
          <table:table-cell office:value-type="string">
            <text:p>0.0008152578048092423</text:p>
          </table:table-cell>
          <table:table-cell office:value-type="string">
            <text:p>35.74603174603175</text:p>
          </table:table-cell>
          <table:table-cell office:value-type="string">
            <text:p>0.20634920634920634</text:p>
          </table:table-cell>
          <table:table-cell office:value-type="string">
            <text:p>48441.39682539683</text:p>
          </table:table-cell>
          <table:table-cell office:value-type="string">
            <text:p>72376.30158730158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7964322481702586</text:p>
          </table:table-cell>
          <table:table-cell office:value-type="string">
            <text:p>0.993436926563942</text:p>
          </table:table-cell>
          <table:table-cell office:value-type="string">
            <text:p>0.5993114411857069</text:p>
          </table:table-cell>
          <table:table-cell office:value-type="string">
            <text:p>0.006446944845189646</text:p>
          </table:table-cell>
          <table:table-cell office:value-type="string">
            <text:p>0.1255058999221738</text:p>
          </table:table-cell>
          <table:table-cell office:value-type="string">
            <text:p>21.714285714285715</text:p>
          </table:table-cell>
          <table:table-cell office:value-type="string">
            <text:p>14.238095238095237</text:p>
          </table:table-cell>
          <table:table-cell office:value-type="string">
            <text:p>779.063492063492</text:p>
          </table:table-cell>
          <table:table-cell office:value-type="string">
            <text:p>120038.63492063493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7962869183079015</text:p>
          </table:table-cell>
          <table:table-cell office:value-type="string">
            <text:p>0.6096334975938622</text:p>
          </table:table-cell>
          <table:table-cell office:value-type="string">
            <text:p>0.9830511395283982</text:p>
          </table:table-cell>
          <table:table-cell office:value-type="string">
            <text:p>0.3904773029125951</text:p>
          </table:table-cell>
          <table:table-cell office:value-type="string">
            <text:p>0.0008302035291357088</text:p>
          </table:table-cell>
          <table:table-cell office:value-type="string">
            <text:p>35.44444444444444</text:p>
          </table:table-cell>
          <table:table-cell office:value-type="string">
            <text:p>0.5079365079365079</text:p>
          </table:table-cell>
          <table:table-cell office:value-type="string">
            <text:p>47177.730158730155</text:p>
          </table:table-cell>
          <table:table-cell office:value-type="string">
            <text:p>73639.96825396825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7953352105709683</text:p>
          </table:table-cell>
          <table:table-cell office:value-type="string">
            <text:p>0.6077306985440254</text:p>
          </table:table-cell>
          <table:table-cell office:value-type="string">
            <text:p>0.9830511395283982</text:p>
          </table:table-cell>
          <table:table-cell office:value-type="string">
            <text:p>0.39238071838646155</text:p>
          </table:table-cell>
          <table:table-cell office:value-type="string">
            <text:p>0.0008242671567350741</text:p>
          </table:table-cell>
          <table:table-cell office:value-type="string">
            <text:p>35.44444444444444</text:p>
          </table:table-cell>
          <table:table-cell office:value-type="string">
            <text:p>0.5079365079365079</text:p>
          </table:table-cell>
          <table:table-cell office:value-type="string">
            <text:p>47407.666666666664</text:p>
          </table:table-cell>
          <table:table-cell office:value-type="string">
            <text:p>73410.03174603175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7952116479914204</text:p>
          </table:table-cell>
          <table:table-cell office:value-type="string">
            <text:p>0.6130116508446979</text:p>
          </table:table-cell>
          <table:table-cell office:value-type="string">
            <text:p>0.9775199886964955</text:p>
          </table:table-cell>
          <table:table-cell office:value-type="string">
            <text:p>0.38709669271365466</text:p>
          </table:table-cell>
          <table:table-cell office:value-type="string">
            <text:p>0.0008332008367537276</text:p>
          </table:table-cell>
          <table:table-cell office:value-type="string">
            <text:p>35.26984126984127</text:p>
          </table:table-cell>
          <table:table-cell office:value-type="string">
            <text:p>0.6825396825396826</text:p>
          </table:table-cell>
          <table:table-cell office:value-type="string">
            <text:p>46769.28571428572</text:p>
          </table:table-cell>
          <table:table-cell office:value-type="string">
            <text:p>74048.41269841269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7952072195148309</text:p>
          </table:table-cell>
          <table:table-cell office:value-type="string">
            <text:p>0.596531625172302</text:p>
          </table:table-cell>
          <table:table-cell office:value-type="string">
            <text:p>0.9939998746642742</text:p>
          </table:table-cell>
          <table:table-cell office:value-type="string">
            <text:p>0.4035854356346124</text:p>
          </table:table-cell>
          <table:table-cell office:value-type="string">
            <text:p>0.0008091650193070385</text:p>
          </table:table-cell>
          <table:table-cell office:value-type="string">
            <text:p>35.714285714285715</text:p>
          </table:table-cell>
          <table:table-cell office:value-type="string">
            <text:p>0.23809523809523808</text:p>
          </table:table-cell>
          <table:table-cell office:value-type="string">
            <text:p>48761.380952380954</text:p>
          </table:table-cell>
          <table:table-cell office:value-type="string">
            <text:p>72056.31746031746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7949061525271137</text:p>
          </table:table-cell>
          <table:table-cell office:value-type="string">
            <text:p>0.6081244929424623</text:p>
          </table:table-cell>
          <table:table-cell office:value-type="string">
            <text:p>0.9817988626613672</text:p>
          </table:table-cell>
          <table:table-cell office:value-type="string">
            <text:p>0.3919865576071397</text:p>
          </table:table-cell>
          <table:table-cell office:value-type="string">
            <text:p>0.000825384121967498</text:p>
          </table:table-cell>
          <table:table-cell office:value-type="string">
            <text:p>35.41269841269841</text:p>
          </table:table-cell>
          <table:table-cell office:value-type="string">
            <text:p>0.5396825396825397</text:p>
          </table:table-cell>
          <table:table-cell office:value-type="string">
            <text:p>47360.04761904762</text:p>
          </table:table-cell>
          <table:table-cell office:value-type="string">
            <text:p>73457.6507936508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7926227371406623</text:p>
          </table:table-cell>
          <table:table-cell office:value-type="string">
            <text:p>0.9930137968668832</text:p>
          </table:table-cell>
          <table:table-cell office:value-type="string">
            <text:p>0.59211409096666</text:p>
          </table:table-cell>
          <table:table-cell office:value-type="string">
            <text:p>0.006868616685335381</text:p>
          </table:table-cell>
          <table:table-cell office:value-type="string">
            <text:p>0.11805064941337101</text:p>
          </table:table-cell>
          <table:table-cell office:value-type="string">
            <text:p>21.523809523809526</text:p>
          </table:table-cell>
          <table:table-cell office:value-type="string">
            <text:p>14.428571428571429</text:p>
          </table:table-cell>
          <table:table-cell office:value-type="string">
            <text:p>830.015873015873</text:p>
          </table:table-cell>
          <table:table-cell office:value-type="string">
            <text:p>119987.68253968254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7916062319100634</text:p>
          </table:table-cell>
          <table:table-cell office:value-type="string">
            <text:p>0.5948864860922942</text:p>
          </table:table-cell>
          <table:table-cell office:value-type="string">
            <text:p>0.988442747363615</text:p>
          </table:table-cell>
          <table:table-cell office:value-type="string">
            <text:p>0.4052302835434882</text:p>
          </table:table-cell>
          <table:table-cell office:value-type="string">
            <text:p>0.000799160841719282</text:p>
          </table:table-cell>
          <table:table-cell office:value-type="string">
            <text:p>35.61904761904762</text:p>
          </table:table-cell>
          <table:table-cell office:value-type="string">
            <text:p>0.3333333333333333</text:p>
          </table:table-cell>
          <table:table-cell office:value-type="string">
            <text:p>48960.079365079364</text:p>
          </table:table-cell>
          <table:table-cell office:value-type="string">
            <text:p>71857.61904761905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7907407945560987</text:p>
          </table:table-cell>
          <table:table-cell office:value-type="string">
            <text:p>0.6070409591027564</text:p>
          </table:table-cell>
          <table:table-cell office:value-type="string">
            <text:p>0.9745500332829311</text:p>
          </table:table-cell>
          <table:table-cell office:value-type="string">
            <text:p>0.39306844417073367</text:p>
          </table:table-cell>
          <table:table-cell office:value-type="string">
            <text:p>0.0008152326726625425</text:p>
          </table:table-cell>
          <table:table-cell office:value-type="string">
            <text:p>35.17460317460318</text:p>
          </table:table-cell>
          <table:table-cell office:value-type="string">
            <text:p>0.7777777777777778</text:p>
          </table:table-cell>
          <table:table-cell office:value-type="string">
            <text:p>47490.74603174603</text:p>
          </table:table-cell>
          <table:table-cell office:value-type="string">
            <text:p>73326.95238095238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790272696228083</text:p>
          </table:table-cell>
          <table:table-cell office:value-type="string">
            <text:p>0.5924890341153056</text:p>
          </table:table-cell>
          <table:table-cell office:value-type="string">
            <text:p>0.9881737131962759</text:p>
          </table:table-cell>
          <table:table-cell office:value-type="string">
            <text:p>0.40762832074010985</text:p>
          </table:table-cell>
          <table:table-cell office:value-type="string">
            <text:p>0.0007950319133832528</text:p>
          </table:table-cell>
          <table:table-cell office:value-type="string">
            <text:p>35.6031746031746</text:p>
          </table:table-cell>
          <table:table-cell office:value-type="string">
            <text:p>0.3492063492063492</text:p>
          </table:table-cell>
          <table:table-cell office:value-type="string">
            <text:p>49249.80952380953</text:p>
          </table:table-cell>
          <table:table-cell office:value-type="string">
            <text:p>71567.88888888889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7900046150475887</text:p>
          </table:table-cell>
          <table:table-cell office:value-type="string">
            <text:p>0.605308972627155</text:p>
          </table:table-cell>
          <table:table-cell office:value-type="string">
            <text:p>0.9748102466578986</text:p>
          </table:table-cell>
          <table:table-cell office:value-type="string">
            <text:p>0.39480101656272126</text:p>
          </table:table-cell>
          <table:table-cell office:value-type="string">
            <text:p>0.0008132319321932149</text:p>
          </table:table-cell>
          <table:table-cell office:value-type="string">
            <text:p>35.19047619047619</text:p>
          </table:table-cell>
          <table:table-cell office:value-type="string">
            <text:p>0.7619047619047619</text:p>
          </table:table-cell>
          <table:table-cell office:value-type="string">
            <text:p>47700.11111111111</text:p>
          </table:table-cell>
          <table:table-cell office:value-type="string">
            <text:p>73117.58730158731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7885805714820042</text:p>
          </table:table-cell>
          <table:table-cell office:value-type="string">
            <text:p>0.5852351251874501</text:p>
          </table:table-cell>
          <table:table-cell office:value-type="string">
            <text:p>0.9920464605537944</text:p>
          </table:table-cell>
          <table:table-cell office:value-type="string">
            <text:p>0.414885317589786</text:p>
          </table:table-cell>
          <table:table-cell office:value-type="string">
            <text:p>0.0007811321373744593</text:p>
          </table:table-cell>
          <table:table-cell office:value-type="string">
            <text:p>35.714285714285715</text:p>
          </table:table-cell>
          <table:table-cell office:value-type="string">
            <text:p>0.23809523809523808</text:p>
          </table:table-cell>
          <table:table-cell office:value-type="string">
            <text:p>50126.5873015873</text:p>
          </table:table-cell>
          <table:table-cell office:value-type="string">
            <text:p>70691.11111111111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7867544656481769</text:p>
          </table:table-cell>
          <table:table-cell office:value-type="string">
            <text:p>0.9987109424323818</text:p>
          </table:table-cell>
          <table:table-cell office:value-type="string">
            <text:p>0.5746750739494417</text:p>
          </table:table-cell>
          <table:table-cell office:value-type="string">
            <text:p>0.0011661426530881634</text:p>
          </table:table-cell>
          <table:table-cell office:value-type="string">
            <text:p>0.3244000761138957</text:p>
          </table:table-cell>
          <table:table-cell office:value-type="string">
            <text:p>21.063492063492063</text:p>
          </table:table-cell>
          <table:table-cell office:value-type="string">
            <text:p>14.88888888888889</text:p>
          </table:table-cell>
          <table:table-cell office:value-type="string">
            <text:p>140.9206349206349</text:p>
          </table:table-cell>
          <table:table-cell office:value-type="string">
            <text:p>120676.77777777778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7862285493102115</text:p>
          </table:table-cell>
          <table:table-cell office:value-type="string">
            <text:p>0.9990972631523461</text:p>
          </table:table-cell>
          <table:table-cell office:value-type="string">
            <text:p>0.5732351120638841</text:p>
          </table:table-cell>
          <table:table-cell office:value-type="string">
            <text:p>0.0007780134434611083</text:p>
          </table:table-cell>
          <table:table-cell office:value-type="string">
            <text:p>0.36690075945359313</text:p>
          </table:table-cell>
          <table:table-cell office:value-type="string">
            <text:p>20.857142857142858</text:p>
          </table:table-cell>
          <table:table-cell office:value-type="string">
            <text:p>15.095238095238095</text:p>
          </table:table-cell>
          <table:table-cell office:value-type="string">
            <text:p>94.01587301587301</text:p>
          </table:table-cell>
          <table:table-cell office:value-type="string">
            <text:p>120723.68253968254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7861177411583689</text:p>
          </table:table-cell>
          <table:table-cell office:value-type="string">
            <text:p>0.5975375534939512</text:p>
          </table:table-cell>
          <table:table-cell office:value-type="string">
            <text:p>0.9748102466578986</text:p>
          </table:table-cell>
          <table:table-cell office:value-type="string">
            <text:p>0.40257476434116085</text:p>
          </table:table-cell>
          <table:table-cell office:value-type="string">
            <text:p>0.0007943643217962874</text:p>
          </table:table-cell>
          <table:table-cell office:value-type="string">
            <text:p>35.19047619047619</text:p>
          </table:table-cell>
          <table:table-cell office:value-type="string">
            <text:p>0.7619047619047619</text:p>
          </table:table-cell>
          <table:table-cell office:value-type="string">
            <text:p>48639.30158730159</text:p>
          </table:table-cell>
          <table:table-cell office:value-type="string">
            <text:p>72178.39682539682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7859675389539962</text:p>
          </table:table-cell>
          <table:table-cell office:value-type="string">
            <text:p>0.5841413905320467</text:p>
          </table:table-cell>
          <table:table-cell office:value-type="string">
            <text:p>0.9879134998213085</text:p>
          </table:table-cell>
          <table:table-cell office:value-type="string">
            <text:p>0.41597842191331624</text:p>
          </table:table-cell>
          <table:table-cell office:value-type="string">
            <text:p>0.0007782010997586098</text:p>
          </table:table-cell>
          <table:table-cell office:value-type="string">
            <text:p>35.58730158730159</text:p>
          </table:table-cell>
          <table:table-cell office:value-type="string">
            <text:p>0.36507936507936506</text:p>
          </table:table-cell>
          <table:table-cell office:value-type="string">
            <text:p>50258.619047619046</text:p>
          </table:table-cell>
          <table:table-cell office:value-type="string">
            <text:p>70559.07936507936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784901271174862</text:p>
          </table:table-cell>
          <table:table-cell office:value-type="string">
            <text:p>0.5916038337622674</text:p>
          </table:table-cell>
          <table:table-cell office:value-type="string">
            <text:p>0.9783136394901463</text:p>
          </table:table-cell>
          <table:table-cell office:value-type="string">
            <text:p>0.4085110971404224</text:p>
          </table:table-cell>
          <table:table-cell office:value-type="string">
            <text:p>0.0007840158667291857</text:p>
          </table:table-cell>
          <table:table-cell office:value-type="string">
            <text:p>35.285714285714285</text:p>
          </table:table-cell>
          <table:table-cell office:value-type="string">
            <text:p>0.6666666666666666</text:p>
          </table:table-cell>
          <table:table-cell office:value-type="string">
            <text:p>49356.49206349206</text:p>
          </table:table-cell>
          <table:table-cell office:value-type="string">
            <text:p>71461.20634920635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7839794888688457</text:p>
          </table:table-cell>
          <table:table-cell office:value-type="string">
            <text:p>0.575775666683873</text:p>
          </table:table-cell>
          <table:table-cell office:value-type="string">
            <text:p>0.9923066739287619</text:p>
          </table:table-cell>
          <table:table-cell office:value-type="string">
            <text:p>0.4243476961910705</text:p>
          </table:table-cell>
          <table:table-cell office:value-type="string">
            <text:p>0.0007620851831862672</text:p>
          </table:table-cell>
          <table:table-cell office:value-type="string">
            <text:p>35.73015873015873</text:p>
          </table:table-cell>
          <table:table-cell office:value-type="string">
            <text:p>0.2222222222222222</text:p>
          </table:table-cell>
          <table:table-cell office:value-type="string">
            <text:p>51269.84126984127</text:p>
          </table:table-cell>
          <table:table-cell office:value-type="string">
            <text:p>69547.85714285714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7838777814196287</text:p>
          </table:table-cell>
          <table:table-cell office:value-type="string">
            <text:p>0.5898175629350347</text:p>
          </table:table-cell>
          <table:table-cell office:value-type="string">
            <text:p>0.9780534261151789</text:p>
          </table:table-cell>
          <table:table-cell office:value-type="string">
            <text:p>0.4102978632759216</text:p>
          </table:table-cell>
          <table:table-cell office:value-type="string">
            <text:p>0.0007796462955603637</text:p>
          </table:table-cell>
          <table:table-cell office:value-type="string">
            <text:p>35.26984126984127</text:p>
          </table:table-cell>
          <table:table-cell office:value-type="string">
            <text:p>0.6825396825396826</text:p>
          </table:table-cell>
          <table:table-cell office:value-type="string">
            <text:p>49572.31746031746</text:p>
          </table:table-cell>
          <table:table-cell office:value-type="string">
            <text:p>71245.38095238095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7835187686794178</text:p>
          </table:table-cell>
          <table:table-cell office:value-type="string">
            <text:p>0.5896329229233694</text:p>
          </table:table-cell>
          <table:table-cell office:value-type="string">
            <text:p>0.9775199886964955</text:p>
          </table:table-cell>
          <table:table-cell office:value-type="string">
            <text:p>0.41048245133765976</text:p>
          </table:table-cell>
          <table:table-cell office:value-type="string">
            <text:p>0.000778688082792384</text:p>
          </table:table-cell>
          <table:table-cell office:value-type="string">
            <text:p>35.26984126984127</text:p>
          </table:table-cell>
          <table:table-cell office:value-type="string">
            <text:p>0.6825396825396826</text:p>
          </table:table-cell>
          <table:table-cell office:value-type="string">
            <text:p>49594.666666666664</text:p>
          </table:table-cell>
          <table:table-cell office:value-type="string">
            <text:p>71223.03174603175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7833954452209735</text:p>
          </table:table-cell>
          <table:table-cell office:value-type="string">
            <text:p>0.7815918656369573</text:p>
          </table:table-cell>
          <table:table-cell office:value-type="string">
            <text:p>0.7851976034144346</text:p>
          </table:table-cell>
          <table:table-cell office:value-type="string">
            <text:p>0.2184067129724876</text:p>
          </table:table-cell>
          <table:table-cell office:value-type="string">
            <text:p>0.001360149723613387</text:p>
          </table:table-cell>
          <table:table-cell office:value-type="string">
            <text:p>28.158730158730158</text:p>
          </table:table-cell>
          <table:table-cell office:value-type="string">
            <text:p>7.7936507936507935</text:p>
          </table:table-cell>
          <table:table-cell office:value-type="string">
            <text:p>26388.873015873014</text:p>
          </table:table-cell>
          <table:table-cell office:value-type="string">
            <text:p>94428.8253968254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7833954452209735</text:p>
          </table:table-cell>
          <table:table-cell office:value-type="string">
            <text:p>0.7815918656369573</text:p>
          </table:table-cell>
          <table:table-cell office:value-type="string">
            <text:p>0.7851976034144346</text:p>
          </table:table-cell>
          <table:table-cell office:value-type="string">
            <text:p>0.2184067129724876</text:p>
          </table:table-cell>
          <table:table-cell office:value-type="string">
            <text:p>0.001360149723613387</text:p>
          </table:table-cell>
          <table:table-cell office:value-type="string">
            <text:p>28.158730158730158</text:p>
          </table:table-cell>
          <table:table-cell office:value-type="string">
            <text:p>7.7936507936507935</text:p>
          </table:table-cell>
          <table:table-cell office:value-type="string">
            <text:p>26388.873015873014</text:p>
          </table:table-cell>
          <table:table-cell office:value-type="string">
            <text:p>94428.8253968254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7829779939924637</text:p>
          </table:table-cell>
          <table:table-cell office:value-type="string">
            <text:p>0.5830236670773339</text:p>
          </table:table-cell>
          <table:table-cell office:value-type="string">
            <text:p>0.9830511395283982</text:p>
          </table:table-cell>
          <table:table-cell office:value-type="string">
            <text:p>0.41709515154347077</text:p>
          </table:table-cell>
          <table:table-cell office:value-type="string">
            <text:p>0.0007687422337148208</text:p>
          </table:table-cell>
          <table:table-cell office:value-type="string">
            <text:p>35.44444444444444</text:p>
          </table:table-cell>
          <table:table-cell office:value-type="string">
            <text:p>0.5079365079365079</text:p>
          </table:table-cell>
          <table:table-cell office:value-type="string">
            <text:p>50393.5873015873</text:p>
          </table:table-cell>
          <table:table-cell office:value-type="string">
            <text:p>70424.11111111111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7828835677539394</text:p>
          </table:table-cell>
          <table:table-cell office:value-type="string">
            <text:p>0.5808469588257519</text:p>
          </table:table-cell>
          <table:table-cell office:value-type="string">
            <text:p>0.9850396452050801</text:p>
          </table:table-cell>
          <table:table-cell office:value-type="string">
            <text:p>0.4192725096972014</text:p>
          </table:table-cell>
          <table:table-cell office:value-type="string">
            <text:p>0.0007754150475797633</text:p>
          </table:table-cell>
          <table:table-cell office:value-type="string">
            <text:p>35.42857142857143</text:p>
          </table:table-cell>
          <table:table-cell office:value-type="string">
            <text:p>0.5238095238095238</text:p>
          </table:table-cell>
          <table:table-cell office:value-type="string">
            <text:p>50656.63492063492</text:p>
          </table:table-cell>
          <table:table-cell office:value-type="string">
            <text:p>70161.06349206349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7822973841288146</text:p>
          </table:table-cell>
          <table:table-cell office:value-type="string">
            <text:p>0.9968598676765233</text:p>
          </table:table-cell>
          <table:table-cell office:value-type="string">
            <text:p>0.5676081430608613</text:p>
          </table:table-cell>
          <table:table-cell office:value-type="string">
            <text:p>0.003013374803232036</text:p>
          </table:table-cell>
          <table:table-cell office:value-type="string">
            <text:p>0.19765970990908993</text:p>
          </table:table-cell>
          <table:table-cell office:value-type="string">
            <text:p>20.53968253968254</text:p>
          </table:table-cell>
          <table:table-cell office:value-type="string">
            <text:p>15.412698412698413</text:p>
          </table:table-cell>
          <table:table-cell office:value-type="string">
            <text:p>364.14285714285717</text:p>
          </table:table-cell>
          <table:table-cell office:value-type="string">
            <text:p>120453.55555555556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7816147103001171</text:p>
          </table:table-cell>
          <table:table-cell office:value-type="string">
            <text:p>0.5751926287746271</text:p>
          </table:table-cell>
          <table:table-cell office:value-type="string">
            <text:p>0.988159300651597</text:p>
          </table:table-cell>
          <table:table-cell office:value-type="string">
            <text:p>0.42492988005136273</text:p>
          </table:table-cell>
          <table:table-cell office:value-type="string">
            <text:p>0.0007563598390147101</text:p>
          </table:table-cell>
          <table:table-cell office:value-type="string">
            <text:p>35.6031746031746</text:p>
          </table:table-cell>
          <table:table-cell office:value-type="string">
            <text:p>0.3492063492063492</text:p>
          </table:table-cell>
          <table:table-cell office:value-type="string">
            <text:p>51340.142857142855</text:p>
          </table:table-cell>
          <table:table-cell office:value-type="string">
            <text:p>69477.55555555556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7810204030964463</text:p>
          </table:table-cell>
          <table:table-cell office:value-type="string">
            <text:p>0.9991567504330002</text:p>
          </table:table-cell>
          <table:table-cell office:value-type="string">
            <text:p>0.5627565581655045</text:p>
          </table:table-cell>
          <table:table-cell office:value-type="string">
            <text:p>0.000715751972611932</text:p>
          </table:table-cell>
          <table:table-cell office:value-type="string">
            <text:p>0.3838300785616599</text:p>
          </table:table-cell>
          <table:table-cell office:value-type="string">
            <text:p>20.523809523809526</text:p>
          </table:table-cell>
          <table:table-cell office:value-type="string">
            <text:p>15.428571428571429</text:p>
          </table:table-cell>
          <table:table-cell office:value-type="string">
            <text:p>86.4920634920635</text:p>
          </table:table-cell>
          <table:table-cell office:value-type="string">
            <text:p>120731.20634920635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780138183853667</text:p>
          </table:table-cell>
          <table:table-cell office:value-type="string">
            <text:p>0.9962606670371992</text:p>
          </table:table-cell>
          <table:table-cell office:value-type="string">
            <text:p>0.5638888356529216</text:p>
          </table:table-cell>
          <table:table-cell office:value-type="string">
            <text:p>0.0036124679455876883</text:p>
          </table:table-cell>
          <table:table-cell office:value-type="string">
            <text:p>0.17732872655570808</text:p>
          </table:table-cell>
          <table:table-cell office:value-type="string">
            <text:p>20.50793650793651</text:p>
          </table:table-cell>
          <table:table-cell office:value-type="string">
            <text:p>15.444444444444445</text:p>
          </table:table-cell>
          <table:table-cell office:value-type="string">
            <text:p>436.53968253968253</text:p>
          </table:table-cell>
          <table:table-cell office:value-type="string">
            <text:p>120381.15873015873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7799966674306055</text:p>
          </table:table-cell>
          <table:table-cell office:value-type="string">
            <text:p>0.9976080676956717</text:p>
          </table:table-cell>
          <table:table-cell office:value-type="string">
            <text:p>0.5622589774263167</text:p>
          </table:table-cell>
          <table:table-cell office:value-type="string">
            <text:p>0.0022656425651057534</text:p>
          </table:table-cell>
          <table:table-cell office:value-type="string">
            <text:p>0.23424048727447908</text:p>
          </table:table-cell>
          <table:table-cell office:value-type="string">
            <text:p>20.61904761904762</text:p>
          </table:table-cell>
          <table:table-cell office:value-type="string">
            <text:p>15.333333333333334</text:p>
          </table:table-cell>
          <table:table-cell office:value-type="string">
            <text:p>273.77777777777777</text:p>
          </table:table-cell>
          <table:table-cell office:value-type="string">
            <text:p>120543.92063492064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7798759625861948</text:p>
          </table:table-cell>
          <table:table-cell office:value-type="string">
            <text:p>0.5768214473880767</text:p>
          </table:table-cell>
          <table:table-cell office:value-type="string">
            <text:p>0.9830511395283982</text:p>
          </table:table-cell>
          <table:table-cell office:value-type="string">
            <text:p>0.42329921435600854</text:p>
          </table:table-cell>
          <table:table-cell office:value-type="string">
            <text:p>0.0007572461324247395</text:p>
          </table:table-cell>
          <table:table-cell office:value-type="string">
            <text:p>35.44444444444444</text:p>
          </table:table-cell>
          <table:table-cell office:value-type="string">
            <text:p>0.5079365079365079</text:p>
          </table:table-cell>
          <table:table-cell office:value-type="string">
            <text:p>51143.15873015873</text:p>
          </table:table-cell>
          <table:table-cell office:value-type="string">
            <text:p>69674.53968253969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7797220910776143</text:p>
          </table:table-cell>
          <table:table-cell office:value-type="string">
            <text:p>0.9601586157001917</text:p>
          </table:table-cell>
          <table:table-cell office:value-type="string">
            <text:p>0.5991801614626521</text:p>
          </table:table-cell>
          <table:table-cell office:value-type="string">
            <text:p>0.039735979307423584</text:p>
          </table:table-cell>
          <table:table-cell office:value-type="string">
            <text:p>0.011132822786789268</text:p>
          </table:table-cell>
          <table:table-cell office:value-type="string">
            <text:p>21.88888888888889</text:p>
          </table:table-cell>
          <table:table-cell office:value-type="string">
            <text:p>14.063492063492063</text:p>
          </table:table-cell>
          <table:table-cell office:value-type="string">
            <text:p>4801.444444444444</text:p>
          </table:table-cell>
          <table:table-cell office:value-type="string">
            <text:p>116016.25396825396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7775438995253121</text:p>
          </table:table-cell>
          <table:table-cell office:value-type="string">
            <text:p>0.9991030401439709</text:p>
          </table:table-cell>
          <table:table-cell office:value-type="string">
            <text:p>0.5558550395409916</text:p>
          </table:table-cell>
          <table:table-cell office:value-type="string">
            <text:p>0.0007672404903673915</text:p>
          </table:table-cell>
          <table:table-cell office:value-type="string">
            <text:p>0.3676196251814848</text:p>
          </table:table-cell>
          <table:table-cell office:value-type="string">
            <text:p>20.253968253968253</text:p>
          </table:table-cell>
          <table:table-cell office:value-type="string">
            <text:p>15.698412698412698</text:p>
          </table:table-cell>
          <table:table-cell office:value-type="string">
            <text:p>92.71428571428571</text:p>
          </table:table-cell>
          <table:table-cell office:value-type="string">
            <text:p>120724.98412698413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7774985684225546</text:p>
          </table:table-cell>
          <table:table-cell office:value-type="string">
            <text:p>0.5803043676220161</text:p>
          </table:table-cell>
          <table:table-cell office:value-type="string">
            <text:p>0.9748102466578986</text:p>
          </table:table-cell>
          <table:table-cell office:value-type="string">
            <text:p>0.41981310981278946</text:p>
          </table:table-cell>
          <table:table-cell office:value-type="string">
            <text:p>0.0007567285746691848</text:p>
          </table:table-cell>
          <table:table-cell office:value-type="string">
            <text:p>35.19047619047619</text:p>
          </table:table-cell>
          <table:table-cell office:value-type="string">
            <text:p>0.7619047619047619</text:p>
          </table:table-cell>
          <table:table-cell office:value-type="string">
            <text:p>50721.98412698413</text:p>
          </table:table-cell>
          <table:table-cell office:value-type="string">
            <text:p>70095.71428571429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777204360410447</text:p>
          </table:table-cell>
          <table:table-cell office:value-type="string">
            <text:p>0.5712199019276838</text:p>
          </table:table-cell>
          <table:table-cell office:value-type="string">
            <text:p>0.9833113529033657</text:p>
          </table:table-cell>
          <table:table-cell office:value-type="string">
            <text:p>0.42890263208247154</text:p>
          </table:table-cell>
          <table:table-cell office:value-type="string">
            <text:p>0.0007462624389624504</text:p>
          </table:table-cell>
          <table:table-cell office:value-type="string">
            <text:p>35.46031746031746</text:p>
          </table:table-cell>
          <table:table-cell office:value-type="string">
            <text:p>0.49206349206349204</text:p>
          </table:table-cell>
          <table:table-cell office:value-type="string">
            <text:p>51820.11111111111</text:p>
          </table:table-cell>
          <table:table-cell office:value-type="string">
            <text:p>68997.58730158731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7765947900319647</text:p>
          </table:table-cell>
          <table:table-cell office:value-type="string">
            <text:p>0.5632008412847667</text:p>
          </table:table-cell>
          <table:table-cell office:value-type="string">
            <text:p>0.99011540340272</text:p>
          </table:table-cell>
          <table:table-cell office:value-type="string">
            <text:p>0.4369258233387905</text:p>
          </table:table-cell>
          <table:table-cell office:value-type="string">
            <text:p>0.0007382342414176402</text:p>
          </table:table-cell>
          <table:table-cell office:value-type="string">
            <text:p>35.666666666666664</text:p>
          </table:table-cell>
          <table:table-cell office:value-type="string">
            <text:p>0.2857142857142857</text:p>
          </table:table-cell>
          <table:table-cell office:value-type="string">
            <text:p>52789.46031746032</text:p>
          </table:table-cell>
          <table:table-cell office:value-type="string">
            <text:p>68028.23809523809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7763834582800246</text:p>
          </table:table-cell>
          <table:table-cell office:value-type="string">
            <text:p>0.5743132575437875</text:p>
          </table:table-cell>
          <table:table-cell office:value-type="string">
            <text:p>0.9785738528651138</text:p>
          </table:table-cell>
          <table:table-cell office:value-type="string">
            <text:p>0.4258069363050644</text:p>
          </table:table-cell>
          <table:table-cell office:value-type="string">
            <text:p>0.0007468507255053743</text:p>
          </table:table-cell>
          <table:table-cell office:value-type="string">
            <text:p>35.301587301587304</text:p>
          </table:table-cell>
          <table:table-cell office:value-type="string">
            <text:p>0.6507936507936508</text:p>
          </table:table-cell>
          <table:table-cell office:value-type="string">
            <text:p>51446.142857142855</text:p>
          </table:table-cell>
          <table:table-cell office:value-type="string">
            <text:p>69371.55555555556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7761897016703664</text:p>
          </table:table-cell>
          <table:table-cell office:value-type="string">
            <text:p>0.5774274250639866</text:p>
          </table:table-cell>
          <table:table-cell office:value-type="string">
            <text:p>0.9750704600328661</text:p>
          </table:table-cell>
          <table:table-cell office:value-type="string">
            <text:p>0.4226910566921333</text:p>
          </table:table-cell>
          <table:table-cell office:value-type="string">
            <text:p>0.000752233116257168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51069.69841269841</text:p>
          </table:table-cell>
          <table:table-cell office:value-type="string">
            <text:p>69748.0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7757580663321944</text:p>
          </table:table-cell>
          <table:table-cell office:value-type="string">
            <text:p>0.5768244788539678</text:p>
          </table:table-cell>
          <table:table-cell office:value-type="string">
            <text:p>0.9748102466578986</text:p>
          </table:table-cell>
          <table:table-cell office:value-type="string">
            <text:p>0.4232941139935099</text:p>
          </table:table-cell>
          <table:table-cell office:value-type="string">
            <text:p>0.0007492887375469174</text:p>
          </table:table-cell>
          <table:table-cell office:value-type="string">
            <text:p>35.19047619047619</text:p>
          </table:table-cell>
          <table:table-cell office:value-type="string">
            <text:p>0.7619047619047619</text:p>
          </table:table-cell>
          <table:table-cell office:value-type="string">
            <text:p>51142.50793650794</text:p>
          </table:table-cell>
          <table:table-cell office:value-type="string">
            <text:p>69675.19047619047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7756847683067226</text:p>
          </table:table-cell>
          <table:table-cell office:value-type="string">
            <text:p>0.5628162687503738</text:p>
          </table:table-cell>
          <table:table-cell office:value-type="string">
            <text:p>0.988679727401532</text:p>
          </table:table-cell>
          <table:table-cell office:value-type="string">
            <text:p>0.4373101907880868</text:p>
          </table:table-cell>
          <table:table-cell office:value-type="string">
            <text:p>0.0007349098647919966</text:p>
          </table:table-cell>
          <table:table-cell office:value-type="string">
            <text:p>35.63492063492063</text:p>
          </table:table-cell>
          <table:table-cell office:value-type="string">
            <text:p>0.31746031746031744</text:p>
          </table:table-cell>
          <table:table-cell office:value-type="string">
            <text:p>52835.920634920636</text:p>
          </table:table-cell>
          <table:table-cell office:value-type="string">
            <text:p>67981.77777777778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7755212470163265</text:p>
          </table:table-cell>
          <table:table-cell office:value-type="string">
            <text:p>0.9991496570436514</text:p>
          </table:table-cell>
          <table:table-cell office:value-type="string">
            <text:p>0.5517629765900417</text:p>
          </table:table-cell>
          <table:table-cell office:value-type="string">
            <text:p>0.0007204825573886667</text:p>
          </table:table-cell>
          <table:table-cell office:value-type="string">
            <text:p>0.3784405266708034</text:p>
          </table:table-cell>
          <table:table-cell office:value-type="string">
            <text:p>20.238095238095237</text:p>
          </table:table-cell>
          <table:table-cell office:value-type="string">
            <text:p>15.714285714285714</text:p>
          </table:table-cell>
          <table:table-cell office:value-type="string">
            <text:p>87.06349206349206</text:p>
          </table:table-cell>
          <table:table-cell office:value-type="string">
            <text:p>120730.63492063493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7749806190648955</text:p>
          </table:table-cell>
          <table:table-cell office:value-type="string">
            <text:p>0.9860995773612227</text:p>
          </table:table-cell>
          <table:table-cell office:value-type="string">
            <text:p>0.5637384903350686</text:p>
          </table:table-cell>
          <table:table-cell office:value-type="string">
            <text:p>0.013777252205277752</text:p>
          </table:table-cell>
          <table:table-cell office:value-type="string">
            <text:p>0.052315921363614445</text:p>
          </table:table-cell>
          <table:table-cell office:value-type="string">
            <text:p>20.61904761904762</text:p>
          </table:table-cell>
          <table:table-cell office:value-type="string">
            <text:p>15.333333333333334</text:p>
          </table:table-cell>
          <table:table-cell office:value-type="string">
            <text:p>1664.8253968253969</text:p>
          </table:table-cell>
          <table:table-cell office:value-type="string">
            <text:p>119152.87301587302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7749115002637033</text:p>
          </table:table-cell>
          <table:table-cell office:value-type="string">
            <text:p>0.5663754517013194</text:p>
          </table:table-cell>
          <table:table-cell office:value-type="string">
            <text:p>0.9835715662783332</text:p>
          </table:table-cell>
          <table:table-cell office:value-type="string">
            <text:p>0.4337485657509267</text:p>
          </table:table-cell>
          <table:table-cell office:value-type="string">
            <text:p>0.0007362385316889618</text:p>
          </table:table-cell>
          <table:table-cell office:value-type="string">
            <text:p>35.476190476190474</text:p>
          </table:table-cell>
          <table:table-cell office:value-type="string">
            <text:p>0.47619047619047616</text:p>
          </table:table-cell>
          <table:table-cell office:value-type="string">
            <text:p>52405.63492063492</text:p>
          </table:table-cell>
          <table:table-cell office:value-type="string">
            <text:p>68412.06349206349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772881988501543</text:p>
          </table:table-cell>
          <table:table-cell office:value-type="string">
            <text:p>0.5673124646789602</text:p>
          </table:table-cell>
          <table:table-cell office:value-type="string">
            <text:p>0.9785738528651138</text:p>
          </table:table-cell>
          <table:table-cell office:value-type="string">
            <text:p>0.43280987586202785</text:p>
          </table:table-cell>
          <table:table-cell office:value-type="string">
            <text:p>0.0007345792772632003</text:p>
          </table:table-cell>
          <table:table-cell office:value-type="string">
            <text:p>35.301587301587304</text:p>
          </table:table-cell>
          <table:table-cell office:value-type="string">
            <text:p>0.6507936507936508</text:p>
          </table:table-cell>
          <table:table-cell office:value-type="string">
            <text:p>52292.206349206346</text:p>
          </table:table-cell>
          <table:table-cell office:value-type="string">
            <text:p>68525.49206349206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7726358392437509</text:p>
          </table:table-cell>
          <table:table-cell office:value-type="string">
            <text:p>0.998623093875748</text:p>
          </table:table-cell>
          <table:table-cell office:value-type="string">
            <text:p>0.5465175441963355</text:p>
          </table:table-cell>
          <table:table-cell office:value-type="string">
            <text:p>0.0012458657088335978</text:p>
          </table:table-cell>
          <table:table-cell office:value-type="string">
            <text:p>0.3137006725139771</text:p>
          </table:table-cell>
          <table:table-cell office:value-type="string">
            <text:p>20.07936507936508</text:p>
          </table:table-cell>
          <table:table-cell office:value-type="string">
            <text:p>15.873015873015873</text:p>
          </table:table-cell>
          <table:table-cell office:value-type="string">
            <text:p>150.55555555555554</text:p>
          </table:table-cell>
          <table:table-cell office:value-type="string">
            <text:p>120667.14285714286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7708731094125467</text:p>
          </table:table-cell>
          <table:table-cell office:value-type="string">
            <text:p>0.5670573997195821</text:p>
          </table:table-cell>
          <table:table-cell office:value-type="string">
            <text:p>0.9748102466578986</text:p>
          </table:table-cell>
          <table:table-cell office:value-type="string">
            <text:p>0.43306402783280523</text:p>
          </table:table-cell>
          <table:table-cell office:value-type="string">
            <text:p>0.0007306228929714969</text:p>
          </table:table-cell>
          <table:table-cell office:value-type="string">
            <text:p>35.19047619047619</text:p>
          </table:table-cell>
          <table:table-cell office:value-type="string">
            <text:p>0.7619047619047619</text:p>
          </table:table-cell>
          <table:table-cell office:value-type="string">
            <text:p>52322.93650793651</text:p>
          </table:table-cell>
          <table:table-cell office:value-type="string">
            <text:p>68494.76190476191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7708011970967499</text:p>
          </table:table-cell>
          <table:table-cell office:value-type="string">
            <text:p>0.5636722315461787</text:p>
          </table:table-cell>
          <table:table-cell office:value-type="string">
            <text:p>0.9780534261151789</text:p>
          </table:table-cell>
          <table:table-cell office:value-type="string">
            <text:p>0.4364510319216792</text:p>
          </table:table-cell>
          <table:table-cell office:value-type="string">
            <text:p>0.0007261376304851382</text:p>
          </table:table-cell>
          <table:table-cell office:value-type="string">
            <text:p>35.26984126984127</text:p>
          </table:table-cell>
          <table:table-cell office:value-type="string">
            <text:p>0.6825396825396826</text:p>
          </table:table-cell>
          <table:table-cell office:value-type="string">
            <text:p>52732.06349206349</text:p>
          </table:table-cell>
          <table:table-cell office:value-type="string">
            <text:p>68085.63492063493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7706902106083022</text:p>
          </table:table-cell>
          <table:table-cell office:value-type="string">
            <text:p>0.997197644397636</text:p>
          </table:table-cell>
          <table:table-cell office:value-type="string">
            <text:p>0.5440482987810189</text:p>
          </table:table-cell>
          <table:table-cell office:value-type="string">
            <text:p>0.0026678775644143112</text:p>
          </table:table-cell>
          <table:table-cell office:value-type="string">
            <text:p>0.2053464484952811</text:p>
          </table:table-cell>
          <table:table-cell office:value-type="string">
            <text:p>19.61904761904762</text:p>
          </table:table-cell>
          <table:table-cell office:value-type="string">
            <text:p>16.333333333333332</text:p>
          </table:table-cell>
          <table:table-cell office:value-type="string">
            <text:p>322.3968253968254</text:p>
          </table:table-cell>
          <table:table-cell office:value-type="string">
            <text:p>120495.30158730158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7699717543233182</text:p>
          </table:table-cell>
          <table:table-cell office:value-type="string">
            <text:p>0.5518905525447223</text:p>
          </table:table-cell>
          <table:table-cell office:value-type="string">
            <text:p>0.9881825339886476</text:p>
          </table:table-cell>
          <table:table-cell office:value-type="string">
            <text:p>0.4482390253420112</text:p>
          </table:table-cell>
          <table:table-cell office:value-type="string">
            <text:p>0.0007144291035982824</text:p>
          </table:table-cell>
          <table:table-cell office:value-type="string">
            <text:p>35.6031746031746</text:p>
          </table:table-cell>
          <table:table-cell office:value-type="string">
            <text:p>0.3492063492063492</text:p>
          </table:table-cell>
          <table:table-cell office:value-type="string">
            <text:p>54156.25396825397</text:p>
          </table:table-cell>
          <table:table-cell office:value-type="string">
            <text:p>66661.44444444444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7692953862041871</text:p>
          </table:table-cell>
          <table:table-cell office:value-type="string">
            <text:p>0.620131692497917</text:p>
          </table:table-cell>
          <table:table-cell office:value-type="string">
            <text:p>0.9185461663694111</text:p>
          </table:table-cell>
          <table:table-cell office:value-type="string">
            <text:p>0.3799553939610367</text:p>
          </table:table-cell>
          <table:table-cell office:value-type="string">
            <text:p>0.0008049595750810947</text:p>
          </table:table-cell>
          <table:table-cell office:value-type="string">
            <text:p>32.96825396825397</text:p>
          </table:table-cell>
          <table:table-cell office:value-type="string">
            <text:p>2.984126984126984</text:p>
          </table:table-cell>
          <table:table-cell office:value-type="string">
            <text:p>45906.5873015873</text:p>
          </table:table-cell>
          <table:table-cell office:value-type="string">
            <text:p>74911.11111111111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7689066146138555</text:p>
          </table:table-cell>
          <table:table-cell office:value-type="string">
            <text:p>0.5593640531578286</text:p>
          </table:table-cell>
          <table:table-cell office:value-type="string">
            <text:p>0.9785738528651138</text:p>
          </table:table-cell>
          <table:table-cell office:value-type="string">
            <text:p>0.4407606236374028</text:p>
          </table:table-cell>
          <table:table-cell office:value-type="string">
            <text:p>0.0007191331450197532</text:p>
          </table:table-cell>
          <table:table-cell office:value-type="string">
            <text:p>35.301587301587304</text:p>
          </table:table-cell>
          <table:table-cell office:value-type="string">
            <text:p>0.6507936507936508</text:p>
          </table:table-cell>
          <table:table-cell office:value-type="string">
            <text:p>53252.80952380953</text:p>
          </table:table-cell>
          <table:table-cell office:value-type="string">
            <text:p>67564.88888888889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7681037945813514</text:p>
          </table:table-cell>
          <table:table-cell office:value-type="string">
            <text:p>0.5527640960185006</text:p>
          </table:table-cell>
          <table:table-cell office:value-type="string">
            <text:p>0.9835715662783332</text:p>
          </table:table-cell>
          <table:table-cell office:value-type="string">
            <text:p>0.4473639771156304</text:p>
          </table:table-cell>
          <table:table-cell office:value-type="string">
            <text:p>0.0007132390080337308</text:p>
          </table:table-cell>
          <table:table-cell office:value-type="string">
            <text:p>35.476190476190474</text:p>
          </table:table-cell>
          <table:table-cell office:value-type="string">
            <text:p>0.47619047619047616</text:p>
          </table:table-cell>
          <table:table-cell office:value-type="string">
            <text:p>54050.63492063492</text:p>
          </table:table-cell>
          <table:table-cell office:value-type="string">
            <text:p>66767.06349206349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7678457408131845</text:p>
          </table:table-cell>
          <table:table-cell office:value-type="string">
            <text:p>0.9814500566995041</text:p>
          </table:table-cell>
          <table:table-cell office:value-type="string">
            <text:p>0.5541144262150026</text:p>
          </table:table-cell>
          <table:table-cell office:value-type="string">
            <text:p>0.018422944588633576</text:p>
          </table:table-cell>
          <table:table-cell office:value-type="string">
            <text:p>0.03204566635441396</text:p>
          </table:table-cell>
          <table:table-cell office:value-type="string">
            <text:p>20.0</text:p>
          </table:table-cell>
          <table:table-cell office:value-type="string">
            <text:p>15.952380952380953</text:p>
          </table:table-cell>
          <table:table-cell office:value-type="string">
            <text:p>2226.1746031746034</text:p>
          </table:table-cell>
          <table:table-cell office:value-type="string">
            <text:p>118591.52380952382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7664351530132907</text:p>
          </table:table-cell>
          <table:table-cell office:value-type="string">
            <text:p>0.5579241125147081</text:p>
          </table:table-cell>
          <table:table-cell office:value-type="string">
            <text:p>0.9750704600328661</text:p>
          </table:table-cell>
          <table:table-cell office:value-type="string">
            <text:p>0.44220015400628465</text:p>
          </table:table-cell>
          <table:table-cell office:value-type="string">
            <text:p>0.0007155238011167727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53426.76190476191</text:p>
          </table:table-cell>
          <table:table-cell office:value-type="string">
            <text:p>67390.93650793651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7649262886143884</text:p>
          </table:table-cell>
          <table:table-cell office:value-type="string">
            <text:p>0.5551673552367924</text:p>
          </table:table-cell>
          <table:table-cell office:value-type="string">
            <text:p>0.9748102466578986</text:p>
          </table:table-cell>
          <table:table-cell office:value-type="string">
            <text:p>0.44495766942912196</text:p>
          </table:table-cell>
          <table:table-cell office:value-type="string">
            <text:p>0.000709190583983984</text:p>
          </table:table-cell>
          <table:table-cell office:value-type="string">
            <text:p>35.19047619047619</text:p>
          </table:table-cell>
          <table:table-cell office:value-type="string">
            <text:p>0.7619047619047619</text:p>
          </table:table-cell>
          <table:table-cell office:value-type="string">
            <text:p>53759.87301587302</text:p>
          </table:table-cell>
          <table:table-cell office:value-type="string">
            <text:p>67057.8253968254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764131025181939</text:p>
          </table:table-cell>
          <table:table-cell office:value-type="string">
            <text:p>0.5450809716725141</text:p>
          </table:table-cell>
          <table:table-cell office:value-type="string">
            <text:p>0.9833113529033657</text:p>
          </table:table-cell>
          <table:table-cell office:value-type="string">
            <text:p>0.4550493025394877</text:p>
          </table:table-cell>
          <table:table-cell office:value-type="string">
            <text:p>0.0006996936739343597</text:p>
          </table:table-cell>
          <table:table-cell office:value-type="string">
            <text:p>35.46031746031746</text:p>
          </table:table-cell>
          <table:table-cell office:value-type="string">
            <text:p>0.49206349206349204</text:p>
          </table:table-cell>
          <table:table-cell office:value-type="string">
            <text:p>54979.142857142855</text:p>
          </table:table-cell>
          <table:table-cell office:value-type="string">
            <text:p>65838.55555555556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7639852738341406</text:p>
          </table:table-cell>
          <table:table-cell office:value-type="string">
            <text:p>0.5532858131266952</text:p>
          </table:table-cell>
          <table:table-cell office:value-type="string">
            <text:p>0.9748102466578986</text:p>
          </table:table-cell>
          <table:table-cell office:value-type="string">
            <text:p>0.44683969898961734</text:p>
          </table:table-cell>
          <table:table-cell office:value-type="string">
            <text:p>0.00070631846398641</text:p>
          </table:table-cell>
          <table:table-cell office:value-type="string">
            <text:p>35.19047619047619</text:p>
          </table:table-cell>
          <table:table-cell office:value-type="string">
            <text:p>0.7619047619047619</text:p>
          </table:table-cell>
          <table:table-cell office:value-type="string">
            <text:p>53987.30158730159</text:p>
          </table:table-cell>
          <table:table-cell office:value-type="string">
            <text:p>66830.39682539682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7637221520137385</text:p>
          </table:table-cell>
          <table:table-cell office:value-type="string">
            <text:p>0.9871104959807223</text:p>
          </table:table-cell>
          <table:table-cell office:value-type="string">
            <text:p>0.5402034041251402</text:p>
          </table:table-cell>
          <table:table-cell office:value-type="string">
            <text:p>0.012759100097663156</text:p>
          </table:table-cell>
          <table:table-cell office:value-type="string">
            <text:p>0.06056926190686663</text:p>
          </table:table-cell>
          <table:table-cell office:value-type="string">
            <text:p>19.77777777777778</text:p>
          </table:table-cell>
          <table:table-cell office:value-type="string">
            <text:p>16.174603174603174</text:p>
          </table:table-cell>
          <table:table-cell office:value-type="string">
            <text:p>1541.7936507936508</text:p>
          </table:table-cell>
          <table:table-cell office:value-type="string">
            <text:p>119275.90476190476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7625723463605807</text:p>
          </table:table-cell>
          <table:table-cell office:value-type="string">
            <text:p>0.5466992621850475</text:p>
          </table:table-cell>
          <table:table-cell office:value-type="string">
            <text:p>0.9785738528651138</text:p>
          </table:table-cell>
          <table:table-cell office:value-type="string">
            <text:p>0.45342916014395235</text:p>
          </table:table-cell>
          <table:table-cell office:value-type="string">
            <text:p>0.0006984807436128594</text:p>
          </table:table-cell>
          <table:table-cell office:value-type="string">
            <text:p>35.301587301587304</text:p>
          </table:table-cell>
          <table:table-cell office:value-type="string">
            <text:p>0.6507936507936508</text:p>
          </table:table-cell>
          <table:table-cell office:value-type="string">
            <text:p>54783.42857142857</text:p>
          </table:table-cell>
          <table:table-cell office:value-type="string">
            <text:p>66034.26984126984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7612951964671196</text:p>
          </table:table-cell>
          <table:table-cell office:value-type="string">
            <text:p>0.9984250580011743</text:p>
          </table:table-cell>
          <table:table-cell office:value-type="string">
            <text:p>0.5240264614528007</text:p>
          </table:table-cell>
          <table:table-cell office:value-type="string">
            <text:p>0.0014360685185615166</text:p>
          </table:table-cell>
          <table:table-cell office:value-type="string">
            <text:p>0.27150344879325206</text:p>
          </table:table-cell>
          <table:table-cell office:value-type="string">
            <text:p>19.126984126984127</text:p>
          </table:table-cell>
          <table:table-cell office:value-type="string">
            <text:p>16.825396825396826</text:p>
          </table:table-cell>
          <table:table-cell office:value-type="string">
            <text:p>173.53968253968253</text:p>
          </table:table-cell>
          <table:table-cell office:value-type="string">
            <text:p>120644.15873015873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7606670489301162</text:p>
          </table:table-cell>
          <table:table-cell office:value-type="string">
            <text:p>0.9967791449684708</text:p>
          </table:table-cell>
          <table:table-cell office:value-type="string">
            <text:p>0.5244159845058501</text:p>
          </table:table-cell>
          <table:table-cell office:value-type="string">
            <text:p>0.0030818866456177843</text:p>
          </table:table-cell>
          <table:table-cell office:value-type="string">
            <text:p>0.1912727702741634</text:p>
          </table:table-cell>
          <table:table-cell office:value-type="string">
            <text:p>19.063492063492063</text:p>
          </table:table-cell>
          <table:table-cell office:value-type="string">
            <text:p>16.88888888888889</text:p>
          </table:table-cell>
          <table:table-cell office:value-type="string">
            <text:p>372.42857142857144</text:p>
          </table:table-cell>
          <table:table-cell office:value-type="string">
            <text:p>120445.26984126984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7600898072050897</text:p>
          </table:table-cell>
          <table:table-cell office:value-type="string">
            <text:p>0.5419957532510072</text:p>
          </table:table-cell>
          <table:table-cell office:value-type="string">
            <text:p>0.9783136394901463</text:p>
          </table:table-cell>
          <table:table-cell office:value-type="string">
            <text:p>0.4581340250799668</text:p>
          </table:table-cell>
          <table:table-cell office:value-type="string">
            <text:p>0.0006894662939028047</text:p>
          </table:table-cell>
          <table:table-cell office:value-type="string">
            <text:p>35.285714285714285</text:p>
          </table:table-cell>
          <table:table-cell office:value-type="string">
            <text:p>0.6666666666666666</text:p>
          </table:table-cell>
          <table:table-cell office:value-type="string">
            <text:p>55351.80952380953</text:p>
          </table:table-cell>
          <table:table-cell office:value-type="string">
            <text:p>65465.88888888889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759895626232908</text:p>
          </table:table-cell>
          <table:table-cell office:value-type="string">
            <text:p>0.9968550585084219</text:p>
          </table:table-cell>
          <table:table-cell office:value-type="string">
            <text:p>0.5227961506465733</text:p>
          </table:table-cell>
          <table:table-cell office:value-type="string">
            <text:p>0.003004898180757462</text:p>
          </table:table-cell>
          <table:table-cell office:value-type="string">
            <text:p>0.1945654905844205</text:p>
          </table:table-cell>
          <table:table-cell office:value-type="string">
            <text:p>18.936507936507937</text:p>
          </table:table-cell>
          <table:table-cell office:value-type="string">
            <text:p>17.015873015873016</text:p>
          </table:table-cell>
          <table:table-cell office:value-type="string">
            <text:p>363.12698412698415</text:p>
          </table:table-cell>
          <table:table-cell office:value-type="string">
            <text:p>120454.57142857143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7567555193903888</text:p>
          </table:table-cell>
          <table:table-cell office:value-type="string">
            <text:p>0.5385706226268481</text:p>
          </table:table-cell>
          <table:table-cell office:value-type="string">
            <text:p>0.9750704600328661</text:p>
          </table:table-cell>
          <table:table-cell office:value-type="string">
            <text:p>0.4615594212520887</text:p>
          </table:table-cell>
          <table:table-cell office:value-type="string">
            <text:p>0.0006829537854298119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55765.71428571428</text:p>
          </table:table-cell>
          <table:table-cell office:value-type="string">
            <text:p>65051.98412698413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7537132958284318</text:p>
          </table:table-cell>
          <table:table-cell office:value-type="string">
            <text:p>0.5327481002242702</text:p>
          </table:table-cell>
          <table:table-cell office:value-type="string">
            <text:p>0.9748102466578986</text:p>
          </table:table-cell>
          <table:table-cell office:value-type="string">
            <text:p>0.46738365500103507</text:p>
          </table:table-cell>
          <table:table-cell office:value-type="string">
            <text:p>0.0006722326738426359</text:p>
          </table:table-cell>
          <table:table-cell office:value-type="string">
            <text:p>35.19047619047619</text:p>
          </table:table-cell>
          <table:table-cell office:value-type="string">
            <text:p>0.7619047619047619</text:p>
          </table:table-cell>
          <table:table-cell office:value-type="string">
            <text:p>56469.31746031746</text:p>
          </table:table-cell>
          <table:table-cell office:value-type="string">
            <text:p>64348.380952380954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7535787666195259</text:p>
          </table:table-cell>
          <table:table-cell office:value-type="string">
            <text:p>0.9983741129678056</text:p>
          </table:table-cell>
          <table:table-cell office:value-type="string">
            <text:p>0.5086396963872721</text:p>
          </table:table-cell>
          <table:table-cell office:value-type="string">
            <text:p>0.0014821631482201893</text:p>
          </table:table-cell>
          <table:table-cell office:value-type="string">
            <text:p>0.274077178554877</text:p>
          </table:table-cell>
          <table:table-cell office:value-type="string">
            <text:p>18.53968253968254</text:p>
          </table:table-cell>
          <table:table-cell office:value-type="string">
            <text:p>17.41269841269841</text:p>
          </table:table-cell>
          <table:table-cell office:value-type="string">
            <text:p>179.11111111111111</text:p>
          </table:table-cell>
          <table:table-cell office:value-type="string">
            <text:p>120638.58730158731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7524127656041594</text:p>
          </table:table-cell>
          <table:table-cell office:value-type="string">
            <text:p>0.9951997423699436</text:p>
          </table:table-cell>
          <table:table-cell office:value-type="string">
            <text:p>0.5094844965168224</text:p>
          </table:table-cell>
          <table:table-cell office:value-type="string">
            <text:p>0.004658965308503604</text:p>
          </table:table-cell>
          <table:table-cell office:value-type="string">
            <text:p>0.15142752454658714</text:p>
          </table:table-cell>
          <table:table-cell office:value-type="string">
            <text:p>18.73015873015873</text:p>
          </table:table-cell>
          <table:table-cell office:value-type="string">
            <text:p>17.22222222222222</text:p>
          </table:table-cell>
          <table:table-cell office:value-type="string">
            <text:p>563.0</text:p>
          </table:table-cell>
          <table:table-cell office:value-type="string">
            <text:p>120254.69841269842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7509173819877333</text:p>
          </table:table-cell>
          <table:table-cell office:value-type="string">
            <text:p>0.9908440994085131</text:p>
          </table:table-cell>
          <table:table-cell office:value-type="string">
            <text:p>0.5108489974190713</text:p>
          </table:table-cell>
          <table:table-cell office:value-type="string">
            <text:p>0.00901423344360491</text:p>
          </table:table-cell>
          <table:table-cell office:value-type="string">
            <text:p>0.08840656490109887</text:p>
          </table:table-cell>
          <table:table-cell office:value-type="string">
            <text:p>18.53968253968254</text:p>
          </table:table-cell>
          <table:table-cell office:value-type="string">
            <text:p>17.41269841269841</text:p>
          </table:table-cell>
          <table:table-cell office:value-type="string">
            <text:p>1089.2698412698412</text:p>
          </table:table-cell>
          <table:table-cell office:value-type="string">
            <text:p>119728.42857142857</text:p>
          </table:table-cell>
        </table:table-row>
        <table:table-row table:style-name="ro2">
          <table:table-cell office:value-type="string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7498596113688931</text:p>
          </table:table-cell>
          <table:table-cell office:value-type="string">
            <text:p>0.8517797864561515</text:p>
          </table:table-cell>
          <table:table-cell office:value-type="string">
            <text:p>0.6478761011577038</text:p>
          </table:table-cell>
          <table:table-cell office:value-type="string">
            <text:p>0.1481568784199176</text:p>
          </table:table-cell>
          <table:table-cell office:value-type="string">
            <text:p>0.0018492253255159303</text:p>
          </table:table-cell>
          <table:table-cell office:value-type="string">
            <text:p>23.206349206349206</text:p>
          </table:table-cell>
          <table:table-cell office:value-type="string">
            <text:p>12.746031746031745</text:p>
          </table:table-cell>
          <table:table-cell office:value-type="string">
            <text:p>17901.396825396827</text:p>
          </table:table-cell>
          <table:table-cell office:value-type="string">
            <text:p>102916.30158730158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749810453647567</text:p>
          </table:table-cell>
          <table:table-cell office:value-type="string">
            <text:p>0.9985142208006867</text:p>
          </table:table-cell>
          <table:table-cell office:value-type="string">
            <text:p>0.5009614837004351</text:p>
          </table:table-cell>
          <table:table-cell office:value-type="string">
            <text:p>0.0013405764053010527</text:p>
          </table:table-cell>
          <table:table-cell office:value-type="string">
            <text:p>0.28095153098029013</text:p>
          </table:table-cell>
          <table:table-cell office:value-type="string">
            <text:p>18.365079365079364</text:p>
          </table:table-cell>
          <table:table-cell office:value-type="string">
            <text:p>17.58730158730159</text:p>
          </table:table-cell>
          <table:table-cell office:value-type="string">
            <text:p>162.0</text:p>
          </table:table-cell>
          <table:table-cell office:value-type="string">
            <text:p>120655.69841269842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7491516665189051</text:p>
          </table:table-cell>
          <table:table-cell office:value-type="string">
            <text:p>0.9744086041570059</text:p>
          </table:table-cell>
          <table:table-cell office:value-type="string">
            <text:p>0.5237608972521453</text:p>
          </table:table-cell>
          <table:table-cell office:value-type="string">
            <text:p>0.025457564214335177</text:p>
          </table:table-cell>
          <table:table-cell office:value-type="string">
            <text:p>0.019601655395455657</text:p>
          </table:table-cell>
          <table:table-cell office:value-type="string">
            <text:p>18.936507936507937</text:p>
          </table:table-cell>
          <table:table-cell office:value-type="string">
            <text:p>17.015873015873016</text:p>
          </table:table-cell>
          <table:table-cell office:value-type="string">
            <text:p>3076.1746031746034</text:p>
          </table:table-cell>
          <table:table-cell office:value-type="string">
            <text:p>117741.52380952382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7485156247499145</text:p>
          </table:table-cell>
          <table:table-cell office:value-type="string">
            <text:p>0.9987948202475244</text:p>
          </table:table-cell>
          <table:table-cell office:value-type="string">
            <text:p>0.49809050147203765</text:p>
          </table:table-cell>
          <table:table-cell office:value-type="string">
            <text:p>0.0010592519722085396</text:p>
          </table:table-cell>
          <table:table-cell office:value-type="string">
            <text:p>0.31901701946209743</text:p>
          </table:table-cell>
          <table:table-cell office:value-type="string">
            <text:p>18.285714285714285</text:p>
          </table:table-cell>
          <table:table-cell office:value-type="string">
            <text:p>17.666666666666668</text:p>
          </table:table-cell>
          <table:table-cell office:value-type="string">
            <text:p>128.0</text:p>
          </table:table-cell>
          <table:table-cell office:value-type="string">
            <text:p>120689.69841269842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7461482272330526</text:p>
          </table:table-cell>
          <table:table-cell office:value-type="string">
            <text:p>0.9977122269383699</text:p>
          </table:table-cell>
          <table:table-cell office:value-type="string">
            <text:p>0.4944338538332186</text:p>
          </table:table-cell>
          <table:table-cell office:value-type="string">
            <text:p>0.0021373993671132572</text:p>
          </table:table-cell>
          <table:table-cell office:value-type="string">
            <text:p>0.21635786711037244</text:p>
          </table:table-cell>
          <table:table-cell office:value-type="string">
            <text:p>17.714285714285715</text:p>
          </table:table-cell>
          <table:table-cell office:value-type="string">
            <text:p>18.238095238095237</text:p>
          </table:table-cell>
          <table:table-cell office:value-type="string">
            <text:p>258.2857142857143</text:p>
          </table:table-cell>
          <table:table-cell office:value-type="string">
            <text:p>120559.41269841269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7452476884143684</text:p>
          </table:table-cell>
          <table:table-cell office:value-type="string">
            <text:p>0.9994860891761241</text:p>
          </table:table-cell>
          <table:table-cell office:value-type="string">
            <text:p>0.4908602819393615</text:p>
          </table:table-cell>
          <table:table-cell office:value-type="string">
            <text:p>0.0003649051106248561</text:p>
          </table:table-cell>
          <table:table-cell office:value-type="string">
            <text:p>0.44633650397078223</text:p>
          </table:table-cell>
          <table:table-cell office:value-type="string">
            <text:p>17.936507936507937</text:p>
          </table:table-cell>
          <table:table-cell office:value-type="string">
            <text:p>18.015873015873016</text:p>
          </table:table-cell>
          <table:table-cell office:value-type="string">
            <text:p>44.095238095238095</text:p>
          </table:table-cell>
          <table:table-cell office:value-type="string">
            <text:p>120773.60317460318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7445424888355904</text:p>
          </table:table-cell>
          <table:table-cell office:value-type="string">
            <text:p>0.9981782980146794</text:p>
          </table:table-cell>
          <table:table-cell office:value-type="string">
            <text:p>0.49075578462421166</text:p>
          </table:table-cell>
          <table:table-cell office:value-type="string">
            <text:p>0.001670806953030942</text:p>
          </table:table-cell>
          <table:table-cell office:value-type="string">
            <text:p>0.24549286018732192</text:p>
          </table:table-cell>
          <table:table-cell office:value-type="string">
            <text:p>17.666666666666668</text:p>
          </table:table-cell>
          <table:table-cell office:value-type="string">
            <text:p>18.285714285714285</text:p>
          </table:table-cell>
          <table:table-cell office:value-type="string">
            <text:p>201.9047619047619</text:p>
          </table:table-cell>
          <table:table-cell office:value-type="string">
            <text:p>120615.79365079365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7428971414565864</text:p>
          </table:table-cell>
          <table:table-cell office:value-type="string">
            <text:p>0.9922064152857728</text:p>
          </table:table-cell>
          <table:table-cell office:value-type="string">
            <text:p>0.49344119824286886</text:p>
          </table:table-cell>
          <table:table-cell office:value-type="string">
            <text:p>0.007646915329696072</text:p>
          </table:table-cell>
          <table:table-cell office:value-type="string">
            <text:p>0.09962663241479651</text:p>
          </table:table-cell>
          <table:table-cell office:value-type="string">
            <text:p>17.984126984126984</text:p>
          </table:table-cell>
          <table:table-cell office:value-type="string">
            <text:p>17.96825396825397</text:p>
          </table:table-cell>
          <table:table-cell office:value-type="string">
            <text:p>924.063492063492</text:p>
          </table:table-cell>
          <table:table-cell office:value-type="string">
            <text:p>119893.63492063493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7417364966296482</text:p>
          </table:table-cell>
          <table:table-cell office:value-type="string">
            <text:p>0.9922674863126735</text:p>
          </table:table-cell>
          <table:table-cell office:value-type="string">
            <text:p>0.4910600048651375</text:p>
          </table:table-cell>
          <table:table-cell office:value-type="string">
            <text:p>0.00758701160584097</text:p>
          </table:table-cell>
          <table:table-cell office:value-type="string">
            <text:p>0.09701901236191764</text:p>
          </table:table-cell>
          <table:table-cell office:value-type="string">
            <text:p>18.126984126984127</text:p>
          </table:table-cell>
          <table:table-cell office:value-type="string">
            <text:p>17.825396825396826</text:p>
          </table:table-cell>
          <table:table-cell office:value-type="string">
            <text:p>916.8253968253969</text:p>
          </table:table-cell>
          <table:table-cell office:value-type="string">
            <text:p>119900.87301587302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7415161694525879</text:p>
          </table:table-cell>
          <table:table-cell office:value-type="string">
            <text:p>0.9965355396717087</text:p>
          </table:table-cell>
          <table:table-cell office:value-type="string">
            <text:p>0.48634501729973556</text:p>
          </table:table-cell>
          <table:table-cell office:value-type="string">
            <text:p>0.0033126783945597415</text:p>
          </table:table-cell>
          <table:table-cell office:value-type="string">
            <text:p>0.17956567837260642</text:p>
          </table:table-cell>
          <table:table-cell office:value-type="string">
            <text:p>17.50793650793651</text:p>
          </table:table-cell>
          <table:table-cell office:value-type="string">
            <text:p>18.444444444444443</text:p>
          </table:table-cell>
          <table:table-cell office:value-type="string">
            <text:p>400.3174603174603</text:p>
          </table:table-cell>
          <table:table-cell office:value-type="string">
            <text:p>120417.38095238095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7413322748491313</text:p>
          </table:table-cell>
          <table:table-cell office:value-type="string">
            <text:p>0.9988412060876062</text:p>
          </table:table-cell>
          <table:table-cell office:value-type="string">
            <text:p>0.48366990256261055</text:p>
          </table:table-cell>
          <table:table-cell office:value-type="string">
            <text:p>0.0010053528643478129</text:p>
          </table:table-cell>
          <table:table-cell office:value-type="string">
            <text:p>0.3097128995239273</text:p>
          </table:table-cell>
          <table:table-cell office:value-type="string">
            <text:p>17.38095238095238</text:p>
          </table:table-cell>
          <table:table-cell office:value-type="string">
            <text:p>18.571428571428573</text:p>
          </table:table-cell>
          <table:table-cell office:value-type="string">
            <text:p>121.4920634920635</text:p>
          </table:table-cell>
          <table:table-cell office:value-type="string">
            <text:p>120696.20634920635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7405664103118286</text:p>
          </table:table-cell>
          <table:table-cell office:value-type="string">
            <text:p>0.9897498168913206</text:p>
          </table:table-cell>
          <table:table-cell office:value-type="string">
            <text:p>0.4912383160791021</text:p>
          </table:table-cell>
          <table:table-cell office:value-type="string">
            <text:p>0.010105495455444985</text:p>
          </table:table-cell>
          <table:table-cell office:value-type="string">
            <text:p>0.06949684380190778</text:p>
          </table:table-cell>
          <table:table-cell office:value-type="string">
            <text:p>18.142857142857142</text:p>
          </table:table-cell>
          <table:table-cell office:value-type="string">
            <text:p>17.80952380952381</text:p>
          </table:table-cell>
          <table:table-cell office:value-type="string">
            <text:p>1221.1587301587301</text:p>
          </table:table-cell>
          <table:table-cell office:value-type="string">
            <text:p>119596.53968253969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7400988904123749</text:p>
          </table:table-cell>
          <table:table-cell office:value-type="string">
            <text:p>0.9928646758910142</text:p>
          </table:table-cell>
          <table:table-cell office:value-type="string">
            <text:p>0.4871819394228948</text:p>
          </table:table-cell>
          <table:table-cell office:value-type="string">
            <text:p>0.006984158598145152</text:p>
          </table:table-cell>
          <table:table-cell office:value-type="string">
            <text:p>0.10017571812437953</text:p>
          </table:table-cell>
          <table:table-cell office:value-type="string">
            <text:p>17.46031746031746</text:p>
          </table:table-cell>
          <table:table-cell office:value-type="string">
            <text:p>18.49206349206349</text:p>
          </table:table-cell>
          <table:table-cell office:value-type="string">
            <text:p>843.968253968254</text:p>
          </table:table-cell>
          <table:table-cell office:value-type="string">
            <text:p>119973.73015873016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7395791373091727</text:p>
          </table:table-cell>
          <table:table-cell office:value-type="string">
            <text:p>0.998403127732632</text:p>
          </table:table-cell>
          <table:table-cell office:value-type="string">
            <text:p>0.4806030054274697</text:p>
          </table:table-cell>
          <table:table-cell office:value-type="string">
            <text:p>0.0014447308091242751</text:p>
          </table:table-cell>
          <table:table-cell office:value-type="string">
            <text:p>0.26186496599326153</text:p>
          </table:table-cell>
          <table:table-cell office:value-type="string">
            <text:p>17.523809523809526</text:p>
          </table:table-cell>
          <table:table-cell office:value-type="string">
            <text:p>18.428571428571427</text:p>
          </table:table-cell>
          <table:table-cell office:value-type="string">
            <text:p>174.5873015873016</text:p>
          </table:table-cell>
          <table:table-cell office:value-type="string">
            <text:p>120643.11111111111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7378893106657294</text:p>
          </table:table-cell>
          <table:table-cell office:value-type="string">
            <text:p>0.9995254862563425</text:p>
          </table:table-cell>
          <table:table-cell office:value-type="string">
            <text:p>0.47610030800598213</text:p>
          </table:table-cell>
          <table:table-cell office:value-type="string">
            <text:p>0.00032168667452331037</text:p>
          </table:table-cell>
          <table:table-cell office:value-type="string">
            <text:p>0.46452042910834973</text:p>
          </table:table-cell>
          <table:table-cell office:value-type="string">
            <text:p>17.476190476190474</text:p>
          </table:table-cell>
          <table:table-cell office:value-type="string">
            <text:p>18.476190476190474</text:p>
          </table:table-cell>
          <table:table-cell office:value-type="string">
            <text:p>38.87301587301587</text:p>
          </table:table-cell>
          <table:table-cell office:value-type="string">
            <text:p>120778.8253968254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7369926077281105</text:p>
          </table:table-cell>
          <table:table-cell office:value-type="string">
            <text:p>0.9993082914783358</text:p>
          </table:table-cell>
          <table:table-cell office:value-type="string">
            <text:p>0.47452441784907434</text:p>
          </table:table-cell>
          <table:table-cell office:value-type="string">
            <text:p>0.0005392023928533008</text:p>
          </table:table-cell>
          <table:table-cell office:value-type="string">
            <text:p>0.3859858284218581</text:p>
          </table:table-cell>
          <table:table-cell office:value-type="string">
            <text:p>17.50793650793651</text:p>
          </table:table-cell>
          <table:table-cell office:value-type="string">
            <text:p>18.444444444444443</text:p>
          </table:table-cell>
          <table:table-cell office:value-type="string">
            <text:p>65.15873015873017</text:p>
          </table:table-cell>
          <table:table-cell office:value-type="string">
            <text:p>120752.53968253969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7366204395369393</text:p>
          </table:table-cell>
          <table:table-cell office:value-type="string">
            <text:p>0.9957296635449298</text:p>
          </table:table-cell>
          <table:table-cell office:value-type="string">
            <text:p>0.47735714846471433</text:p>
          </table:table-cell>
          <table:table-cell office:value-type="string">
            <text:p>0.004116269390835812</text:p>
          </table:table-cell>
          <table:table-cell office:value-type="string">
            <text:p>0.15414176767324003</text:p>
          </table:table-cell>
          <table:table-cell office:value-type="string">
            <text:p>17.206349206349206</text:p>
          </table:table-cell>
          <table:table-cell office:value-type="string">
            <text:p>18.746031746031747</text:p>
          </table:table-cell>
          <table:table-cell office:value-type="string">
            <text:p>497.42857142857144</text:p>
          </table:table-cell>
          <table:table-cell office:value-type="string">
            <text:p>120320.26984126984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736423841381845</text:p>
          </table:table-cell>
          <table:table-cell office:value-type="string">
            <text:p>0.9987200084564095</text:p>
          </table:table-cell>
          <table:table-cell office:value-type="string">
            <text:p>0.4739740024000643</text:p>
          </table:table-cell>
          <table:table-cell office:value-type="string">
            <text:p>0.0011263196363743312</text:p>
          </table:table-cell>
          <table:table-cell office:value-type="string">
            <text:p>0.2973934972325128</text:p>
          </table:table-cell>
          <table:table-cell office:value-type="string">
            <text:p>17.349206349206348</text:p>
          </table:table-cell>
          <table:table-cell office:value-type="string">
            <text:p>18.603174603174605</text:p>
          </table:table-cell>
          <table:table-cell office:value-type="string">
            <text:p>136.11111111111111</text:p>
          </table:table-cell>
          <table:table-cell office:value-type="string">
            <text:p>120681.58730158731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7341193396347996</text:p>
          </table:table-cell>
          <table:table-cell office:value-type="string">
            <text:p>0.9765997281269448</text:p>
          </table:table-cell>
          <table:table-cell office:value-type="string">
            <text:p>0.4914955870778257</text:p>
          </table:table-cell>
          <table:table-cell office:value-type="string">
            <text:p>0.023256907808226507</text:p>
          </table:table-cell>
          <table:table-cell office:value-type="string">
            <text:p>0.019405481035300893</text:p>
          </table:table-cell>
          <table:table-cell office:value-type="string">
            <text:p>17.873015873015873</text:p>
          </table:table-cell>
          <table:table-cell office:value-type="string">
            <text:p>18.07936507936508</text:p>
          </table:table-cell>
          <table:table-cell office:value-type="string">
            <text:p>2810.3333333333335</text:p>
          </table:table-cell>
          <table:table-cell office:value-type="string">
            <text:p>118007.36507936507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7341193396347996</text:p>
          </table:table-cell>
          <table:table-cell office:value-type="string">
            <text:p>0.9765997281269448</text:p>
          </table:table-cell>
          <table:table-cell office:value-type="string">
            <text:p>0.4914955870778257</text:p>
          </table:table-cell>
          <table:table-cell office:value-type="string">
            <text:p>0.023256907808226507</text:p>
          </table:table-cell>
          <table:table-cell office:value-type="string">
            <text:p>0.019405481035300893</text:p>
          </table:table-cell>
          <table:table-cell office:value-type="string">
            <text:p>17.873015873015873</text:p>
          </table:table-cell>
          <table:table-cell office:value-type="string">
            <text:p>18.07936507936508</text:p>
          </table:table-cell>
          <table:table-cell office:value-type="string">
            <text:p>2810.3333333333335</text:p>
          </table:table-cell>
          <table:table-cell office:value-type="string">
            <text:p>118007.36507936507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7338017690539652</text:p>
          </table:table-cell>
          <table:table-cell office:value-type="string">
            <text:p>0.9991557016436761</text:p>
          </table:table-cell>
          <table:table-cell office:value-type="string">
            <text:p>0.4682919522729783</text:p>
          </table:table-cell>
          <table:table-cell office:value-type="string">
            <text:p>0.0006884141650477907</text:p>
          </table:table-cell>
          <table:table-cell office:value-type="string">
            <text:p>0.35551647265085534</text:p>
          </table:table-cell>
          <table:table-cell office:value-type="string">
            <text:p>17.095238095238095</text:p>
          </table:table-cell>
          <table:table-cell office:value-type="string">
            <text:p>18.857142857142858</text:p>
          </table:table-cell>
          <table:table-cell office:value-type="string">
            <text:p>83.19047619047619</text:p>
          </table:table-cell>
          <table:table-cell office:value-type="string">
            <text:p>120734.50793650794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7304601334394528</text:p>
          </table:table-cell>
          <table:table-cell office:value-type="string">
            <text:p>0.9992595707709708</text:p>
          </table:table-cell>
          <table:table-cell office:value-type="string">
            <text:p>0.4615032075795093</text:p>
          </table:table-cell>
          <table:table-cell office:value-type="string">
            <text:p>0.0005829407006037413</text:p>
          </table:table-cell>
          <table:table-cell office:value-type="string">
            <text:p>0.3660071092351669</text:p>
          </table:table-cell>
          <table:table-cell office:value-type="string">
            <text:p>16.904761904761905</text:p>
          </table:table-cell>
          <table:table-cell office:value-type="string">
            <text:p>19.047619047619047</text:p>
          </table:table-cell>
          <table:table-cell office:value-type="string">
            <text:p>70.44444444444444</text:p>
          </table:table-cell>
          <table:table-cell office:value-type="string">
            <text:p>120747.25396825396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7280172650056741</text:p>
          </table:table-cell>
          <table:table-cell office:value-type="string">
            <text:p>0.9992776890989667</text:p>
          </table:table-cell>
          <table:table-cell office:value-type="string">
            <text:p>0.4565971129133315</text:p>
          </table:table-cell>
          <table:table-cell office:value-type="string">
            <text:p>0.000562582901983354</text:p>
          </table:table-cell>
          <table:table-cell office:value-type="string">
            <text:p>0.3649253568568885</text:p>
          </table:table-cell>
          <table:table-cell office:value-type="string">
            <text:p>16.634920634920636</text:p>
          </table:table-cell>
          <table:table-cell office:value-type="string">
            <text:p>19.317460317460316</text:p>
          </table:table-cell>
          <table:table-cell office:value-type="string">
            <text:p>67.98412698412699</text:p>
          </table:table-cell>
          <table:table-cell office:value-type="string">
            <text:p>120749.71428571429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7278202107660809</text:p>
          </table:table-cell>
          <table:table-cell office:value-type="string">
            <text:p>0.9982777480382209</text:p>
          </table:table-cell>
          <table:table-cell office:value-type="string">
            <text:p>0.4572021511536082</text:p>
          </table:table-cell>
          <table:table-cell office:value-type="string">
            <text:p>0.001561729621446368</text:p>
          </table:table-cell>
          <table:table-cell office:value-type="string">
            <text:p>0.25710431388199073</text:p>
          </table:table-cell>
          <table:table-cell office:value-type="string">
            <text:p>16.50793650793651</text:p>
          </table:table-cell>
          <table:table-cell office:value-type="string">
            <text:p>19.444444444444443</text:p>
          </table:table-cell>
          <table:table-cell office:value-type="string">
            <text:p>188.73015873015873</text:p>
          </table:table-cell>
          <table:table-cell office:value-type="string">
            <text:p>120628.96825396825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724527404614757</text:p>
          </table:table-cell>
          <table:table-cell office:value-type="string">
            <text:p>0.9992560237938148</text:p>
          </table:table-cell>
          <table:table-cell office:value-type="string">
            <text:p>0.4496368280060645</text:p>
          </table:table-cell>
          <table:table-cell office:value-type="string">
            <text:p>0.0005820187765505038</text:p>
          </table:table-cell>
          <table:table-cell office:value-type="string">
            <text:p>0.35702942802922166</text:p>
          </table:table-cell>
          <table:table-cell office:value-type="string">
            <text:p>16.365079365079364</text:p>
          </table:table-cell>
          <table:table-cell office:value-type="string">
            <text:p>19.58730158730159</text:p>
          </table:table-cell>
          <table:table-cell office:value-type="string">
            <text:p>70.33333333333333</text:p>
          </table:table-cell>
          <table:table-cell office:value-type="string">
            <text:p>120747.36507936507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7243674754378959</text:p>
          </table:table-cell>
          <table:table-cell office:value-type="string">
            <text:p>0.996449349515035</text:p>
          </table:table-cell>
          <table:table-cell office:value-type="string">
            <text:p>0.45212715771477363</text:p>
          </table:table-cell>
          <table:table-cell office:value-type="string">
            <text:p>0.0033922068389816364</text:p>
          </table:table-cell>
          <table:table-cell office:value-type="string">
            <text:p>0.178794597084982</text:p>
          </table:table-cell>
          <table:table-cell office:value-type="string">
            <text:p>16.6984126984127</text:p>
          </table:table-cell>
          <table:table-cell office:value-type="string">
            <text:p>19.253968253968253</text:p>
          </table:table-cell>
          <table:table-cell office:value-type="string">
            <text:p>409.92063492063494</text:p>
          </table:table-cell>
          <table:table-cell office:value-type="string">
            <text:p>120407.77777777778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7194353300974031</text:p>
          </table:table-cell>
          <table:table-cell office:value-type="string">
            <text:p>0.9992121621650718</text:p>
          </table:table-cell>
          <table:table-cell office:value-type="string">
            <text:p>0.43949511140618</text:p>
          </table:table-cell>
          <table:table-cell office:value-type="string">
            <text:p>0.0006244512113736853</text:p>
          </table:table-cell>
          <table:table-cell office:value-type="string">
            <text:p>0.35258061714587713</text:p>
          </table:table-cell>
          <table:table-cell office:value-type="string">
            <text:p>16.19047619047619</text:p>
          </table:table-cell>
          <table:table-cell office:value-type="string">
            <text:p>19.761904761904763</text:p>
          </table:table-cell>
          <table:table-cell office:value-type="string">
            <text:p>75.46031746031746</text:p>
          </table:table-cell>
          <table:table-cell office:value-type="string">
            <text:p>120742.23809523809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718326219383666</text:p>
          </table:table-cell>
          <table:table-cell office:value-type="string">
            <text:p>0.998990249070113</text:p>
          </table:table-cell>
          <table:table-cell office:value-type="string">
            <text:p>0.43749728068418786</text:p>
          </table:table-cell>
          <table:table-cell office:value-type="string">
            <text:p>0.0008448419168557984</text:p>
          </table:table-cell>
          <table:table-cell office:value-type="string">
            <text:p>0.3138444475786213</text:p>
          </table:table-cell>
          <table:table-cell office:value-type="string">
            <text:p>16.0</text:p>
          </table:table-cell>
          <table:table-cell office:value-type="string">
            <text:p>19.952380952380953</text:p>
          </table:table-cell>
          <table:table-cell office:value-type="string">
            <text:p>102.0952380952381</text:p>
          </table:table-cell>
          <table:table-cell office:value-type="string">
            <text:p>120715.60317460318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7158175564771012</text:p>
          </table:table-cell>
          <table:table-cell office:value-type="string">
            <text:p>0.9951634141875711</text:p>
          </table:table-cell>
          <table:table-cell office:value-type="string">
            <text:p>0.4363070373929476</text:p>
          </table:table-cell>
          <table:table-cell office:value-type="string">
            <text:p>0.004671924438745359</text:p>
          </table:table-cell>
          <table:table-cell office:value-type="string">
            <text:p>0.13479924236052876</text:p>
          </table:table-cell>
          <table:table-cell office:value-type="string">
            <text:p>15.904761904761905</text:p>
          </table:table-cell>
          <table:table-cell office:value-type="string">
            <text:p>20.047619047619047</text:p>
          </table:table-cell>
          <table:table-cell office:value-type="string">
            <text:p>564.5555555555555</text:p>
          </table:table-cell>
          <table:table-cell office:value-type="string">
            <text:p>120253.14285714286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7136123519438333</text:p>
          </table:table-cell>
          <table:table-cell office:value-type="string">
            <text:p>0.9959067269353783</text:p>
          </table:table-cell>
          <table:table-cell office:value-type="string">
            <text:p>0.4311504839802566</text:p>
          </table:table-cell>
          <table:table-cell office:value-type="string">
            <text:p>0.003925780092589959</text:p>
          </table:table-cell>
          <table:table-cell office:value-type="string">
            <text:p>0.1415194118387446</text:p>
          </table:table-cell>
          <table:table-cell office:value-type="string">
            <text:p>15.587301587301587</text:p>
          </table:table-cell>
          <table:table-cell office:value-type="string">
            <text:p>20.365079365079364</text:p>
          </table:table-cell>
          <table:table-cell office:value-type="string">
            <text:p>474.3968253968254</text:p>
          </table:table-cell>
          <table:table-cell office:value-type="string">
            <text:p>120343.30158730158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7093251771365189</text:p>
          </table:table-cell>
          <table:table-cell office:value-type="string">
            <text:p>0.9989606728858441</text:p>
          </table:table-cell>
          <table:table-cell office:value-type="string">
            <text:p>0.4195183455166021</text:p>
          </table:table-cell>
          <table:table-cell office:value-type="string">
            <text:p>0.0008679912435644197</text:p>
          </table:table-cell>
          <table:table-cell office:value-type="string">
            <text:p>0.29344832363255147</text:p>
          </table:table-cell>
          <table:table-cell office:value-type="string">
            <text:p>15.222222222222221</text:p>
          </table:table-cell>
          <table:table-cell office:value-type="string">
            <text:p>20.73015873015873</text:p>
          </table:table-cell>
          <table:table-cell office:value-type="string">
            <text:p>104.88888888888889</text:p>
          </table:table-cell>
          <table:table-cell office:value-type="string">
            <text:p>120712.80952380953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7075266820649938</text:p>
          </table:table-cell>
          <table:table-cell office:value-type="string">
            <text:p>0.9980078161994433</text:p>
          </table:table-cell>
          <table:table-cell office:value-type="string">
            <text:p>0.4168767052242152</text:p>
          </table:table-cell>
          <table:table-cell office:value-type="string">
            <text:p>0.0018233410942275104</text:p>
          </table:table-cell>
          <table:table-cell office:value-type="string">
            <text:p>0.23363986228851738</text:p>
          </table:table-cell>
          <table:table-cell office:value-type="string">
            <text:p>15.492063492063492</text:p>
          </table:table-cell>
          <table:table-cell office:value-type="string">
            <text:p>20.46031746031746</text:p>
          </table:table-cell>
          <table:table-cell office:value-type="string">
            <text:p>220.33333333333334</text:p>
          </table:table-cell>
          <table:table-cell office:value-type="string">
            <text:p>120597.36507936507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7043853345183839</text:p>
          </table:table-cell>
          <table:table-cell office:value-type="string">
            <text:p>0.9971123896436386</text:p>
          </table:table-cell>
          <table:table-cell office:value-type="string">
            <text:p>0.41148546321623697</text:p>
          </table:table-cell>
          <table:table-cell office:value-type="string">
            <text:p>0.0027147941794691726</text:p>
          </table:table-cell>
          <table:table-cell office:value-type="string">
            <text:p>0.17228742805313138</text:p>
          </table:table-cell>
          <table:table-cell office:value-type="string">
            <text:p>14.984126984126984</text:p>
          </table:table-cell>
          <table:table-cell office:value-type="string">
            <text:p>20.96825396825397</text:p>
          </table:table-cell>
          <table:table-cell office:value-type="string">
            <text:p>328.06349206349205</text:p>
          </table:table-cell>
          <table:table-cell office:value-type="string">
            <text:p>120489.63492063493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7010800318101753</text:p>
          </table:table-cell>
          <table:table-cell office:value-type="string">
            <text:p>0.9995388756440925</text:p>
          </table:table-cell>
          <table:table-cell office:value-type="string">
            <text:p>0.40244483305695733</text:p>
          </table:table-cell>
          <table:table-cell office:value-type="string">
            <text:p>0.0002847694366066909</text:p>
          </table:table-cell>
          <table:table-cell office:value-type="string">
            <text:p>0.4423329712487309</text:p>
          </table:table-cell>
          <table:table-cell office:value-type="string">
            <text:p>14.634920634920634</text:p>
          </table:table-cell>
          <table:table-cell office:value-type="string">
            <text:p>21.317460317460316</text:p>
          </table:table-cell>
          <table:table-cell office:value-type="string">
            <text:p>34.41269841269841</text:p>
          </table:table-cell>
          <table:table-cell office:value-type="string">
            <text:p>120783.28571428571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6992697525599821</text:p>
          </table:table-cell>
          <table:table-cell office:value-type="string">
            <text:p>0.9995333551806119</text:p>
          </table:table-cell>
          <table:table-cell office:value-type="string">
            <text:p>0.39882716790032874</text:p>
          </table:table-cell>
          <table:table-cell office:value-type="string">
            <text:p>0.00028766278036448</text:p>
          </table:table-cell>
          <table:table-cell office:value-type="string">
            <text:p>0.42179822916274506</text:p>
          </table:table-cell>
          <table:table-cell office:value-type="string">
            <text:p>14.317460317460318</text:p>
          </table:table-cell>
          <table:table-cell office:value-type="string">
            <text:p>21.634920634920636</text:p>
          </table:table-cell>
          <table:table-cell office:value-type="string">
            <text:p>34.76190476190476</text:p>
          </table:table-cell>
          <table:table-cell office:value-type="string">
            <text:p>120782.93650793651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6970333819895321</text:p>
          </table:table-cell>
          <table:table-cell office:value-type="string">
            <text:p>0.9995541095939694</text:p>
          </table:table-cell>
          <table:table-cell office:value-type="string">
            <text:p>0.39433393011906065</text:p>
          </table:table-cell>
          <table:table-cell office:value-type="string">
            <text:p>0.00026716613999644624</text:p>
          </table:table-cell>
          <table:table-cell office:value-type="string">
            <text:p>0.4445666181435726</text:p>
          </table:table-cell>
          <table:table-cell office:value-type="string">
            <text:p>14.34920634920635</text:p>
          </table:table-cell>
          <table:table-cell office:value-type="string">
            <text:p>21.603174603174605</text:p>
          </table:table-cell>
          <table:table-cell office:value-type="string">
            <text:p>32.285714285714285</text:p>
          </table:table-cell>
          <table:table-cell office:value-type="string">
            <text:p>120785.41269841269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6944358224383168</text:p>
          </table:table-cell>
          <table:table-cell office:value-type="string">
            <text:p>0.9943110803806957</text:p>
          </table:table-cell>
          <table:table-cell office:value-type="string">
            <text:p>0.39438311138707144</text:p>
          </table:table-cell>
          <table:table-cell office:value-type="string">
            <text:p>0.005511466510437833</text:p>
          </table:table-cell>
          <table:table-cell office:value-type="string">
            <text:p>0.10402003720611676</text:p>
          </table:table-cell>
          <table:table-cell office:value-type="string">
            <text:p>14.333333333333334</text:p>
          </table:table-cell>
          <table:table-cell office:value-type="string">
            <text:p>21.61904761904762</text:p>
          </table:table-cell>
          <table:table-cell office:value-type="string">
            <text:p>666.015873015873</text:p>
          </table:table-cell>
          <table:table-cell office:value-type="string">
            <text:p>120151.68253968254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6940368001918839</text:p>
          </table:table-cell>
          <table:table-cell office:value-type="string">
            <text:p>0.9995420289578649</text:p>
          </table:table-cell>
          <table:table-cell office:value-type="string">
            <text:p>0.38835061593218423</text:p>
          </table:table-cell>
          <table:table-cell office:value-type="string">
            <text:p>0.0002770155484164756</text:p>
          </table:table-cell>
          <table:table-cell office:value-type="string">
            <text:p>0.43011635474232673</text:p>
          </table:table-cell>
          <table:table-cell office:value-type="string">
            <text:p>14.079365079365079</text:p>
          </table:table-cell>
          <table:table-cell office:value-type="string">
            <text:p>21.873015873015873</text:p>
          </table:table-cell>
          <table:table-cell office:value-type="string">
            <text:p>33.476190476190474</text:p>
          </table:table-cell>
          <table:table-cell office:value-type="string">
            <text:p>120784.22222222222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689576424315562</text:p>
          </table:table-cell>
          <table:table-cell office:value-type="string">
            <text:p>0.9989426720572868</text:p>
          </table:table-cell>
          <table:table-cell office:value-type="string">
            <text:p>0.3800280712002879</text:p>
          </table:table-cell>
          <table:table-cell office:value-type="string">
            <text:p>0.0008752225691638658</text:p>
          </table:table-cell>
          <table:table-cell office:value-type="string">
            <text:p>0.283068177232521</text:p>
          </table:table-cell>
          <table:table-cell office:value-type="string">
            <text:p>13.920634920634921</text:p>
          </table:table-cell>
          <table:table-cell office:value-type="string">
            <text:p>22.03174603174603</text:p>
          </table:table-cell>
          <table:table-cell office:value-type="string">
            <text:p>105.76190476190476</text:p>
          </table:table-cell>
          <table:table-cell office:value-type="string">
            <text:p>120711.93650793651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6884210045605056</text:p>
          </table:table-cell>
          <table:table-cell office:value-type="string">
            <text:p>0.9994390768515556</text:p>
          </table:table-cell>
          <table:table-cell office:value-type="string">
            <text:p>0.37721806130450247</text:p>
          </table:table-cell>
          <table:table-cell office:value-type="string">
            <text:p>0.00037605218349132314</text:p>
          </table:table-cell>
          <table:table-cell office:value-type="string">
            <text:p>0.3861973456259143</text:p>
          </table:table-cell>
          <table:table-cell office:value-type="string">
            <text:p>13.603174603174603</text:p>
          </table:table-cell>
          <table:table-cell office:value-type="string">
            <text:p>22.349206349206348</text:p>
          </table:table-cell>
          <table:table-cell office:value-type="string">
            <text:p>45.44444444444444</text:p>
          </table:table-cell>
          <table:table-cell office:value-type="string">
            <text:p>120772.25396825396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6874702660402214</text:p>
          </table:table-cell>
          <table:table-cell office:value-type="string">
            <text:p>0.9982509057933241</text:p>
          </table:table-cell>
          <table:table-cell office:value-type="string">
            <text:p>0.37650257376161583</text:p>
          </table:table-cell>
          <table:table-cell office:value-type="string">
            <text:p>0.0015620416811729394</text:p>
          </table:table-cell>
          <table:table-cell office:value-type="string">
            <text:p>0.2100955244844782</text:p>
          </table:table-cell>
          <table:table-cell office:value-type="string">
            <text:p>13.301587301587302</text:p>
          </table:table-cell>
          <table:table-cell office:value-type="string">
            <text:p>22.650793650793652</text:p>
          </table:table-cell>
          <table:table-cell office:value-type="string">
            <text:p>188.76190476190476</text:p>
          </table:table-cell>
          <table:table-cell office:value-type="string">
            <text:p>120628.93650793651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6821412828425039</text:p>
          </table:table-cell>
          <table:table-cell office:value-type="string">
            <text:p>0.9978831252015303</text:p>
          </table:table-cell>
          <table:table-cell office:value-type="string">
            <text:p>0.3662119523192658</text:p>
          </table:table-cell>
          <table:table-cell office:value-type="string">
            <text:p>0.0019293866342580523</text:p>
          </table:table-cell>
          <table:table-cell office:value-type="string">
            <text:p>0.20979671475792927</text:p>
          </table:table-cell>
          <table:table-cell office:value-type="string">
            <text:p>13.238095238095237</text:p>
          </table:table-cell>
          <table:table-cell office:value-type="string">
            <text:p>22.714285714285715</text:p>
          </table:table-cell>
          <table:table-cell office:value-type="string">
            <text:p>233.15873015873015</text:p>
          </table:table-cell>
          <table:table-cell office:value-type="string">
            <text:p>120584.53968253969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6729213405319322</text:p>
          </table:table-cell>
          <table:table-cell office:value-type="string">
            <text:p>0.9985542655732131</text:p>
          </table:table-cell>
          <table:table-cell office:value-type="string">
            <text:p>0.3470932617798808</text:p>
          </table:table-cell>
          <table:table-cell office:value-type="string">
            <text:p>0.001250580716016461</text:p>
          </table:table-cell>
          <table:table-cell office:value-type="string">
            <text:p>0.24277806486013936</text:p>
          </table:table-cell>
          <table:table-cell office:value-type="string">
            <text:p>12.333333333333334</text:p>
          </table:table-cell>
          <table:table-cell office:value-type="string">
            <text:p>23.61904761904762</text:p>
          </table:table-cell>
          <table:table-cell office:value-type="string">
            <text:p>151.12698412698413</text:p>
          </table:table-cell>
          <table:table-cell office:value-type="string">
            <text:p>120666.57142857143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6726704018776596</text:p>
          </table:table-cell>
          <table:table-cell office:value-type="string">
            <text:p>0.9989094773144497</text:p>
          </table:table-cell>
          <table:table-cell office:value-type="string">
            <text:p>0.3462363441790522</text:p>
          </table:table-cell>
          <table:table-cell office:value-type="string">
            <text:p>0.0008955404237329385</text:p>
          </table:table-cell>
          <table:table-cell office:value-type="string">
            <text:p>0.27680689796310626</text:p>
          </table:table-cell>
          <table:table-cell office:value-type="string">
            <text:p>12.365079365079366</text:p>
          </table:table-cell>
          <table:table-cell office:value-type="string">
            <text:p>23.58730158730159</text:p>
          </table:table-cell>
          <table:table-cell office:value-type="string">
            <text:p>108.22222222222223</text:p>
          </table:table-cell>
          <table:table-cell office:value-type="string">
            <text:p>120709.47619047618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6691437263447534</text:p>
          </table:table-cell>
          <table:table-cell office:value-type="string">
            <text:p>0.999378390902056</text:p>
          </table:table-cell>
          <table:table-cell office:value-type="string">
            <text:p>0.3387097515268174</text:p>
          </table:table-cell>
          <table:table-cell office:value-type="string">
            <text:p>0.00042229883731075604</text:p>
          </table:table-cell>
          <table:table-cell office:value-type="string">
            <text:p>0.3546452733108473</text:p>
          </table:table-cell>
          <table:table-cell office:value-type="string">
            <text:p>11.857142857142858</text:p>
          </table:table-cell>
          <table:table-cell office:value-type="string">
            <text:p>24.095238095238095</text:p>
          </table:table-cell>
          <table:table-cell office:value-type="string">
            <text:p>51.03174603174603</text:p>
          </table:table-cell>
          <table:table-cell office:value-type="string">
            <text:p>120766.66666666667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6662922591549336</text:p>
          </table:table-cell>
          <table:table-cell office:value-type="string">
            <text:p>0.998769234680225</text:p>
          </table:table-cell>
          <table:table-cell office:value-type="string">
            <text:p>0.3336167885342856</text:p>
          </table:table-cell>
          <table:table-cell office:value-type="string">
            <text:p>0.0010322702244183468</text:p>
          </table:table-cell>
          <table:table-cell office:value-type="string">
            <text:p>0.25592764836836795</text:p>
          </table:table-cell>
          <table:table-cell office:value-type="string">
            <text:p>11.936507936507937</text:p>
          </table:table-cell>
          <table:table-cell office:value-type="string">
            <text:p>24.015873015873016</text:p>
          </table:table-cell>
          <table:table-cell office:value-type="string">
            <text:p>124.74603174603175</text:p>
          </table:table-cell>
          <table:table-cell office:value-type="string">
            <text:p>120692.95238095238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6661571552731365</text:p>
          </table:table-cell>
          <table:table-cell office:value-type="string">
            <text:p>0.9993996765158589</text:p>
          </table:table-cell>
          <table:table-cell office:value-type="string">
            <text:p>0.3327154491791064</text:p>
          </table:table-cell>
          <table:table-cell office:value-type="string">
            <text:p>0.0004011386328335534</text:p>
          </table:table-cell>
          <table:table-cell office:value-type="string">
            <text:p>0.3381104052246935</text:p>
          </table:table-cell>
          <table:table-cell office:value-type="string">
            <text:p>11.873015873015873</text:p>
          </table:table-cell>
          <table:table-cell office:value-type="string">
            <text:p>24.07936507936508</text:p>
          </table:table-cell>
          <table:table-cell office:value-type="string">
            <text:p>48.476190476190474</text:p>
          </table:table-cell>
          <table:table-cell office:value-type="string">
            <text:p>120769.22222222222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6640281790606791</text:p>
          </table:table-cell>
          <table:table-cell office:value-type="string">
            <text:p>0.9996615145926463</text:p>
          </table:table-cell>
          <table:table-cell office:value-type="string">
            <text:p>0.3281925654053168</text:p>
          </table:table-cell>
          <table:table-cell office:value-type="string">
            <text:p>0.00013620728395857882</text:p>
          </table:table-cell>
          <table:table-cell office:value-type="string">
            <text:p>0.47223505739111277</text:p>
          </table:table-cell>
          <table:table-cell office:value-type="string">
            <text:p>11.507936507936508</text:p>
          </table:table-cell>
          <table:table-cell office:value-type="string">
            <text:p>24.444444444444443</text:p>
          </table:table-cell>
          <table:table-cell office:value-type="string">
            <text:p>16.46031746031746</text:p>
          </table:table-cell>
          <table:table-cell office:value-type="string">
            <text:p>120801.23809523809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6612345625019874</text:p>
          </table:table-cell>
          <table:table-cell office:value-type="string">
            <text:p>0.9996691340814018</text:p>
          </table:table-cell>
          <table:table-cell office:value-type="string">
            <text:p>0.3225961337055528</text:p>
          </table:table-cell>
          <table:table-cell office:value-type="string">
            <text:p>0.00012700870157802735</text:p>
          </table:table-cell>
          <table:table-cell office:value-type="string">
            <text:p>0.49094766889354324</text:p>
          </table:table-cell>
          <table:table-cell office:value-type="string">
            <text:p>11.317460317460318</text:p>
          </table:table-cell>
          <table:table-cell office:value-type="string">
            <text:p>24.634920634920636</text:p>
          </table:table-cell>
          <table:table-cell office:value-type="string">
            <text:p>15.34920634920635</text:p>
          </table:table-cell>
          <table:table-cell office:value-type="string">
            <text:p>120802.3492063492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6611142237952714</text:p>
          </table:table-cell>
          <table:table-cell office:value-type="string">
            <text:p>0.9975452443850034</text:p>
          </table:table-cell>
          <table:table-cell office:value-type="string">
            <text:p>0.32448371667618314</text:p>
          </table:table-cell>
          <table:table-cell office:value-type="string">
            <text:p>0.0022552690856404265</text:p>
          </table:table-cell>
          <table:table-cell office:value-type="string">
            <text:p>0.1699322362097266</text:p>
          </table:table-cell>
          <table:table-cell office:value-type="string">
            <text:p>11.777777777777779</text:p>
          </table:table-cell>
          <table:table-cell office:value-type="string">
            <text:p>24.174603174603174</text:p>
          </table:table-cell>
          <table:table-cell office:value-type="string">
            <text:p>272.53968253968253</text:p>
          </table:table-cell>
          <table:table-cell office:value-type="string">
            <text:p>120545.15873015873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6608035643925465</text:p>
          </table:table-cell>
          <table:table-cell office:value-type="string">
            <text:p>0.9993084112213624</text:p>
          </table:table-cell>
          <table:table-cell office:value-type="string">
            <text:p>0.3220949565369453</text:p>
          </table:table-cell>
          <table:table-cell office:value-type="string">
            <text:p>0.00048782775185232376</text:p>
          </table:table-cell>
          <table:table-cell office:value-type="string">
            <text:p>0.3164407331527171</text:p>
          </table:table-cell>
          <table:table-cell office:value-type="string">
            <text:p>11.317460317460318</text:p>
          </table:table-cell>
          <table:table-cell office:value-type="string">
            <text:p>24.634920634920636</text:p>
          </table:table-cell>
          <table:table-cell office:value-type="string">
            <text:p>58.95238095238095</text:p>
          </table:table-cell>
          <table:table-cell office:value-type="string">
            <text:p>120758.74603174604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6606431732087314</text:p>
          </table:table-cell>
          <table:table-cell office:value-type="string">
            <text:p>0.9992929203470068</text:p>
          </table:table-cell>
          <table:table-cell office:value-type="string">
            <text:p>0.32178953528887216</text:p>
          </table:table-cell>
          <table:table-cell office:value-type="string">
            <text:p>0.0005031888714092096</text:p>
          </table:table-cell>
          <table:table-cell office:value-type="string">
            <text:p>0.32591558181881575</text:p>
          </table:table-cell>
          <table:table-cell office:value-type="string">
            <text:p>11.301587301587302</text:p>
          </table:table-cell>
          <table:table-cell office:value-type="string">
            <text:p>24.650793650793652</text:p>
          </table:table-cell>
          <table:table-cell office:value-type="string">
            <text:p>60.80952380952381</text:p>
          </table:table-cell>
          <table:table-cell office:value-type="string">
            <text:p>120756.88888888889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6566505866378323</text:p>
          </table:table-cell>
          <table:table-cell office:value-type="string">
            <text:p>0.9943585780559754</text:p>
          </table:table-cell>
          <table:table-cell office:value-type="string">
            <text:p>0.3187413560125463</text:p>
          </table:table-cell>
          <table:table-cell office:value-type="string">
            <text:p>0.005440182736881762</text:p>
          </table:table-cell>
          <table:table-cell office:value-type="string">
            <text:p>0.09447265743476256</text:p>
          </table:table-cell>
          <table:table-cell office:value-type="string">
            <text:p>11.46031746031746</text:p>
          </table:table-cell>
          <table:table-cell office:value-type="string">
            <text:p>24.49206349206349</text:p>
          </table:table-cell>
          <table:table-cell office:value-type="string">
            <text:p>657.3968253968254</text:p>
          </table:table-cell>
          <table:table-cell office:value-type="string">
            <text:p>120160.30158730158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6528445235540826</text:p>
          </table:table-cell>
          <table:table-cell office:value-type="string">
            <text:p>0.9995345293645843</text:p>
          </table:table-cell>
          <table:table-cell office:value-type="string">
            <text:p>0.305945703886965</text:p>
          </table:table-cell>
          <table:table-cell office:value-type="string">
            <text:p>0.0002566567787996623</text:p>
          </table:table-cell>
          <table:table-cell office:value-type="string">
            <text:p>0.3935969894414204</text:p>
          </table:table-cell>
          <table:table-cell office:value-type="string">
            <text:p>10.714285714285714</text:p>
          </table:table-cell>
          <table:table-cell office:value-type="string">
            <text:p>25.238095238095237</text:p>
          </table:table-cell>
          <table:table-cell office:value-type="string">
            <text:p>31.015873015873016</text:p>
          </table:table-cell>
          <table:table-cell office:value-type="string">
            <text:p>120786.68253968254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652623864078217</text:p>
          </table:table-cell>
          <table:table-cell office:value-type="string">
            <text:p>0.9989511030619563</text:p>
          </table:table-cell>
          <table:table-cell office:value-type="string">
            <text:p>0.3060887513582854</text:p>
          </table:table-cell>
          <table:table-cell office:value-type="string">
            <text:p>0.000841023201851273</text:p>
          </table:table-cell>
          <table:table-cell office:value-type="string">
            <text:p>0.26776281309394784</text:p>
          </table:table-cell>
          <table:table-cell office:value-type="string">
            <text:p>10.80952380952381</text:p>
          </table:table-cell>
          <table:table-cell office:value-type="string">
            <text:p>25.142857142857142</text:p>
          </table:table-cell>
          <table:table-cell office:value-type="string">
            <text:p>101.63492063492063</text:p>
          </table:table-cell>
          <table:table-cell office:value-type="string">
            <text:p>120716.06349206349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6518914862549555</text:p>
          </table:table-cell>
          <table:table-cell office:value-type="string">
            <text:p>0.9877575047609491</text:p>
          </table:table-cell>
          <table:table-cell office:value-type="string">
            <text:p>0.3158272828953715</text:p>
          </table:table-cell>
          <table:table-cell office:value-type="string">
            <text:p>0.012044310385460465</text:p>
          </table:table-cell>
          <table:table-cell office:value-type="string">
            <text:p>0.02987360895849973</text:p>
          </table:table-cell>
          <table:table-cell office:value-type="string">
            <text:p>11.619047619047619</text:p>
          </table:table-cell>
          <table:table-cell office:value-type="string">
            <text:p>24.333333333333332</text:p>
          </table:table-cell>
          <table:table-cell office:value-type="string">
            <text:p>1455.4603174603174</text:p>
          </table:table-cell>
          <table:table-cell office:value-type="string">
            <text:p>119362.23809523809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651887852067493</text:p>
          </table:table-cell>
          <table:table-cell office:value-type="string">
            <text:p>0.9977353881596044</text:p>
          </table:table-cell>
          <table:table-cell office:value-type="string">
            <text:p>0.3058332866138506</text:p>
          </table:table-cell>
          <table:table-cell office:value-type="string">
            <text:p>0.0020575824788645835</text:p>
          </table:table-cell>
          <table:table-cell office:value-type="string">
            <text:p>0.1862796335026139</text:p>
          </table:table-cell>
          <table:table-cell office:value-type="string">
            <text:p>10.873015873015873</text:p>
          </table:table-cell>
          <table:table-cell office:value-type="string">
            <text:p>25.07936507936508</text:p>
          </table:table-cell>
          <table:table-cell office:value-type="string">
            <text:p>248.65079365079364</text:p>
          </table:table-cell>
          <table:table-cell office:value-type="string">
            <text:p>120569.04761904762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6503620693464123</text:p>
          </table:table-cell>
          <table:table-cell office:value-type="string">
            <text:p>0.9995979552099048</text:p>
          </table:table-cell>
          <table:table-cell office:value-type="string">
            <text:p>0.30091485413090946</text:p>
          </table:table-cell>
          <table:table-cell office:value-type="string">
            <text:p>0.00019071543808506756</text:p>
          </table:table-cell>
          <table:table-cell office:value-type="string">
            <text:p>0.40604367826531923</text:p>
          </table:table-cell>
          <table:table-cell office:value-type="string">
            <text:p>10.412698412698413</text:p>
          </table:table-cell>
          <table:table-cell office:value-type="string">
            <text:p>25.53968253968254</text:p>
          </table:table-cell>
          <table:table-cell office:value-type="string">
            <text:p>23.047619047619047</text:p>
          </table:table-cell>
          <table:table-cell office:value-type="string">
            <text:p>120794.6507936508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6487930468588978</text:p>
          </table:table-cell>
          <table:table-cell office:value-type="string">
            <text:p>0.9993386064535641</text:p>
          </table:table-cell>
          <table:table-cell office:value-type="string">
            <text:p>0.2980364917891165</text:p>
          </table:table-cell>
          <table:table-cell office:value-type="string">
            <text:p>0.00045039807132086395</text:p>
          </table:table-cell>
          <table:table-cell office:value-type="string">
            <text:p>0.31771666964399803</text:p>
          </table:table-cell>
          <table:table-cell office:value-type="string">
            <text:p>10.444444444444445</text:p>
          </table:table-cell>
          <table:table-cell office:value-type="string">
            <text:p>25.50793650793651</text:p>
          </table:table-cell>
          <table:table-cell office:value-type="string">
            <text:p>54.42857142857143</text:p>
          </table:table-cell>
          <table:table-cell office:value-type="string">
            <text:p>120763.26984126984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6467976790106277</text:p>
          </table:table-cell>
          <table:table-cell office:value-type="string">
            <text:p>0.9958757782627184</text:p>
          </table:table-cell>
          <table:table-cell office:value-type="string">
            <text:p>0.2975117398981878</text:p>
          </table:table-cell>
          <table:table-cell office:value-type="string">
            <text:p>0.0039163818769324356</text:p>
          </table:table-cell>
          <table:table-cell office:value-type="string">
            <text:p>0.11428527003067071</text:p>
          </table:table-cell>
          <table:table-cell office:value-type="string">
            <text:p>10.714285714285714</text:p>
          </table:table-cell>
          <table:table-cell office:value-type="string">
            <text:p>25.238095238095237</text:p>
          </table:table-cell>
          <table:table-cell office:value-type="string">
            <text:p>473.26984126984127</text:p>
          </table:table-cell>
          <table:table-cell office:value-type="string">
            <text:p>120344.42857142857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6464356235101254</text:p>
          </table:table-cell>
          <table:table-cell office:value-type="string">
            <text:p>0.9995707742830827</text:p>
          </table:table-cell>
          <table:table-cell office:value-type="string">
            <text:p>0.2930861282819487</text:p>
          </table:table-cell>
          <table:table-cell office:value-type="string">
            <text:p>0.00021488126169802804</text:p>
          </table:table-cell>
          <table:table-cell office:value-type="string">
            <text:p>0.4044054703536085</text:p>
          </table:table-cell>
          <table:table-cell office:value-type="string">
            <text:p>10.047619047619047</text:p>
          </table:table-cell>
          <table:table-cell office:value-type="string">
            <text:p>25.904761904761905</text:p>
          </table:table-cell>
          <table:table-cell office:value-type="string">
            <text:p>25.96825396825397</text:p>
          </table:table-cell>
          <table:table-cell office:value-type="string">
            <text:p>120791.73015873016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6456201163211951</text:p>
          </table:table-cell>
          <table:table-cell office:value-type="string">
            <text:p>0.9989959972413538</text:p>
          </table:table-cell>
          <table:table-cell office:value-type="string">
            <text:p>0.2920349098025922</text:p>
          </table:table-cell>
          <table:table-cell office:value-type="string">
            <text:p>0.0007946771602021283</text:p>
          </table:table-cell>
          <table:table-cell office:value-type="string">
            <text:p>0.2578548281688811</text:p>
          </table:table-cell>
          <table:table-cell office:value-type="string">
            <text:p>10.634920634920634</text:p>
          </table:table-cell>
          <table:table-cell office:value-type="string">
            <text:p>25.317460317460316</text:p>
          </table:table-cell>
          <table:table-cell office:value-type="string">
            <text:p>96.03174603174604</text:p>
          </table:table-cell>
          <table:table-cell office:value-type="string">
            <text:p>120721.66666666667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6410814420734928</text:p>
          </table:table-cell>
          <table:table-cell office:value-type="string">
            <text:p>0.9995884950101731</text:p>
          </table:table-cell>
          <table:table-cell office:value-type="string">
            <text:p>0.28235636080450105</text:p>
          </table:table-cell>
          <table:table-cell office:value-type="string">
            <text:p>0.00019347665751548318</text:p>
          </table:table-cell>
          <table:table-cell office:value-type="string">
            <text:p>0.38883445742062167</text:p>
          </table:table-cell>
          <table:table-cell office:value-type="string">
            <text:p>9.603174603174603</text:p>
          </table:table-cell>
          <table:table-cell office:value-type="string">
            <text:p>26.349206349206348</text:p>
          </table:table-cell>
          <table:table-cell office:value-type="string">
            <text:p>23.38095238095238</text:p>
          </table:table-cell>
          <table:table-cell office:value-type="string">
            <text:p>120794.31746031746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6408459547775542</text:p>
          </table:table-cell>
          <table:table-cell office:value-type="string">
            <text:p>0.999558691151758</text:p>
          </table:table-cell>
          <table:table-cell office:value-type="string">
            <text:p>0.28191598587902766</text:p>
          </table:table-cell>
          <table:table-cell office:value-type="string">
            <text:p>0.00022407632391930512</text:p>
          </table:table-cell>
          <table:table-cell office:value-type="string">
            <text:p>0.3776595624563189</text:p>
          </table:table-cell>
          <table:table-cell office:value-type="string">
            <text:p>9.698412698412698</text:p>
          </table:table-cell>
          <table:table-cell office:value-type="string">
            <text:p>26.253968253968253</text:p>
          </table:table-cell>
          <table:table-cell office:value-type="string">
            <text:p>27.07936507936508</text:p>
          </table:table-cell>
          <table:table-cell office:value-type="string">
            <text:p>120790.61904761905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6404459025690346</text:p>
          </table:table-cell>
          <table:table-cell office:value-type="string">
            <text:p>0.9987562302801133</text:p>
          </table:table-cell>
          <table:table-cell office:value-type="string">
            <text:p>0.2819230229975621</text:p>
          </table:table-cell>
          <table:table-cell office:value-type="string">
            <text:p>0.0010312178594930528</text:p>
          </table:table-cell>
          <table:table-cell office:value-type="string">
            <text:p>0.22748821174319994</text:p>
          </table:table-cell>
          <table:table-cell office:value-type="string">
            <text:p>10.238095238095237</text:p>
          </table:table-cell>
          <table:table-cell office:value-type="string">
            <text:p>25.714285714285715</text:p>
          </table:table-cell>
          <table:table-cell office:value-type="string">
            <text:p>124.61904761904762</text:p>
          </table:table-cell>
          <table:table-cell office:value-type="string">
            <text:p>120693.07936507936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639312248411978</text:p>
          </table:table-cell>
          <table:table-cell office:value-type="string">
            <text:p>0.9991808902303687</text:p>
          </table:table-cell>
          <table:table-cell office:value-type="string">
            <text:p>0.2792281854285917</text:p>
          </table:table-cell>
          <table:table-cell office:value-type="string">
            <text:p>0.0006036886046357371</text:p>
          </table:table-cell>
          <table:table-cell office:value-type="string">
            <text:p>0.26487206625724385</text:p>
          </table:table-cell>
          <table:table-cell office:value-type="string">
            <text:p>9.904761904761905</text:p>
          </table:table-cell>
          <table:table-cell office:value-type="string">
            <text:p>26.047619047619047</text:p>
          </table:table-cell>
          <table:table-cell office:value-type="string">
            <text:p>72.95238095238095</text:p>
          </table:table-cell>
          <table:table-cell office:value-type="string">
            <text:p>120744.74603174604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6380763946453949</text:p>
          </table:table-cell>
          <table:table-cell office:value-type="string">
            <text:p>0.9958835599750938</text:p>
          </table:table-cell>
          <table:table-cell office:value-type="string">
            <text:p>0.2800570415771202</text:p>
          </table:table-cell>
          <table:table-cell office:value-type="string">
            <text:p>0.0039042522863304116</text:p>
          </table:table-cell>
          <table:table-cell office:value-type="string">
            <text:p>0.11481043742960036</text:p>
          </table:table-cell>
          <table:table-cell office:value-type="string">
            <text:p>10.19047619047619</text:p>
          </table:table-cell>
          <table:table-cell office:value-type="string">
            <text:p>25.761904761904763</text:p>
          </table:table-cell>
          <table:table-cell office:value-type="string">
            <text:p>471.8095238095238</text:p>
          </table:table-cell>
          <table:table-cell office:value-type="string">
            <text:p>120345.88888888889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6370370021001229</text:p>
          </table:table-cell>
          <table:table-cell office:value-type="string">
            <text:p>0.9995749734969905</text:p>
          </table:table-cell>
          <table:table-cell office:value-type="string">
            <text:p>0.2742804815194018</text:p>
          </table:table-cell>
          <table:table-cell office:value-type="string">
            <text:p>0.00020647731915606436</text:p>
          </table:table-cell>
          <table:table-cell office:value-type="string">
            <text:p>0.3989384493785408</text:p>
          </table:table-cell>
          <table:table-cell office:value-type="string">
            <text:p>9.53968253968254</text:p>
          </table:table-cell>
          <table:table-cell office:value-type="string">
            <text:p>26.41269841269841</text:p>
          </table:table-cell>
          <table:table-cell office:value-type="string">
            <text:p>24.952380952380953</text:p>
          </table:table-cell>
          <table:table-cell office:value-type="string">
            <text:p>120792.74603174604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6356381898348564</text:p>
          </table:table-cell>
          <table:table-cell office:value-type="string">
            <text:p>0.9992879224175356</text:p>
          </table:table-cell>
          <table:table-cell office:value-type="string">
            <text:p>0.271771430706955</text:p>
          </table:table-cell>
          <table:table-cell office:value-type="string">
            <text:p>0.0004950510372422085</text:p>
          </table:table-cell>
          <table:table-cell office:value-type="string">
            <text:p>0.29927817733058343</text:p>
          </table:table-cell>
          <table:table-cell office:value-type="string">
            <text:p>9.714285714285714</text:p>
          </table:table-cell>
          <table:table-cell office:value-type="string">
            <text:p>26.238095238095237</text:p>
          </table:table-cell>
          <table:table-cell office:value-type="string">
            <text:p>59.82539682539682</text:p>
          </table:table-cell>
          <table:table-cell office:value-type="string">
            <text:p>120757.87301587302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6339293008840319</text:p>
          </table:table-cell>
          <table:table-cell office:value-type="string">
            <text:p>0.9988028585532177</text:p>
          </table:table-cell>
          <table:table-cell office:value-type="string">
            <text:p>0.2688379184631905</text:p>
          </table:table-cell>
          <table:table-cell office:value-type="string">
            <text:p>0.0009793166951268658</text:p>
          </table:table-cell>
          <table:table-cell office:value-type="string">
            <text:p>0.24213193381854134</text:p>
          </table:table-cell>
          <table:table-cell office:value-type="string">
            <text:p>9.603174603174603</text:p>
          </table:table-cell>
          <table:table-cell office:value-type="string">
            <text:p>26.349206349206348</text:p>
          </table:table-cell>
          <table:table-cell office:value-type="string">
            <text:p>118.34920634920636</text:p>
          </table:table-cell>
          <table:table-cell office:value-type="string">
            <text:p>120699.3492063492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6336228018754991</text:p>
          </table:table-cell>
          <table:table-cell office:value-type="string">
            <text:p>0.9986614230458808</text:p>
          </table:table-cell>
          <table:table-cell office:value-type="string">
            <text:p>0.268366132169606</text:p>
          </table:table-cell>
          <table:table-cell office:value-type="string">
            <text:p>0.0011205284186078023</text:p>
          </table:table-cell>
          <table:table-cell office:value-type="string">
            <text:p>0.23853562331407346</text:p>
          </table:table-cell>
          <table:table-cell office:value-type="string">
            <text:p>9.571428571428571</text:p>
          </table:table-cell>
          <table:table-cell office:value-type="string">
            <text:p>26.38095238095238</text:p>
          </table:table-cell>
          <table:table-cell office:value-type="string">
            <text:p>135.4126984126984</text:p>
          </table:table-cell>
          <table:table-cell office:value-type="string">
            <text:p>120682.28571428571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6333349593892187</text:p>
          </table:table-cell>
          <table:table-cell office:value-type="string">
            <text:p>0.9974568250087736</text:p>
          </table:table-cell>
          <table:table-cell office:value-type="string">
            <text:p>0.2689962968250486</text:p>
          </table:table-cell>
          <table:table-cell office:value-type="string">
            <text:p>0.002326378046611336</text:p>
          </table:table-cell>
          <table:table-cell office:value-type="string">
            <text:p>0.15143367562896776</text:p>
          </table:table-cell>
          <table:table-cell office:value-type="string">
            <text:p>9.682539682539682</text:p>
          </table:table-cell>
          <table:table-cell office:value-type="string">
            <text:p>26.26984126984127</text:p>
          </table:table-cell>
          <table:table-cell office:value-type="string">
            <text:p>281.12698412698415</text:p>
          </table:table-cell>
          <table:table-cell office:value-type="string">
            <text:p>120536.57142857143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6302897267716804</text:p>
          </table:table-cell>
          <table:table-cell office:value-type="string">
            <text:p>0.9972277190839622</text:p>
          </table:table-cell>
          <table:table-cell office:value-type="string">
            <text:p>0.26313445887815945</text:p>
          </table:table-cell>
          <table:table-cell office:value-type="string">
            <text:p>0.0025550053347986913</text:p>
          </table:table-cell>
          <table:table-cell office:value-type="string">
            <text:p>0.1408163974164926</text:p>
          </table:table-cell>
          <table:table-cell office:value-type="string">
            <text:p>9.619047619047619</text:p>
          </table:table-cell>
          <table:table-cell office:value-type="string">
            <text:p>26.333333333333332</text:p>
          </table:table-cell>
          <table:table-cell office:value-type="string">
            <text:p>308.76190476190476</text:p>
          </table:table-cell>
          <table:table-cell office:value-type="string">
            <text:p>120508.93650793651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6300675300546763</text:p>
          </table:table-cell>
          <table:table-cell office:value-type="string">
            <text:p>0.9994302673413223</text:p>
          </table:table-cell>
          <table:table-cell office:value-type="string">
            <text:p>0.260482207291579</text:p>
          </table:table-cell>
          <table:table-cell office:value-type="string">
            <text:p>0.00034714718222647074</text:p>
          </table:table-cell>
          <table:table-cell office:value-type="string">
            <text:p>0.3159998575770535</text:p>
          </table:table-cell>
          <table:table-cell office:value-type="string">
            <text:p>9.047619047619047</text:p>
          </table:table-cell>
          <table:table-cell office:value-type="string">
            <text:p>26.904761904761905</text:p>
          </table:table-cell>
          <table:table-cell office:value-type="string">
            <text:p>41.95238095238095</text:p>
          </table:table-cell>
          <table:table-cell office:value-type="string">
            <text:p>120775.74603174604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6288554858223342</text:p>
          </table:table-cell>
          <table:table-cell office:value-type="string">
            <text:p>0.9996670212178163</text:p>
          </table:table-cell>
          <table:table-cell office:value-type="string">
            <text:p>0.25781735796488775</text:p>
          </table:table-cell>
          <table:table-cell office:value-type="string">
            <text:p>0.00010638632021925508</text:p>
          </table:table-cell>
          <table:table-cell office:value-type="string">
            <text:p>0.42286975824376255</text:p>
          </table:table-cell>
          <table:table-cell office:value-type="string">
            <text:p>8.571428571428571</text:p>
          </table:table-cell>
          <table:table-cell office:value-type="string">
            <text:p>27.38095238095238</text:p>
          </table:table-cell>
          <table:table-cell office:value-type="string">
            <text:p>12.857142857142858</text:p>
          </table:table-cell>
          <table:table-cell office:value-type="string">
            <text:p>120804.84126984127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6271445188827165</text:p>
          </table:table-cell>
          <table:table-cell office:value-type="string">
            <text:p>0.9996759520745481</text:p>
          </table:table-cell>
          <table:table-cell office:value-type="string">
            <text:p>0.25438596547163983</text:p>
          </table:table-cell>
          <table:table-cell office:value-type="string">
            <text:p>9.692770620669516e-05</text:p>
          </table:table-cell>
          <table:table-cell office:value-type="string">
            <text:p>0.4268365980731572</text:p>
          </table:table-cell>
          <table:table-cell office:value-type="string">
            <text:p>8.507936507936508</text:p>
          </table:table-cell>
          <table:table-cell office:value-type="string">
            <text:p>27.444444444444443</text:p>
          </table:table-cell>
          <table:table-cell office:value-type="string">
            <text:p>11.714285714285714</text:p>
          </table:table-cell>
          <table:table-cell office:value-type="string">
            <text:p>120805.98412698413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6267048373323869</text:p>
          </table:table-cell>
          <table:table-cell office:value-type="string">
            <text:p>0.9994649291742794</text:p>
          </table:table-cell>
          <table:table-cell office:value-type="string">
            <text:p>0.2537204441170685</text:p>
          </table:table-cell>
          <table:table-cell office:value-type="string">
            <text:p>0.0003107694522947656</text:p>
          </table:table-cell>
          <table:table-cell office:value-type="string">
            <text:p>0.3407392124959778</text:p>
          </table:table-cell>
          <table:table-cell office:value-type="string">
            <text:p>8.841269841269842</text:p>
          </table:table-cell>
          <table:table-cell office:value-type="string">
            <text:p>27.11111111111111</text:p>
          </table:table-cell>
          <table:table-cell office:value-type="string">
            <text:p>37.55555555555556</text:p>
          </table:table-cell>
          <table:table-cell office:value-type="string">
            <text:p>120780.14285714286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6259185922064154</text:p>
          </table:table-cell>
          <table:table-cell office:value-type="string">
            <text:p>0.9994449531718231</text:p>
          </table:table-cell>
          <table:table-cell office:value-type="string">
            <text:p>0.2521646497143414</text:p>
          </table:table-cell>
          <table:table-cell office:value-type="string">
            <text:p>0.0003274653015104057</text:p>
          </table:table-cell>
          <table:table-cell office:value-type="string">
            <text:p>0.2868627192066217</text:p>
          </table:table-cell>
          <table:table-cell office:value-type="string">
            <text:p>8.444444444444445</text:p>
          </table:table-cell>
          <table:table-cell office:value-type="string">
            <text:p>27.50793650793651</text:p>
          </table:table-cell>
          <table:table-cell office:value-type="string">
            <text:p>39.57142857142857</text:p>
          </table:table-cell>
          <table:table-cell office:value-type="string">
            <text:p>120778.12698412698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6256055223333338</text:p>
          </table:table-cell>
          <table:table-cell office:value-type="string">
            <text:p>0.9996701729284101</text:p>
          </table:table-cell>
          <table:table-cell office:value-type="string">
            <text:p>0.25131309678372543</text:p>
          </table:table-cell>
          <table:table-cell office:value-type="string">
            <text:p>0.0001020521170579146</text:p>
          </table:table-cell>
          <table:table-cell office:value-type="string">
            <text:p>0.43140720418838496</text:p>
          </table:table-cell>
          <table:table-cell office:value-type="string">
            <text:p>8.428571428571429</text:p>
          </table:table-cell>
          <table:table-cell office:value-type="string">
            <text:p>27.523809523809526</text:p>
          </table:table-cell>
          <table:table-cell office:value-type="string">
            <text:p>12.333333333333334</text:p>
          </table:table-cell>
          <table:table-cell office:value-type="string">
            <text:p>120805.36507936507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6239777332683598</text:p>
          </table:table-cell>
          <table:table-cell office:value-type="string">
            <text:p>0.9996689925915849</text:p>
          </table:table-cell>
          <table:table-cell office:value-type="string">
            <text:p>0.24805922629360866</text:p>
          </table:table-cell>
          <table:table-cell office:value-type="string">
            <text:p>0.0001037597568890068</text:p>
          </table:table-cell>
          <table:table-cell office:value-type="string">
            <text:p>0.42963473835140015</text:p>
          </table:table-cell>
          <table:table-cell office:value-type="string">
            <text:p>8.492063492063492</text:p>
          </table:table-cell>
          <table:table-cell office:value-type="string">
            <text:p>27.46031746031746</text:p>
          </table:table-cell>
          <table:table-cell office:value-type="string">
            <text:p>12.53968253968254</text:p>
          </table:table-cell>
          <table:table-cell office:value-type="string">
            <text:p>120805.15873015873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6223851133434347</text:p>
          </table:table-cell>
          <table:table-cell office:value-type="string">
            <text:p>0.9914454446235078</text:p>
          </table:table-cell>
          <table:table-cell office:value-type="string">
            <text:p>0.2531055190780505</text:p>
          </table:table-cell>
          <table:table-cell office:value-type="string">
            <text:p>0.008335292391181137</text:p>
          </table:table-cell>
          <table:table-cell office:value-type="string">
            <text:p>0.052708911020199506</text:p>
          </table:table-cell>
          <table:table-cell office:value-type="string">
            <text:p>9.19047619047619</text:p>
          </table:table-cell>
          <table:table-cell office:value-type="string">
            <text:p>26.761904761904763</text:p>
          </table:table-cell>
          <table:table-cell office:value-type="string">
            <text:p>1007.2539682539683</text:p>
          </table:table-cell>
          <table:table-cell office:value-type="string">
            <text:p>119810.44444444444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621469872207316</text:p>
          </table:table-cell>
          <table:table-cell office:value-type="string">
            <text:p>0.9972523968121667</text:p>
          </table:table-cell>
          <table:table-cell office:value-type="string">
            <text:p>0.24546481192031908</text:p>
          </table:table-cell>
          <table:table-cell office:value-type="string">
            <text:p>0.0025250675056871304</text:p>
          </table:table-cell>
          <table:table-cell office:value-type="string">
            <text:p>0.14193672994797746</text:p>
          </table:table-cell>
          <table:table-cell office:value-type="string">
            <text:p>8.984126984126984</text:p>
          </table:table-cell>
          <table:table-cell office:value-type="string">
            <text:p>26.96825396825397</text:p>
          </table:table-cell>
          <table:table-cell office:value-type="string">
            <text:p>305.14285714285717</text:p>
          </table:table-cell>
          <table:table-cell office:value-type="string">
            <text:p>120512.55555555556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620548613222903</text:p>
          </table:table-cell>
          <table:table-cell office:value-type="string">
            <text:p>0.9983592489757385</text:p>
          </table:table-cell>
          <table:table-cell office:value-type="string">
            <text:p>0.2425119985795918</text:p>
          </table:table-cell>
          <table:table-cell office:value-type="string">
            <text:p>0.0014147721337858612</text:p>
          </table:table-cell>
          <table:table-cell office:value-type="string">
            <text:p>0.19336222102420902</text:p>
          </table:table-cell>
          <table:table-cell office:value-type="string">
            <text:p>8.603174603174603</text:p>
          </table:table-cell>
          <table:table-cell office:value-type="string">
            <text:p>27.349206349206348</text:p>
          </table:table-cell>
          <table:table-cell office:value-type="string">
            <text:p>170.96825396825398</text:p>
          </table:table-cell>
          <table:table-cell office:value-type="string">
            <text:p>120646.73015873016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6186962869916917</text:p>
          </table:table-cell>
          <table:table-cell office:value-type="string">
            <text:p>0.9990981426433553</text:p>
          </table:table-cell>
          <table:table-cell office:value-type="string">
            <text:p>0.2380669458369395</text:p>
          </table:table-cell>
          <table:table-cell office:value-type="string">
            <text:p>0.0006743718535561291</text:p>
          </table:table-cell>
          <table:table-cell office:value-type="string">
            <text:p>0.25949944617028403</text:p>
          </table:table-cell>
          <table:table-cell office:value-type="string">
            <text:p>8.444444444444445</text:p>
          </table:table-cell>
          <table:table-cell office:value-type="string">
            <text:p>27.50793650793651</text:p>
          </table:table-cell>
          <table:table-cell office:value-type="string">
            <text:p>81.4920634920635</text:p>
          </table:table-cell>
          <table:table-cell office:value-type="string">
            <text:p>120736.20634920635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6166244518363064</text:p>
          </table:table-cell>
          <table:table-cell office:value-type="string">
            <text:p>0.9995219269875802</text:p>
          </table:table-cell>
          <table:table-cell office:value-type="string">
            <text:p>0.23349556122408613</text:p>
          </table:table-cell>
          <table:table-cell office:value-type="string">
            <text:p>0.0002466575514731882</text:p>
          </table:table-cell>
          <table:table-cell office:value-type="string">
            <text:p>0.31788695441723164</text:p>
          </table:table-cell>
          <table:table-cell office:value-type="string">
            <text:p>7.984126984126984</text:p>
          </table:table-cell>
          <table:table-cell office:value-type="string">
            <text:p>27.96825396825397</text:p>
          </table:table-cell>
          <table:table-cell office:value-type="string">
            <text:p>29.80952380952381</text:p>
          </table:table-cell>
          <table:table-cell office:value-type="string">
            <text:p>120787.88888888889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6156992173702317</text:p>
          </table:table-cell>
          <table:table-cell office:value-type="string">
            <text:p>0.9915604946611728</text:p>
          </table:table-cell>
          <table:table-cell office:value-type="string">
            <text:p>0.23961328349352662</text:p>
          </table:table-cell>
          <table:table-cell office:value-type="string">
            <text:p>0.008214848753063195</text:p>
          </table:table-cell>
          <table:table-cell office:value-type="string">
            <text:p>0.053467121389362375</text:p>
          </table:table-cell>
          <table:table-cell office:value-type="string">
            <text:p>8.53968253968254</text:p>
          </table:table-cell>
          <table:table-cell office:value-type="string">
            <text:p>27.41269841269841</text:p>
          </table:table-cell>
          <table:table-cell office:value-type="string">
            <text:p>992.6825396825396</text:p>
          </table:table-cell>
          <table:table-cell office:value-type="string">
            <text:p>119825.01587301587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615031747556909</text:p>
          </table:table-cell>
          <table:table-cell office:value-type="string">
            <text:p>0.9979866685707776</text:p>
          </table:table-cell>
          <table:table-cell office:value-type="string">
            <text:p>0.23184635002421125</text:p>
          </table:table-cell>
          <table:table-cell office:value-type="string">
            <text:p>0.001782854910393227</text:p>
          </table:table-cell>
          <table:table-cell office:value-type="string">
            <text:p>0.16992412504960136</text:p>
          </table:table-cell>
          <table:table-cell office:value-type="string">
            <text:p>8.047619047619047</text:p>
          </table:table-cell>
          <table:table-cell office:value-type="string">
            <text:p>27.904761904761905</text:p>
          </table:table-cell>
          <table:table-cell office:value-type="string">
            <text:p>215.44444444444446</text:p>
          </table:table-cell>
          <table:table-cell office:value-type="string">
            <text:p>120602.25396825396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613821076093757</text:p>
          </table:table-cell>
          <table:table-cell office:value-type="string">
            <text:p>0.9994290638809009</text:p>
          </table:table-cell>
          <table:table-cell office:value-type="string">
            <text:p>0.2279794665302261</text:p>
          </table:table-cell>
          <table:table-cell office:value-type="string">
            <text:p>0.00033731434271198365</text:p>
          </table:table-cell>
          <table:table-cell office:value-type="string">
            <text:p>0.3017130831433822</text:p>
          </table:table-cell>
          <table:table-cell office:value-type="string">
            <text:p>7.714285714285714</text:p>
          </table:table-cell>
          <table:table-cell office:value-type="string">
            <text:p>28.238095238095237</text:p>
          </table:table-cell>
          <table:table-cell office:value-type="string">
            <text:p>40.76190476190476</text:p>
          </table:table-cell>
          <table:table-cell office:value-type="string">
            <text:p>120776.93650793651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6138173304495371</text:p>
          </table:table-cell>
          <table:table-cell office:value-type="string">
            <text:p>0.9965360380714837</text:p>
          </table:table-cell>
          <table:table-cell office:value-type="string">
            <text:p>0.2308708917432311</text:p>
          </table:table-cell>
          <table:table-cell office:value-type="string">
            <text:p>0.003236230844156812</text:p>
          </table:table-cell>
          <table:table-cell office:value-type="string">
            <text:p>0.11681244418390785</text:p>
          </table:table-cell>
          <table:table-cell office:value-type="string">
            <text:p>8.333333333333334</text:p>
          </table:table-cell>
          <table:table-cell office:value-type="string">
            <text:p>27.61904761904762</text:p>
          </table:table-cell>
          <table:table-cell office:value-type="string">
            <text:p>391.07936507936506</text:p>
          </table:table-cell>
          <table:table-cell office:value-type="string">
            <text:p>120426.61904761905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6123513578819428</text:p>
          </table:table-cell>
          <table:table-cell office:value-type="string">
            <text:p>0.9985820925081339</text:p>
          </table:table-cell>
          <table:table-cell office:value-type="string">
            <text:p>0.22588958969657633</text:p>
          </table:table-cell>
          <table:table-cell office:value-type="string">
            <text:p>0.0011868739326906142</text:p>
          </table:table-cell>
          <table:table-cell office:value-type="string">
            <text:p>0.19679543555800524</text:p>
          </table:table-cell>
          <table:table-cell office:value-type="string">
            <text:p>8.0</text:p>
          </table:table-cell>
          <table:table-cell office:value-type="string">
            <text:p>27.952380952380953</text:p>
          </table:table-cell>
          <table:table-cell office:value-type="string">
            <text:p>143.42857142857142</text:p>
          </table:table-cell>
          <table:table-cell office:value-type="string">
            <text:p>120674.26984126984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6117039297312636</text:p>
          </table:table-cell>
          <table:table-cell office:value-type="string">
            <text:p>0.9958310672621185</text:p>
          </table:table-cell>
          <table:table-cell office:value-type="string">
            <text:p>0.22735003098907253</text:p>
          </table:table-cell>
          <table:table-cell office:value-type="string">
            <text:p>0.003942171526545189</text:p>
          </table:table-cell>
          <table:table-cell office:value-type="string">
            <text:p>0.08539125790170891</text:p>
          </table:table-cell>
          <table:table-cell office:value-type="string">
            <text:p>8.428571428571429</text:p>
          </table:table-cell>
          <table:table-cell office:value-type="string">
            <text:p>27.523809523809526</text:p>
          </table:table-cell>
          <table:table-cell office:value-type="string">
            <text:p>476.3968253968254</text:p>
          </table:table-cell>
          <table:table-cell office:value-type="string">
            <text:p>120341.30158730158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6117039297312636</text:p>
          </table:table-cell>
          <table:table-cell office:value-type="string">
            <text:p>0.9958310672621185</text:p>
          </table:table-cell>
          <table:table-cell office:value-type="string">
            <text:p>0.22735003098907253</text:p>
          </table:table-cell>
          <table:table-cell office:value-type="string">
            <text:p>0.003942171526545189</text:p>
          </table:table-cell>
          <table:table-cell office:value-type="string">
            <text:p>0.08539125790170891</text:p>
          </table:table-cell>
          <table:table-cell office:value-type="string">
            <text:p>8.428571428571429</text:p>
          </table:table-cell>
          <table:table-cell office:value-type="string">
            <text:p>27.523809523809526</text:p>
          </table:table-cell>
          <table:table-cell office:value-type="string">
            <text:p>476.3968253968254</text:p>
          </table:table-cell>
          <table:table-cell office:value-type="string">
            <text:p>120341.30158730158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611269813099911</text:p>
          </table:table-cell>
          <table:table-cell office:value-type="string">
            <text:p>0.9988858396727845</text:p>
          </table:table-cell>
          <table:table-cell office:value-type="string">
            <text:p>0.2234220146681874</text:p>
          </table:table-cell>
          <table:table-cell office:value-type="string">
            <text:p>0.0008823884683653886</text:p>
          </table:table-cell>
          <table:table-cell office:value-type="string">
            <text:p>0.23646428108237852</text:p>
          </table:table-cell>
          <table:table-cell office:value-type="string">
            <text:p>7.920634920634921</text:p>
          </table:table-cell>
          <table:table-cell office:value-type="string">
            <text:p>28.03174603174603</text:p>
          </table:table-cell>
          <table:table-cell office:value-type="string">
            <text:p>106.63492063492063</text:p>
          </table:table-cell>
          <table:table-cell office:value-type="string">
            <text:p>120711.06349206349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6107563019197769</text:p>
          </table:table-cell>
          <table:table-cell office:value-type="string">
            <text:p>0.9983784300811511</text:p>
          </table:table-cell>
          <table:table-cell office:value-type="string">
            <text:p>0.2229012194191077</text:p>
          </table:table-cell>
          <table:table-cell office:value-type="string">
            <text:p>0.0013886155795539094</text:p>
          </table:table-cell>
          <table:table-cell office:value-type="string">
            <text:p>0.1737297182513402</text:p>
          </table:table-cell>
          <table:table-cell office:value-type="string">
            <text:p>7.761904761904762</text:p>
          </table:table-cell>
          <table:table-cell office:value-type="string">
            <text:p>28.19047619047619</text:p>
          </table:table-cell>
          <table:table-cell office:value-type="string">
            <text:p>167.8095238095238</text:p>
          </table:table-cell>
          <table:table-cell office:value-type="string">
            <text:p>120649.88888888889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6088545926981815</text:p>
          </table:table-cell>
          <table:table-cell office:value-type="string">
            <text:p>0.9996349776255812</text:p>
          </table:table-cell>
          <table:table-cell office:value-type="string">
            <text:p>0.21783645553382006</text:p>
          </table:table-cell>
          <table:table-cell office:value-type="string">
            <text:p>0.00012727013745711247</text:p>
          </table:table-cell>
          <table:table-cell office:value-type="string">
            <text:p>0.34856614640611494</text:p>
          </table:table-cell>
          <table:table-cell office:value-type="string">
            <text:p>7.222222222222222</text:p>
          </table:table-cell>
          <table:table-cell office:value-type="string">
            <text:p>28.73015873015873</text:p>
          </table:table-cell>
          <table:table-cell office:value-type="string">
            <text:p>15.380952380952381</text:p>
          </table:table-cell>
          <table:table-cell office:value-type="string">
            <text:p>120802.31746031746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6066487507702173</text:p>
          </table:table-cell>
          <table:table-cell office:value-type="string">
            <text:p>0.9993611995632157</text:p>
          </table:table-cell>
          <table:table-cell office:value-type="string">
            <text:p>0.21369914510020496</text:p>
          </table:table-cell>
          <table:table-cell office:value-type="string">
            <text:p>0.0004016435597703523</text:p>
          </table:table-cell>
          <table:table-cell office:value-type="string">
            <text:p>0.2732790114421116</text:p>
          </table:table-cell>
          <table:table-cell office:value-type="string">
            <text:p>7.285714285714286</text:p>
          </table:table-cell>
          <table:table-cell office:value-type="string">
            <text:p>28.666666666666668</text:p>
          </table:table-cell>
          <table:table-cell office:value-type="string">
            <text:p>48.53968253968254</text:p>
          </table:table-cell>
          <table:table-cell office:value-type="string">
            <text:p>120769.15873015873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6054344736781155</text:p>
          </table:table-cell>
          <table:table-cell office:value-type="string">
            <text:p>0.9961420906964628</text:p>
          </table:table-cell>
          <table:table-cell office:value-type="string">
            <text:p>0.2144933200037597</text:p>
          </table:table-cell>
          <table:table-cell office:value-type="string">
            <text:p>0.003624372647528602</text:p>
          </table:table-cell>
          <table:table-cell office:value-type="string">
            <text:p>0.10744943618497951</text:p>
          </table:table-cell>
          <table:table-cell office:value-type="string">
            <text:p>7.619047619047619</text:p>
          </table:table-cell>
          <table:table-cell office:value-type="string">
            <text:p>28.333333333333332</text:p>
          </table:table-cell>
          <table:table-cell office:value-type="string">
            <text:p>437.984126984127</text:p>
          </table:table-cell>
          <table:table-cell office:value-type="string">
            <text:p>120379.71428571429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6048316452956622</text:p>
          </table:table-cell>
          <table:table-cell office:value-type="string">
            <text:p>0.9997114030344635</text:p>
          </table:table-cell>
          <table:table-cell office:value-type="string">
            <text:p>0.20971201272592563</text:p>
          </table:table-cell>
          <table:table-cell office:value-type="string">
            <text:p>4.8722134601110746e-05</text:p>
          </table:table-cell>
          <table:table-cell office:value-type="string">
            <text:p>0.4348873309012563</text:p>
          </table:table-cell>
          <table:table-cell office:value-type="string">
            <text:p>6.968253968253968</text:p>
          </table:table-cell>
          <table:table-cell office:value-type="string">
            <text:p>28.984126984126984</text:p>
          </table:table-cell>
          <table:table-cell office:value-type="string">
            <text:p>5.888888888888889</text:p>
          </table:table-cell>
          <table:table-cell office:value-type="string">
            <text:p>120811.80952380953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6043025859060154</text:p>
          </table:table-cell>
          <table:table-cell office:value-type="string">
            <text:p>0.9997165229781162</text:p>
          </table:table-cell>
          <table:table-cell office:value-type="string">
            <text:p>0.20864877253490133</text:p>
          </table:table-cell>
          <table:table-cell office:value-type="string">
            <text:p>4.360072287056703e-05</text:p>
          </table:table-cell>
          <table:table-cell office:value-type="string">
            <text:p>0.455129422516913</text:p>
          </table:table-cell>
          <table:table-cell office:value-type="string">
            <text:p>6.968253968253968</text:p>
          </table:table-cell>
          <table:table-cell office:value-type="string">
            <text:p>28.984126984126984</text:p>
          </table:table-cell>
          <table:table-cell office:value-type="string">
            <text:p>5.26984126984127</text:p>
          </table:table-cell>
          <table:table-cell office:value-type="string">
            <text:p>120812.42857142857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6024541131507561</text:p>
          </table:table-cell>
          <table:table-cell office:value-type="string">
            <text:p>0.9995995203551093</text:p>
          </table:table-cell>
          <table:table-cell office:value-type="string">
            <text:p>0.2050705718741283</text:p>
          </table:table-cell>
          <table:table-cell office:value-type="string">
            <text:p>0.0001623455726160885</text:p>
          </table:table-cell>
          <table:table-cell office:value-type="string">
            <text:p>0.35312280716872235</text:p>
          </table:table-cell>
          <table:table-cell office:value-type="string">
            <text:p>7.174603174603175</text:p>
          </table:table-cell>
          <table:table-cell office:value-type="string">
            <text:p>28.77777777777778</text:p>
          </table:table-cell>
          <table:table-cell office:value-type="string">
            <text:p>19.61904761904762</text:p>
          </table:table-cell>
          <table:table-cell office:value-type="string">
            <text:p>120798.07936507936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975501515828427</text:p>
          </table:table-cell>
          <table:table-cell office:value-type="string">
            <text:p>0.9986383284483876</text:p>
          </table:table-cell>
          <table:table-cell office:value-type="string">
            <text:p>0.1962213255613849</text:p>
          </table:table-cell>
          <table:table-cell office:value-type="string">
            <text:p>0.0011210223956993103</text:p>
          </table:table-cell>
          <table:table-cell office:value-type="string">
            <text:p>0.18847081382944672</text:p>
          </table:table-cell>
          <table:table-cell office:value-type="string">
            <text:p>6.841269841269841</text:p>
          </table:table-cell>
          <table:table-cell office:value-type="string">
            <text:p>29.11111111111111</text:p>
          </table:table-cell>
          <table:table-cell office:value-type="string">
            <text:p>135.47619047619048</text:p>
          </table:table-cell>
          <table:table-cell office:value-type="string">
            <text:p>120682.22222222222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958502703466068</text:p>
          </table:table-cell>
          <table:table-cell office:value-type="string">
            <text:p>0.9992143778804978</text:p>
          </table:table-cell>
          <table:table-cell office:value-type="string">
            <text:p>0.1922447125677801</text:p>
          </table:table-cell>
          <table:table-cell office:value-type="string">
            <text:p>0.0005441718745665844</text:p>
          </table:table-cell>
          <table:table-cell office:value-type="string">
            <text:p>0.22863564668586933</text:p>
          </table:table-cell>
          <table:table-cell office:value-type="string">
            <text:p>6.761904761904762</text:p>
          </table:table-cell>
          <table:table-cell office:value-type="string">
            <text:p>29.19047619047619</text:p>
          </table:table-cell>
          <table:table-cell office:value-type="string">
            <text:p>65.76190476190476</text:p>
          </table:table-cell>
          <table:table-cell office:value-type="string">
            <text:p>120751.93650793651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949884689855524</text:p>
          </table:table-cell>
          <table:table-cell office:value-type="string">
            <text:p>0.9996231611043034</text:p>
          </table:table-cell>
          <table:table-cell office:value-type="string">
            <text:p>0.1901094576923335</text:p>
          </table:table-cell>
          <table:table-cell office:value-type="string">
            <text:p>0.00013251972122872515</text:p>
          </table:table-cell>
          <table:table-cell office:value-type="string">
            <text:p>0.30501683829616</text:p>
          </table:table-cell>
          <table:table-cell office:value-type="string">
            <text:p>6.428571428571429</text:p>
          </table:table-cell>
          <table:table-cell office:value-type="string">
            <text:p>29.523809523809526</text:p>
          </table:table-cell>
          <table:table-cell office:value-type="string">
            <text:p>16.015873015873016</text:p>
          </table:table-cell>
          <table:table-cell office:value-type="string">
            <text:p>120801.68253968254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915418083236044</text:p>
          </table:table-cell>
          <table:table-cell office:value-type="string">
            <text:p>0.9994930230377862</text:p>
          </table:table-cell>
          <table:table-cell office:value-type="string">
            <text:p>0.18334512718185497</text:p>
          </table:table-cell>
          <table:table-cell office:value-type="string">
            <text:p>0.00026151053464633925</text:p>
          </table:table-cell>
          <table:table-cell office:value-type="string">
            <text:p>0.2906596824036187</text:p>
          </table:table-cell>
          <table:table-cell office:value-type="string">
            <text:p>6.285714285714286</text:p>
          </table:table-cell>
          <table:table-cell office:value-type="string">
            <text:p>29.666666666666668</text:p>
          </table:table-cell>
          <table:table-cell office:value-type="string">
            <text:p>31.603174603174605</text:p>
          </table:table-cell>
          <table:table-cell office:value-type="string">
            <text:p>120786.09523809524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901465410233366</text:p>
          </table:table-cell>
          <table:table-cell office:value-type="string">
            <text:p>0.9995953148833734</text:p>
          </table:table-cell>
          <table:table-cell office:value-type="string">
            <text:p>0.1804513560899301</text:p>
          </table:table-cell>
          <table:table-cell office:value-type="string">
            <text:p>0.00015827404325679604</text:p>
          </table:table-cell>
          <table:table-cell office:value-type="string">
            <text:p>0.322518231826694</text:p>
          </table:table-cell>
          <table:table-cell office:value-type="string">
            <text:p>6.174603174603175</text:p>
          </table:table-cell>
          <table:table-cell office:value-type="string">
            <text:p>29.77777777777778</text:p>
          </table:table-cell>
          <table:table-cell office:value-type="string">
            <text:p>19.126984126984127</text:p>
          </table:table-cell>
          <table:table-cell office:value-type="string">
            <text:p>120798.57142857143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893718662413985</text:p>
          </table:table-cell>
          <table:table-cell office:value-type="string">
            <text:p>0.9980873108020514</text:p>
          </table:table-cell>
          <table:table-cell office:value-type="string">
            <text:p>0.18041316448158462</text:p>
          </table:table-cell>
          <table:table-cell office:value-type="string">
            <text:p>0.0016694319987876503</text:p>
          </table:table-cell>
          <table:table-cell office:value-type="string">
            <text:p>0.1465452783379014</text:p>
          </table:table-cell>
          <table:table-cell office:value-type="string">
            <text:p>6.507936507936508</text:p>
          </table:table-cell>
          <table:table-cell office:value-type="string">
            <text:p>29.444444444444443</text:p>
          </table:table-cell>
          <table:table-cell office:value-type="string">
            <text:p>201.74603174603175</text:p>
          </table:table-cell>
          <table:table-cell office:value-type="string">
            <text:p>120615.95238095238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874761224810372</text:p>
          </table:table-cell>
          <table:table-cell office:value-type="string">
            <text:p>0.9971176935641245</text:p>
          </table:table-cell>
          <table:table-cell office:value-type="string">
            <text:p>0.17759088706528772</text:p>
          </table:table-cell>
          <table:table-cell office:value-type="string">
            <text:p>0.002638642103213357</text:p>
          </table:table-cell>
          <table:table-cell office:value-type="string">
            <text:p>0.10431078738468627</text:p>
          </table:table-cell>
          <table:table-cell office:value-type="string">
            <text:p>6.428571428571429</text:p>
          </table:table-cell>
          <table:table-cell office:value-type="string">
            <text:p>29.523809523809526</text:p>
          </table:table-cell>
          <table:table-cell office:value-type="string">
            <text:p>318.87301587301585</text:p>
          </table:table-cell>
          <table:table-cell office:value-type="string">
            <text:p>120498.8253968254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874461332002645</text:p>
          </table:table-cell>
          <table:table-cell office:value-type="string">
            <text:p>0.9996704298508994</text:p>
          </table:table-cell>
          <table:table-cell office:value-type="string">
            <text:p>0.17497435333266878</text:p>
          </table:table-cell>
          <table:table-cell office:value-type="string">
            <text:p>8.208693213969178e-05</text:p>
          </table:table-cell>
          <table:table-cell office:value-type="string">
            <text:p>0.35304579018309995</text:p>
          </table:table-cell>
          <table:table-cell office:value-type="string">
            <text:p>6.0476190476190474</text:p>
          </table:table-cell>
          <table:table-cell office:value-type="string">
            <text:p>29.904761904761905</text:p>
          </table:table-cell>
          <table:table-cell office:value-type="string">
            <text:p>9.920634920634921</text:p>
          </table:table-cell>
          <table:table-cell office:value-type="string">
            <text:p>120807.77777777778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848791484409663</text:p>
          </table:table-cell>
          <table:table-cell office:value-type="string">
            <text:p>0.9996834290362452</text:p>
          </table:table-cell>
          <table:table-cell office:value-type="string">
            <text:p>0.16982540913696517</text:p>
          </table:table-cell>
          <table:table-cell office:value-type="string">
            <text:p>6.711225503245456e-05</text:p>
          </table:table-cell>
          <table:table-cell office:value-type="string">
            <text:p>0.32335560821488</text:p>
          </table:table-cell>
          <table:table-cell office:value-type="string">
            <text:p>5.809523809523809</text:p>
          </table:table-cell>
          <table:table-cell office:value-type="string">
            <text:p>30.142857142857142</text:p>
          </table:table-cell>
          <table:table-cell office:value-type="string">
            <text:p>8.11111111111111</text:p>
          </table:table-cell>
          <table:table-cell office:value-type="string">
            <text:p>120809.58730158731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846865578086251</text:p>
          </table:table-cell>
          <table:table-cell office:value-type="string">
            <text:p>0.9993475275273448</text:p>
          </table:table-cell>
          <table:table-cell office:value-type="string">
            <text:p>0.16977687579168693</text:p>
          </table:table-cell>
          <table:table-cell office:value-type="string">
            <text:p>0.0004037601744367694</text:p>
          </table:table-cell>
          <table:table-cell office:value-type="string">
            <text:p>0.25048028652179755</text:p>
          </table:table-cell>
          <table:table-cell office:value-type="string">
            <text:p>5.888888888888889</text:p>
          </table:table-cell>
          <table:table-cell office:value-type="string">
            <text:p>30.063492063492063</text:p>
          </table:table-cell>
          <table:table-cell office:value-type="string">
            <text:p>48.79365079365079</text:p>
          </table:table-cell>
          <table:table-cell office:value-type="string">
            <text:p>120768.90476190476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843867294793882</text:p>
          </table:table-cell>
          <table:table-cell office:value-type="string">
            <text:p>0.9992023055902634</text:p>
          </table:table-cell>
          <table:table-cell office:value-type="string">
            <text:p>0.16932234456817857</text:p>
          </table:table-cell>
          <table:table-cell office:value-type="string">
            <text:p>0.000548885609402157</text:p>
          </table:table-cell>
          <table:table-cell office:value-type="string">
            <text:p>0.23979326527860403</text:p>
          </table:table-cell>
          <table:table-cell office:value-type="string">
            <text:p>5.873015873015873</text:p>
          </table:table-cell>
          <table:table-cell office:value-type="string">
            <text:p>30.07936507936508</text:p>
          </table:table-cell>
          <table:table-cell office:value-type="string">
            <text:p>66.33333333333333</text:p>
          </table:table-cell>
          <table:table-cell office:value-type="string">
            <text:p>120751.36507936507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842851873858532</text:p>
          </table:table-cell>
          <table:table-cell office:value-type="string">
            <text:p>0.9996042466706174</text:p>
          </table:table-cell>
          <table:table-cell office:value-type="string">
            <text:p>0.16871629703232582</text:p>
          </table:table-cell>
          <table:table-cell office:value-type="string">
            <text:p>0.00014592226061952275</text:p>
          </table:table-cell>
          <table:table-cell office:value-type="string">
            <text:p>0.31603262837998386</text:p>
          </table:table-cell>
          <table:table-cell office:value-type="string">
            <text:p>5.761904761904762</text:p>
          </table:table-cell>
          <table:table-cell office:value-type="string">
            <text:p>30.19047619047619</text:p>
          </table:table-cell>
          <table:table-cell office:value-type="string">
            <text:p>17.634920634920636</text:p>
          </table:table-cell>
          <table:table-cell office:value-type="string">
            <text:p>120800.06349206349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836384070416865</text:p>
          </table:table-cell>
          <table:table-cell office:value-type="string">
            <text:p>0.9996780457605269</text:p>
          </table:table-cell>
          <table:table-cell office:value-type="string">
            <text:p>0.16734852258444202</text:p>
          </table:table-cell>
          <table:table-cell office:value-type="string">
            <text:p>7.170850106904358e-05</text:p>
          </table:table-cell>
          <table:table-cell office:value-type="string">
            <text:p>0.3434291821001132</text:p>
          </table:table-cell>
          <table:table-cell office:value-type="string">
            <text:p>5.714285714285714</text:p>
          </table:table-cell>
          <table:table-cell office:value-type="string">
            <text:p>30.238095238095237</text:p>
          </table:table-cell>
          <table:table-cell office:value-type="string">
            <text:p>8.666666666666666</text:p>
          </table:table-cell>
          <table:table-cell office:value-type="string">
            <text:p>120809.03174603175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827331694588614</text:p>
          </table:table-cell>
          <table:table-cell office:value-type="string">
            <text:p>0.9995795608451031</text:p>
          </table:table-cell>
          <table:table-cell office:value-type="string">
            <text:p>0.16563511142771223</text:p>
          </table:table-cell>
          <table:table-cell office:value-type="string">
            <text:p>0.00016877250998928315</text:p>
          </table:table-cell>
          <table:table-cell office:value-type="string">
            <text:p>0.295255501123927</text:p>
          </table:table-cell>
          <table:table-cell office:value-type="string">
            <text:p>5.5396825396825395</text:p>
          </table:table-cell>
          <table:table-cell office:value-type="string">
            <text:p>30.41269841269841</text:p>
          </table:table-cell>
          <table:table-cell office:value-type="string">
            <text:p>20.396825396825395</text:p>
          </table:table-cell>
          <table:table-cell office:value-type="string">
            <text:p>120797.30158730158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801387296684783</text:p>
          </table:table-cell>
          <table:table-cell office:value-type="string">
            <text:p>0.9996859225479993</text:p>
          </table:table-cell>
          <table:table-cell office:value-type="string">
            <text:p>0.16033958159283468</text:p>
          </table:table-cell>
          <table:table-cell office:value-type="string">
            <text:p>6.212225587786847e-05</text:p>
          </table:table-cell>
          <table:table-cell office:value-type="string">
            <text:p>0.3030198678272157</text:p>
          </table:table-cell>
          <table:table-cell office:value-type="string">
            <text:p>5.507936507936508</text:p>
          </table:table-cell>
          <table:table-cell office:value-type="string">
            <text:p>30.444444444444443</text:p>
          </table:table-cell>
          <table:table-cell office:value-type="string">
            <text:p>7.507936507936508</text:p>
          </table:table-cell>
          <table:table-cell office:value-type="string">
            <text:p>120810.19047619047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799774785832355</text:p>
          </table:table-cell>
          <table:table-cell office:value-type="string">
            <text:p>0.9994524397183704</text:p>
          </table:table-cell>
          <table:table-cell office:value-type="string">
            <text:p>0.1602498360938602</text:p>
          </table:table-cell>
          <table:table-cell office:value-type="string">
            <text:p>0.0002948789273891659</text:p>
          </table:table-cell>
          <table:table-cell office:value-type="string">
            <text:p>0.25076573976483696</text:p>
          </table:table-cell>
          <table:table-cell office:value-type="string">
            <text:p>5.412698412698413</text:p>
          </table:table-cell>
          <table:table-cell office:value-type="string">
            <text:p>30.53968253968254</text:p>
          </table:table-cell>
          <table:table-cell office:value-type="string">
            <text:p>35.63492063492063</text:p>
          </table:table-cell>
          <table:table-cell office:value-type="string">
            <text:p>120782.06349206349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577665728537685</text:p>
          </table:table-cell>
          <table:table-cell office:value-type="string">
            <text:p>0.999431427973833</text:p>
          </table:table-cell>
          <table:table-cell office:value-type="string">
            <text:p>0.155646961133764</text:p>
          </table:table-cell>
          <table:table-cell office:value-type="string">
            <text:p>0.00031550405839397963</text:p>
          </table:table-cell>
          <table:table-cell office:value-type="string">
            <text:p>0.25434939299392906</text:p>
          </table:table-cell>
          <table:table-cell office:value-type="string">
            <text:p>5.365079365079365</text:p>
          </table:table-cell>
          <table:table-cell office:value-type="string">
            <text:p>30.58730158730159</text:p>
          </table:table-cell>
          <table:table-cell office:value-type="string">
            <text:p>38.12698412698413</text:p>
          </table:table-cell>
          <table:table-cell office:value-type="string">
            <text:p>120779.57142857143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775104919250398</text:p>
          </table:table-cell>
          <table:table-cell office:value-type="string">
            <text:p>0.9995041868225164</text:p>
          </table:table-cell>
          <table:table-cell office:value-type="string">
            <text:p>0.1552639695710877</text:p>
          </table:table-cell>
          <table:table-cell office:value-type="string">
            <text:p>0.00024298572100822573</text:p>
          </table:table-cell>
          <table:table-cell office:value-type="string">
            <text:p>0.2987234397462718</text:p>
          </table:table-cell>
          <table:table-cell office:value-type="string">
            <text:p>5.396825396825397</text:p>
          </table:table-cell>
          <table:table-cell office:value-type="string">
            <text:p>30.555555555555557</text:p>
          </table:table-cell>
          <table:table-cell office:value-type="string">
            <text:p>29.365079365079364</text:p>
          </table:table-cell>
          <table:table-cell office:value-type="string">
            <text:p>120788.33333333333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756196919931145</text:p>
          </table:table-cell>
          <table:table-cell office:value-type="string">
            <text:p>0.9997085085706613</text:p>
          </table:table-cell>
          <table:table-cell office:value-type="string">
            <text:p>0.15127628597003034</text:p>
          </table:table-cell>
          <table:table-cell office:value-type="string">
            <text:p>3.690198380141002e-05</text:p>
          </table:table-cell>
          <table:table-cell office:value-type="string">
            <text:p>0.349945224412643</text:p>
          </table:table-cell>
          <table:table-cell office:value-type="string">
            <text:p>5.190476190476191</text:p>
          </table:table-cell>
          <table:table-cell office:value-type="string">
            <text:p>30.761904761904763</text:p>
          </table:table-cell>
          <table:table-cell office:value-type="string">
            <text:p>4.4603174603174605</text:p>
          </table:table-cell>
          <table:table-cell office:value-type="string">
            <text:p>120813.23809523809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751373255748656</text:p>
          </table:table-cell>
          <table:table-cell office:value-type="string">
            <text:p>0.9995443535464151</text:p>
          </table:table-cell>
          <table:table-cell office:value-type="string">
            <text:p>0.15047457114649282</text:p>
          </table:table-cell>
          <table:table-cell office:value-type="string">
            <text:p>0.00019991999676151386</text:p>
          </table:table-cell>
          <table:table-cell office:value-type="string">
            <text:p>0.2453446943667938</text:p>
          </table:table-cell>
          <table:table-cell office:value-type="string">
            <text:p>5.0476190476190474</text:p>
          </table:table-cell>
          <table:table-cell office:value-type="string">
            <text:p>30.904761904761905</text:p>
          </table:table-cell>
          <table:table-cell office:value-type="string">
            <text:p>24.158730158730158</text:p>
          </table:table-cell>
          <table:table-cell office:value-type="string">
            <text:p>120793.53968253969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745721783999103</text:p>
          </table:table-cell>
          <table:table-cell office:value-type="string">
            <text:p>0.9996760748875249</text:p>
          </table:table-cell>
          <table:table-cell office:value-type="string">
            <text:p>0.14921343800924705</text:p>
          </table:table-cell>
          <table:table-cell office:value-type="string">
            <text:p>6.90812094265492e-05</text:p>
          </table:table-cell>
          <table:table-cell office:value-type="string">
            <text:p>0.29528393378644</text:p>
          </table:table-cell>
          <table:table-cell office:value-type="string">
            <text:p>5.158730158730159</text:p>
          </table:table-cell>
          <table:table-cell office:value-type="string">
            <text:p>30.793650793650794</text:p>
          </table:table-cell>
          <table:table-cell office:value-type="string">
            <text:p>8.34920634920635</text:p>
          </table:table-cell>
          <table:table-cell office:value-type="string">
            <text:p>120809.3492063492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736932184592491</text:p>
          </table:table-cell>
          <table:table-cell office:value-type="string">
            <text:p>0.9996662258031757</text:p>
          </table:table-cell>
          <table:table-cell office:value-type="string">
            <text:p>0.14746589734974347</text:p>
          </table:table-cell>
          <table:table-cell office:value-type="string">
            <text:p>7.946043124506067e-05</text:p>
          </table:table-cell>
          <table:table-cell office:value-type="string">
            <text:p>0.3250680807363529</text:p>
          </table:table-cell>
          <table:table-cell office:value-type="string">
            <text:p>5.222222222222222</text:p>
          </table:table-cell>
          <table:table-cell office:value-type="string">
            <text:p>30.73015873015873</text:p>
          </table:table-cell>
          <table:table-cell office:value-type="string">
            <text:p>9.603174603174603</text:p>
          </table:table-cell>
          <table:table-cell office:value-type="string">
            <text:p>120808.09523809524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732511394464612</text:p>
          </table:table-cell>
          <table:table-cell office:value-type="string">
            <text:p>0.9996441655256544</text:p>
          </table:table-cell>
          <table:table-cell office:value-type="string">
            <text:p>0.14660248958870664</text:p>
          </table:table-cell>
          <table:table-cell office:value-type="string">
            <text:p>0.00010021069578410627</text:p>
          </table:table-cell>
          <table:table-cell office:value-type="string">
            <text:p>0.2889287018251694</text:p>
          </table:table-cell>
          <table:table-cell office:value-type="string">
            <text:p>5.063492063492063</text:p>
          </table:table-cell>
          <table:table-cell office:value-type="string">
            <text:p>30.88888888888889</text:p>
          </table:table-cell>
          <table:table-cell office:value-type="string">
            <text:p>12.11111111111111</text:p>
          </table:table-cell>
          <table:table-cell office:value-type="string">
            <text:p>120805.58730158731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5729691900371449</text:p>
          </table:table-cell>
          <table:table-cell office:value-type="string">
            <text:p>0.9996540090842799</text:p>
          </table:table-cell>
          <table:table-cell office:value-type="string">
            <text:p>0.14602677296087632</text:p>
          </table:table-cell>
          <table:table-cell office:value-type="string">
            <text:p>8.839288658657289e-05</text:p>
          </table:table-cell>
          <table:table-cell office:value-type="string">
            <text:p>0.3071925203420609</text:p>
          </table:table-cell>
          <table:table-cell office:value-type="string">
            <text:p>4.825396825396825</text:p>
          </table:table-cell>
          <table:table-cell office:value-type="string">
            <text:p>31.126984126984127</text:p>
          </table:table-cell>
          <table:table-cell office:value-type="string">
            <text:p>10.682539682539682</text:p>
          </table:table-cell>
          <table:table-cell office:value-type="string">
            <text:p>120807.01587301587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724924012862131</text:p>
          </table:table-cell>
          <table:table-cell office:value-type="string">
            <text:p>0.9990642936555223</text:p>
          </table:table-cell>
          <table:table-cell office:value-type="string">
            <text:p>0.14566648258866613</text:p>
          </table:table-cell>
          <table:table-cell office:value-type="string">
            <text:p>0.0006816800162399636</text:p>
          </table:table-cell>
          <table:table-cell office:value-type="string">
            <text:p>0.2327622134221695</text:p>
          </table:table-cell>
          <table:table-cell office:value-type="string">
            <text:p>5.238095238095238</text:p>
          </table:table-cell>
          <table:table-cell office:value-type="string">
            <text:p>30.714285714285715</text:p>
          </table:table-cell>
          <table:table-cell office:value-type="string">
            <text:p>82.38095238095238</text:p>
          </table:table-cell>
          <table:table-cell office:value-type="string">
            <text:p>120735.31746031746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722726080437084</text:p>
          </table:table-cell>
          <table:table-cell office:value-type="string">
            <text:p>0.9997069296761314</text:p>
          </table:table-cell>
          <table:table-cell office:value-type="string">
            <text:p>0.14458120029005692</text:p>
          </table:table-cell>
          <table:table-cell office:value-type="string">
            <text:p>3.5984202640157326e-05</text:p>
          </table:table-cell>
          <table:table-cell office:value-type="string">
            <text:p>0.352489469677821</text:p>
          </table:table-cell>
          <table:table-cell office:value-type="string">
            <text:p>4.888888888888889</text:p>
          </table:table-cell>
          <table:table-cell office:value-type="string">
            <text:p>31.063492063492063</text:p>
          </table:table-cell>
          <table:table-cell office:value-type="string">
            <text:p>4.349206349206349</text:p>
          </table:table-cell>
          <table:table-cell office:value-type="string">
            <text:p>120813.3492063492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71982834620172</text:p>
          </table:table-cell>
          <table:table-cell office:value-type="string">
            <text:p>0.9995743094327086</text:p>
          </table:table-cell>
          <table:table-cell office:value-type="string">
            <text:p>0.14413509622525905</text:p>
          </table:table-cell>
          <table:table-cell office:value-type="string">
            <text:p>0.00016942698491514475</text:p>
          </table:table-cell>
          <table:table-cell office:value-type="string">
            <text:p>0.3021775505335596</text:p>
          </table:table-cell>
          <table:table-cell office:value-type="string">
            <text:p>4.984126984126984</text:p>
          </table:table-cell>
          <table:table-cell office:value-type="string">
            <text:p>30.96825396825397</text:p>
          </table:table-cell>
          <table:table-cell office:value-type="string">
            <text:p>20.476190476190474</text:p>
          </table:table-cell>
          <table:table-cell office:value-type="string">
            <text:p>120797.22222222222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711494474417124</text:p>
          </table:table-cell>
          <table:table-cell office:value-type="string">
            <text:p>0.9980912085650215</text:p>
          </table:table-cell>
          <table:table-cell office:value-type="string">
            <text:p>0.1439535333404999</text:p>
          </table:table-cell>
          <table:table-cell office:value-type="string">
            <text:p>0.001654638457075251</text:p>
          </table:table-cell>
          <table:table-cell office:value-type="string">
            <text:p>0.11357210540168002</text:p>
          </table:table-cell>
          <table:table-cell office:value-type="string">
            <text:p>5.190476190476191</text:p>
          </table:table-cell>
          <table:table-cell office:value-type="string">
            <text:p>30.761904761904763</text:p>
          </table:table-cell>
          <table:table-cell office:value-type="string">
            <text:p>199.95238095238096</text:p>
          </table:table-cell>
          <table:table-cell office:value-type="string">
            <text:p>120617.74603174604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696562695987701</text:p>
          </table:table-cell>
          <table:table-cell office:value-type="string">
            <text:p>0.9996236738326408</text:p>
          </table:table-cell>
          <table:table-cell office:value-type="string">
            <text:p>0.1394306199708668</text:p>
          </table:table-cell>
          <table:table-cell office:value-type="string">
            <text:p>0.00011808077332649844</text:p>
          </table:table-cell>
          <table:table-cell office:value-type="string">
            <text:p>0.2687007508545734</text:p>
          </table:table-cell>
          <table:table-cell office:value-type="string">
            <text:p>4.746031746031746</text:p>
          </table:table-cell>
          <table:table-cell office:value-type="string">
            <text:p>31.206349206349206</text:p>
          </table:table-cell>
          <table:table-cell office:value-type="string">
            <text:p>14.26984126984127</text:p>
          </table:table-cell>
          <table:table-cell office:value-type="string">
            <text:p>120803.42857142857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693602512697598</text:p>
          </table:table-cell>
          <table:table-cell office:value-type="string">
            <text:p>0.9997089011195606</text:p>
          </table:table-cell>
          <table:table-cell office:value-type="string">
            <text:p>0.13875425305096512</text:p>
          </table:table-cell>
          <table:table-cell office:value-type="string">
            <text:p>3.375051144548066e-05</text:p>
          </table:table-cell>
          <table:table-cell office:value-type="string">
            <text:p>0.32101419605179005</text:p>
          </table:table-cell>
          <table:table-cell office:value-type="string">
            <text:p>4.857142857142857</text:p>
          </table:table-cell>
          <table:table-cell office:value-type="string">
            <text:p>31.095238095238095</text:p>
          </table:table-cell>
          <table:table-cell office:value-type="string">
            <text:p>4.079365079365079</text:p>
          </table:table-cell>
          <table:table-cell office:value-type="string">
            <text:p>120813.61904761905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669578672869342</text:p>
          </table:table-cell>
          <table:table-cell office:value-type="string">
            <text:p>0.999615007624189</text:p>
          </table:table-cell>
          <table:table-cell office:value-type="string">
            <text:p>0.13403998544475137</text:p>
          </table:table-cell>
          <table:table-cell office:value-type="string">
            <text:p>0.00012425087088280477</text:p>
          </table:table-cell>
          <table:table-cell office:value-type="string">
            <text:p>0.2663516703713017</text:p>
          </table:table-cell>
          <table:table-cell office:value-type="string">
            <text:p>4.444444444444445</text:p>
          </table:table-cell>
          <table:table-cell office:value-type="string">
            <text:p>31.50793650793651</text:p>
          </table:table-cell>
          <table:table-cell office:value-type="string">
            <text:p>15.015873015873016</text:p>
          </table:table-cell>
          <table:table-cell office:value-type="string">
            <text:p>120802.68253968254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669250002303419</text:p>
          </table:table-cell>
          <table:table-cell office:value-type="string">
            <text:p>0.9994647966288317</text:p>
          </table:table-cell>
          <table:table-cell office:value-type="string">
            <text:p>0.13412581433696935</text:p>
          </table:table-cell>
          <table:table-cell office:value-type="string">
            <text:p>0.0002758138762857791</text:p>
          </table:table-cell>
          <table:table-cell office:value-type="string">
            <text:p>0.2662798996510585</text:p>
          </table:table-cell>
          <table:table-cell office:value-type="string">
            <text:p>4.603174603174603</text:p>
          </table:table-cell>
          <table:table-cell office:value-type="string">
            <text:p>31.349206349206348</text:p>
          </table:table-cell>
          <table:table-cell office:value-type="string">
            <text:p>33.333333333333336</text:p>
          </table:table-cell>
          <table:table-cell office:value-type="string">
            <text:p>120784.36507936507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666821336693035</text:p>
          </table:table-cell>
          <table:table-cell office:value-type="string">
            <text:p>0.9997020724435028</text:p>
          </table:table-cell>
          <table:table-cell office:value-type="string">
            <text:p>0.13340314004506854</text:p>
          </table:table-cell>
          <table:table-cell office:value-type="string">
            <text:p>3.8872706461514285e-05</text:p>
          </table:table-cell>
          <table:table-cell office:value-type="string">
            <text:p>0.3573128978686991</text:p>
          </table:table-cell>
          <table:table-cell office:value-type="string">
            <text:p>4.650793650793651</text:p>
          </table:table-cell>
          <table:table-cell office:value-type="string">
            <text:p>31.3015873015873</text:p>
          </table:table-cell>
          <table:table-cell office:value-type="string">
            <text:p>4.698412698412699</text:p>
          </table:table-cell>
          <table:table-cell office:value-type="string">
            <text:p>120813.0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649901771668221</text:p>
          </table:table-cell>
          <table:table-cell office:value-type="string">
            <text:p>0.9994412898568086</text:p>
          </table:table-cell>
          <table:table-cell office:value-type="string">
            <text:p>0.13027915645493657</text:p>
          </table:table-cell>
          <table:table-cell office:value-type="string">
            <text:p>0.0002988021212923787</text:p>
          </table:table-cell>
          <table:table-cell office:value-type="string">
            <text:p>0.24695276383664774</text:p>
          </table:table-cell>
          <table:table-cell office:value-type="string">
            <text:p>4.5396825396825395</text:p>
          </table:table-cell>
          <table:table-cell office:value-type="string">
            <text:p>31.41269841269841</text:p>
          </table:table-cell>
          <table:table-cell office:value-type="string">
            <text:p>36.111111111111114</text:p>
          </table:table-cell>
          <table:table-cell office:value-type="string">
            <text:p>120781.58730158731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639221625246725</text:p>
          </table:table-cell>
          <table:table-cell office:value-type="string">
            <text:p>0.9989602933864971</text:p>
          </table:table-cell>
          <table:table-cell office:value-type="string">
            <text:p>0.1286253022287855</text:p>
          </table:table-cell>
          <table:table-cell office:value-type="string">
            <text:p>0.0007809771794405003</text:p>
          </table:table-cell>
          <table:table-cell office:value-type="string">
            <text:p>0.17794376290062877</text:p>
          </table:table-cell>
          <table:table-cell office:value-type="string">
            <text:p>4.666666666666667</text:p>
          </table:table-cell>
          <table:table-cell office:value-type="string">
            <text:p>31.285714285714285</text:p>
          </table:table-cell>
          <table:table-cell office:value-type="string">
            <text:p>94.38095238095238</text:p>
          </table:table-cell>
          <table:table-cell office:value-type="string">
            <text:p>120723.31746031746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5627967162864218</text:p>
          </table:table-cell>
          <table:table-cell office:value-type="string">
            <text:p>0.9996692424971746</text:p>
          </table:table-cell>
          <table:table-cell office:value-type="string">
            <text:p>0.12566251461469188</text:p>
          </table:table-cell>
          <table:table-cell office:value-type="string">
            <text:p>6.908204184816274e-05</text:p>
          </table:table-cell>
          <table:table-cell office:value-type="string">
            <text:p>0.258592567044948</text:p>
          </table:table-cell>
          <table:table-cell office:value-type="string">
            <text:p>4.333333333333333</text:p>
          </table:table-cell>
          <table:table-cell office:value-type="string">
            <text:p>31.61904761904762</text:p>
          </table:table-cell>
          <table:table-cell office:value-type="string">
            <text:p>8.34920634920635</text:p>
          </table:table-cell>
          <table:table-cell office:value-type="string">
            <text:p>120809.3492063492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61778520958452</text:p>
          </table:table-cell>
          <table:table-cell office:value-type="string">
            <text:p>0.999030929537623</text:p>
          </table:table-cell>
          <table:table-cell office:value-type="string">
            <text:p>0.12426513302068166</text:p>
          </table:table-cell>
          <table:table-cell office:value-type="string">
            <text:p>0.0007080911037777266</text:p>
          </table:table-cell>
          <table:table-cell office:value-type="string">
            <text:p>0.21507848991609133</text:p>
          </table:table-cell>
          <table:table-cell office:value-type="string">
            <text:p>4.396825396825397</text:p>
          </table:table-cell>
          <table:table-cell office:value-type="string">
            <text:p>31.555555555555557</text:p>
          </table:table-cell>
          <table:table-cell office:value-type="string">
            <text:p>85.57142857142857</text:p>
          </table:table-cell>
          <table:table-cell office:value-type="string">
            <text:p>120732.12698412698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616096647679376</text:p>
          </table:table-cell>
          <table:table-cell office:value-type="string">
            <text:p>0.9991459686048187</text:p>
          </table:table-cell>
          <table:table-cell office:value-type="string">
            <text:p>0.12381182146690282</text:p>
          </table:table-cell>
          <table:table-cell office:value-type="string">
            <text:p>0.0005924919310275893</text:p>
          </table:table-cell>
          <table:table-cell office:value-type="string">
            <text:p>0.21614744868809235</text:p>
          </table:table-cell>
          <table:table-cell office:value-type="string">
            <text:p>4.333333333333333</text:p>
          </table:table-cell>
          <table:table-cell office:value-type="string">
            <text:p>31.61904761904762</text:p>
          </table:table-cell>
          <table:table-cell office:value-type="string">
            <text:p>71.60317460317461</text:p>
          </table:table-cell>
          <table:table-cell office:value-type="string">
            <text:p>120746.09523809524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60918838677666</text:p>
          </table:table-cell>
          <table:table-cell office:value-type="string">
            <text:p>0.9995020776541867</text:p>
          </table:table-cell>
          <table:table-cell office:value-type="string">
            <text:p>0.1220716025994501</text:p>
          </table:table-cell>
          <table:table-cell office:value-type="string">
            <text:p>0.00023392524411806724</text:p>
          </table:table-cell>
          <table:table-cell office:value-type="string">
            <text:p>0.2485020177534731</text:p>
          </table:table-cell>
          <table:table-cell office:value-type="string">
            <text:p>4.0476190476190474</text:p>
          </table:table-cell>
          <table:table-cell office:value-type="string">
            <text:p>31.904761904761905</text:p>
          </table:table-cell>
          <table:table-cell office:value-type="string">
            <text:p>28.26984126984127</text:p>
          </table:table-cell>
          <table:table-cell office:value-type="string">
            <text:p>120789.42857142857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579174446829444</text:p>
          </table:table-cell>
          <table:table-cell office:value-type="string">
            <text:p>0.9989618559664334</text:p>
          </table:table-cell>
          <table:table-cell office:value-type="string">
            <text:p>0.11660970564206417</text:p>
          </table:table-cell>
          <table:table-cell office:value-type="string">
            <text:p>0.0007748162761754952</text:p>
          </table:table-cell>
          <table:table-cell office:value-type="string">
            <text:p>0.1783384551172179</text:p>
          </table:table-cell>
          <table:table-cell office:value-type="string">
            <text:p>4.111111111111111</text:p>
          </table:table-cell>
          <table:table-cell office:value-type="string">
            <text:p>31.841269841269842</text:p>
          </table:table-cell>
          <table:table-cell office:value-type="string">
            <text:p>93.63492063492063</text:p>
          </table:table-cell>
          <table:table-cell office:value-type="string">
            <text:p>120724.06349206349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576317356365492</text:p>
          </table:table-cell>
          <table:table-cell office:value-type="string">
            <text:p>0.9996798745676795</text:p>
          </table:table-cell>
          <table:table-cell office:value-type="string">
            <text:p>0.11531929190468565</text:p>
          </table:table-cell>
          <table:table-cell office:value-type="string">
            <text:p>5.582063158713833e-05</text:p>
          </table:table-cell>
          <table:table-cell office:value-type="string">
            <text:p>0.37037928815899884</text:p>
          </table:table-cell>
          <table:table-cell office:value-type="string">
            <text:p>4.015873015873016</text:p>
          </table:table-cell>
          <table:table-cell office:value-type="string">
            <text:p>31.936507936507937</text:p>
          </table:table-cell>
          <table:table-cell office:value-type="string">
            <text:p>6.746031746031746</text:p>
          </table:table-cell>
          <table:table-cell office:value-type="string">
            <text:p>120810.95238095238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5575948440610025</text:p>
          </table:table-cell>
          <table:table-cell office:value-type="string">
            <text:p>0.9997002279243</text:p>
          </table:table-cell>
          <table:table-cell office:value-type="string">
            <text:p>0.11522422881695892</text:p>
          </table:table-cell>
          <table:table-cell office:value-type="string">
            <text:p>3.4540694954064054e-05</text:p>
          </table:table-cell>
          <table:table-cell office:value-type="string">
            <text:p>0.27094528720579136</text:p>
          </table:table-cell>
          <table:table-cell office:value-type="string">
            <text:p>3.9047619047619047</text:p>
          </table:table-cell>
          <table:table-cell office:value-type="string">
            <text:p>32.04761904761905</text:p>
          </table:table-cell>
          <table:table-cell office:value-type="string">
            <text:p>4.174603174603175</text:p>
          </table:table-cell>
          <table:table-cell office:value-type="string">
            <text:p>120813.52380952382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558675944684641</text:p>
          </table:table-cell>
          <table:table-cell office:value-type="string">
            <text:p>0.9993984713682437</text:p>
          </table:table-cell>
          <table:table-cell office:value-type="string">
            <text:p>0.11207156744737012</text:p>
          </table:table-cell>
          <table:table-cell office:value-type="string">
            <text:p>0.0003363785104418967</text:p>
          </table:table-cell>
          <table:table-cell office:value-type="string">
            <text:p>0.2542023255437305</text:p>
          </table:table-cell>
          <table:table-cell office:value-type="string">
            <text:p>3.9047619047619047</text:p>
          </table:table-cell>
          <table:table-cell office:value-type="string">
            <text:p>32.04761904761905</text:p>
          </table:table-cell>
          <table:table-cell office:value-type="string">
            <text:p>40.65079365079365</text:p>
          </table:table-cell>
          <table:table-cell office:value-type="string">
            <text:p>120777.04761904762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5073891727143</text:p>
          </table:table-cell>
          <table:table-cell office:value-type="string">
            <text:p>0.9992600651526771</text:p>
          </table:table-cell>
          <table:table-cell office:value-type="string">
            <text:p>0.10195200179557697</text:p>
          </table:table-cell>
          <table:table-cell office:value-type="string">
            <text:p>0.0004741672527169617</text:p>
          </table:table-cell>
          <table:table-cell office:value-type="string">
            <text:p>0.21141966248024946</text:p>
          </table:table-cell>
          <table:table-cell office:value-type="string">
            <text:p>3.8253968253968256</text:p>
          </table:table-cell>
          <table:table-cell office:value-type="string">
            <text:p>32.12698412698413</text:p>
          </table:table-cell>
          <table:table-cell office:value-type="string">
            <text:p>57.301587301587304</text:p>
          </table:table-cell>
          <table:table-cell office:value-type="string">
            <text:p>120760.39682539682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484408120712558</text:p>
          </table:table-cell>
          <table:table-cell office:value-type="string">
            <text:p>0.9996927418157051</text:p>
          </table:table-cell>
          <table:table-cell office:value-type="string">
            <text:p>0.09691879150936687</text:p>
          </table:table-cell>
          <table:table-cell office:value-type="string">
            <text:p>3.716736685521106e-05</text:p>
          </table:table-cell>
          <table:table-cell office:value-type="string">
            <text:p>0.2602221111730179</text:p>
          </table:table-cell>
          <table:table-cell office:value-type="string">
            <text:p>3.3174603174603177</text:p>
          </table:table-cell>
          <table:table-cell office:value-type="string">
            <text:p>32.63492063492063</text:p>
          </table:table-cell>
          <table:table-cell office:value-type="string">
            <text:p>4.492063492063492</text:p>
          </table:table-cell>
          <table:table-cell office:value-type="string">
            <text:p>120813.20634920635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455750523881004</text:p>
          </table:table-cell>
          <table:table-cell office:value-type="string">
            <text:p>0.9968728347781538</text:p>
          </table:table-cell>
          <table:table-cell office:value-type="string">
            <text:p>0.09400727933744317</text:p>
          </table:table-cell>
          <table:table-cell office:value-type="string">
            <text:p>0.0028571745612423947</text:p>
          </table:table-cell>
          <table:table-cell office:value-type="string">
            <text:p>0.09122323034935918</text:p>
          </table:table-cell>
          <table:table-cell office:value-type="string">
            <text:p>3.238095238095238</text:p>
          </table:table-cell>
          <table:table-cell office:value-type="string">
            <text:p>32.714285714285715</text:p>
          </table:table-cell>
          <table:table-cell office:value-type="string">
            <text:p>345.26984126984127</text:p>
          </table:table-cell>
          <table:table-cell office:value-type="string">
            <text:p>120472.42857142857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453836046069476</text:p>
          </table:table-cell>
          <table:table-cell office:value-type="string">
            <text:p>0.9994776506246384</text:p>
          </table:table-cell>
          <table:table-cell office:value-type="string">
            <text:p>0.09101873880839165</text:p>
          </table:table-cell>
          <table:table-cell office:value-type="string">
            <text:p>0.0002515295944965676</text:p>
          </table:table-cell>
          <table:table-cell office:value-type="string">
            <text:p>0.24694972604905913</text:p>
          </table:table-cell>
          <table:table-cell office:value-type="string">
            <text:p>3.2222222222222223</text:p>
          </table:table-cell>
          <table:table-cell office:value-type="string">
            <text:p>32.73015873015873</text:p>
          </table:table-cell>
          <table:table-cell office:value-type="string">
            <text:p>30.396825396825395</text:p>
          </table:table-cell>
          <table:table-cell office:value-type="string">
            <text:p>120787.30158730158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452518207900235</text:p>
          </table:table-cell>
          <table:table-cell office:value-type="string">
            <text:p>0.9986457944620464</text:p>
          </table:table-cell>
          <table:table-cell office:value-type="string">
            <text:p>0.09158881880557056</text:p>
          </table:table-cell>
          <table:table-cell office:value-type="string">
            <text:p>0.00108517722552343</text:p>
          </table:table-cell>
          <table:table-cell office:value-type="string">
            <text:p>0.13929883172057014</text:p>
          </table:table-cell>
          <table:table-cell office:value-type="string">
            <text:p>3.4126984126984126</text:p>
          </table:table-cell>
          <table:table-cell office:value-type="string">
            <text:p>32.53968253968254</text:p>
          </table:table-cell>
          <table:table-cell office:value-type="string">
            <text:p>131.14285714285714</text:p>
          </table:table-cell>
          <table:table-cell office:value-type="string">
            <text:p>120686.55555555556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448550885689857</text:p>
          </table:table-cell>
          <table:table-cell office:value-type="string">
            <text:p>0.9993592026274299</text:p>
          </table:table-cell>
          <table:table-cell office:value-type="string">
            <text:p>0.09007926488301847</text:p>
          </table:table-cell>
          <table:table-cell office:value-type="string">
            <text:p>0.0003690877450470521</text:p>
          </table:table-cell>
          <table:table-cell office:value-type="string">
            <text:p>0.21028932411394058</text:p>
          </table:table-cell>
          <table:table-cell office:value-type="string">
            <text:p>3.111111111111111</text:p>
          </table:table-cell>
          <table:table-cell office:value-type="string">
            <text:p>32.84126984126984</text:p>
          </table:table-cell>
          <table:table-cell office:value-type="string">
            <text:p>44.6031746031746</text:p>
          </table:table-cell>
          <table:table-cell office:value-type="string">
            <text:p>120773.09523809524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441557167130588</text:p>
          </table:table-cell>
          <table:table-cell office:value-type="string">
            <text:p>0.11349864804672664</text:p>
          </table:table-cell>
          <table:table-cell office:value-type="string">
            <text:p>0.9750704600328661</text:p>
          </table:table-cell>
          <table:table-cell office:value-type="string">
            <text:p>0.8867590266067485</text:p>
          </table:table-cell>
          <table:table-cell office:value-type="string">
            <text:p>0.0003285912517650884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107136.19047619047</text:p>
          </table:table-cell>
          <table:table-cell office:value-type="string">
            <text:p>13681.507936507936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441546657164484</text:p>
          </table:table-cell>
          <table:table-cell office:value-type="string">
            <text:p>0.11349654663967469</text:p>
          </table:table-cell>
          <table:table-cell office:value-type="string">
            <text:p>0.9750704600328661</text:p>
          </table:table-cell>
          <table:table-cell office:value-type="string">
            <text:p>0.8867611285999694</text:p>
          </table:table-cell>
          <table:table-cell office:value-type="string">
            <text:p>0.0003285905065513343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107136.44444444444</text:p>
          </table:table-cell>
          <table:table-cell office:value-type="string">
            <text:p>13681.253968253968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441546657164484</text:p>
          </table:table-cell>
          <table:table-cell office:value-type="string">
            <text:p>0.11349654663967469</text:p>
          </table:table-cell>
          <table:table-cell office:value-type="string">
            <text:p>0.9750704600328661</text:p>
          </table:table-cell>
          <table:table-cell office:value-type="string">
            <text:p>0.8867611285999694</text:p>
          </table:table-cell>
          <table:table-cell office:value-type="string">
            <text:p>0.0003285905065513343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107136.44444444444</text:p>
          </table:table-cell>
          <table:table-cell office:value-type="string">
            <text:p>13681.253968253968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441546657164484</text:p>
          </table:table-cell>
          <table:table-cell office:value-type="string">
            <text:p>0.11349654663967469</text:p>
          </table:table-cell>
          <table:table-cell office:value-type="string">
            <text:p>0.9750704600328661</text:p>
          </table:table-cell>
          <table:table-cell office:value-type="string">
            <text:p>0.8867611285999694</text:p>
          </table:table-cell>
          <table:table-cell office:value-type="string">
            <text:p>0.0003285905065513343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107136.44444444444</text:p>
          </table:table-cell>
          <table:table-cell office:value-type="string">
            <text:p>13681.253968253968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441546657164484</text:p>
          </table:table-cell>
          <table:table-cell office:value-type="string">
            <text:p>0.11349654663967469</text:p>
          </table:table-cell>
          <table:table-cell office:value-type="string">
            <text:p>0.9750704600328661</text:p>
          </table:table-cell>
          <table:table-cell office:value-type="string">
            <text:p>0.8867611285999694</text:p>
          </table:table-cell>
          <table:table-cell office:value-type="string">
            <text:p>0.0003285905065513343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107136.44444444444</text:p>
          </table:table-cell>
          <table:table-cell office:value-type="string">
            <text:p>13681.253968253968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441546657164484</text:p>
          </table:table-cell>
          <table:table-cell office:value-type="string">
            <text:p>0.11349654663967469</text:p>
          </table:table-cell>
          <table:table-cell office:value-type="string">
            <text:p>0.9750704600328661</text:p>
          </table:table-cell>
          <table:table-cell office:value-type="string">
            <text:p>0.8867611285999694</text:p>
          </table:table-cell>
          <table:table-cell office:value-type="string">
            <text:p>0.0003285905065513343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107136.44444444444</text:p>
          </table:table-cell>
          <table:table-cell office:value-type="string">
            <text:p>13681.253968253968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441546657164484</text:p>
          </table:table-cell>
          <table:table-cell office:value-type="string">
            <text:p>0.11349654663967469</text:p>
          </table:table-cell>
          <table:table-cell office:value-type="string">
            <text:p>0.9750704600328661</text:p>
          </table:table-cell>
          <table:table-cell office:value-type="string">
            <text:p>0.8867611285999694</text:p>
          </table:table-cell>
          <table:table-cell office:value-type="string">
            <text:p>0.0003285905065513343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107136.44444444444</text:p>
          </table:table-cell>
          <table:table-cell office:value-type="string">
            <text:p>13681.253968253968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441546657164484</text:p>
          </table:table-cell>
          <table:table-cell office:value-type="string">
            <text:p>0.11349654663967469</text:p>
          </table:table-cell>
          <table:table-cell office:value-type="string">
            <text:p>0.9750704600328661</text:p>
          </table:table-cell>
          <table:table-cell office:value-type="string">
            <text:p>0.8867611285999694</text:p>
          </table:table-cell>
          <table:table-cell office:value-type="string">
            <text:p>0.0003285905065513343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107136.44444444444</text:p>
          </table:table-cell>
          <table:table-cell office:value-type="string">
            <text:p>13681.253968253968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441546657164484</text:p>
          </table:table-cell>
          <table:table-cell office:value-type="string">
            <text:p>0.11349654663967469</text:p>
          </table:table-cell>
          <table:table-cell office:value-type="string">
            <text:p>0.9750704600328661</text:p>
          </table:table-cell>
          <table:table-cell office:value-type="string">
            <text:p>0.8867611285999694</text:p>
          </table:table-cell>
          <table:table-cell office:value-type="string">
            <text:p>0.0003285905065513343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107136.44444444444</text:p>
          </table:table-cell>
          <table:table-cell office:value-type="string">
            <text:p>13681.253968253968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5441546657164484</text:p>
          </table:table-cell>
          <table:table-cell office:value-type="string">
            <text:p>0.11349654663967469</text:p>
          </table:table-cell>
          <table:table-cell office:value-type="string">
            <text:p>0.9750704600328661</text:p>
          </table:table-cell>
          <table:table-cell office:value-type="string">
            <text:p>0.8867611285999694</text:p>
          </table:table-cell>
          <table:table-cell office:value-type="string">
            <text:p>0.0003285905065513343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107136.44444444444</text:p>
          </table:table-cell>
          <table:table-cell office:value-type="string">
            <text:p>13681.253968253968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5441546657164484</text:p>
          </table:table-cell>
          <table:table-cell office:value-type="string">
            <text:p>0.11349654663967469</text:p>
          </table:table-cell>
          <table:table-cell office:value-type="string">
            <text:p>0.9750704600328661</text:p>
          </table:table-cell>
          <table:table-cell office:value-type="string">
            <text:p>0.8867611285999694</text:p>
          </table:table-cell>
          <table:table-cell office:value-type="string">
            <text:p>0.0003285905065513343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107136.44444444444</text:p>
          </table:table-cell>
          <table:table-cell office:value-type="string">
            <text:p>13681.253968253968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5441546657164484</text:p>
          </table:table-cell>
          <table:table-cell office:value-type="string">
            <text:p>0.11349654663967469</text:p>
          </table:table-cell>
          <table:table-cell office:value-type="string">
            <text:p>0.9750704600328661</text:p>
          </table:table-cell>
          <table:table-cell office:value-type="string">
            <text:p>0.8867611285999694</text:p>
          </table:table-cell>
          <table:table-cell office:value-type="string">
            <text:p>0.0003285905065513343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107136.44444444444</text:p>
          </table:table-cell>
          <table:table-cell office:value-type="string">
            <text:p>13681.253968253968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433913028673273</text:p>
          </table:table-cell>
          <table:table-cell office:value-type="string">
            <text:p>0.99900495827442</text:p>
          </table:table-cell>
          <table:table-cell office:value-type="string">
            <text:p>0.0875048430679812</text:p>
          </table:table-cell>
          <table:table-cell office:value-type="string">
            <text:p>0.000722237333326639</text:p>
          </table:table-cell>
          <table:table-cell office:value-type="string">
            <text:p>0.12797421347475071</text:p>
          </table:table-cell>
          <table:table-cell office:value-type="string">
            <text:p>2.9682539682539684</text:p>
          </table:table-cell>
          <table:table-cell office:value-type="string">
            <text:p>32.98412698412698</text:p>
          </table:table-cell>
          <table:table-cell office:value-type="string">
            <text:p>87.28571428571429</text:p>
          </table:table-cell>
          <table:table-cell office:value-type="string">
            <text:p>120730.41269841269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433913028673273</text:p>
          </table:table-cell>
          <table:table-cell office:value-type="string">
            <text:p>0.99900495827442</text:p>
          </table:table-cell>
          <table:table-cell office:value-type="string">
            <text:p>0.0875048430679812</text:p>
          </table:table-cell>
          <table:table-cell office:value-type="string">
            <text:p>0.000722237333326639</text:p>
          </table:table-cell>
          <table:table-cell office:value-type="string">
            <text:p>0.12797421347475071</text:p>
          </table:table-cell>
          <table:table-cell office:value-type="string">
            <text:p>2.9682539682539684</text:p>
          </table:table-cell>
          <table:table-cell office:value-type="string">
            <text:p>32.98412698412698</text:p>
          </table:table-cell>
          <table:table-cell office:value-type="string">
            <text:p>87.28571428571429</text:p>
          </table:table-cell>
          <table:table-cell office:value-type="string">
            <text:p>120730.41269841269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5421436117585554</text:p>
          </table:table-cell>
          <table:table-cell office:value-type="string">
            <text:p>0.999640874704354</text:p>
          </table:table-cell>
          <table:table-cell office:value-type="string">
            <text:p>0.08437246037585282</text:p>
          </table:table-cell>
          <table:table-cell office:value-type="string">
            <text:p>8.523685874193616e-05</text:p>
          </table:table-cell>
          <table:table-cell office:value-type="string">
            <text:p>0.2405240633501503</text:p>
          </table:table-cell>
          <table:table-cell office:value-type="string">
            <text:p>2.857142857142857</text:p>
          </table:table-cell>
          <table:table-cell office:value-type="string">
            <text:p>33.095238095238095</text:p>
          </table:table-cell>
          <table:table-cell office:value-type="string">
            <text:p>10.301587301587302</text:p>
          </table:table-cell>
          <table:table-cell office:value-type="string">
            <text:p>120807.39682539682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417692079785357</text:p>
          </table:table-cell>
          <table:table-cell office:value-type="string">
            <text:p>0.9996257681284385</text:p>
          </table:table-cell>
          <table:table-cell office:value-type="string">
            <text:p>0.08363837162118704</text:p>
          </table:table-cell>
          <table:table-cell office:value-type="string">
            <text:p>9.995566411567153e-05</text:p>
          </table:table-cell>
          <table:table-cell office:value-type="string">
            <text:p>0.22278885727101752</text:p>
          </table:table-cell>
          <table:table-cell office:value-type="string">
            <text:p>2.8095238095238093</text:p>
          </table:table-cell>
          <table:table-cell office:value-type="string">
            <text:p>33.142857142857146</text:p>
          </table:table-cell>
          <table:table-cell office:value-type="string">
            <text:p>12.079365079365079</text:p>
          </table:table-cell>
          <table:table-cell office:value-type="string">
            <text:p>120805.61904761905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413891697070553</text:p>
          </table:table-cell>
          <table:table-cell office:value-type="string">
            <text:p>0.9990706915932016</text:p>
          </table:table-cell>
          <table:table-cell office:value-type="string">
            <text:p>0.08343628030907851</text:p>
          </table:table-cell>
          <table:table-cell office:value-type="string">
            <text:p>0.0006579408949678003</text:p>
          </table:table-cell>
          <table:table-cell office:value-type="string">
            <text:p>0.15914758831370138</text:p>
          </table:table-cell>
          <table:table-cell office:value-type="string">
            <text:p>3.142857142857143</text:p>
          </table:table-cell>
          <table:table-cell office:value-type="string">
            <text:p>32.80952380952381</text:p>
          </table:table-cell>
          <table:table-cell office:value-type="string">
            <text:p>79.5079365079365</text:p>
          </table:table-cell>
          <table:table-cell office:value-type="string">
            <text:p>120738.19047619047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411967356120051</text:p>
          </table:table-cell>
          <table:table-cell office:value-type="string">
            <text:p>0.9996962870569909</text:p>
          </table:table-cell>
          <table:table-cell office:value-type="string">
            <text:p>0.08242394006484927</text:p>
          </table:table-cell>
          <table:table-cell office:value-type="string">
            <text:p>3.0468840839122227e-05</text:p>
          </table:table-cell>
          <table:table-cell office:value-type="string">
            <text:p>0.3019624051776043</text:p>
          </table:table-cell>
          <table:table-cell office:value-type="string">
            <text:p>2.9365079365079363</text:p>
          </table:table-cell>
          <table:table-cell office:value-type="string">
            <text:p>33.01587301587302</text:p>
          </table:table-cell>
          <table:table-cell office:value-type="string">
            <text:p>3.6825396825396823</text:p>
          </table:table-cell>
          <table:table-cell office:value-type="string">
            <text:p>120814.01587301587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406213525118546</text:p>
          </table:table-cell>
          <table:table-cell office:value-type="string">
            <text:p>0.9995556447626085</text:p>
          </table:table-cell>
          <table:table-cell office:value-type="string">
            <text:p>0.08141372489072207</text:p>
          </table:table-cell>
          <table:table-cell office:value-type="string">
            <text:p>0.00017101986701287966</text:p>
          </table:table-cell>
          <table:table-cell office:value-type="string">
            <text:p>0.2431850197369144</text:p>
          </table:table-cell>
          <table:table-cell office:value-type="string">
            <text:p>2.9206349206349205</text:p>
          </table:table-cell>
          <table:table-cell office:value-type="string">
            <text:p>33.03174603174603</text:p>
          </table:table-cell>
          <table:table-cell office:value-type="string">
            <text:p>20.666666666666668</text:p>
          </table:table-cell>
          <table:table-cell office:value-type="string">
            <text:p>120797.03174603175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405284962083954</text:p>
          </table:table-cell>
          <table:table-cell office:value-type="string">
            <text:p>0.10248479951037565</text:p>
          </table:table-cell>
          <table:table-cell office:value-type="string">
            <text:p>0.9788340662400813</text:p>
          </table:table-cell>
          <table:table-cell office:value-type="string">
            <text:p>0.8977770738232906</text:p>
          </table:table-cell>
          <table:table-cell office:value-type="string">
            <text:p>0.0003255820563413768</text:p>
          </table:table-cell>
          <table:table-cell office:value-type="string">
            <text:p>35.317460317460316</text:p>
          </table:table-cell>
          <table:table-cell office:value-type="string">
            <text:p>0.6349206349206349</text:p>
          </table:table-cell>
          <table:table-cell office:value-type="string">
            <text:p>108467.36507936507</text:p>
          </table:table-cell>
          <table:table-cell office:value-type="string">
            <text:p>12350.333333333334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405260653265836</text:p>
          </table:table-cell>
          <table:table-cell office:value-type="string">
            <text:p>0.10247993932202673</text:p>
          </table:table-cell>
          <table:table-cell office:value-type="string">
            <text:p>0.9788340662400813</text:p>
          </table:table-cell>
          <table:table-cell office:value-type="string">
            <text:p>0.897781935586914</text:p>
          </table:table-cell>
          <table:table-cell office:value-type="string">
            <text:p>0.0003255801024601004</text:p>
          </table:table-cell>
          <table:table-cell office:value-type="string">
            <text:p>35.317460317460316</text:p>
          </table:table-cell>
          <table:table-cell office:value-type="string">
            <text:p>0.6349206349206349</text:p>
          </table:table-cell>
          <table:table-cell office:value-type="string">
            <text:p>108467.95238095238</text:p>
          </table:table-cell>
          <table:table-cell office:value-type="string">
            <text:p>12349.74603174603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405260653265836</text:p>
          </table:table-cell>
          <table:table-cell office:value-type="string">
            <text:p>0.10247993932202673</text:p>
          </table:table-cell>
          <table:table-cell office:value-type="string">
            <text:p>0.9788340662400813</text:p>
          </table:table-cell>
          <table:table-cell office:value-type="string">
            <text:p>0.897781935586914</text:p>
          </table:table-cell>
          <table:table-cell office:value-type="string">
            <text:p>0.0003255801024601004</text:p>
          </table:table-cell>
          <table:table-cell office:value-type="string">
            <text:p>35.317460317460316</text:p>
          </table:table-cell>
          <table:table-cell office:value-type="string">
            <text:p>0.6349206349206349</text:p>
          </table:table-cell>
          <table:table-cell office:value-type="string">
            <text:p>108467.95238095238</text:p>
          </table:table-cell>
          <table:table-cell office:value-type="string">
            <text:p>12349.74603174603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405260653265836</text:p>
          </table:table-cell>
          <table:table-cell office:value-type="string">
            <text:p>0.10247993932202673</text:p>
          </table:table-cell>
          <table:table-cell office:value-type="string">
            <text:p>0.9788340662400813</text:p>
          </table:table-cell>
          <table:table-cell office:value-type="string">
            <text:p>0.897781935586914</text:p>
          </table:table-cell>
          <table:table-cell office:value-type="string">
            <text:p>0.0003255801024601004</text:p>
          </table:table-cell>
          <table:table-cell office:value-type="string">
            <text:p>35.317460317460316</text:p>
          </table:table-cell>
          <table:table-cell office:value-type="string">
            <text:p>0.6349206349206349</text:p>
          </table:table-cell>
          <table:table-cell office:value-type="string">
            <text:p>108467.95238095238</text:p>
          </table:table-cell>
          <table:table-cell office:value-type="string">
            <text:p>12349.74603174603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405260653265836</text:p>
          </table:table-cell>
          <table:table-cell office:value-type="string">
            <text:p>0.10247993932202673</text:p>
          </table:table-cell>
          <table:table-cell office:value-type="string">
            <text:p>0.9788340662400813</text:p>
          </table:table-cell>
          <table:table-cell office:value-type="string">
            <text:p>0.897781935586914</text:p>
          </table:table-cell>
          <table:table-cell office:value-type="string">
            <text:p>0.0003255801024601004</text:p>
          </table:table-cell>
          <table:table-cell office:value-type="string">
            <text:p>35.317460317460316</text:p>
          </table:table-cell>
          <table:table-cell office:value-type="string">
            <text:p>0.6349206349206349</text:p>
          </table:table-cell>
          <table:table-cell office:value-type="string">
            <text:p>108467.95238095238</text:p>
          </table:table-cell>
          <table:table-cell office:value-type="string">
            <text:p>12349.74603174603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405260653265836</text:p>
          </table:table-cell>
          <table:table-cell office:value-type="string">
            <text:p>0.10247993932202673</text:p>
          </table:table-cell>
          <table:table-cell office:value-type="string">
            <text:p>0.9788340662400813</text:p>
          </table:table-cell>
          <table:table-cell office:value-type="string">
            <text:p>0.897781935586914</text:p>
          </table:table-cell>
          <table:table-cell office:value-type="string">
            <text:p>0.0003255801024601004</text:p>
          </table:table-cell>
          <table:table-cell office:value-type="string">
            <text:p>35.317460317460316</text:p>
          </table:table-cell>
          <table:table-cell office:value-type="string">
            <text:p>0.6349206349206349</text:p>
          </table:table-cell>
          <table:table-cell office:value-type="string">
            <text:p>108467.95238095238</text:p>
          </table:table-cell>
          <table:table-cell office:value-type="string">
            <text:p>12349.74603174603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405260653265836</text:p>
          </table:table-cell>
          <table:table-cell office:value-type="string">
            <text:p>0.10247993932202673</text:p>
          </table:table-cell>
          <table:table-cell office:value-type="string">
            <text:p>0.9788340662400813</text:p>
          </table:table-cell>
          <table:table-cell office:value-type="string">
            <text:p>0.897781935586914</text:p>
          </table:table-cell>
          <table:table-cell office:value-type="string">
            <text:p>0.0003255801024601004</text:p>
          </table:table-cell>
          <table:table-cell office:value-type="string">
            <text:p>35.317460317460316</text:p>
          </table:table-cell>
          <table:table-cell office:value-type="string">
            <text:p>0.6349206349206349</text:p>
          </table:table-cell>
          <table:table-cell office:value-type="string">
            <text:p>108467.95238095238</text:p>
          </table:table-cell>
          <table:table-cell office:value-type="string">
            <text:p>12349.74603174603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405260653265836</text:p>
          </table:table-cell>
          <table:table-cell office:value-type="string">
            <text:p>0.10247993932202673</text:p>
          </table:table-cell>
          <table:table-cell office:value-type="string">
            <text:p>0.9788340662400813</text:p>
          </table:table-cell>
          <table:table-cell office:value-type="string">
            <text:p>0.897781935586914</text:p>
          </table:table-cell>
          <table:table-cell office:value-type="string">
            <text:p>0.0003255801024601004</text:p>
          </table:table-cell>
          <table:table-cell office:value-type="string">
            <text:p>35.317460317460316</text:p>
          </table:table-cell>
          <table:table-cell office:value-type="string">
            <text:p>0.6349206349206349</text:p>
          </table:table-cell>
          <table:table-cell office:value-type="string">
            <text:p>108467.95238095238</text:p>
          </table:table-cell>
          <table:table-cell office:value-type="string">
            <text:p>12349.74603174603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405260653265836</text:p>
          </table:table-cell>
          <table:table-cell office:value-type="string">
            <text:p>0.10247993932202673</text:p>
          </table:table-cell>
          <table:table-cell office:value-type="string">
            <text:p>0.9788340662400813</text:p>
          </table:table-cell>
          <table:table-cell office:value-type="string">
            <text:p>0.897781935586914</text:p>
          </table:table-cell>
          <table:table-cell office:value-type="string">
            <text:p>0.0003255801024601004</text:p>
          </table:table-cell>
          <table:table-cell office:value-type="string">
            <text:p>35.317460317460316</text:p>
          </table:table-cell>
          <table:table-cell office:value-type="string">
            <text:p>0.6349206349206349</text:p>
          </table:table-cell>
          <table:table-cell office:value-type="string">
            <text:p>108467.95238095238</text:p>
          </table:table-cell>
          <table:table-cell office:value-type="string">
            <text:p>12349.74603174603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5405260653265836</text:p>
          </table:table-cell>
          <table:table-cell office:value-type="string">
            <text:p>0.10247993932202673</text:p>
          </table:table-cell>
          <table:table-cell office:value-type="string">
            <text:p>0.9788340662400813</text:p>
          </table:table-cell>
          <table:table-cell office:value-type="string">
            <text:p>0.897781935586914</text:p>
          </table:table-cell>
          <table:table-cell office:value-type="string">
            <text:p>0.0003255801024601004</text:p>
          </table:table-cell>
          <table:table-cell office:value-type="string">
            <text:p>35.317460317460316</text:p>
          </table:table-cell>
          <table:table-cell office:value-type="string">
            <text:p>0.6349206349206349</text:p>
          </table:table-cell>
          <table:table-cell office:value-type="string">
            <text:p>108467.95238095238</text:p>
          </table:table-cell>
          <table:table-cell office:value-type="string">
            <text:p>12349.74603174603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5405260653265836</text:p>
          </table:table-cell>
          <table:table-cell office:value-type="string">
            <text:p>0.10247993932202673</text:p>
          </table:table-cell>
          <table:table-cell office:value-type="string">
            <text:p>0.9788340662400813</text:p>
          </table:table-cell>
          <table:table-cell office:value-type="string">
            <text:p>0.897781935586914</text:p>
          </table:table-cell>
          <table:table-cell office:value-type="string">
            <text:p>0.0003255801024601004</text:p>
          </table:table-cell>
          <table:table-cell office:value-type="string">
            <text:p>35.317460317460316</text:p>
          </table:table-cell>
          <table:table-cell office:value-type="string">
            <text:p>0.6349206349206349</text:p>
          </table:table-cell>
          <table:table-cell office:value-type="string">
            <text:p>108467.95238095238</text:p>
          </table:table-cell>
          <table:table-cell office:value-type="string">
            <text:p>12349.74603174603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5405260653265836</text:p>
          </table:table-cell>
          <table:table-cell office:value-type="string">
            <text:p>0.10247993932202673</text:p>
          </table:table-cell>
          <table:table-cell office:value-type="string">
            <text:p>0.9788340662400813</text:p>
          </table:table-cell>
          <table:table-cell office:value-type="string">
            <text:p>0.897781935586914</text:p>
          </table:table-cell>
          <table:table-cell office:value-type="string">
            <text:p>0.0003255801024601004</text:p>
          </table:table-cell>
          <table:table-cell office:value-type="string">
            <text:p>35.317460317460316</text:p>
          </table:table-cell>
          <table:table-cell office:value-type="string">
            <text:p>0.6349206349206349</text:p>
          </table:table-cell>
          <table:table-cell office:value-type="string">
            <text:p>108467.95238095238</text:p>
          </table:table-cell>
          <table:table-cell office:value-type="string">
            <text:p>12349.746031746032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402186307246855</text:p>
          </table:table-cell>
          <table:table-cell office:value-type="string">
            <text:p>0.9996803980837672</text:p>
          </table:table-cell>
          <table:table-cell office:value-type="string">
            <text:p>0.08048336175929684</text:p>
          </table:table-cell>
          <table:table-cell office:value-type="string">
            <text:p>4.610030992602217e-05</text:p>
          </table:table-cell>
          <table:table-cell office:value-type="string">
            <text:p>0.2745437438579212</text:p>
          </table:table-cell>
          <table:table-cell office:value-type="string">
            <text:p>2.9047619047619047</text:p>
          </table:table-cell>
          <table:table-cell office:value-type="string">
            <text:p>33.04761904761905</text:p>
          </table:table-cell>
          <table:table-cell office:value-type="string">
            <text:p>5.571428571428571</text:p>
          </table:table-cell>
          <table:table-cell office:value-type="string">
            <text:p>120812.12698412698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397965704368115</text:p>
          </table:table-cell>
          <table:table-cell office:value-type="string">
            <text:p>0.9997078417917782</text:p>
          </table:table-cell>
          <table:table-cell office:value-type="string">
            <text:p>0.07961086902650312</text:p>
          </table:table-cell>
          <table:table-cell office:value-type="string">
            <text:p>1.7728152879982183e-05</text:p>
          </table:table-cell>
          <table:table-cell office:value-type="string">
            <text:p>0.2574661346019889</text:p>
          </table:table-cell>
          <table:table-cell office:value-type="string">
            <text:p>2.7936507936507935</text:p>
          </table:table-cell>
          <table:table-cell office:value-type="string">
            <text:p>33.15873015873016</text:p>
          </table:table-cell>
          <table:table-cell office:value-type="string">
            <text:p>2.142857142857143</text:p>
          </table:table-cell>
          <table:table-cell office:value-type="string">
            <text:p>120815.55555555556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373554429533949</text:p>
          </table:table-cell>
          <table:table-cell office:value-type="string">
            <text:p>0.0914058056115505</text:p>
          </table:table-cell>
          <table:table-cell office:value-type="string">
            <text:p>0.9835715662783332</text:p>
          </table:table-cell>
          <table:table-cell office:value-type="string">
            <text:p>0.9088606803715433</text:p>
          </table:table-cell>
          <table:table-cell office:value-type="string">
            <text:p>0.0003230557428978885</text:p>
          </table:table-cell>
          <table:table-cell office:value-type="string">
            <text:p>35.476190476190474</text:p>
          </table:table-cell>
          <table:table-cell office:value-type="string">
            <text:p>0.47619047619047616</text:p>
          </table:table-cell>
          <table:table-cell office:value-type="string">
            <text:p>109806.46031746031</text:p>
          </table:table-cell>
          <table:table-cell office:value-type="string">
            <text:p>11011.238095238095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373515668444975</text:p>
          </table:table-cell>
          <table:table-cell office:value-type="string">
            <text:p>0.09139805573902193</text:p>
          </table:table-cell>
          <table:table-cell office:value-type="string">
            <text:p>0.9835715662783332</text:p>
          </table:table-cell>
          <table:table-cell office:value-type="string">
            <text:p>0.9088684325893382</text:p>
          </table:table-cell>
          <table:table-cell office:value-type="string">
            <text:p>0.0003230529044412994</text:p>
          </table:table-cell>
          <table:table-cell office:value-type="string">
            <text:p>35.476190476190474</text:p>
          </table:table-cell>
          <table:table-cell office:value-type="string">
            <text:p>0.47619047619047616</text:p>
          </table:table-cell>
          <table:table-cell office:value-type="string">
            <text:p>109807.39682539682</text:p>
          </table:table-cell>
          <table:table-cell office:value-type="string">
            <text:p>11010.301587301587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373515668444975</text:p>
          </table:table-cell>
          <table:table-cell office:value-type="string">
            <text:p>0.09139805573902193</text:p>
          </table:table-cell>
          <table:table-cell office:value-type="string">
            <text:p>0.9835715662783332</text:p>
          </table:table-cell>
          <table:table-cell office:value-type="string">
            <text:p>0.9088684325893382</text:p>
          </table:table-cell>
          <table:table-cell office:value-type="string">
            <text:p>0.0003230529044412994</text:p>
          </table:table-cell>
          <table:table-cell office:value-type="string">
            <text:p>35.476190476190474</text:p>
          </table:table-cell>
          <table:table-cell office:value-type="string">
            <text:p>0.47619047619047616</text:p>
          </table:table-cell>
          <table:table-cell office:value-type="string">
            <text:p>109807.39682539682</text:p>
          </table:table-cell>
          <table:table-cell office:value-type="string">
            <text:p>11010.301587301587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373515668444975</text:p>
          </table:table-cell>
          <table:table-cell office:value-type="string">
            <text:p>0.09139805573902193</text:p>
          </table:table-cell>
          <table:table-cell office:value-type="string">
            <text:p>0.9835715662783332</text:p>
          </table:table-cell>
          <table:table-cell office:value-type="string">
            <text:p>0.9088684325893382</text:p>
          </table:table-cell>
          <table:table-cell office:value-type="string">
            <text:p>0.0003230529044412994</text:p>
          </table:table-cell>
          <table:table-cell office:value-type="string">
            <text:p>35.476190476190474</text:p>
          </table:table-cell>
          <table:table-cell office:value-type="string">
            <text:p>0.47619047619047616</text:p>
          </table:table-cell>
          <table:table-cell office:value-type="string">
            <text:p>109807.39682539682</text:p>
          </table:table-cell>
          <table:table-cell office:value-type="string">
            <text:p>11010.301587301587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373515668444975</text:p>
          </table:table-cell>
          <table:table-cell office:value-type="string">
            <text:p>0.09139805573902193</text:p>
          </table:table-cell>
          <table:table-cell office:value-type="string">
            <text:p>0.9835715662783332</text:p>
          </table:table-cell>
          <table:table-cell office:value-type="string">
            <text:p>0.9088684325893382</text:p>
          </table:table-cell>
          <table:table-cell office:value-type="string">
            <text:p>0.0003230529044412994</text:p>
          </table:table-cell>
          <table:table-cell office:value-type="string">
            <text:p>35.476190476190474</text:p>
          </table:table-cell>
          <table:table-cell office:value-type="string">
            <text:p>0.47619047619047616</text:p>
          </table:table-cell>
          <table:table-cell office:value-type="string">
            <text:p>109807.39682539682</text:p>
          </table:table-cell>
          <table:table-cell office:value-type="string">
            <text:p>11010.301587301587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373515668444975</text:p>
          </table:table-cell>
          <table:table-cell office:value-type="string">
            <text:p>0.09139805573902193</text:p>
          </table:table-cell>
          <table:table-cell office:value-type="string">
            <text:p>0.9835715662783332</text:p>
          </table:table-cell>
          <table:table-cell office:value-type="string">
            <text:p>0.9088684325893382</text:p>
          </table:table-cell>
          <table:table-cell office:value-type="string">
            <text:p>0.0003230529044412994</text:p>
          </table:table-cell>
          <table:table-cell office:value-type="string">
            <text:p>35.476190476190474</text:p>
          </table:table-cell>
          <table:table-cell office:value-type="string">
            <text:p>0.47619047619047616</text:p>
          </table:table-cell>
          <table:table-cell office:value-type="string">
            <text:p>109807.39682539682</text:p>
          </table:table-cell>
          <table:table-cell office:value-type="string">
            <text:p>11010.301587301587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373515668444975</text:p>
          </table:table-cell>
          <table:table-cell office:value-type="string">
            <text:p>0.09139805573902193</text:p>
          </table:table-cell>
          <table:table-cell office:value-type="string">
            <text:p>0.9835715662783332</text:p>
          </table:table-cell>
          <table:table-cell office:value-type="string">
            <text:p>0.9088684325893382</text:p>
          </table:table-cell>
          <table:table-cell office:value-type="string">
            <text:p>0.0003230529044412994</text:p>
          </table:table-cell>
          <table:table-cell office:value-type="string">
            <text:p>35.476190476190474</text:p>
          </table:table-cell>
          <table:table-cell office:value-type="string">
            <text:p>0.47619047619047616</text:p>
          </table:table-cell>
          <table:table-cell office:value-type="string">
            <text:p>109807.39682539682</text:p>
          </table:table-cell>
          <table:table-cell office:value-type="string">
            <text:p>11010.301587301587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373515668444975</text:p>
          </table:table-cell>
          <table:table-cell office:value-type="string">
            <text:p>0.09139805573902193</text:p>
          </table:table-cell>
          <table:table-cell office:value-type="string">
            <text:p>0.9835715662783332</text:p>
          </table:table-cell>
          <table:table-cell office:value-type="string">
            <text:p>0.9088684325893382</text:p>
          </table:table-cell>
          <table:table-cell office:value-type="string">
            <text:p>0.0003230529044412994</text:p>
          </table:table-cell>
          <table:table-cell office:value-type="string">
            <text:p>35.476190476190474</text:p>
          </table:table-cell>
          <table:table-cell office:value-type="string">
            <text:p>0.47619047619047616</text:p>
          </table:table-cell>
          <table:table-cell office:value-type="string">
            <text:p>109807.39682539682</text:p>
          </table:table-cell>
          <table:table-cell office:value-type="string">
            <text:p>11010.301587301587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373515668444975</text:p>
          </table:table-cell>
          <table:table-cell office:value-type="string">
            <text:p>0.09139805573902193</text:p>
          </table:table-cell>
          <table:table-cell office:value-type="string">
            <text:p>0.9835715662783332</text:p>
          </table:table-cell>
          <table:table-cell office:value-type="string">
            <text:p>0.9088684325893382</text:p>
          </table:table-cell>
          <table:table-cell office:value-type="string">
            <text:p>0.0003230529044412994</text:p>
          </table:table-cell>
          <table:table-cell office:value-type="string">
            <text:p>35.476190476190474</text:p>
          </table:table-cell>
          <table:table-cell office:value-type="string">
            <text:p>0.47619047619047616</text:p>
          </table:table-cell>
          <table:table-cell office:value-type="string">
            <text:p>109807.39682539682</text:p>
          </table:table-cell>
          <table:table-cell office:value-type="string">
            <text:p>11010.301587301587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372683385143914</text:p>
          </table:table-cell>
          <table:table-cell office:value-type="string">
            <text:p>0.998695293089395</text:p>
          </table:table-cell>
          <table:table-cell office:value-type="string">
            <text:p>0.07556537721065901</text:p>
          </table:table-cell>
          <table:table-cell office:value-type="string">
            <text:p>0.0010287001818762036</text:p>
          </table:table-cell>
          <table:table-cell office:value-type="string">
            <text:p>0.11210072063058615</text:p>
          </table:table-cell>
          <table:table-cell office:value-type="string">
            <text:p>2.5714285714285716</text:p>
          </table:table-cell>
          <table:table-cell office:value-type="string">
            <text:p>33.38095238095238</text:p>
          </table:table-cell>
          <table:table-cell office:value-type="string">
            <text:p>124.31746031746032</text:p>
          </table:table-cell>
          <table:table-cell office:value-type="string">
            <text:p>120693.38095238095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368131883837242</text:p>
          </table:table-cell>
          <table:table-cell office:value-type="string">
            <text:p>0.9997003557456069</text:p>
          </table:table-cell>
          <table:table-cell office:value-type="string">
            <text:p>0.07365001689315798</text:p>
          </table:table-cell>
          <table:table-cell office:value-type="string">
            <text:p>2.3640125709757817e-05</text:p>
          </table:table-cell>
          <table:table-cell office:value-type="string">
            <text:p>0.28506904711202213</text:p>
          </table:table-cell>
          <table:table-cell office:value-type="string">
            <text:p>2.6031746031746033</text:p>
          </table:table-cell>
          <table:table-cell office:value-type="string">
            <text:p>33.34920634920635</text:p>
          </table:table-cell>
          <table:table-cell office:value-type="string">
            <text:p>2.857142857142857</text:p>
          </table:table-cell>
          <table:table-cell office:value-type="string">
            <text:p>120814.84126984127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367413733986184</text:p>
          </table:table-cell>
          <table:table-cell office:value-type="string">
            <text:p>0.9996793448834185</text:p>
          </table:table-cell>
          <table:table-cell office:value-type="string">
            <text:p>0.07352661434046581</text:p>
          </table:table-cell>
          <table:table-cell office:value-type="string">
            <text:p>4.386754322901344e-05</text:p>
          </table:table-cell>
          <table:table-cell office:value-type="string">
            <text:p>0.2606070770813363</text:p>
          </table:table-cell>
          <table:table-cell office:value-type="string">
            <text:p>2.507936507936508</text:p>
          </table:table-cell>
          <table:table-cell office:value-type="string">
            <text:p>33.44444444444444</text:p>
          </table:table-cell>
          <table:table-cell office:value-type="string">
            <text:p>5.301587301587301</text:p>
          </table:table-cell>
          <table:table-cell office:value-type="string">
            <text:p>120812.39682539682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5363380225246214</text:p>
          </table:table-cell>
          <table:table-cell office:value-type="string">
            <text:p>0.9996341710664083</text:p>
          </table:table-cell>
          <table:table-cell office:value-type="string">
            <text:p>0.07276536298516337</text:p>
          </table:table-cell>
          <table:table-cell office:value-type="string">
            <text:p>8.931793592068954e-05</text:p>
          </table:table-cell>
          <table:table-cell office:value-type="string">
            <text:p>0.25877074930956945</text:p>
          </table:table-cell>
          <table:table-cell office:value-type="string">
            <text:p>2.5396825396825395</text:p>
          </table:table-cell>
          <table:table-cell office:value-type="string">
            <text:p>33.41269841269841</text:p>
          </table:table-cell>
          <table:table-cell office:value-type="string">
            <text:p>10.793650793650794</text:p>
          </table:table-cell>
          <table:table-cell office:value-type="string">
            <text:p>120806.90476190476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36231228261709</text:p>
          </table:table-cell>
          <table:table-cell office:value-type="string">
            <text:p>0.9996054174449822</text:p>
          </table:table-cell>
          <table:table-cell office:value-type="string">
            <text:p>0.07258132321898655</text:p>
          </table:table-cell>
          <table:table-cell office:value-type="string">
            <text:p>0.0001188666955686202</text:p>
          </table:table-cell>
          <table:table-cell office:value-type="string">
            <text:p>0.22996554031969896</text:p>
          </table:table-cell>
          <table:table-cell office:value-type="string">
            <text:p>2.634920634920635</text:p>
          </table:table-cell>
          <table:table-cell office:value-type="string">
            <text:p>33.317460317460316</text:p>
          </table:table-cell>
          <table:table-cell office:value-type="string">
            <text:p>14.365079365079366</text:p>
          </table:table-cell>
          <table:table-cell office:value-type="string">
            <text:p>120803.33333333333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358635247761843</text:p>
          </table:table-cell>
          <table:table-cell office:value-type="string">
            <text:p>0.9997048197129249</text:p>
          </table:table-cell>
          <table:table-cell office:value-type="string">
            <text:p>0.07174543544049776</text:p>
          </table:table-cell>
          <table:table-cell office:value-type="string">
            <text:p>1.8385888129315233e-05</text:p>
          </table:table-cell>
          <table:table-cell office:value-type="string">
            <text:p>0.2732867288465844</text:p>
          </table:table-cell>
          <table:table-cell office:value-type="string">
            <text:p>2.507936507936508</text:p>
          </table:table-cell>
          <table:table-cell office:value-type="string">
            <text:p>33.44444444444444</text:p>
          </table:table-cell>
          <table:table-cell office:value-type="string">
            <text:p>2.2222222222222223</text:p>
          </table:table-cell>
          <table:table-cell office:value-type="string">
            <text:p>120815.47619047618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351706671085035</text:p>
          </table:table-cell>
          <table:table-cell office:value-type="string">
            <text:p>0.9996710762897434</text:p>
          </table:table-cell>
          <table:table-cell office:value-type="string">
            <text:p>0.07039399715457947</text:p>
          </table:table-cell>
          <table:table-cell office:value-type="string">
            <text:p>5.266293757240184e-05</text:p>
          </table:table-cell>
          <table:table-cell office:value-type="string">
            <text:p>0.2351712147347068</text:p>
          </table:table-cell>
          <table:table-cell office:value-type="string">
            <text:p>2.5714285714285716</text:p>
          </table:table-cell>
          <table:table-cell office:value-type="string">
            <text:p>33.38095238095238</text:p>
          </table:table-cell>
          <table:table-cell office:value-type="string">
            <text:p>6.365079365079365</text:p>
          </table:table-cell>
          <table:table-cell office:value-type="string">
            <text:p>120811.33333333333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351600078888514</text:p>
          </table:table-cell>
          <table:table-cell office:value-type="string">
            <text:p>0.999654396062989</text:p>
          </table:table-cell>
          <table:table-cell office:value-type="string">
            <text:p>0.07038870796972749</text:p>
          </table:table-cell>
          <table:table-cell office:value-type="string">
            <text:p>6.869219202455462e-05</text:p>
          </table:table-cell>
          <table:table-cell office:value-type="string">
            <text:p>0.25485436427924407</text:p>
          </table:table-cell>
          <table:table-cell office:value-type="string">
            <text:p>2.492063492063492</text:p>
          </table:table-cell>
          <table:table-cell office:value-type="string">
            <text:p>33.46031746031746</text:p>
          </table:table-cell>
          <table:table-cell office:value-type="string">
            <text:p>8.301587301587302</text:p>
          </table:table-cell>
          <table:table-cell office:value-type="string">
            <text:p>120809.3968253968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344823804556778</text:p>
          </table:table-cell>
          <table:table-cell office:value-type="string">
            <text:p>0.0802728324677056</text:p>
          </table:table-cell>
          <table:table-cell office:value-type="string">
            <text:p>0.9889631741135501</text:p>
          </table:table-cell>
          <table:table-cell office:value-type="string">
            <text:p>0.9199984132021947</text:p>
          </table:table-cell>
          <table:table-cell office:value-type="string">
            <text:p>0.00032071457828850925</text:p>
          </table:table-cell>
          <table:table-cell office:value-type="string">
            <text:p>35.65079365079365</text:p>
          </table:table-cell>
          <table:table-cell office:value-type="string">
            <text:p>0.30158730158730157</text:p>
          </table:table-cell>
          <table:table-cell office:value-type="string">
            <text:p>111152.09523809524</text:p>
          </table:table-cell>
          <table:table-cell office:value-type="string">
            <text:p>9665.603174603175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344703578639086</text:p>
          </table:table-cell>
          <table:table-cell office:value-type="string">
            <text:p>0.08024879450835434</text:p>
          </table:table-cell>
          <table:table-cell office:value-type="string">
            <text:p>0.9889631741135501</text:p>
          </table:table-cell>
          <table:table-cell office:value-type="string">
            <text:p>0.9200224583857328</text:p>
          </table:table-cell>
          <table:table-cell office:value-type="string">
            <text:p>0.0003207060471405153</text:p>
          </table:table-cell>
          <table:table-cell office:value-type="string">
            <text:p>35.65079365079365</text:p>
          </table:table-cell>
          <table:table-cell office:value-type="string">
            <text:p>0.30158730158730157</text:p>
          </table:table-cell>
          <table:table-cell office:value-type="string">
            <text:p>111155.0</text:p>
          </table:table-cell>
          <table:table-cell office:value-type="string">
            <text:p>9662.698412698413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344701608418575</text:p>
          </table:table-cell>
          <table:table-cell office:value-type="string">
            <text:p>0.08024840057508428</text:p>
          </table:table-cell>
          <table:table-cell office:value-type="string">
            <text:p>0.9889631741135501</text:p>
          </table:table-cell>
          <table:table-cell office:value-type="string">
            <text:p>0.9200228524298351</text:p>
          </table:table-cell>
          <table:table-cell office:value-type="string">
            <text:p>0.00032070591624372874</text:p>
          </table:table-cell>
          <table:table-cell office:value-type="string">
            <text:p>35.65079365079365</text:p>
          </table:table-cell>
          <table:table-cell office:value-type="string">
            <text:p>0.30158730158730157</text:p>
          </table:table-cell>
          <table:table-cell office:value-type="string">
            <text:p>111155.04761904762</text:p>
          </table:table-cell>
          <table:table-cell office:value-type="string">
            <text:p>9662.650793650793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344701608418575</text:p>
          </table:table-cell>
          <table:table-cell office:value-type="string">
            <text:p>0.08024840057508428</text:p>
          </table:table-cell>
          <table:table-cell office:value-type="string">
            <text:p>0.9889631741135501</text:p>
          </table:table-cell>
          <table:table-cell office:value-type="string">
            <text:p>0.9200228524298351</text:p>
          </table:table-cell>
          <table:table-cell office:value-type="string">
            <text:p>0.00032070591624372874</text:p>
          </table:table-cell>
          <table:table-cell office:value-type="string">
            <text:p>35.65079365079365</text:p>
          </table:table-cell>
          <table:table-cell office:value-type="string">
            <text:p>0.30158730158730157</text:p>
          </table:table-cell>
          <table:table-cell office:value-type="string">
            <text:p>111155.04761904762</text:p>
          </table:table-cell>
          <table:table-cell office:value-type="string">
            <text:p>9662.650793650793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344701608418575</text:p>
          </table:table-cell>
          <table:table-cell office:value-type="string">
            <text:p>0.08024840057508428</text:p>
          </table:table-cell>
          <table:table-cell office:value-type="string">
            <text:p>0.9889631741135501</text:p>
          </table:table-cell>
          <table:table-cell office:value-type="string">
            <text:p>0.9200228524298351</text:p>
          </table:table-cell>
          <table:table-cell office:value-type="string">
            <text:p>0.00032070591624372874</text:p>
          </table:table-cell>
          <table:table-cell office:value-type="string">
            <text:p>35.65079365079365</text:p>
          </table:table-cell>
          <table:table-cell office:value-type="string">
            <text:p>0.30158730158730157</text:p>
          </table:table-cell>
          <table:table-cell office:value-type="string">
            <text:p>111155.04761904762</text:p>
          </table:table-cell>
          <table:table-cell office:value-type="string">
            <text:p>9662.650793650793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344701608418575</text:p>
          </table:table-cell>
          <table:table-cell office:value-type="string">
            <text:p>0.08024840057508428</text:p>
          </table:table-cell>
          <table:table-cell office:value-type="string">
            <text:p>0.9889631741135501</text:p>
          </table:table-cell>
          <table:table-cell office:value-type="string">
            <text:p>0.9200228524298351</text:p>
          </table:table-cell>
          <table:table-cell office:value-type="string">
            <text:p>0.00032070591624372874</text:p>
          </table:table-cell>
          <table:table-cell office:value-type="string">
            <text:p>35.65079365079365</text:p>
          </table:table-cell>
          <table:table-cell office:value-type="string">
            <text:p>0.30158730158730157</text:p>
          </table:table-cell>
          <table:table-cell office:value-type="string">
            <text:p>111155.04761904762</text:p>
          </table:table-cell>
          <table:table-cell office:value-type="string">
            <text:p>9662.650793650793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344701608418575</text:p>
          </table:table-cell>
          <table:table-cell office:value-type="string">
            <text:p>0.08024840057508428</text:p>
          </table:table-cell>
          <table:table-cell office:value-type="string">
            <text:p>0.9889631741135501</text:p>
          </table:table-cell>
          <table:table-cell office:value-type="string">
            <text:p>0.9200228524298351</text:p>
          </table:table-cell>
          <table:table-cell office:value-type="string">
            <text:p>0.00032070591624372874</text:p>
          </table:table-cell>
          <table:table-cell office:value-type="string">
            <text:p>35.65079365079365</text:p>
          </table:table-cell>
          <table:table-cell office:value-type="string">
            <text:p>0.30158730158730157</text:p>
          </table:table-cell>
          <table:table-cell office:value-type="string">
            <text:p>111155.04761904762</text:p>
          </table:table-cell>
          <table:table-cell office:value-type="string">
            <text:p>9662.650793650793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344701608418575</text:p>
          </table:table-cell>
          <table:table-cell office:value-type="string">
            <text:p>0.08024840057508428</text:p>
          </table:table-cell>
          <table:table-cell office:value-type="string">
            <text:p>0.9889631741135501</text:p>
          </table:table-cell>
          <table:table-cell office:value-type="string">
            <text:p>0.9200228524298351</text:p>
          </table:table-cell>
          <table:table-cell office:value-type="string">
            <text:p>0.00032070591624372874</text:p>
          </table:table-cell>
          <table:table-cell office:value-type="string">
            <text:p>35.65079365079365</text:p>
          </table:table-cell>
          <table:table-cell office:value-type="string">
            <text:p>0.30158730158730157</text:p>
          </table:table-cell>
          <table:table-cell office:value-type="string">
            <text:p>111155.04761904762</text:p>
          </table:table-cell>
          <table:table-cell office:value-type="string">
            <text:p>9662.650793650793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344701608418575</text:p>
          </table:table-cell>
          <table:table-cell office:value-type="string">
            <text:p>0.08024840057508428</text:p>
          </table:table-cell>
          <table:table-cell office:value-type="string">
            <text:p>0.9889631741135501</text:p>
          </table:table-cell>
          <table:table-cell office:value-type="string">
            <text:p>0.9200228524298351</text:p>
          </table:table-cell>
          <table:table-cell office:value-type="string">
            <text:p>0.00032070591624372874</text:p>
          </table:table-cell>
          <table:table-cell office:value-type="string">
            <text:p>35.65079365079365</text:p>
          </table:table-cell>
          <table:table-cell office:value-type="string">
            <text:p>0.30158730158730157</text:p>
          </table:table-cell>
          <table:table-cell office:value-type="string">
            <text:p>111155.04761904762</text:p>
          </table:table-cell>
          <table:table-cell office:value-type="string">
            <text:p>9662.650793650793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343924349183962</text:p>
          </table:table-cell>
          <table:table-cell office:value-type="string">
            <text:p>0.9997011442427551</text:p>
          </table:table-cell>
          <table:table-cell office:value-type="string">
            <text:p>0.06880653848340378</text:p>
          </table:table-cell>
          <table:table-cell office:value-type="string">
            <text:p>2.1668646611467257e-05</text:p>
          </table:table-cell>
          <table:table-cell office:value-type="string">
            <text:p>0.27862811791383224</text:p>
          </table:table-cell>
          <table:table-cell office:value-type="string">
            <text:p>2.4603174603174605</text:p>
          </table:table-cell>
          <table:table-cell office:value-type="string">
            <text:p>33.492063492063494</text:p>
          </table:table-cell>
          <table:table-cell office:value-type="string">
            <text:p>2.619047619047619</text:p>
          </table:table-cell>
          <table:table-cell office:value-type="string">
            <text:p>120815.07936507936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341464873883682</text:p>
          </table:table-cell>
          <table:table-cell office:value-type="string">
            <text:p>0.998596918667626</text:p>
          </table:table-cell>
          <table:table-cell office:value-type="string">
            <text:p>0.0694181087388629</text:p>
          </table:table-cell>
          <table:table-cell office:value-type="string">
            <text:p>0.0011251339621264362</text:p>
          </table:table-cell>
          <table:table-cell office:value-type="string">
            <text:p>0.1353461270123868</text:p>
          </table:table-cell>
          <table:table-cell office:value-type="string">
            <text:p>2.3333333333333335</text:p>
          </table:table-cell>
          <table:table-cell office:value-type="string">
            <text:p>33.61904761904762</text:p>
          </table:table-cell>
          <table:table-cell office:value-type="string">
            <text:p>135.96825396825398</text:p>
          </table:table-cell>
          <table:table-cell office:value-type="string">
            <text:p>120681.73015873016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336634754526091</text:p>
          </table:table-cell>
          <table:table-cell office:value-type="string">
            <text:p>0.9980616055951502</text:p>
          </table:table-cell>
          <table:table-cell office:value-type="string">
            <text:p>0.06898910939679763</text:p>
          </table:table-cell>
          <table:table-cell office:value-type="string">
            <text:p>0.0016621584915796207</text:p>
          </table:table-cell>
          <table:table-cell office:value-type="string">
            <text:p>0.08887006433567005</text:p>
          </table:table-cell>
          <table:table-cell office:value-type="string">
            <text:p>2.5238095238095237</text:p>
          </table:table-cell>
          <table:table-cell office:value-type="string">
            <text:p>33.42857142857143</text:p>
          </table:table-cell>
          <table:table-cell office:value-type="string">
            <text:p>200.87301587301587</text:p>
          </table:table-cell>
          <table:table-cell office:value-type="string">
            <text:p>120616.8253968254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333681602775411</text:p>
          </table:table-cell>
          <table:table-cell office:value-type="string">
            <text:p>0.9996688421654432</text:p>
          </table:table-cell>
          <table:table-cell office:value-type="string">
            <text:p>0.06678885301796676</text:p>
          </table:table-cell>
          <table:table-cell office:value-type="string">
            <text:p>5.2532462884598115e-05</text:p>
          </table:table-cell>
          <table:table-cell office:value-type="string">
            <text:p>0.24368267391523205</text:p>
          </table:table-cell>
          <table:table-cell office:value-type="string">
            <text:p>2.2857142857142856</text:p>
          </table:table-cell>
          <table:table-cell office:value-type="string">
            <text:p>33.666666666666664</text:p>
          </table:table-cell>
          <table:table-cell office:value-type="string">
            <text:p>6.349206349206349</text:p>
          </table:table-cell>
          <table:table-cell office:value-type="string">
            <text:p>120811.3492063492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315087720498433</text:p>
          </table:table-cell>
          <table:table-cell office:value-type="string">
            <text:p>0.9996968111136922</text:p>
          </table:table-cell>
          <table:table-cell office:value-type="string">
            <text:p>0.06304183841986599</text:p>
          </table:table-cell>
          <table:table-cell office:value-type="string">
            <text:p>2.42943201795694e-05</text:p>
          </table:table-cell>
          <table:table-cell office:value-type="string">
            <text:p>0.2608271358271358</text:p>
          </table:table-cell>
          <table:table-cell office:value-type="string">
            <text:p>2.253968253968254</text:p>
          </table:table-cell>
          <table:table-cell office:value-type="string">
            <text:p>33.698412698412696</text:p>
          </table:table-cell>
          <table:table-cell office:value-type="string">
            <text:p>2.9365079365079363</text:p>
          </table:table-cell>
          <table:table-cell office:value-type="string">
            <text:p>120814.76190476191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306839705592548</text:p>
          </table:table-cell>
          <table:table-cell office:value-type="string">
            <text:p>0.06907642093144782</text:p>
          </table:table-cell>
          <table:table-cell office:value-type="string">
            <text:p>0.9925668873037294</text:p>
          </table:table-cell>
          <table:table-cell office:value-type="string">
            <text:p>0.9311989461852198</text:p>
          </table:table-cell>
          <table:table-cell office:value-type="string">
            <text:p>0.00031770309781589115</text:p>
          </table:table-cell>
          <table:table-cell office:value-type="string">
            <text:p>35.74603174603175</text:p>
          </table:table-cell>
          <table:table-cell office:value-type="string">
            <text:p>0.20634920634920634</text:p>
          </table:table-cell>
          <table:table-cell office:value-type="string">
            <text:p>112505.31746031746</text:p>
          </table:table-cell>
          <table:table-cell office:value-type="string">
            <text:p>8312.38095238095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30661633782008</text:p>
          </table:table-cell>
          <table:table-cell office:value-type="string">
            <text:p>0.06903176096986922</text:p>
          </table:table-cell>
          <table:table-cell office:value-type="string">
            <text:p>0.9925668873037294</text:p>
          </table:table-cell>
          <table:table-cell office:value-type="string">
            <text:p>0.9312436197397133</text:p>
          </table:table-cell>
          <table:table-cell office:value-type="string">
            <text:p>0.0003176874230195114</text:p>
          </table:table-cell>
          <table:table-cell office:value-type="string">
            <text:p>35.74603174603175</text:p>
          </table:table-cell>
          <table:table-cell office:value-type="string">
            <text:p>0.20634920634920634</text:p>
          </table:table-cell>
          <table:table-cell office:value-type="string">
            <text:p>112510.71428571429</text:p>
          </table:table-cell>
          <table:table-cell office:value-type="string">
            <text:p>8306.984126984127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306615024002717</text:p>
          </table:table-cell>
          <table:table-cell office:value-type="string">
            <text:p>0.06903149828249597</text:p>
          </table:table-cell>
          <table:table-cell office:value-type="string">
            <text:p>0.9925668873037294</text:p>
          </table:table-cell>
          <table:table-cell office:value-type="string">
            <text:p>0.9312438825031862</text:p>
          </table:table-cell>
          <table:table-cell office:value-type="string">
            <text:p>0.00031768733529353044</text:p>
          </table:table-cell>
          <table:table-cell office:value-type="string">
            <text:p>35.74603174603175</text:p>
          </table:table-cell>
          <table:table-cell office:value-type="string">
            <text:p>0.20634920634920634</text:p>
          </table:table-cell>
          <table:table-cell office:value-type="string">
            <text:p>112510.74603174604</text:p>
          </table:table-cell>
          <table:table-cell office:value-type="string">
            <text:p>8306.95238095238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306615024002717</text:p>
          </table:table-cell>
          <table:table-cell office:value-type="string">
            <text:p>0.06903149828249597</text:p>
          </table:table-cell>
          <table:table-cell office:value-type="string">
            <text:p>0.9925668873037294</text:p>
          </table:table-cell>
          <table:table-cell office:value-type="string">
            <text:p>0.9312438825031862</text:p>
          </table:table-cell>
          <table:table-cell office:value-type="string">
            <text:p>0.00031768733529353044</text:p>
          </table:table-cell>
          <table:table-cell office:value-type="string">
            <text:p>35.74603174603175</text:p>
          </table:table-cell>
          <table:table-cell office:value-type="string">
            <text:p>0.20634920634920634</text:p>
          </table:table-cell>
          <table:table-cell office:value-type="string">
            <text:p>112510.74603174604</text:p>
          </table:table-cell>
          <table:table-cell office:value-type="string">
            <text:p>8306.95238095238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306615024002717</text:p>
          </table:table-cell>
          <table:table-cell office:value-type="string">
            <text:p>0.06903149828249597</text:p>
          </table:table-cell>
          <table:table-cell office:value-type="string">
            <text:p>0.9925668873037294</text:p>
          </table:table-cell>
          <table:table-cell office:value-type="string">
            <text:p>0.9312438825031862</text:p>
          </table:table-cell>
          <table:table-cell office:value-type="string">
            <text:p>0.00031768733529353044</text:p>
          </table:table-cell>
          <table:table-cell office:value-type="string">
            <text:p>35.74603174603175</text:p>
          </table:table-cell>
          <table:table-cell office:value-type="string">
            <text:p>0.20634920634920634</text:p>
          </table:table-cell>
          <table:table-cell office:value-type="string">
            <text:p>112510.74603174604</text:p>
          </table:table-cell>
          <table:table-cell office:value-type="string">
            <text:p>8306.95238095238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306615024002717</text:p>
          </table:table-cell>
          <table:table-cell office:value-type="string">
            <text:p>0.06903149828249597</text:p>
          </table:table-cell>
          <table:table-cell office:value-type="string">
            <text:p>0.9925668873037294</text:p>
          </table:table-cell>
          <table:table-cell office:value-type="string">
            <text:p>0.9312438825031862</text:p>
          </table:table-cell>
          <table:table-cell office:value-type="string">
            <text:p>0.00031768733529353044</text:p>
          </table:table-cell>
          <table:table-cell office:value-type="string">
            <text:p>35.74603174603175</text:p>
          </table:table-cell>
          <table:table-cell office:value-type="string">
            <text:p>0.20634920634920634</text:p>
          </table:table-cell>
          <table:table-cell office:value-type="string">
            <text:p>112510.74603174604</text:p>
          </table:table-cell>
          <table:table-cell office:value-type="string">
            <text:p>8306.952380952382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302429934486411</text:p>
          </table:table-cell>
          <table:table-cell office:value-type="string">
            <text:p>0.9995534188024714</text:p>
          </table:table-cell>
          <table:table-cell office:value-type="string">
            <text:p>0.06065305529789773</text:p>
          </table:table-cell>
          <table:table-cell office:value-type="string">
            <text:p>0.0001670684006155341</text:p>
          </table:table-cell>
          <table:table-cell office:value-type="string">
            <text:p>0.26188641261459966</text:p>
          </table:table-cell>
          <table:table-cell office:value-type="string">
            <text:p>2.1746031746031744</text:p>
          </table:table-cell>
          <table:table-cell office:value-type="string">
            <text:p>33.77777777777778</text:p>
          </table:table-cell>
          <table:table-cell office:value-type="string">
            <text:p>20.19047619047619</text:p>
          </table:table-cell>
          <table:table-cell office:value-type="string">
            <text:p>120797.50793650794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5296790877738364</text:p>
          </table:table-cell>
          <table:table-cell office:value-type="string">
            <text:p>0.999357369150902</text:p>
          </table:table-cell>
          <table:table-cell office:value-type="string">
            <text:p>0.05972042383574684</text:p>
          </table:table-cell>
          <table:table-cell office:value-type="string">
            <text:p>0.0003622482880741106</text:p>
          </table:table-cell>
          <table:table-cell office:value-type="string">
            <text:p>0.18848936204160274</text:p>
          </table:table-cell>
          <table:table-cell office:value-type="string">
            <text:p>2.0634920634920637</text:p>
          </table:table-cell>
          <table:table-cell office:value-type="string">
            <text:p>33.888888888888886</text:p>
          </table:table-cell>
          <table:table-cell office:value-type="string">
            <text:p>43.77777777777778</text:p>
          </table:table-cell>
          <table:table-cell office:value-type="string">
            <text:p>120773.92063492064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290691444771883</text:p>
          </table:table-cell>
          <table:table-cell office:value-type="string">
            <text:p>0.9996512418411148</text:p>
          </table:table-cell>
          <table:table-cell office:value-type="string">
            <text:p>0.058206720653501236</text:p>
          </table:table-cell>
          <table:table-cell office:value-type="string">
            <text:p>6.84316991245022e-05</text:p>
          </table:table-cell>
          <table:table-cell office:value-type="string">
            <text:p>0.22175970917467513</text:p>
          </table:table-cell>
          <table:table-cell office:value-type="string">
            <text:p>2.0793650793650795</text:p>
          </table:table-cell>
          <table:table-cell office:value-type="string">
            <text:p>33.87301587301587</text:p>
          </table:table-cell>
          <table:table-cell office:value-type="string">
            <text:p>8.26984126984127</text:p>
          </table:table-cell>
          <table:table-cell office:value-type="string">
            <text:p>120809.42857142857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2873594694905</text:p>
          </table:table-cell>
          <table:table-cell office:value-type="string">
            <text:p>0.9996383751127014</text:p>
          </table:table-cell>
          <table:table-cell office:value-type="string">
            <text:p>0.05755227476007195</text:p>
          </table:table-cell>
          <table:table-cell office:value-type="string">
            <text:p>8.038086197195335e-05</text:p>
          </table:table-cell>
          <table:table-cell office:value-type="string">
            <text:p>0.24273261240441998</text:p>
          </table:table-cell>
          <table:table-cell office:value-type="string">
            <text:p>1.9682539682539681</text:p>
          </table:table-cell>
          <table:table-cell office:value-type="string">
            <text:p>33.98412698412698</text:p>
          </table:table-cell>
          <table:table-cell office:value-type="string">
            <text:p>9.714285714285714</text:p>
          </table:table-cell>
          <table:table-cell office:value-type="string">
            <text:p>120807.98412698413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528287838029232</text:p>
          </table:table-cell>
          <table:table-cell office:value-type="string">
            <text:p>0.9996991735687768</text:p>
          </table:table-cell>
          <table:table-cell office:value-type="string">
            <text:p>0.05659603214341049</text:p>
          </table:table-cell>
          <table:table-cell office:value-type="string">
            <text:p>2.0356084946682612e-05</text:p>
          </table:table-cell>
          <table:table-cell office:value-type="string">
            <text:p>0.26099429670858243</text:p>
          </table:table-cell>
          <table:table-cell office:value-type="string">
            <text:p>2.0634920634920637</text:p>
          </table:table-cell>
          <table:table-cell office:value-type="string">
            <text:p>33.888888888888886</text:p>
          </table:table-cell>
          <table:table-cell office:value-type="string">
            <text:p>2.4603174603174605</text:p>
          </table:table-cell>
          <table:table-cell office:value-type="string">
            <text:p>120815.23809523809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276188995651593</text:p>
          </table:table-cell>
          <table:table-cell office:value-type="string">
            <text:p>0.9996643765016427</text:p>
          </table:table-cell>
          <table:table-cell office:value-type="string">
            <text:p>0.055292698869544715</text:p>
          </table:table-cell>
          <table:table-cell office:value-type="string">
            <text:p>5.489973922616041e-05</text:p>
          </table:table-cell>
          <table:table-cell office:value-type="string">
            <text:p>0.27730366635128545</text:p>
          </table:table-cell>
          <table:table-cell office:value-type="string">
            <text:p>2.0317460317460316</text:p>
          </table:table-cell>
          <table:table-cell office:value-type="string">
            <text:p>33.92063492063492</text:p>
          </table:table-cell>
          <table:table-cell office:value-type="string">
            <text:p>6.634920634920635</text:p>
          </table:table-cell>
          <table:table-cell office:value-type="string">
            <text:p>120811.06349206349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267797531752249</text:p>
          </table:table-cell>
          <table:table-cell office:value-type="string">
            <text:p>0.9992552136103653</text:p>
          </table:table-cell>
          <table:table-cell office:value-type="string">
            <text:p>0.0540232790368601</text:p>
          </table:table-cell>
          <table:table-cell office:value-type="string">
            <text:p>0.00046377268641029486</text:p>
          </table:table-cell>
          <table:table-cell office:value-type="string">
            <text:p>0.17036338675014157</text:p>
          </table:table-cell>
          <table:table-cell office:value-type="string">
            <text:p>1.9841269841269842</text:p>
          </table:table-cell>
          <table:table-cell office:value-type="string">
            <text:p>33.96825396825397</text:p>
          </table:table-cell>
          <table:table-cell office:value-type="string">
            <text:p>56.04761904761905</text:p>
          </table:table-cell>
          <table:table-cell office:value-type="string">
            <text:p>120761.6507936508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267284042676638</text:p>
          </table:table-cell>
          <table:table-cell office:value-type="string">
            <text:p>0.057849019681982014</text:p>
          </table:table-cell>
          <table:table-cell office:value-type="string">
            <text:p>0.9958871537818906</text:p>
          </table:table-cell>
          <table:table-cell office:value-type="string">
            <text:p>0.9424303452465631</text:p>
          </table:table-cell>
          <table:table-cell office:value-type="string">
            <text:p>0.0003146152201523643</text:p>
          </table:table-cell>
          <table:table-cell office:value-type="string">
            <text:p>35.82539682539682</text:p>
          </table:table-cell>
          <table:table-cell office:value-type="string">
            <text:p>0.12698412698412698</text:p>
          </table:table-cell>
          <table:table-cell office:value-type="string">
            <text:p>113862.26984126984</text:p>
          </table:table-cell>
          <table:table-cell office:value-type="string">
            <text:p>6955.42857142857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266778816551466</text:p>
          </table:table-cell>
          <table:table-cell office:value-type="string">
            <text:p>0.05774800642216563</text:p>
          </table:table-cell>
          <table:table-cell office:value-type="string">
            <text:p>0.9958871537818906</text:p>
          </table:table-cell>
          <table:table-cell office:value-type="string">
            <text:p>0.9425313904715974</text:p>
          </table:table-cell>
          <table:table-cell office:value-type="string">
            <text:p>0.00031457922570088533</text:p>
          </table:table-cell>
          <table:table-cell office:value-type="string">
            <text:p>35.82539682539682</text:p>
          </table:table-cell>
          <table:table-cell office:value-type="string">
            <text:p>0.12698412698412698</text:p>
          </table:table-cell>
          <table:table-cell office:value-type="string">
            <text:p>113874.47619047618</text:p>
          </table:table-cell>
          <table:table-cell office:value-type="string">
            <text:p>6943.222222222223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266778814920314</text:p>
          </table:table-cell>
          <table:table-cell office:value-type="string">
            <text:p>0.05774800615478051</text:p>
          </table:table-cell>
          <table:table-cell office:value-type="string">
            <text:p>0.9958871537818906</text:p>
          </table:table-cell>
          <table:table-cell office:value-type="string">
            <text:p>0.9425313907978279</text:p>
          </table:table-cell>
          <table:table-cell office:value-type="string">
            <text:p>0.0003145791594820733</text:p>
          </table:table-cell>
          <table:table-cell office:value-type="string">
            <text:p>35.82539682539682</text:p>
          </table:table-cell>
          <table:table-cell office:value-type="string">
            <text:p>0.12698412698412698</text:p>
          </table:table-cell>
          <table:table-cell office:value-type="string">
            <text:p>113874.47619047618</text:p>
          </table:table-cell>
          <table:table-cell office:value-type="string">
            <text:p>6943.222222222223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266776845025818</text:p>
          </table:table-cell>
          <table:table-cell office:value-type="string">
            <text:p>0.05774761223780403</text:p>
          </table:table-cell>
          <table:table-cell office:value-type="string">
            <text:p>0.9958871537818906</text:p>
          </table:table-cell>
          <table:table-cell office:value-type="string">
            <text:p>0.9425317847767272</text:p>
          </table:table-cell>
          <table:table-cell office:value-type="string">
            <text:p>0.0003145790897908538</text:p>
          </table:table-cell>
          <table:table-cell office:value-type="string">
            <text:p>35.82539682539682</text:p>
          </table:table-cell>
          <table:table-cell office:value-type="string">
            <text:p>0.12698412698412698</text:p>
          </table:table-cell>
          <table:table-cell office:value-type="string">
            <text:p>113874.52380952382</text:p>
          </table:table-cell>
          <table:table-cell office:value-type="string">
            <text:p>6943.174603174603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266776845025818</text:p>
          </table:table-cell>
          <table:table-cell office:value-type="string">
            <text:p>0.05774761223780403</text:p>
          </table:table-cell>
          <table:table-cell office:value-type="string">
            <text:p>0.9958871537818906</text:p>
          </table:table-cell>
          <table:table-cell office:value-type="string">
            <text:p>0.9425317847767272</text:p>
          </table:table-cell>
          <table:table-cell office:value-type="string">
            <text:p>0.0003145790897908538</text:p>
          </table:table-cell>
          <table:table-cell office:value-type="string">
            <text:p>35.82539682539682</text:p>
          </table:table-cell>
          <table:table-cell office:value-type="string">
            <text:p>0.12698412698412698</text:p>
          </table:table-cell>
          <table:table-cell office:value-type="string">
            <text:p>113874.52380952382</text:p>
          </table:table-cell>
          <table:table-cell office:value-type="string">
            <text:p>6943.174603174603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266776845025818</text:p>
          </table:table-cell>
          <table:table-cell office:value-type="string">
            <text:p>0.05774761223780403</text:p>
          </table:table-cell>
          <table:table-cell office:value-type="string">
            <text:p>0.9958871537818906</text:p>
          </table:table-cell>
          <table:table-cell office:value-type="string">
            <text:p>0.9425317847767272</text:p>
          </table:table-cell>
          <table:table-cell office:value-type="string">
            <text:p>0.0003145790897908538</text:p>
          </table:table-cell>
          <table:table-cell office:value-type="string">
            <text:p>35.82539682539682</text:p>
          </table:table-cell>
          <table:table-cell office:value-type="string">
            <text:p>0.12698412698412698</text:p>
          </table:table-cell>
          <table:table-cell office:value-type="string">
            <text:p>113874.52380952382</text:p>
          </table:table-cell>
          <table:table-cell office:value-type="string">
            <text:p>6943.174603174603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266591880103291</text:p>
          </table:table-cell>
          <table:table-cell office:value-type="string">
            <text:p>0.9995925526872584</text:p>
          </table:table-cell>
          <table:table-cell office:value-type="string">
            <text:p>0.05344380131298632</text:p>
          </table:table-cell>
          <table:table-cell office:value-type="string">
            <text:p>0.00012542529232806825</text:p>
          </table:table-cell>
          <table:table-cell office:value-type="string">
            <text:p>0.21273331723261696</text:p>
          </table:table-cell>
          <table:table-cell office:value-type="string">
            <text:p>1.873015873015873</text:p>
          </table:table-cell>
          <table:table-cell office:value-type="string">
            <text:p>34.07936507936508</text:p>
          </table:table-cell>
          <table:table-cell office:value-type="string">
            <text:p>15.158730158730158</text:p>
          </table:table-cell>
          <table:table-cell office:value-type="string">
            <text:p>120802.53968253969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264367225799462</text:p>
          </table:table-cell>
          <table:table-cell office:value-type="string">
            <text:p>0.9995295172149096</text:p>
          </table:table-cell>
          <table:table-cell office:value-type="string">
            <text:p>0.05306218761642762</text:p>
          </table:table-cell>
          <table:table-cell office:value-type="string">
            <text:p>0.00018874245653513805</text:p>
          </table:table-cell>
          <table:table-cell office:value-type="string">
            <text:p>0.23379816605612483</text:p>
          </table:table-cell>
          <table:table-cell office:value-type="string">
            <text:p>1.9047619047619047</text:p>
          </table:table-cell>
          <table:table-cell office:value-type="string">
            <text:p>34.04761904761905</text:p>
          </table:table-cell>
          <table:table-cell office:value-type="string">
            <text:p>22.80952380952381</text:p>
          </table:table-cell>
          <table:table-cell office:value-type="string">
            <text:p>120794.88888888889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261820162602087</text:p>
          </table:table-cell>
          <table:table-cell office:value-type="string">
            <text:p>0.9995142932826606</text:p>
          </table:table-cell>
          <table:table-cell office:value-type="string">
            <text:p>0.05256642304712273</text:p>
          </table:table-cell>
          <table:table-cell office:value-type="string">
            <text:p>0.00020239052670547515</text:p>
          </table:table-cell>
          <table:table-cell office:value-type="string">
            <text:p>0.21722283982984894</text:p>
          </table:table-cell>
          <table:table-cell office:value-type="string">
            <text:p>1.7142857142857142</text:p>
          </table:table-cell>
          <table:table-cell office:value-type="string">
            <text:p>34.23809523809524</text:p>
          </table:table-cell>
          <table:table-cell office:value-type="string">
            <text:p>24.46031746031746</text:p>
          </table:table-cell>
          <table:table-cell office:value-type="string">
            <text:p>120793.23809523809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256204952133553</text:p>
          </table:table-cell>
          <table:table-cell office:value-type="string">
            <text:p>0.9986984345707014</text:p>
          </table:table-cell>
          <table:table-cell office:value-type="string">
            <text:p>0.05225919190538014</text:p>
          </table:table-cell>
          <table:table-cell office:value-type="string">
            <text:p>0.0010182014786694372</text:p>
          </table:table-cell>
          <table:table-cell office:value-type="string">
            <text:p>0.09462810249976138</text:p>
          </table:table-cell>
          <table:table-cell office:value-type="string">
            <text:p>1.6825396825396826</text:p>
          </table:table-cell>
          <table:table-cell office:value-type="string">
            <text:p>34.26984126984127</text:p>
          </table:table-cell>
          <table:table-cell office:value-type="string">
            <text:p>123.04761904761905</text:p>
          </table:table-cell>
          <table:table-cell office:value-type="string">
            <text:p>120694.6507936508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252166612670824</text:p>
          </table:table-cell>
          <table:table-cell office:value-type="string">
            <text:p>0.9995811180556604</text:p>
          </table:table-cell>
          <table:table-cell office:value-type="string">
            <text:p>0.050569532439584564</text:p>
          </table:table-cell>
          <table:table-cell office:value-type="string">
            <text:p>0.00013620990541968935</text:p>
          </table:table-cell>
          <table:table-cell office:value-type="string">
            <text:p>0.23080470580470575</text:p>
          </table:table-cell>
          <table:table-cell office:value-type="string">
            <text:p>1.7936507936507937</text:p>
          </table:table-cell>
          <table:table-cell office:value-type="string">
            <text:p>34.15873015873016</text:p>
          </table:table-cell>
          <table:table-cell office:value-type="string">
            <text:p>16.46031746031746</text:p>
          </table:table-cell>
          <table:table-cell office:value-type="string">
            <text:p>120801.23809523809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244908676705846</text:p>
          </table:table-cell>
          <table:table-cell office:value-type="string">
            <text:p>0.9992516586507258</text:p>
          </table:table-cell>
          <table:table-cell office:value-type="string">
            <text:p>0.049447227654033594</text:p>
          </table:table-cell>
          <table:table-cell office:value-type="string">
            <text:p>0.00046549231286438996</text:p>
          </table:table-cell>
          <table:table-cell office:value-type="string">
            <text:p>0.15231893421870762</text:p>
          </table:table-cell>
          <table:table-cell office:value-type="string">
            <text:p>1.7619047619047619</text:p>
          </table:table-cell>
          <table:table-cell office:value-type="string">
            <text:p>34.19047619047619</text:p>
          </table:table-cell>
          <table:table-cell office:value-type="string">
            <text:p>56.25396825396825</text:p>
          </table:table-cell>
          <table:table-cell office:value-type="string">
            <text:p>120761.44444444444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240221334783574</text:p>
          </table:table-cell>
          <table:table-cell office:value-type="string">
            <text:p>0.9996734347479236</text:p>
          </table:table-cell>
          <table:table-cell office:value-type="string">
            <text:p>0.048087477260156844</text:p>
          </table:table-cell>
          <table:table-cell office:value-type="string">
            <text:p>4.321030344225519e-05</text:p>
          </table:table-cell>
          <table:table-cell office:value-type="string">
            <text:p>0.1991933553128999</text:p>
          </table:table-cell>
          <table:table-cell office:value-type="string">
            <text:p>1.7142857142857142</text:p>
          </table:table-cell>
          <table:table-cell office:value-type="string">
            <text:p>34.23809523809524</text:p>
          </table:table-cell>
          <table:table-cell office:value-type="string">
            <text:p>5.222222222222222</text:p>
          </table:table-cell>
          <table:table-cell office:value-type="string">
            <text:p>120812.47619047618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237592877686934</text:p>
          </table:table-cell>
          <table:table-cell office:value-type="string">
            <text:p>0.9996784249931685</text:p>
          </table:table-cell>
          <table:table-cell office:value-type="string">
            <text:p>0.047557451651086845</text:p>
          </table:table-cell>
          <table:table-cell office:value-type="string">
            <text:p>3.887611370012967e-05</text:p>
          </table:table-cell>
          <table:table-cell office:value-type="string">
            <text:p>0.20000394667061333</text:p>
          </table:table-cell>
          <table:table-cell office:value-type="string">
            <text:p>1.7936507936507937</text:p>
          </table:table-cell>
          <table:table-cell office:value-type="string">
            <text:p>34.15873015873016</text:p>
          </table:table-cell>
          <table:table-cell office:value-type="string">
            <text:p>4.698412698412699</text:p>
          </table:table-cell>
          <table:table-cell office:value-type="string">
            <text:p>120813.0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237140265519785</text:p>
          </table:table-cell>
          <table:table-cell office:value-type="string">
            <text:p>0.9994676803034305</text:p>
          </table:table-cell>
          <table:table-cell office:value-type="string">
            <text:p>0.047676675172545625</text:p>
          </table:table-cell>
          <table:table-cell office:value-type="string">
            <text:p>0.00024862206858871565</text:p>
          </table:table-cell>
          <table:table-cell office:value-type="string">
            <text:p>0.15574127331241744</text:p>
          </table:table-cell>
          <table:table-cell office:value-type="string">
            <text:p>1.6666666666666667</text:p>
          </table:table-cell>
          <table:table-cell office:value-type="string">
            <text:p>34.285714285714285</text:p>
          </table:table-cell>
          <table:table-cell office:value-type="string">
            <text:p>30.047619047619047</text:p>
          </table:table-cell>
          <table:table-cell office:value-type="string">
            <text:p>120787.6507936508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231848901905317</text:p>
          </table:table-cell>
          <table:table-cell office:value-type="string">
            <text:p>0.9996864349781845</text:p>
          </table:table-cell>
          <table:table-cell office:value-type="string">
            <text:p>0.046399461215657536</text:p>
          </table:table-cell>
          <table:table-cell office:value-type="string">
            <text:p>2.9680834594057635e-05</text:p>
          </table:table-cell>
          <table:table-cell office:value-type="string">
            <text:p>0.19548899548899548</text:p>
          </table:table-cell>
          <table:table-cell office:value-type="string">
            <text:p>1.6507936507936507</text:p>
          </table:table-cell>
          <table:table-cell office:value-type="string">
            <text:p>34.301587301587304</text:p>
          </table:table-cell>
          <table:table-cell office:value-type="string">
            <text:p>3.5873015873015874</text:p>
          </table:table-cell>
          <table:table-cell office:value-type="string">
            <text:p>120814.11111111111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227300695862347</text:p>
          </table:table-cell>
          <table:table-cell office:value-type="string">
            <text:p>0.046557653679281615</text:p>
          </table:table-cell>
          <table:table-cell office:value-type="string">
            <text:p>0.9991859991859992</text:p>
          </table:table-cell>
          <table:table-cell office:value-type="string">
            <text:p>0.9537258600135298</text:p>
          </table:table-cell>
          <table:table-cell office:value-type="string">
            <text:p>0.00031171619822720323</text:p>
          </table:table-cell>
          <table:table-cell office:value-type="string">
            <text:p>35.92063492063492</text:p>
          </table:table-cell>
          <table:table-cell office:value-type="string">
            <text:p>0.031746031746031744</text:p>
          </table:table-cell>
          <table:table-cell office:value-type="string">
            <text:p>115226.96825396825</text:p>
          </table:table-cell>
          <table:table-cell office:value-type="string">
            <text:p>5590.730158730159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226505079479072</text:p>
          </table:table-cell>
          <table:table-cell office:value-type="string">
            <text:p>0.046398580860537074</text:p>
          </table:table-cell>
          <table:table-cell office:value-type="string">
            <text:p>0.9991859991859992</text:p>
          </table:table-cell>
          <table:table-cell office:value-type="string">
            <text:p>0.9538849832901847</text:p>
          </table:table-cell>
          <table:table-cell office:value-type="string">
            <text:p>0.00031166072395635126</text:p>
          </table:table-cell>
          <table:table-cell office:value-type="string">
            <text:p>35.92063492063492</text:p>
          </table:table-cell>
          <table:table-cell office:value-type="string">
            <text:p>0.031746031746031744</text:p>
          </table:table-cell>
          <table:table-cell office:value-type="string">
            <text:p>115246.19047619047</text:p>
          </table:table-cell>
          <table:table-cell office:value-type="string">
            <text:p>5571.507936507936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226504422847574</text:p>
          </table:table-cell>
          <table:table-cell office:value-type="string">
            <text:p>0.04639844955487825</text:p>
          </table:table-cell>
          <table:table-cell office:value-type="string">
            <text:p>0.9991859991859992</text:p>
          </table:table-cell>
          <table:table-cell office:value-type="string">
            <text:p>0.9538851146164843</text:p>
          </table:table-cell>
          <table:table-cell office:value-type="string">
            <text:p>0.0003116607012758451</text:p>
          </table:table-cell>
          <table:table-cell office:value-type="string">
            <text:p>35.92063492063492</text:p>
          </table:table-cell>
          <table:table-cell office:value-type="string">
            <text:p>0.031746031746031744</text:p>
          </table:table-cell>
          <table:table-cell office:value-type="string">
            <text:p>115246.20634920635</text:p>
          </table:table-cell>
          <table:table-cell office:value-type="string">
            <text:p>5571.492063492064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206431619530495</text:p>
          </table:table-cell>
          <table:table-cell office:value-type="string">
            <text:p>0.9987195568078645</text:p>
          </table:table-cell>
          <table:table-cell office:value-type="string">
            <text:p>0.04228037912759911</text:p>
          </table:table-cell>
          <table:table-cell office:value-type="string">
            <text:p>0.0009940552215000839</text:p>
          </table:table-cell>
          <table:table-cell office:value-type="string">
            <text:p>0.09880532900779637</text:p>
          </table:table-cell>
          <table:table-cell office:value-type="string">
            <text:p>1.3174603174603174</text:p>
          </table:table-cell>
          <table:table-cell office:value-type="string">
            <text:p>34.63492063492063</text:p>
          </table:table-cell>
          <table:table-cell office:value-type="string">
            <text:p>120.12698412698413</text:p>
          </table:table-cell>
          <table:table-cell office:value-type="string">
            <text:p>120697.57142857143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203571033089488</text:p>
          </table:table-cell>
          <table:table-cell office:value-type="string">
            <text:p>0.999648219052133</text:p>
          </table:table-cell>
          <table:table-cell office:value-type="string">
            <text:p>0.04078080094089847</text:p>
          </table:table-cell>
          <table:table-cell office:value-type="string">
            <text:p>6.659432300078905e-05</text:p>
          </table:table-cell>
          <table:table-cell office:value-type="string">
            <text:p>0.2442234132710323</text:p>
          </table:table-cell>
          <table:table-cell office:value-type="string">
            <text:p>1.492063492063492</text:p>
          </table:table-cell>
          <table:table-cell office:value-type="string">
            <text:p>34.46031746031746</text:p>
          </table:table-cell>
          <table:table-cell office:value-type="string">
            <text:p>8.047619047619047</text:p>
          </table:table-cell>
          <table:table-cell office:value-type="string">
            <text:p>120809.6507936508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200445820208511</text:p>
          </table:table-cell>
          <table:table-cell office:value-type="string">
            <text:p>0.9996453357879914</text:p>
          </table:table-cell>
          <table:table-cell office:value-type="string">
            <text:p>0.040158115154201666</text:p>
          </table:table-cell>
          <table:table-cell office:value-type="string">
            <text:p>6.895111249937773e-05</text:p>
          </table:table-cell>
          <table:table-cell office:value-type="string">
            <text:p>0.23082207922248757</text:p>
          </table:table-cell>
          <table:table-cell office:value-type="string">
            <text:p>1.4285714285714286</text:p>
          </table:table-cell>
          <table:table-cell office:value-type="string">
            <text:p>34.523809523809526</text:p>
          </table:table-cell>
          <table:table-cell office:value-type="string">
            <text:p>8.333333333333334</text:p>
          </table:table-cell>
          <table:table-cell office:value-type="string">
            <text:p>120809.36507936507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199201939348451</text:p>
          </table:table-cell>
          <table:table-cell office:value-type="string">
            <text:p>0.9996210422157821</text:p>
          </table:table-cell>
          <table:table-cell office:value-type="string">
            <text:p>0.03993429625886663</text:p>
          </table:table-cell>
          <table:table-cell office:value-type="string">
            <text:p>9.390838917643984e-05</text:p>
          </table:table-cell>
          <table:table-cell office:value-type="string">
            <text:p>0.21760573322560184</text:p>
          </table:table-cell>
          <table:table-cell office:value-type="string">
            <text:p>1.507936507936508</text:p>
          </table:table-cell>
          <table:table-cell office:value-type="string">
            <text:p>34.44444444444444</text:p>
          </table:table-cell>
          <table:table-cell office:value-type="string">
            <text:p>11.34920634920635</text:p>
          </table:table-cell>
          <table:table-cell office:value-type="string">
            <text:p>120806.3492063492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196015330782703</text:p>
          </table:table-cell>
          <table:table-cell office:value-type="string">
            <text:p>0.9995695700084954</text:p>
          </table:table-cell>
          <table:table-cell office:value-type="string">
            <text:p>0.03934740804223138</text:p>
          </table:table-cell>
          <table:table-cell office:value-type="string">
            <text:p>0.0001443418856907954</text:p>
          </table:table-cell>
          <table:table-cell office:value-type="string">
            <text:p>0.20722099610125835</text:p>
          </table:table-cell>
          <table:table-cell office:value-type="string">
            <text:p>1.380952380952381</text:p>
          </table:table-cell>
          <table:table-cell office:value-type="string">
            <text:p>34.57142857142857</text:p>
          </table:table-cell>
          <table:table-cell office:value-type="string">
            <text:p>17.444444444444443</text:p>
          </table:table-cell>
          <table:table-cell office:value-type="string">
            <text:p>120800.25396825396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1956122861357</text:p>
          </table:table-cell>
          <table:table-cell office:value-type="string">
            <text:p>0.9996357453543887</text:p>
          </table:table-cell>
          <table:table-cell office:value-type="string">
            <text:p>0.03920060822515197</text:p>
          </table:table-cell>
          <table:table-cell office:value-type="string">
            <text:p>7.815099801197732e-05</text:p>
          </table:table-cell>
          <table:table-cell office:value-type="string">
            <text:p>0.18960220519014953</text:p>
          </table:table-cell>
          <table:table-cell office:value-type="string">
            <text:p>1.380952380952381</text:p>
          </table:table-cell>
          <table:table-cell office:value-type="string">
            <text:p>34.57142857142857</text:p>
          </table:table-cell>
          <table:table-cell office:value-type="string">
            <text:p>9.444444444444445</text:p>
          </table:table-cell>
          <table:table-cell office:value-type="string">
            <text:p>120808.25396825396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184367044790685</text:p>
          </table:table-cell>
          <table:table-cell office:value-type="string">
            <text:p>0.9976098208237598</text:p>
          </table:table-cell>
          <table:table-cell office:value-type="string">
            <text:p>0.03897775618763514</text:p>
          </table:table-cell>
          <table:table-cell office:value-type="string">
            <text:p>0.0021043472294980476</text:p>
          </table:table-cell>
          <table:table-cell office:value-type="string">
            <text:p>0.06134628197251671</text:p>
          </table:table-cell>
          <table:table-cell office:value-type="string">
            <text:p>1.3492063492063493</text:p>
          </table:table-cell>
          <table:table-cell office:value-type="string">
            <text:p>34.6031746031746</text:p>
          </table:table-cell>
          <table:table-cell office:value-type="string">
            <text:p>254.3015873015873</text:p>
          </table:table-cell>
          <table:table-cell office:value-type="string">
            <text:p>120563.39682539682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175496889201001</text:p>
          </table:table-cell>
          <table:table-cell office:value-type="string">
            <text:p>0.03538647729506209</text:p>
          </table:table-cell>
          <table:table-cell office:value-type="string">
            <text:p>1.0</text:p>
          </table:table-cell>
          <table:table-cell office:value-type="string">
            <text:p>0.9649006221597997</text:p>
          </table:table-cell>
          <table:table-cell office:value-type="string">
            <text:p>0.00030838175068854793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6577.07936507936</text:p>
          </table:table-cell>
          <table:table-cell office:value-type="string">
            <text:p>4240.619047619048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173481304828307</text:p>
          </table:table-cell>
          <table:table-cell office:value-type="string">
            <text:p>0.03498348630998113</text:p>
          </table:table-cell>
          <table:table-cell office:value-type="string">
            <text:p>1.0</text:p>
          </table:table-cell>
          <table:table-cell office:value-type="string">
            <text:p>0.9653037390343385</text:p>
          </table:table-cell>
          <table:table-cell office:value-type="string">
            <text:p>0.0003082464453412759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6625.77777777778</text:p>
          </table:table-cell>
          <table:table-cell office:value-type="string">
            <text:p>4191.920634920635</text:p>
          </table:table-cell>
        </table:table-row>
        <table:table-row table:style-name="ro2"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173481304828307</text:p>
          </table:table-cell>
          <table:table-cell office:value-type="string">
            <text:p>0.03498348630998113</text:p>
          </table:table-cell>
          <table:table-cell office:value-type="string">
            <text:p>1.0</text:p>
          </table:table-cell>
          <table:table-cell office:value-type="string">
            <text:p>0.9653037390343385</text:p>
          </table:table-cell>
          <table:table-cell office:value-type="string">
            <text:p>0.0003082464453412759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6625.77777777778</text:p>
          </table:table-cell>
          <table:table-cell office:value-type="string">
            <text:p>4191.920634920635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166903084342535</text:p>
          </table:table-cell>
          <table:table-cell office:value-type="string">
            <text:p>0.9995050972123345</text:p>
          </table:table-cell>
          <table:table-cell office:value-type="string">
            <text:p>0.033587345450200375</text:p>
          </table:table-cell>
          <table:table-cell office:value-type="string">
            <text:p>0.00020672858169351854</text:p>
          </table:table-cell>
          <table:table-cell office:value-type="string">
            <text:p>0.1914241034522205</text:p>
          </table:table-cell>
          <table:table-cell office:value-type="string">
            <text:p>1.126984126984127</text:p>
          </table:table-cell>
          <table:table-cell office:value-type="string">
            <text:p>34.82539682539682</text:p>
          </table:table-cell>
          <table:table-cell office:value-type="string">
            <text:p>24.984126984126984</text:p>
          </table:table-cell>
          <table:table-cell office:value-type="string">
            <text:p>120792.71428571429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160705960286807</text:p>
          </table:table-cell>
          <table:table-cell office:value-type="string">
            <text:p>0.9996637113983433</text:p>
          </table:table-cell>
          <table:table-cell office:value-type="string">
            <text:p>0.03218979390327318</text:p>
          </table:table-cell>
          <table:table-cell office:value-type="string">
            <text:p>4.860184591186564e-05</text:p>
          </table:table-cell>
          <table:table-cell office:value-type="string">
            <text:p>0.20437576440082705</text:p>
          </table:table-cell>
          <table:table-cell office:value-type="string">
            <text:p>1.1904761904761905</text:p>
          </table:table-cell>
          <table:table-cell office:value-type="string">
            <text:p>34.76190476190476</text:p>
          </table:table-cell>
          <table:table-cell office:value-type="string">
            <text:p>5.873015873015873</text:p>
          </table:table-cell>
          <table:table-cell office:value-type="string">
            <text:p>120811.8253968254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5159951086616572</text:p>
          </table:table-cell>
          <table:table-cell office:value-type="string">
            <text:p>0.9996931301172034</text:p>
          </table:table-cell>
          <table:table-cell office:value-type="string">
            <text:p>0.032008996683858856</text:p>
          </table:table-cell>
          <table:table-cell office:value-type="string">
            <text:p>1.877936054454861e-05</text:p>
          </table:table-cell>
          <table:table-cell office:value-type="string">
            <text:p>0.10522875816993463</text:p>
          </table:table-cell>
          <table:table-cell office:value-type="string">
            <text:p>1.1428571428571428</text:p>
          </table:table-cell>
          <table:table-cell office:value-type="string">
            <text:p>34.80952380952381</text:p>
          </table:table-cell>
          <table:table-cell office:value-type="string">
            <text:p>2.2698412698412698</text:p>
          </table:table-cell>
          <table:table-cell office:value-type="string">
            <text:p>120815.42857142857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152382172546964</text:p>
          </table:table-cell>
          <table:table-cell office:value-type="string">
            <text:p>0.9994579568529832</text:p>
          </table:table-cell>
          <table:table-cell office:value-type="string">
            <text:p>0.030730052440245837</text:p>
          </table:table-cell>
          <table:table-cell office:value-type="string">
            <text:p>0.00025361793085287284</text:p>
          </table:table-cell>
          <table:table-cell office:value-type="string">
            <text:p>0.17315337396540942</text:p>
          </table:table-cell>
          <table:table-cell office:value-type="string">
            <text:p>1.0952380952380953</text:p>
          </table:table-cell>
          <table:table-cell office:value-type="string">
            <text:p>34.857142857142854</text:p>
          </table:table-cell>
          <table:table-cell office:value-type="string">
            <text:p>30.650793650793652</text:p>
          </table:table-cell>
          <table:table-cell office:value-type="string">
            <text:p>120787.04761904762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5141200543981073</text:p>
          </table:table-cell>
          <table:table-cell office:value-type="string">
            <text:p>0.9997027151703337</text:p>
          </table:table-cell>
          <table:table-cell office:value-type="string">
            <text:p>0.02824851283196234</text:p>
          </table:table-cell>
          <table:table-cell office:value-type="string">
            <text:p>8.404035747849753e-06</text:p>
          </table:table-cell>
          <table:table-cell office:value-type="string">
            <text:p>0.14622937449024404</text:p>
          </table:table-cell>
          <table:table-cell office:value-type="string">
            <text:p>1.0476190476190477</text:p>
          </table:table-cell>
          <table:table-cell office:value-type="string">
            <text:p>34.904761904761905</text:p>
          </table:table-cell>
          <table:table-cell office:value-type="string">
            <text:p>1.0158730158730158</text:p>
          </table:table-cell>
          <table:table-cell office:value-type="string">
            <text:p>120816.68253968254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512303612741996</text:p>
          </table:table-cell>
          <table:table-cell office:value-type="string">
            <text:p>0.9996886641152324</text:p>
          </table:table-cell>
          <table:table-cell office:value-type="string">
            <text:p>0.02462863325979965</text:p>
          </table:table-cell>
          <table:table-cell office:value-type="string">
            <text:p>2.1407775807657808e-05</text:p>
          </table:table-cell>
          <table:table-cell office:value-type="string">
            <text:p>0.20018411923173826</text:p>
          </table:table-cell>
          <table:table-cell office:value-type="string">
            <text:p>0.9206349206349206</text:p>
          </table:table-cell>
          <table:table-cell office:value-type="string">
            <text:p>35.03174603174603</text:p>
          </table:table-cell>
          <table:table-cell office:value-type="string">
            <text:p>2.5873015873015874</text:p>
          </table:table-cell>
          <table:table-cell office:value-type="string">
            <text:p>120815.11111111111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121186116624569</text:p>
          </table:table-cell>
          <table:table-cell office:value-type="string">
            <text:p>0.9996719834485168</text:p>
          </table:table-cell>
          <table:table-cell office:value-type="string">
            <text:p>0.024275185958050314</text:p>
          </table:table-cell>
          <table:table-cell office:value-type="string">
            <text:p>3.796263313656957e-05</text:p>
          </table:table-cell>
          <table:table-cell office:value-type="string">
            <text:p>0.20180084465798748</text:p>
          </table:table-cell>
          <table:table-cell office:value-type="string">
            <text:p>0.9047619047619048</text:p>
          </table:table-cell>
          <table:table-cell office:value-type="string">
            <text:p>35.04761904761905</text:p>
          </table:table-cell>
          <table:table-cell office:value-type="string">
            <text:p>4.587301587301587</text:p>
          </table:table-cell>
          <table:table-cell office:value-type="string">
            <text:p>120813.11111111111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118095377508577</text:p>
          </table:table-cell>
          <table:table-cell office:value-type="string">
            <text:p>0.9996966748644884</text:p>
          </table:table-cell>
          <table:table-cell office:value-type="string">
            <text:p>0.02363233908390717</text:p>
          </table:table-cell>
          <table:table-cell office:value-type="string">
            <text:p>1.3263582191873193e-05</text:p>
          </table:table-cell>
          <table:table-cell office:value-type="string">
            <text:p>0.16661998132586367</text:p>
          </table:table-cell>
          <table:table-cell office:value-type="string">
            <text:p>0.9047619047619048</text:p>
          </table:table-cell>
          <table:table-cell office:value-type="string">
            <text:p>35.04761904761905</text:p>
          </table:table-cell>
          <table:table-cell office:value-type="string">
            <text:p>1.6031746031746033</text:p>
          </table:table-cell>
          <table:table-cell office:value-type="string">
            <text:p>120816.09523809524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115010895321762</text:p>
          </table:table-cell>
          <table:table-cell office:value-type="string">
            <text:p>0.99948945972351</text:p>
          </table:table-cell>
          <table:table-cell office:value-type="string">
            <text:p>0.02322152908080732</text:p>
          </table:table-cell>
          <table:table-cell office:value-type="string">
            <text:p>0.0002193500164547403</text:p>
          </table:table-cell>
          <table:table-cell office:value-type="string">
            <text:p>0.1643664957296345</text:p>
          </table:table-cell>
          <table:table-cell office:value-type="string">
            <text:p>0.7619047619047619</text:p>
          </table:table-cell>
          <table:table-cell office:value-type="string">
            <text:p>35.19047619047619</text:p>
          </table:table-cell>
          <table:table-cell office:value-type="string">
            <text:p>26.50793650793651</text:p>
          </table:table-cell>
          <table:table-cell office:value-type="string">
            <text:p>120791.19047619047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110780308453965</text:p>
          </table:table-cell>
          <table:table-cell office:value-type="string">
            <text:p>0.9996819668554152</text:p>
          </table:table-cell>
          <table:table-cell office:value-type="string">
            <text:p>0.02218364320101258</text:p>
          </table:table-cell>
          <table:table-cell office:value-type="string">
            <text:p>2.758151021957545e-05</text:p>
          </table:table-cell>
          <table:table-cell office:value-type="string">
            <text:p>0.18665161998495333</text:p>
          </table:table-cell>
          <table:table-cell office:value-type="string">
            <text:p>0.8571428571428571</text:p>
          </table:table-cell>
          <table:table-cell office:value-type="string">
            <text:p>35.095238095238095</text:p>
          </table:table-cell>
          <table:table-cell office:value-type="string">
            <text:p>3.3333333333333335</text:p>
          </table:table-cell>
          <table:table-cell office:value-type="string">
            <text:p>120814.36507936507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106218036421329</text:p>
          </table:table-cell>
          <table:table-cell office:value-type="string">
            <text:p>0.9996773702281448</text:p>
          </table:table-cell>
          <table:table-cell office:value-type="string">
            <text:p>0.021275918269337078</text:p>
          </table:table-cell>
          <table:table-cell office:value-type="string">
            <text:p>3.231098507131555e-05</text:p>
          </table:table-cell>
          <table:table-cell office:value-type="string">
            <text:p>0.1461451247165533</text:p>
          </table:table-cell>
          <table:table-cell office:value-type="string">
            <text:p>0.873015873015873</text:p>
          </table:table-cell>
          <table:table-cell office:value-type="string">
            <text:p>35.07936507936508</text:p>
          </table:table-cell>
          <table:table-cell office:value-type="string">
            <text:p>3.9047619047619047</text:p>
          </table:table-cell>
          <table:table-cell office:value-type="string">
            <text:p>120813.79365079365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10467052508639</text:p>
          </table:table-cell>
          <table:table-cell office:value-type="string">
            <text:p>0.9996022634057231</text:p>
          </table:table-cell>
          <table:table-cell office:value-type="string">
            <text:p>0.021040753364109644</text:p>
          </table:table-cell>
          <table:table-cell office:value-type="string">
            <text:p>0.00010664834683160213</text:p>
          </table:table-cell>
          <table:table-cell office:value-type="string">
            <text:p>0.18061388806730422</text:p>
          </table:table-cell>
          <table:table-cell office:value-type="string">
            <text:p>0.7777777777777778</text:p>
          </table:table-cell>
          <table:table-cell office:value-type="string">
            <text:p>35.17460317460318</text:p>
          </table:table-cell>
          <table:table-cell office:value-type="string">
            <text:p>12.88888888888889</text:p>
          </table:table-cell>
          <table:table-cell office:value-type="string">
            <text:p>120804.80952380953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099327715161872</text:p>
          </table:table-cell>
          <table:table-cell office:value-type="string">
            <text:p>0.9996662094774336</text:p>
          </table:table-cell>
          <table:table-cell office:value-type="string">
            <text:p>0.0199078346850999</text:p>
          </table:table-cell>
          <table:table-cell office:value-type="string">
            <text:p>4.2291652725531325e-05</text:p>
          </table:table-cell>
          <table:table-cell office:value-type="string">
            <text:p>0.22015778533635674</text:p>
          </table:table-cell>
          <table:table-cell office:value-type="string">
            <text:p>0.7301587301587301</text:p>
          </table:table-cell>
          <table:table-cell office:value-type="string">
            <text:p>35.22222222222222</text:p>
          </table:table-cell>
          <table:table-cell office:value-type="string">
            <text:p>5.111111111111111</text:p>
          </table:table-cell>
          <table:table-cell office:value-type="string">
            <text:p>120812.58730158731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094433551499064</text:p>
          </table:table-cell>
          <table:table-cell office:value-type="string">
            <text:p>0.9996972000735876</text:p>
          </table:table-cell>
          <table:table-cell office:value-type="string">
            <text:p>0.01889839756077406</text:p>
          </table:table-cell>
          <table:table-cell office:value-type="string">
            <text:p>1.1687260961348823e-05</text:p>
          </table:table-cell>
          <table:table-cell office:value-type="string">
            <text:p>0.18890977443609025</text:p>
          </table:table-cell>
          <table:table-cell office:value-type="string">
            <text:p>0.7777777777777778</text:p>
          </table:table-cell>
          <table:table-cell office:value-type="string">
            <text:p>35.17460317460318</text:p>
          </table:table-cell>
          <table:table-cell office:value-type="string">
            <text:p>1.4126984126984128</text:p>
          </table:table-cell>
          <table:table-cell office:value-type="string">
            <text:p>120816.28571428571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093045994477211</text:p>
          </table:table-cell>
          <table:table-cell office:value-type="string">
            <text:p>0.9996713300237013</text:p>
          </table:table-cell>
          <table:table-cell office:value-type="string">
            <text:p>0.018646106132867022</text:p>
          </table:table-cell>
          <table:table-cell office:value-type="string">
            <text:p>3.690723742485803e-05</text:p>
          </table:table-cell>
          <table:table-cell office:value-type="string">
            <text:p>0.19661123708742756</text:p>
          </table:table-cell>
          <table:table-cell office:value-type="string">
            <text:p>0.6984126984126984</text:p>
          </table:table-cell>
          <table:table-cell office:value-type="string">
            <text:p>35.25396825396825</text:p>
          </table:table-cell>
          <table:table-cell office:value-type="string">
            <text:p>4.4603174603174605</text:p>
          </table:table-cell>
          <table:table-cell office:value-type="string">
            <text:p>120813.23809523809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085472154094479</text:p>
          </table:table-cell>
          <table:table-cell office:value-type="string">
            <text:p>0.9996908957616181</text:p>
          </table:table-cell>
          <table:table-cell office:value-type="string">
            <text:p>0.017111241241630645</text:p>
          </table:table-cell>
          <table:table-cell office:value-type="string">
            <text:p>1.681042273469961e-05</text:p>
          </table:table-cell>
          <table:table-cell office:value-type="string">
            <text:p>0.1320546737213404</text:p>
          </table:table-cell>
          <table:table-cell office:value-type="string">
            <text:p>0.6349206349206349</text:p>
          </table:table-cell>
          <table:table-cell office:value-type="string">
            <text:p>35.317460317460316</text:p>
          </table:table-cell>
          <table:table-cell office:value-type="string">
            <text:p>2.0317460317460316</text:p>
          </table:table-cell>
          <table:table-cell office:value-type="string">
            <text:p>120815.66666666667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084088128042721</text:p>
          </table:table-cell>
          <table:table-cell office:value-type="string">
            <text:p>0.999697593508854</text:p>
          </table:table-cell>
          <table:table-cell office:value-type="string">
            <text:p>0.01682799943578761</text:p>
          </table:table-cell>
          <table:table-cell office:value-type="string">
            <text:p>1.037382724359886e-05</text:p>
          </table:table-cell>
          <table:table-cell office:value-type="string">
            <text:p>0.08408919123204837</text:p>
          </table:table-cell>
          <table:table-cell office:value-type="string">
            <text:p>0.6666666666666666</text:p>
          </table:table-cell>
          <table:table-cell office:value-type="string">
            <text:p>35.285714285714285</text:p>
          </table:table-cell>
          <table:table-cell office:value-type="string">
            <text:p>1.253968253968254</text:p>
          </table:table-cell>
          <table:table-cell office:value-type="string">
            <text:p>120816.44444444444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08269032145614</text:p>
          </table:table-cell>
          <table:table-cell office:value-type="string">
            <text:p>0.9996945724315992</text:p>
          </table:table-cell>
          <table:table-cell office:value-type="string">
            <text:p>0.01655093418231746</text:p>
          </table:table-cell>
          <table:table-cell office:value-type="string">
            <text:p>1.2869891089428431e-05</text:p>
          </table:table-cell>
          <table:table-cell office:value-type="string">
            <text:p>0.18995290423861852</text:p>
          </table:table-cell>
          <table:table-cell office:value-type="string">
            <text:p>0.6031746031746031</text:p>
          </table:table-cell>
          <table:table-cell office:value-type="string">
            <text:p>35.34920634920635</text:p>
          </table:table-cell>
          <table:table-cell office:value-type="string">
            <text:p>1.5555555555555556</text:p>
          </table:table-cell>
          <table:table-cell office:value-type="string">
            <text:p>120816.14285714286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082263474418395</text:p>
          </table:table-cell>
          <table:table-cell office:value-type="string">
            <text:p>0.9996905023445164</text:p>
          </table:table-cell>
          <table:table-cell office:value-type="string">
            <text:p>0.016470293431768365</text:p>
          </table:table-cell>
          <table:table-cell office:value-type="string">
            <text:p>1.759854808950196e-05</text:p>
          </table:table-cell>
          <table:table-cell office:value-type="string">
            <text:p>0.13685837971552256</text:p>
          </table:table-cell>
          <table:table-cell office:value-type="string">
            <text:p>0.6825396825396826</text:p>
          </table:table-cell>
          <table:table-cell office:value-type="string">
            <text:p>35.26984126984127</text:p>
          </table:table-cell>
          <table:table-cell office:value-type="string">
            <text:p>2.126984126984127</text:p>
          </table:table-cell>
          <table:table-cell office:value-type="string">
            <text:p>120815.57142857143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08041390476423</text:p>
          </table:table-cell>
          <table:table-cell office:value-type="string">
            <text:p>0.9996866932172639</text:p>
          </table:table-cell>
          <table:table-cell office:value-type="string">
            <text:p>0.016103400811959784</text:p>
          </table:table-cell>
          <table:table-cell office:value-type="string">
            <text:p>2.0619859113738795e-05</text:p>
          </table:table-cell>
          <table:table-cell office:value-type="string">
            <text:p>0.14074074074074075</text:p>
          </table:table-cell>
          <table:table-cell office:value-type="string">
            <text:p>0.5873015873015873</text:p>
          </table:table-cell>
          <table:table-cell office:value-type="string">
            <text:p>35.36507936507937</text:p>
          </table:table-cell>
          <table:table-cell office:value-type="string">
            <text:p>2.492063492063492</text:p>
          </table:table-cell>
          <table:table-cell office:value-type="string">
            <text:p>120815.20634920635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073983184109244</text:p>
          </table:table-cell>
          <table:table-cell office:value-type="string">
            <text:p>0.9991084187753194</text:p>
          </table:table-cell>
          <table:table-cell office:value-type="string">
            <text:p>0.015395414500420562</text:p>
          </table:table-cell>
          <table:table-cell office:value-type="string">
            <text:p>0.0005987776785717797</text:p>
          </table:table-cell>
          <table:table-cell office:value-type="string">
            <text:p>0.07117108438865871</text:p>
          </table:table-cell>
          <table:table-cell office:value-type="string">
            <text:p>0.5555555555555556</text:p>
          </table:table-cell>
          <table:table-cell office:value-type="string">
            <text:p>35.3968253968254</text:p>
          </table:table-cell>
          <table:table-cell office:value-type="string">
            <text:p>72.36507936507937</text:p>
          </table:table-cell>
          <table:table-cell office:value-type="string">
            <text:p>120745.33333333333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068803202318806</text:p>
          </table:table-cell>
          <table:table-cell office:value-type="string">
            <text:p>0.9995968748260998</text:p>
          </table:table-cell>
          <table:table-cell office:value-type="string">
            <text:p>0.013870577230506005</text:p>
          </table:table-cell>
          <table:table-cell office:value-type="string">
            <text:p>0.00010993676674484627</text:p>
          </table:table-cell>
          <table:table-cell office:value-type="string">
            <text:p>0.11399254426798777</text:p>
          </table:table-cell>
          <table:table-cell office:value-type="string">
            <text:p>0.5238095238095238</text:p>
          </table:table-cell>
          <table:table-cell office:value-type="string">
            <text:p>35.42857142857143</text:p>
          </table:table-cell>
          <table:table-cell office:value-type="string">
            <text:p>13.285714285714286</text:p>
          </table:table-cell>
          <table:table-cell office:value-type="string">
            <text:p>120804.41269841269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068766438942824</text:p>
          </table:table-cell>
          <table:table-cell office:value-type="string">
            <text:p>0.9996933878343345</text:p>
          </table:table-cell>
          <table:table-cell office:value-type="string">
            <text:p>0.013766423403316545</text:p>
          </table:table-cell>
          <table:table-cell office:value-type="string">
            <text:p>1.3135614751626726e-05</text:p>
          </table:table-cell>
          <table:table-cell office:value-type="string">
            <text:p>0.15589569160997732</text:p>
          </table:table-cell>
          <table:table-cell office:value-type="string">
            <text:p>0.49206349206349204</text:p>
          </table:table-cell>
          <table:table-cell office:value-type="string">
            <text:p>35.46031746031746</text:p>
          </table:table-cell>
          <table:table-cell office:value-type="string">
            <text:p>1.5873015873015872</text:p>
          </table:table-cell>
          <table:table-cell office:value-type="string">
            <text:p>120816.11111111111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068240066815176</text:p>
          </table:table-cell>
          <table:table-cell office:value-type="string">
            <text:p>0.9996004211870347</text:p>
          </table:table-cell>
          <table:table-cell office:value-type="string">
            <text:p>0.013754270959091729</text:p>
          </table:table-cell>
          <table:table-cell office:value-type="string">
            <text:p>0.0001062575960565163</text:p>
          </table:table-cell>
          <table:table-cell office:value-type="string">
            <text:p>0.08192552395079991</text:p>
          </table:table-cell>
          <table:table-cell office:value-type="string">
            <text:p>0.5079365079365079</text:p>
          </table:table-cell>
          <table:table-cell office:value-type="string">
            <text:p>35.44444444444444</text:p>
          </table:table-cell>
          <table:table-cell office:value-type="string">
            <text:p>12.841269841269842</text:p>
          </table:table-cell>
          <table:table-cell office:value-type="string">
            <text:p>120804.85714285714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065533571905396</text:p>
          </table:table-cell>
          <table:table-cell office:value-type="string">
            <text:p>0.9996965419388807</text:p>
          </table:table-cell>
          <table:table-cell office:value-type="string">
            <text:p>0.01311695750272674</text:p>
          </table:table-cell>
          <table:table-cell office:value-type="string">
            <text:p>1.0243121647435308e-05</text:p>
          </table:table-cell>
          <table:table-cell office:value-type="string">
            <text:p>0.14497354497354498</text:p>
          </table:table-cell>
          <table:table-cell office:value-type="string">
            <text:p>0.5238095238095238</text:p>
          </table:table-cell>
          <table:table-cell office:value-type="string">
            <text:p>35.42857142857143</text:p>
          </table:table-cell>
          <table:table-cell office:value-type="string">
            <text:p>1.2380952380952381</text:p>
          </table:table-cell>
          <table:table-cell office:value-type="string">
            <text:p>120816.46031746031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064079419974852</text:p>
          </table:table-cell>
          <table:table-cell office:value-type="string">
            <text:p>0.9996575420144836</text:p>
          </table:table-cell>
          <table:table-cell office:value-type="string">
            <text:p>0.012864216968247374</text:p>
          </table:table-cell>
          <table:table-cell office:value-type="string">
            <text:p>4.833297327699507e-05</text:p>
          </table:table-cell>
          <table:table-cell office:value-type="string">
            <text:p>0.10558753415896273</text:p>
          </table:table-cell>
          <table:table-cell office:value-type="string">
            <text:p>0.4126984126984127</text:p>
          </table:table-cell>
          <table:table-cell office:value-type="string">
            <text:p>35.53968253968254</text:p>
          </table:table-cell>
          <table:table-cell office:value-type="string">
            <text:p>5.841269841269841</text:p>
          </table:table-cell>
          <table:table-cell office:value-type="string">
            <text:p>120811.85714285714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057241655685516</text:p>
          </table:table-cell>
          <table:table-cell office:value-type="string">
            <text:p>0.9996377151799405</text:p>
          </table:table-cell>
          <table:table-cell office:value-type="string">
            <text:p>0.011516101935729215</text:p>
          </table:table-cell>
          <table:table-cell office:value-type="string">
            <text:p>6.777079862591682e-05</text:p>
          </table:table-cell>
          <table:table-cell office:value-type="string">
            <text:p>0.14046014365342097</text:p>
          </table:table-cell>
          <table:table-cell office:value-type="string">
            <text:p>0.36507936507936506</text:p>
          </table:table-cell>
          <table:table-cell office:value-type="string">
            <text:p>35.58730158730159</text:p>
          </table:table-cell>
          <table:table-cell office:value-type="string">
            <text:p>8.19047619047619</text:p>
          </table:table-cell>
          <table:table-cell office:value-type="string">
            <text:p>120809.50793650794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050197324928002</text:p>
          </table:table-cell>
          <table:table-cell office:value-type="string">
            <text:p>0.9996836730748729</text:p>
          </table:table-cell>
          <table:table-cell office:value-type="string">
            <text:p>0.01006087162842095</text:p>
          </table:table-cell>
          <table:table-cell office:value-type="string">
            <text:p>2.140664282046596e-05</text:p>
          </table:table-cell>
          <table:table-cell office:value-type="string">
            <text:p>0.0725151171579743</text:p>
          </table:table-cell>
          <table:table-cell office:value-type="string">
            <text:p>0.31746031746031744</text:p>
          </table:table-cell>
          <table:table-cell office:value-type="string">
            <text:p>35.63492063492063</text:p>
          </table:table-cell>
          <table:table-cell office:value-type="string">
            <text:p>2.5873015873015874</text:p>
          </table:table-cell>
          <table:table-cell office:value-type="string">
            <text:p>120815.11111111111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046290091264589</text:p>
          </table:table-cell>
          <table:table-cell office:value-type="string">
            <text:p>0.9996928633180402</text:p>
          </table:table-cell>
          <table:table-cell office:value-type="string">
            <text:p>0.009270890380830161</text:p>
          </table:table-cell>
          <table:table-cell office:value-type="string">
            <text:p>1.2872127912319794e-05</text:p>
          </table:table-cell>
          <table:table-cell office:value-type="string">
            <text:p>0.10143560143560143</text:p>
          </table:table-cell>
          <table:table-cell office:value-type="string">
            <text:p>0.3968253968253968</text:p>
          </table:table-cell>
          <table:table-cell office:value-type="string">
            <text:p>35.55555555555556</text:p>
          </table:table-cell>
          <table:table-cell office:value-type="string">
            <text:p>1.5555555555555556</text:p>
          </table:table-cell>
          <table:table-cell office:value-type="string">
            <text:p>120816.14285714286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044966387594567</text:p>
          </table:table-cell>
          <table:table-cell office:value-type="string">
            <text:p>0.9996584611791535</text:p>
          </table:table-cell>
          <table:table-cell office:value-type="string">
            <text:p>0.00903990310068942</text:p>
          </table:table-cell>
          <table:table-cell office:value-type="string">
            <text:p>4.662558177595934e-05</text:p>
          </table:table-cell>
          <table:table-cell office:value-type="string">
            <text:p>0.06766439909297053</text:p>
          </table:table-cell>
          <table:table-cell office:value-type="string">
            <text:p>0.31746031746031744</text:p>
          </table:table-cell>
          <table:table-cell office:value-type="string">
            <text:p>35.63492063492063</text:p>
          </table:table-cell>
          <table:table-cell office:value-type="string">
            <text:p>5.634920634920635</text:p>
          </table:table-cell>
          <table:table-cell office:value-type="string">
            <text:p>120812.06349206349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043081327151142</text:p>
          </table:table-cell>
          <table:table-cell office:value-type="string">
            <text:p>0.9996915526087115</text:p>
          </table:table-cell>
          <table:table-cell office:value-type="string">
            <text:p>0.008629922113533549</text:p>
          </table:table-cell>
          <table:table-cell office:value-type="string">
            <text:p>1.3656683305180409e-05</text:p>
          </table:table-cell>
          <table:table-cell office:value-type="string">
            <text:p>0.07658730158730159</text:p>
          </table:table-cell>
          <table:table-cell office:value-type="string">
            <text:p>0.3333333333333333</text:p>
          </table:table-cell>
          <table:table-cell office:value-type="string">
            <text:p>35.61904761904762</text:p>
          </table:table-cell>
          <table:table-cell office:value-type="string">
            <text:p>1.6507936507936507</text:p>
          </table:table-cell>
          <table:table-cell office:value-type="string">
            <text:p>120816.04761904762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039045971841042</text:p>
          </table:table-cell>
          <table:table-cell office:value-type="string">
            <text:p>0.9996740858949688</text:p>
          </table:table-cell>
          <table:table-cell office:value-type="string">
            <text:p>0.007840060126314148</text:p>
          </table:table-cell>
          <table:table-cell office:value-type="string">
            <text:p>3.0865758105741855e-05</text:p>
          </table:table-cell>
          <table:table-cell office:value-type="string">
            <text:p>0.11791383219954647</text:p>
          </table:table-cell>
          <table:table-cell office:value-type="string">
            <text:p>0.30158730158730157</text:p>
          </table:table-cell>
          <table:table-cell office:value-type="string">
            <text:p>35.65079365079365</text:p>
          </table:table-cell>
          <table:table-cell office:value-type="string">
            <text:p>3.7301587301587302</text:p>
          </table:table-cell>
          <table:table-cell office:value-type="string">
            <text:p>120813.96825396825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038844683765357</text:p>
          </table:table-cell>
          <table:table-cell office:value-type="string">
            <text:p>0.9996876136971343</text:p>
          </table:table-cell>
          <table:table-cell office:value-type="string">
            <text:p>0.007786138991673974</text:p>
          </table:table-cell>
          <table:table-cell office:value-type="string">
            <text:p>1.720223860261779e-05</text:p>
          </table:table-cell>
          <table:table-cell office:value-type="string">
            <text:p>0.0879028379028379</text:p>
          </table:table-cell>
          <table:table-cell office:value-type="string">
            <text:p>0.2857142857142857</text:p>
          </table:table-cell>
          <table:table-cell office:value-type="string">
            <text:p>35.666666666666664</text:p>
          </table:table-cell>
          <table:table-cell office:value-type="string">
            <text:p>2.0793650793650795</text:p>
          </table:table-cell>
          <table:table-cell office:value-type="string">
            <text:p>120815.61904761905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036717960279844</text:p>
          </table:table-cell>
          <table:table-cell office:value-type="string">
            <text:p>0.9993544698496704</text:p>
          </table:table-cell>
          <table:table-cell office:value-type="string">
            <text:p>0.007694157206968187</text:p>
          </table:table-cell>
          <table:table-cell office:value-type="string">
            <text:p>0.00035056515099940515</text:p>
          </table:table-cell>
          <table:table-cell office:value-type="string">
            <text:p>0.04489822865173005</text:p>
          </table:table-cell>
          <table:table-cell office:value-type="string">
            <text:p>0.30158730158730157</text:p>
          </table:table-cell>
          <table:table-cell office:value-type="string">
            <text:p>35.65079365079365</text:p>
          </table:table-cell>
          <table:table-cell office:value-type="string">
            <text:p>42.36507936507937</text:p>
          </table:table-cell>
          <table:table-cell office:value-type="string">
            <text:p>120775.33333333333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035685046003928</text:p>
          </table:table-cell>
          <table:table-cell office:value-type="string">
            <text:p>0.9996767139301833</text:p>
          </table:table-cell>
          <table:table-cell office:value-type="string">
            <text:p>0.007165246070903186</text:p>
          </table:table-cell>
          <table:table-cell office:value-type="string">
            <text:p>2.8236870117668826e-05</text:p>
          </table:table-cell>
          <table:table-cell office:value-type="string">
            <text:p>0.08262267870111008</text:p>
          </table:table-cell>
          <table:table-cell office:value-type="string">
            <text:p>0.30158730158730157</text:p>
          </table:table-cell>
          <table:table-cell office:value-type="string">
            <text:p>35.65079365079365</text:p>
          </table:table-cell>
          <table:table-cell office:value-type="string">
            <text:p>3.4126984126984126</text:p>
          </table:table-cell>
          <table:table-cell office:value-type="string">
            <text:p>120814.28571428571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5031334691308161</text:p>
          </table:table-cell>
          <table:table-cell office:value-type="string">
            <text:p>0.9996996922119687</text:p>
          </table:table-cell>
          <table:table-cell office:value-type="string">
            <text:p>0.006272059821352702</text:p>
          </table:table-cell>
          <table:table-cell office:value-type="string">
            <text:p>5.121559720270814e-06</text:p>
          </table:table-cell>
          <table:table-cell office:value-type="string">
            <text:p>0.0735930735930736</text:p>
          </table:table-cell>
          <table:table-cell office:value-type="string">
            <text:p>0.2857142857142857</text:p>
          </table:table-cell>
          <table:table-cell office:value-type="string">
            <text:p>35.666666666666664</text:p>
          </table:table-cell>
          <table:table-cell office:value-type="string">
            <text:p>0.6190476190476191</text:p>
          </table:table-cell>
          <table:table-cell office:value-type="string">
            <text:p>120817.07936507936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5024812781857415</text:p>
          </table:table-cell>
          <table:table-cell office:value-type="string">
            <text:p>0.9996876115435877</text:p>
          </table:table-cell>
          <table:table-cell office:value-type="string">
            <text:p>0.004979367587416662</text:p>
          </table:table-cell>
          <table:table-cell office:value-type="string">
            <text:p>1.6811215933630557e-05</text:p>
          </table:table-cell>
          <table:table-cell office:value-type="string">
            <text:p>0.0525030525030525</text:p>
          </table:table-cell>
          <table:table-cell office:value-type="string">
            <text:p>0.23809523809523808</text:p>
          </table:table-cell>
          <table:table-cell office:value-type="string">
            <text:p>35.714285714285715</text:p>
          </table:table-cell>
          <table:table-cell office:value-type="string">
            <text:p>2.0317460317460316</text:p>
          </table:table-cell>
          <table:table-cell office:value-type="string">
            <text:p>120815.66666666667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024064241070878</text:p>
          </table:table-cell>
          <table:table-cell office:value-type="string">
            <text:p>0.9996802572139109</text:p>
          </table:table-cell>
          <table:table-cell office:value-type="string">
            <text:p>0.004836752889545899</text:p>
          </table:table-cell>
          <table:table-cell office:value-type="string">
            <text:p>2.3904675370433474e-05</text:p>
          </table:table-cell>
          <table:table-cell office:value-type="string">
            <text:p>0.04510921177587844</text:p>
          </table:table-cell>
          <table:table-cell office:value-type="string">
            <text:p>0.20634920634920634</text:p>
          </table:table-cell>
          <table:table-cell office:value-type="string">
            <text:p>35.74603174603175</text:p>
          </table:table-cell>
          <table:table-cell office:value-type="string">
            <text:p>2.888888888888889</text:p>
          </table:table-cell>
          <table:table-cell office:value-type="string">
            <text:p>120814.80952380953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021192303447343</text:p>
          </table:table-cell>
          <table:table-cell office:value-type="string">
            <text:p>0.9996929938277817</text:p>
          </table:table-cell>
          <table:table-cell office:value-type="string">
            <text:p>0.004249494164302329</text:p>
          </table:table-cell>
          <table:table-cell office:value-type="string">
            <text:p>1.103347483384864e-05</text:p>
          </table:table-cell>
          <table:table-cell office:value-type="string">
            <text:p>0.09297052154195012</text:p>
          </table:table-cell>
          <table:table-cell office:value-type="string">
            <text:p>0.19047619047619047</text:p>
          </table:table-cell>
          <table:table-cell office:value-type="string">
            <text:p>35.76190476190476</text:p>
          </table:table-cell>
          <table:table-cell office:value-type="string">
            <text:p>1.3333333333333333</text:p>
          </table:table-cell>
          <table:table-cell office:value-type="string">
            <text:p>120816.36507936507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02092916676869</text:p>
          </table:table-cell>
          <table:table-cell office:value-type="string">
            <text:p>0.9996971962857721</text:p>
          </table:table-cell>
          <table:table-cell office:value-type="string">
            <text:p>0.004192399987026436</text:p>
          </table:table-cell>
          <table:table-cell office:value-type="string">
            <text:p>6.566633288532068e-06</text:p>
          </table:table-cell>
          <table:table-cell office:value-type="string">
            <text:p>0.10521541950113378</text:p>
          </table:table-cell>
          <table:table-cell office:value-type="string">
            <text:p>0.15873015873015872</text:p>
          </table:table-cell>
          <table:table-cell office:value-type="string">
            <text:p>35.79365079365079</text:p>
          </table:table-cell>
          <table:table-cell office:value-type="string">
            <text:p>0.7936507936507936</text:p>
          </table:table-cell>
          <table:table-cell office:value-type="string">
            <text:p>120816.90476190476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015703034295264</text:p>
          </table:table-cell>
          <table:table-cell office:value-type="string">
            <text:p>0.9993810039260514</text:p>
          </table:table-cell>
          <table:table-cell office:value-type="string">
            <text:p>0.0034630519864832054</text:p>
          </table:table-cell>
          <table:table-cell office:value-type="string">
            <text:p>0.0003224451274303668</text:p>
          </table:table-cell>
          <table:table-cell office:value-type="string">
            <text:p>0.03825320873232879</text:p>
          </table:table-cell>
          <table:table-cell office:value-type="string">
            <text:p>0.1111111111111111</text:p>
          </table:table-cell>
          <table:table-cell office:value-type="string">
            <text:p>35.84126984126984</text:p>
          </table:table-cell>
          <table:table-cell office:value-type="string">
            <text:p>38.96825396825397</text:p>
          </table:table-cell>
          <table:table-cell office:value-type="string">
            <text:p>120778.73015873016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014775728728554</text:p>
          </table:table-cell>
          <table:table-cell office:value-type="string">
            <text:p>0.9996954884777626</text:p>
          </table:table-cell>
          <table:table-cell office:value-type="string">
            <text:p>0.002963026764275168</text:p>
          </table:table-cell>
          <table:table-cell office:value-type="string">
            <text:p>7.881018564252503e-06</text:p>
          </table:table-cell>
          <table:table-cell office:value-type="string">
            <text:p>0.0873015873015873</text:p>
          </table:table-cell>
          <table:table-cell office:value-type="string">
            <text:p>0.1111111111111111</text:p>
          </table:table-cell>
          <table:table-cell office:value-type="string">
            <text:p>35.84126984126984</text:p>
          </table:table-cell>
          <table:table-cell office:value-type="string">
            <text:p>0.9523809523809523</text:p>
          </table:table-cell>
          <table:table-cell office:value-type="string">
            <text:p>120816.74603174604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013537941046884</text:p>
          </table:table-cell>
          <table:table-cell office:value-type="string">
            <text:p>0.999680520632494</text:p>
          </table:table-cell>
          <table:table-cell office:value-type="string">
            <text:p>0.002730440369797383</text:p>
          </table:table-cell>
          <table:table-cell office:value-type="string">
            <text:p>2.2852160420670204e-05</text:p>
          </table:table-cell>
          <table:table-cell office:value-type="string">
            <text:p>0.08024691358024691</text:p>
          </table:table-cell>
          <table:table-cell office:value-type="string">
            <text:p>0.1111111111111111</text:p>
          </table:table-cell>
          <table:table-cell office:value-type="string">
            <text:p>35.84126984126984</text:p>
          </table:table-cell>
          <table:table-cell office:value-type="string">
            <text:p>2.761904761904762</text:p>
          </table:table-cell>
          <table:table-cell office:value-type="string">
            <text:p>120814.93650793651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5012264326968568</text:p>
          </table:table-cell>
          <table:table-cell office:value-type="string">
            <text:p>0.9997000846092614</text:p>
          </table:table-cell>
          <table:table-cell office:value-type="string">
            <text:p>0.002456280636115389</text:p>
          </table:table-cell>
          <table:table-cell office:value-type="string">
            <text:p>3.4152424016269186e-06</text:p>
          </table:table-cell>
          <table:table-cell office:value-type="string">
            <text:p>0.07142857142857142</text:p>
          </table:table-cell>
          <table:table-cell office:value-type="string">
            <text:p>0.12698412698412698</text:p>
          </table:table-cell>
          <table:table-cell office:value-type="string">
            <text:p>35.82539682539682</text:p>
          </table:table-cell>
          <table:table-cell office:value-type="string">
            <text:p>0.4126984126984127</text:p>
          </table:table-cell>
          <table:table-cell office:value-type="string">
            <text:p>120817.28571428571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011131125133168</text:p>
          </table:table-cell>
          <table:table-cell office:value-type="string">
            <text:p>0.9995928156541836</text:p>
          </table:table-cell>
          <table:table-cell office:value-type="string">
            <text:p>0.002336803296464975</text:p>
          </table:table-cell>
          <table:table-cell office:value-type="string">
            <text:p>0.00011057826983125971</text:p>
          </table:table-cell>
          <table:table-cell office:value-type="string">
            <text:p>0.02678392678392678</text:p>
          </table:table-cell>
          <table:table-cell office:value-type="string">
            <text:p>0.1111111111111111</text:p>
          </table:table-cell>
          <table:table-cell office:value-type="string">
            <text:p>35.84126984126984</text:p>
          </table:table-cell>
          <table:table-cell office:value-type="string">
            <text:p>13.365079365079366</text:p>
          </table:table-cell>
          <table:table-cell office:value-type="string">
            <text:p>120804.33333333333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011131125133168</text:p>
          </table:table-cell>
          <table:table-cell office:value-type="string">
            <text:p>0.9995928156541836</text:p>
          </table:table-cell>
          <table:table-cell office:value-type="string">
            <text:p>0.002336803296464975</text:p>
          </table:table-cell>
          <table:table-cell office:value-type="string">
            <text:p>0.00011057826983125971</text:p>
          </table:table-cell>
          <table:table-cell office:value-type="string">
            <text:p>0.02678392678392678</text:p>
          </table:table-cell>
          <table:table-cell office:value-type="string">
            <text:p>0.1111111111111111</text:p>
          </table:table-cell>
          <table:table-cell office:value-type="string">
            <text:p>35.84126984126984</text:p>
          </table:table-cell>
          <table:table-cell office:value-type="string">
            <text:p>13.365079365079366</text:p>
          </table:table-cell>
          <table:table-cell office:value-type="string">
            <text:p>120804.33333333333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010952178410989</text:p>
          </table:table-cell>
          <table:table-cell office:value-type="string">
            <text:p>0.9996822271517642</text:p>
          </table:table-cell>
          <table:table-cell office:value-type="string">
            <text:p>0.002211449894784777</text:p>
          </table:table-cell>
          <table:table-cell office:value-type="string">
            <text:p>2.1014212586932588e-05</text:p>
          </table:table-cell>
          <table:table-cell office:value-type="string">
            <text:p>0.06084656084656085</text:p>
          </table:table-cell>
          <table:table-cell office:value-type="string">
            <text:p>0.09523809523809523</text:p>
          </table:table-cell>
          <table:table-cell office:value-type="string">
            <text:p>35.857142857142854</text:p>
          </table:table-cell>
          <table:table-cell office:value-type="string">
            <text:p>2.5396825396825395</text:p>
          </table:table-cell>
          <table:table-cell office:value-type="string">
            <text:p>120815.15873015873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0108937288578</text:p>
          </table:table-cell>
          <table:table-cell office:value-type="string">
            <text:p>0.9996956200390797</text:p>
          </table:table-cell>
          <table:table-cell office:value-type="string">
            <text:p>0.0021863635553031457</text:p>
          </table:table-cell>
          <table:table-cell office:value-type="string">
            <text:p>7.617783743081151e-06</text:p>
          </table:table-cell>
          <table:table-cell office:value-type="string">
            <text:p>0.052380952380952375</text:p>
          </table:table-cell>
          <table:table-cell office:value-type="string">
            <text:p>0.09523809523809523</text:p>
          </table:table-cell>
          <table:table-cell office:value-type="string">
            <text:p>35.857142857142854</text:p>
          </table:table-cell>
          <table:table-cell office:value-type="string">
            <text:p>0.9206349206349206</text:p>
          </table:table-cell>
          <table:table-cell office:value-type="string">
            <text:p>120816.77777777778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009523691633437</text:p>
          </table:table-cell>
          <table:table-cell office:value-type="string">
            <text:p>0.9996999539278034</text:p>
          </table:table-cell>
          <table:table-cell office:value-type="string">
            <text:p>0.001907889592618657</text:p>
          </table:table-cell>
          <table:table-cell office:value-type="string">
            <text:p>3.1512659312384694e-06</text:p>
          </table:table-cell>
          <table:table-cell office:value-type="string">
            <text:p>0.047619047619047616</text:p>
          </table:table-cell>
          <table:table-cell office:value-type="string">
            <text:p>0.07936507936507936</text:p>
          </table:table-cell>
          <table:table-cell office:value-type="string">
            <text:p>35.87301587301587</text:p>
          </table:table-cell>
          <table:table-cell office:value-type="string">
            <text:p>0.38095238095238093</text:p>
          </table:table-cell>
          <table:table-cell office:value-type="string">
            <text:p>120817.31746031746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007324129316445</text:p>
          </table:table-cell>
          <table:table-cell office:value-type="string">
            <text:p>0.9996876100674504</text:p>
          </table:table-cell>
          <table:table-cell office:value-type="string">
            <text:p>0.001480193031452442</text:p>
          </table:table-cell>
          <table:table-cell office:value-type="string">
            <text:p>1.5367168163514672e-05</text:p>
          </table:table-cell>
          <table:table-cell office:value-type="string">
            <text:p>0.026077097505668934</text:p>
          </table:table-cell>
          <table:table-cell office:value-type="string">
            <text:p>0.06349206349206349</text:p>
          </table:table-cell>
          <table:table-cell office:value-type="string">
            <text:p>35.888888888888886</text:p>
          </table:table-cell>
          <table:table-cell office:value-type="string">
            <text:p>1.8571428571428572</text:p>
          </table:table-cell>
          <table:table-cell office:value-type="string">
            <text:p>120815.84126984127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007059181364812</text:p>
          </table:table-cell>
          <table:table-cell office:value-type="string">
            <text:p>0.9996576737778249</text:p>
          </table:table-cell>
          <table:table-cell office:value-type="string">
            <text:p>0.0014570155547599154</text:p>
          </table:table-cell>
          <table:table-cell office:value-type="string">
            <text:p>4.517928179741138e-05</text:p>
          </table:table-cell>
          <table:table-cell office:value-type="string">
            <text:p>0.023148148148148147</text:p>
          </table:table-cell>
          <table:table-cell office:value-type="string">
            <text:p>0.047619047619047616</text:p>
          </table:table-cell>
          <table:table-cell office:value-type="string">
            <text:p>35.904761904761905</text:p>
          </table:table-cell>
          <table:table-cell office:value-type="string">
            <text:p>5.4603174603174605</text:p>
          </table:table-cell>
          <table:table-cell office:value-type="string">
            <text:p>120812.23809523809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5005365854690362</text:p>
          </table:table-cell>
          <table:table-cell office:value-type="string">
            <text:p>0.9996298357485137</text:p>
          </table:table-cell>
          <table:table-cell office:value-type="string">
            <text:p>0.0011463271059887847</text:p>
          </table:table-cell>
          <table:table-cell office:value-type="string">
            <text:p>7.315616791639378e-05</text:p>
          </table:table-cell>
          <table:table-cell office:value-type="string">
            <text:p>0.017857142857142856</text:p>
          </table:table-cell>
          <table:table-cell office:value-type="string">
            <text:p>0.06349206349206349</text:p>
          </table:table-cell>
          <table:table-cell office:value-type="string">
            <text:p>35.888888888888886</text:p>
          </table:table-cell>
          <table:table-cell office:value-type="string">
            <text:p>8.841269841269842</text:p>
          </table:table-cell>
          <table:table-cell office:value-type="string">
            <text:p>120808.85714285714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003759773100126</text:p>
          </table:table-cell>
          <table:table-cell office:value-type="string">
            <text:p>0.9997016598644046</text:p>
          </table:table-cell>
          <table:table-cell office:value-type="string">
            <text:p>0.0007530056047576263</text:p>
          </table:table-cell>
          <table:table-cell office:value-type="string">
            <text:p>1.0509847323932292e-06</text:p>
          </table:table-cell>
          <table:table-cell table:number-columns-repeated="2" office:value-type="string">
            <text:p>0.031746031746031744</text:p>
          </table:table-cell>
          <table:table-cell office:value-type="string">
            <text:p>35.92063492063492</text:p>
          </table:table-cell>
          <table:table-cell office:value-type="string">
            <text:p>0.12698412698412698</text:p>
          </table:table-cell>
          <table:table-cell office:value-type="string">
            <text:p>120817.57142857143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003497504193494</text:p>
          </table:table-cell>
          <table:table-cell office:value-type="string">
            <text:p>0.9994625526355303</text:p>
          </table:table-cell>
          <table:table-cell office:value-type="string">
            <text:p>0.0009398496240601503</text:p>
          </table:table-cell>
          <table:table-cell office:value-type="string">
            <text:p>0.0002403487853614688</text:p>
          </table:table-cell>
          <table:table-cell office:value-type="string">
            <text:p>0.03211517165005537</text:p>
          </table:table-cell>
          <table:table-cell office:value-type="string">
            <text:p>0.047619047619047616</text:p>
          </table:table-cell>
          <table:table-cell office:value-type="string">
            <text:p>35.904761904761905</text:p>
          </table:table-cell>
          <table:table-cell office:value-type="string">
            <text:p>29.047619047619047</text:p>
          </table:table-cell>
          <table:table-cell office:value-type="string">
            <text:p>120788.6507936508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002829050030598</text:p>
          </table:table-cell>
          <table:table-cell office:value-type="string">
            <text:p>0.9996953586687186</text:p>
          </table:table-cell>
          <table:table-cell office:value-type="string">
            <text:p>0.0005731635529943924</text:p>
          </table:table-cell>
          <table:table-cell office:value-type="string">
            <text:p>7.3535468747144405e-06</text:p>
          </table:table-cell>
          <table:table-cell table:number-columns-repeated="2" office:value-type="string">
            <text:p>0.031746031746031744</text:p>
          </table:table-cell>
          <table:table-cell office:value-type="string">
            <text:p>35.92063492063492</text:p>
          </table:table-cell>
          <table:table-cell office:value-type="string">
            <text:p>0.8888888888888888</text:p>
          </table:table-cell>
          <table:table-cell office:value-type="string">
            <text:p>120816.80952380953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001787231031619</text:p>
          </table:table-cell>
          <table:table-cell office:value-type="string">
            <text:p>0.9994612363854777</text:p>
          </table:table-cell>
          <table:table-cell office:value-type="string">
            <text:p>0.0005989817310572027</text:p>
          </table:table-cell>
          <table:table-cell office:value-type="string">
            <text:p>0.00024153552473333054</text:p>
          </table:table-cell>
          <table:table-cell office:value-type="string">
            <text:p>0.007936507936507936</text:p>
          </table:table-cell>
          <table:table-cell office:value-type="string">
            <text:p>0.031746031746031744</text:p>
          </table:table-cell>
          <table:table-cell office:value-type="string">
            <text:p>35.92063492063492</text:p>
          </table:table-cell>
          <table:table-cell office:value-type="string">
            <text:p>29.19047619047619</text:p>
          </table:table-cell>
          <table:table-cell office:value-type="string">
            <text:p>120788.50793650794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001170420018719</text:p>
          </table:table-cell>
          <table:table-cell office:value-type="string">
            <text:p>0.9996581999156536</text:p>
          </table:table-cell>
          <table:table-cell office:value-type="string">
            <text:p>0.000278473962684489</text:p>
          </table:table-cell>
          <table:table-cell office:value-type="string">
            <text:p>4.4389958940780736e-05</text:p>
          </table:table-cell>
          <table:table-cell table:number-columns-repeated="2" office:value-type="string">
            <text:p>0.015873015873015872</text:p>
          </table:table-cell>
          <table:table-cell office:value-type="string">
            <text:p>35.93650793650794</text:p>
          </table:table-cell>
          <table:table-cell office:value-type="string">
            <text:p>5.365079365079365</text:p>
          </table:table-cell>
          <table:table-cell office:value-type="string">
            <text:p>120812.33333333333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000868924986273</text:p>
          </table:table-cell>
          <table:table-cell office:value-type="string">
            <text:p>0.9995929437948703</text:p>
          </table:table-cell>
          <table:table-cell office:value-type="string">
            <text:p>0.0002834467120181406</text:p>
          </table:table-cell>
          <table:table-cell office:value-type="string">
            <text:p>0.00010966171476354793</text:p>
          </table:table-cell>
          <table:table-cell table:number-columns-repeated="2" office:value-type="string">
            <text:p>0.015873015873015872</text:p>
          </table:table-cell>
          <table:table-cell office:value-type="string">
            <text:p>35.93650793650794</text:p>
          </table:table-cell>
          <table:table-cell office:value-type="string">
            <text:p>13.253968253968255</text:p>
          </table:table-cell>
          <table:table-cell office:value-type="string">
            <text:p>120804.44444444444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5</text:p>
          </table:table-cell>
          <table:table-cell office:value-type="string">
            <text:p>0.9997024477463311</text:p>
          </table:table-cell>
          <table:table-cell table:number-columns-repeated="4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49999993430913175</text:p>
          </table:table-cell>
          <table:table-cell office:value-type="string">
            <text:p>0.9997023164026445</text:p>
          </table:table-cell>
          <table:table-cell office:value-type="string">
            <text:p>0.0</text:p>
          </table:table-cell>
          <table:table-cell office:value-type="string">
            <text:p>1.3138173646715564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15873015873015872</text:p>
          </table:table-cell>
          <table:table-cell office:value-type="string">
            <text:p>120817.68253968254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4999998687312614</text:p>
          </table:table-cell>
          <table:table-cell office:value-type="string">
            <text:p>0.999702185263122</text:p>
          </table:table-cell>
          <table:table-cell office:value-type="string">
            <text:p>0.0</text:p>
          </table:table-cell>
          <table:table-cell office:value-type="string">
            <text:p>2.625374772248739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31746031746031744</text:p>
          </table:table-cell>
          <table:table-cell office:value-type="string">
            <text:p>120817.66666666667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4999998687312614</text:p>
          </table:table-cell>
          <table:table-cell office:value-type="string">
            <text:p>0.999702185263122</text:p>
          </table:table-cell>
          <table:table-cell office:value-type="string">
            <text:p>0.0</text:p>
          </table:table-cell>
          <table:table-cell office:value-type="string">
            <text:p>2.625374772248739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31746031746031744</text:p>
          </table:table-cell>
          <table:table-cell office:value-type="string">
            <text:p>120817.66666666667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4999998687013957</text:p>
          </table:table-cell>
          <table:table-cell office:value-type="string">
            <text:p>0.9997021851925602</text:p>
          </table:table-cell>
          <table:table-cell office:value-type="string">
            <text:p>0.0</text:p>
          </table:table-cell>
          <table:table-cell office:value-type="string">
            <text:p>2.625972086760352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31746031746031744</text:p>
          </table:table-cell>
          <table:table-cell office:value-type="string">
            <text:p>120817.66666666667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49999986870085283</text:p>
          </table:table-cell>
          <table:table-cell office:value-type="string">
            <text:p>0.9997021851914747</text:p>
          </table:table-cell>
          <table:table-cell office:value-type="string">
            <text:p>0.0</text:p>
          </table:table-cell>
          <table:table-cell office:value-type="string">
            <text:p>2.6259829432223133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31746031746031744</text:p>
          </table:table-cell>
          <table:table-cell office:value-type="string">
            <text:p>120817.66666666667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49999986867313406</text:p>
          </table:table-cell>
          <table:table-cell office:value-type="string">
            <text:p>0.9997021851501876</text:p>
          </table:table-cell>
          <table:table-cell office:value-type="string">
            <text:p>0.0</text:p>
          </table:table-cell>
          <table:table-cell office:value-type="string">
            <text:p>2.6265373191044207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31746031746031744</text:p>
          </table:table-cell>
          <table:table-cell office:value-type="string">
            <text:p>120817.66666666667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4999998030605049</text:p>
          </table:table-cell>
          <table:table-cell office:value-type="string">
            <text:p>0.9997020539628939</text:p>
          </table:table-cell>
          <table:table-cell office:value-type="string">
            <text:p>0.0</text:p>
          </table:table-cell>
          <table:table-cell office:value-type="string">
            <text:p>3.9387899024495507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47619047619047616</text:p>
          </table:table-cell>
          <table:table-cell office:value-type="string">
            <text:p>120817.6507936508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49999980297412305</text:p>
          </table:table-cell>
          <table:table-cell office:value-type="string">
            <text:p>0.9997020537989081</text:p>
          </table:table-cell>
          <table:table-cell office:value-type="string">
            <text:p>0.0</text:p>
          </table:table-cell>
          <table:table-cell office:value-type="string">
            <text:p>3.9405175387378105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47619047619047616</text:p>
          </table:table-cell>
          <table:table-cell office:value-type="string">
            <text:p>120817.6507936508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49999980296977997</text:p>
          </table:table-cell>
          <table:table-cell office:value-type="string">
            <text:p>0.9997020537684996</text:p>
          </table:table-cell>
          <table:table-cell office:value-type="string">
            <text:p>0.0</text:p>
          </table:table-cell>
          <table:table-cell office:value-type="string">
            <text:p>3.940604400463914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47619047619047616</text:p>
          </table:table-cell>
          <table:table-cell office:value-type="string">
            <text:p>120817.6507936508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4999998029545667</text:p>
          </table:table-cell>
          <table:table-cell office:value-type="string">
            <text:p>0.9997020537793612</text:p>
          </table:table-cell>
          <table:table-cell office:value-type="string">
            <text:p>0.0</text:p>
          </table:table-cell>
          <table:table-cell office:value-type="string">
            <text:p>3.940908665678122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47619047619047616</text:p>
          </table:table-cell>
          <table:table-cell office:value-type="string">
            <text:p>120817.6507936508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4999997374625228</text:p>
          </table:table-cell>
          <table:table-cell office:value-type="string">
            <text:p>0.9997019227799127</text:p>
          </table:table-cell>
          <table:table-cell office:value-type="string">
            <text:p>0.0</text:p>
          </table:table-cell>
          <table:table-cell office:value-type="string">
            <text:p>5.250749544497478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6349206349206349</text:p>
          </table:table-cell>
          <table:table-cell office:value-type="string">
            <text:p>120817.63492063493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49999973739952874</text:p>
          </table:table-cell>
          <table:table-cell office:value-type="string">
            <text:p>0.9997019226474594</text:p>
          </table:table-cell>
          <table:table-cell office:value-type="string">
            <text:p>0.0</text:p>
          </table:table-cell>
          <table:table-cell office:value-type="string">
            <text:p>5.252009425492252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6349206349206349</text:p>
          </table:table-cell>
          <table:table-cell office:value-type="string">
            <text:p>120817.63492063493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4999996716129606</text:p>
          </table:table-cell>
          <table:table-cell office:value-type="string">
            <text:p>0.999701791138597</text:p>
          </table:table-cell>
          <table:table-cell office:value-type="string">
            <text:p>0.0</text:p>
          </table:table-cell>
          <table:table-cell office:value-type="string">
            <text:p>6.567740787523804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07936507936507936</text:p>
          </table:table-cell>
          <table:table-cell office:value-type="string">
            <text:p>120817.61904761905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4999995404676402</text:p>
          </table:table-cell>
          <table:table-cell office:value-type="string">
            <text:p>0.9997015288585914</text:p>
          </table:table-cell>
          <table:table-cell office:value-type="string">
            <text:p>0.0</text:p>
          </table:table-cell>
          <table:table-cell office:value-type="string">
            <text:p>9.190647195334698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1111111111111111</text:p>
          </table:table-cell>
          <table:table-cell office:value-type="string">
            <text:p>120817.58730158731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49999954045025324</text:p>
          </table:table-cell>
          <table:table-cell office:value-type="string">
            <text:p>0.9997015288792285</text:p>
          </table:table-cell>
          <table:table-cell office:value-type="string">
            <text:p>0.0</text:p>
          </table:table-cell>
          <table:table-cell office:value-type="string">
            <text:p>9.190994935099913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1111111111111111</text:p>
          </table:table-cell>
          <table:table-cell office:value-type="string">
            <text:p>120817.58730158731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49999954035671546</text:p>
          </table:table-cell>
          <table:table-cell office:value-type="string">
            <text:p>0.9997015286586454</text:p>
          </table:table-cell>
          <table:table-cell office:value-type="string">
            <text:p>0.0</text:p>
          </table:table-cell>
          <table:table-cell office:value-type="string">
            <text:p>9.192865690402416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1111111111111111</text:p>
          </table:table-cell>
          <table:table-cell office:value-type="string">
            <text:p>120817.58730158731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49999954035671546</text:p>
          </table:table-cell>
          <table:table-cell office:value-type="string">
            <text:p>0.9997015286586454</text:p>
          </table:table-cell>
          <table:table-cell office:value-type="string">
            <text:p>0.0</text:p>
          </table:table-cell>
          <table:table-cell office:value-type="string">
            <text:p>9.192865690402416e-07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1111111111111111</text:p>
          </table:table-cell>
          <table:table-cell office:value-type="string">
            <text:p>120817.58730158731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49999947480449036</text:p>
          </table:table-cell>
          <table:table-cell office:value-type="string">
            <text:p>0.9997013975529325</text:p>
          </table:table-cell>
          <table:table-cell office:value-type="string">
            <text:p>0.0</text:p>
          </table:table-cell>
          <table:table-cell office:value-type="string">
            <text:p>1.0503910192928407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12698412698412698</text:p>
          </table:table-cell>
          <table:table-cell office:value-type="string">
            <text:p>120817.57142857143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49999940917118324</text:p>
          </table:table-cell>
          <table:table-cell office:value-type="string">
            <text:p>0.9997012663373542</text:p>
          </table:table-cell>
          <table:table-cell office:value-type="string">
            <text:p>0.0</text:p>
          </table:table-cell>
          <table:table-cell office:value-type="string">
            <text:p>1.1816576334661286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14285714285714285</text:p>
          </table:table-cell>
          <table:table-cell office:value-type="string">
            <text:p>120817.55555555556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4999994090652508</text:p>
          </table:table-cell>
          <table:table-cell office:value-type="string">
            <text:p>0.999701266142981</text:p>
          </table:table-cell>
          <table:table-cell office:value-type="string">
            <text:p>0.0</text:p>
          </table:table-cell>
          <table:table-cell office:value-type="string">
            <text:p>1.1818694983965128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14285714285714285</text:p>
          </table:table-cell>
          <table:table-cell office:value-type="string">
            <text:p>120817.55555555556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49999914654625177</text:p>
          </table:table-cell>
          <table:table-cell office:value-type="string">
            <text:p>0.9997007411874704</text:p>
          </table:table-cell>
          <table:table-cell office:value-type="string">
            <text:p>0.0</text:p>
          </table:table-cell>
          <table:table-cell office:value-type="string">
            <text:p>1.7069074964788415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20634920634920634</text:p>
          </table:table-cell>
          <table:table-cell office:value-type="string">
            <text:p>120817.49206349206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49999881815353775</text:p>
          </table:table-cell>
          <table:table-cell office:value-type="string">
            <text:p>0.9997000846043766</text:p>
          </table:table-cell>
          <table:table-cell office:value-type="string">
            <text:p>0.0</text:p>
          </table:table-cell>
          <table:table-cell office:value-type="string">
            <text:p>2.3636929244483134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2857142857142857</text:p>
          </table:table-cell>
          <table:table-cell office:value-type="string">
            <text:p>120817.41269841269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4999986214120062</text:p>
          </table:table-cell>
          <table:table-cell office:value-type="string">
            <text:p>0.9996996910862439</text:p>
          </table:table-cell>
          <table:table-cell office:value-type="string">
            <text:p>0.0</text:p>
          </table:table-cell>
          <table:table-cell office:value-type="string">
            <text:p>2.7571759876779477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3333333333333333</text:p>
          </table:table-cell>
          <table:table-cell office:value-type="string">
            <text:p>120817.36507936507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49999855524720815</text:p>
          </table:table-cell>
          <table:table-cell office:value-type="string">
            <text:p>0.9996995589722645</text:p>
          </table:table-cell>
          <table:table-cell office:value-type="string">
            <text:p>0.0</text:p>
          </table:table-cell>
          <table:table-cell office:value-type="string">
            <text:p>2.889505583689241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3492063492063492</text:p>
          </table:table-cell>
          <table:table-cell office:value-type="string">
            <text:p>120817.3492063492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4999984901503046</text:p>
          </table:table-cell>
          <table:table-cell office:value-type="string">
            <text:p>0.9996994286485614</text:p>
          </table:table-cell>
          <table:table-cell office:value-type="string">
            <text:p>0.0</text:p>
          </table:table-cell>
          <table:table-cell office:value-type="string">
            <text:p>3.0196993908095587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36507936507936506</text:p>
          </table:table-cell>
          <table:table-cell office:value-type="string">
            <text:p>120817.33333333333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4999982929101532</text:p>
          </table:table-cell>
          <table:table-cell office:value-type="string">
            <text:p>0.9996990343555031</text:p>
          </table:table-cell>
          <table:table-cell office:value-type="string">
            <text:p>0.0</text:p>
          </table:table-cell>
          <table:table-cell office:value-type="string">
            <text:p>3.4141796935855825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4126984126984127</text:p>
          </table:table-cell>
          <table:table-cell office:value-type="string">
            <text:p>120817.28571428571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49999816164034794</text:p>
          </table:table-cell>
          <table:table-cell office:value-type="string">
            <text:p>0.9996987718820844</text:p>
          </table:table-cell>
          <table:table-cell office:value-type="string">
            <text:p>0.0</text:p>
          </table:table-cell>
          <table:table-cell office:value-type="string">
            <text:p>3.676719304136838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4444444444444444</text:p>
          </table:table-cell>
          <table:table-cell office:value-type="string">
            <text:p>120817.25396825396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49999816109456147</text:p>
          </table:table-cell>
          <table:table-cell office:value-type="string">
            <text:p>0.9996987709367562</text:p>
          </table:table-cell>
          <table:table-cell office:value-type="string">
            <text:p>0.0</text:p>
          </table:table-cell>
          <table:table-cell office:value-type="string">
            <text:p>3.677810877050446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4444444444444444</text:p>
          </table:table-cell>
          <table:table-cell office:value-type="string">
            <text:p>120817.25396825396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4999980961584918</text:p>
          </table:table-cell>
          <table:table-cell office:value-type="string">
            <text:p>0.9996986408604137</text:p>
          </table:table-cell>
          <table:table-cell office:value-type="string">
            <text:p>0.0</text:p>
          </table:table-cell>
          <table:table-cell office:value-type="string">
            <text:p>3.8076830164699917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4603174603174603</text:p>
          </table:table-cell>
          <table:table-cell office:value-type="string">
            <text:p>120817.23809523809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499997898578593</text:p>
          </table:table-cell>
          <table:table-cell office:value-type="string">
            <text:p>0.9996982460034254</text:p>
          </table:table-cell>
          <table:table-cell office:value-type="string">
            <text:p>0.0</text:p>
          </table:table-cell>
          <table:table-cell office:value-type="string">
            <text:p>4.202842814006299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5079365079365079</text:p>
          </table:table-cell>
          <table:table-cell office:value-type="string">
            <text:p>120817.19047619047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49999783337289333</text:p>
          </table:table-cell>
          <table:table-cell office:value-type="string">
            <text:p>0.9996981154720966</text:p>
          </table:table-cell>
          <table:table-cell office:value-type="string">
            <text:p>0.0</text:p>
          </table:table-cell>
          <table:table-cell office:value-type="string">
            <text:p>4.3332542132857935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5238095238095238</text:p>
          </table:table-cell>
          <table:table-cell office:value-type="string">
            <text:p>120817.1746031746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4999978331700705</text:p>
          </table:table-cell>
          <table:table-cell office:value-type="string">
            <text:p>0.9996981151156583</text:p>
          </table:table-cell>
          <table:table-cell office:value-type="string">
            <text:p>0.0</text:p>
          </table:table-cell>
          <table:table-cell office:value-type="string">
            <text:p>4.333659859009419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5238095238095238</text:p>
          </table:table-cell>
          <table:table-cell office:value-type="string">
            <text:p>120817.1746031746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49999776769532567</text:p>
          </table:table-cell>
          <table:table-cell office:value-type="string">
            <text:p>0.9996979841266351</text:p>
          </table:table-cell>
          <table:table-cell office:value-type="string">
            <text:p>0.0</text:p>
          </table:table-cell>
          <table:table-cell office:value-type="string">
            <text:p>4.464609348670428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5396825396825397</text:p>
          </table:table-cell>
          <table:table-cell office:value-type="string">
            <text:p>120817.15873015873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49999763572310235</text:p>
          </table:table-cell>
          <table:table-cell office:value-type="string">
            <text:p>0.9996977203948937</text:p>
          </table:table-cell>
          <table:table-cell office:value-type="string">
            <text:p>0.0</text:p>
          </table:table-cell>
          <table:table-cell office:value-type="string">
            <text:p>4.728553795271721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5714285714285714</text:p>
          </table:table-cell>
          <table:table-cell office:value-type="string">
            <text:p>120817.12698412698</text:p>
          </table:table-cell>
        </table:table-row>
        <table:table-row table:style-name="ro2">
          <table:table-cell office:value-type="string">
            <text:p>1.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49999750456528075</text:p>
          </table:table-cell>
          <table:table-cell office:value-type="string">
            <text:p>0.9996974581975179</text:p>
          </table:table-cell>
          <table:table-cell office:value-type="string">
            <text:p>0.0</text:p>
          </table:table-cell>
          <table:table-cell office:value-type="string">
            <text:p>4.990869438536283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6031746031746031</text:p>
          </table:table-cell>
          <table:table-cell office:value-type="string">
            <text:p>120817.09523809524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4999974388417606</text:p>
          </table:table-cell>
          <table:table-cell office:value-type="string">
            <text:p>0.9996973267125153</text:p>
          </table:table-cell>
          <table:table-cell office:value-type="string">
            <text:p>0.0</text:p>
          </table:table-cell>
          <table:table-cell office:value-type="string">
            <text:p>5.122316478746997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6190476190476191</text:p>
          </table:table-cell>
          <table:table-cell office:value-type="string">
            <text:p>120817.07936507936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49999704514460186</text:p>
          </table:table-cell>
          <table:table-cell office:value-type="string">
            <text:p>0.999696539509225</text:p>
          </table:table-cell>
          <table:table-cell office:value-type="string">
            <text:p>0.0</text:p>
          </table:table-cell>
          <table:table-cell office:value-type="string">
            <text:p>5.909710796266279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7142857142857143</text:p>
          </table:table-cell>
          <table:table-cell office:value-type="string">
            <text:p>120816.98412698413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49999684839626024</text:p>
          </table:table-cell>
          <table:table-cell office:value-type="string">
            <text:p>0.9996961459979606</text:p>
          </table:table-cell>
          <table:table-cell office:value-type="string">
            <text:p>0.0</text:p>
          </table:table-cell>
          <table:table-cell office:value-type="string">
            <text:p>6.3032074795461675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7619047619047619</text:p>
          </table:table-cell>
          <table:table-cell office:value-type="string">
            <text:p>120816.93650793651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4999967169547084</text:p>
          </table:table-cell>
          <table:table-cell office:value-type="string">
            <text:p>0.9996958831107081</text:p>
          </table:table-cell>
          <table:table-cell office:value-type="string">
            <text:p>0.0</text:p>
          </table:table-cell>
          <table:table-cell office:value-type="string">
            <text:p>6.5660905832429764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7936507936507936</text:p>
          </table:table-cell>
          <table:table-cell office:value-type="string">
            <text:p>120816.90476190476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4999964543693972</text:p>
          </table:table-cell>
          <table:table-cell office:value-type="string">
            <text:p>0.9996953580552121</text:p>
          </table:table-cell>
          <table:table-cell office:value-type="string">
            <text:p>0.0</text:p>
          </table:table-cell>
          <table:table-cell office:value-type="string">
            <text:p>7.091261205612044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0.8571428571428571</text:p>
          </table:table-cell>
          <table:table-cell office:value-type="string">
            <text:p>120816.84126984127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49999507524381365</text:p>
          </table:table-cell>
          <table:table-cell office:value-type="string">
            <text:p>0.9996926005476331</text:p>
          </table:table-cell>
          <table:table-cell office:value-type="string">
            <text:p>0.0</text:p>
          </table:table-cell>
          <table:table-cell office:value-type="string">
            <text:p>9.849512372686376e-06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1.1904761904761905</text:p>
          </table:table-cell>
          <table:table-cell office:value-type="string">
            <text:p>120816.50793650794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4999940251051568</text:p>
          </table:table-cell>
          <table:table-cell office:value-type="string">
            <text:p>0.9996905006184758</text:p>
          </table:table-cell>
          <table:table-cell office:value-type="string">
            <text:p>0.0</text:p>
          </table:table-cell>
          <table:table-cell office:value-type="string">
            <text:p>1.1949789686480294e-05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1.4444444444444444</text:p>
          </table:table-cell>
          <table:table-cell office:value-type="string">
            <text:p>120816.25396825396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49999369450194536</text:p>
          </table:table-cell>
          <table:table-cell office:value-type="string">
            <text:p>0.9996898404299167</text:p>
          </table:table-cell>
          <table:table-cell office:value-type="string">
            <text:p>0.0</text:p>
          </table:table-cell>
          <table:table-cell office:value-type="string">
            <text:p>1.2610996109230092e-05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1.5238095238095237</text:p>
          </table:table-cell>
          <table:table-cell office:value-type="string">
            <text:p>120816.1746031746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.49999363122660634</text:p>
          </table:table-cell>
          <table:table-cell office:value-type="string">
            <text:p>0.9996897129700822</text:p>
          </table:table-cell>
          <table:table-cell office:value-type="string">
            <text:p>0.0</text:p>
          </table:table-cell>
          <table:table-cell office:value-type="string">
            <text:p>1.2737546787343302e-05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1.5396825396825398</text:p>
          </table:table-cell>
          <table:table-cell office:value-type="string">
            <text:p>120816.15873015873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49999363122660634</text:p>
          </table:table-cell>
          <table:table-cell office:value-type="string">
            <text:p>0.9996897129700822</text:p>
          </table:table-cell>
          <table:table-cell office:value-type="string">
            <text:p>0.0</text:p>
          </table:table-cell>
          <table:table-cell office:value-type="string">
            <text:p>1.2737546787343302e-05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1.5396825396825398</text:p>
          </table:table-cell>
          <table:table-cell office:value-type="string">
            <text:p>120816.15873015873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49999251522342875</text:p>
          </table:table-cell>
          <table:table-cell office:value-type="string">
            <text:p>0.9996874816315505</text:p>
          </table:table-cell>
          <table:table-cell office:value-type="string">
            <text:p>0.0</text:p>
          </table:table-cell>
          <table:table-cell office:value-type="string">
            <text:p>1.4969553142482481e-05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1.8095238095238095</text:p>
          </table:table-cell>
          <table:table-cell office:value-type="string">
            <text:p>120815.88888888889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4999903464784397</text:p>
          </table:table-cell>
          <table:table-cell office:value-type="string">
            <text:p>0.999683145784443</text:p>
          </table:table-cell>
          <table:table-cell office:value-type="string">
            <text:p>0.0</text:p>
          </table:table-cell>
          <table:table-cell office:value-type="string">
            <text:p>1.9307043120540453e-05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2.3333333333333335</text:p>
          </table:table-cell>
          <table:table-cell office:value-type="string">
            <text:p>120815.36507936507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4999900823133001</text:p>
          </table:table-cell>
          <table:table-cell office:value-type="string">
            <text:p>0.9996826180849268</text:p>
          </table:table-cell>
          <table:table-cell office:value-type="string">
            <text:p>0.0</text:p>
          </table:table-cell>
          <table:table-cell office:value-type="string">
            <text:p>1.9835373399821265e-05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2.3968253968253967</text:p>
          </table:table-cell>
          <table:table-cell office:value-type="string">
            <text:p>120815.30158730158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4999880480494008</text:p>
          </table:table-cell>
          <table:table-cell office:value-type="string">
            <text:p>0.9996785499878562</text:p>
          </table:table-cell>
          <table:table-cell office:value-type="string">
            <text:p>0.0</text:p>
          </table:table-cell>
          <table:table-cell office:value-type="string">
            <text:p>2.3903901198439348e-05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2.888888888888889</text:p>
          </table:table-cell>
          <table:table-cell office:value-type="string">
            <text:p>120814.80952380953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4999869987913028</text:p>
          </table:table-cell>
          <table:table-cell office:value-type="string">
            <text:p>0.9996764515598422</text:p>
          </table:table-cell>
          <table:table-cell office:value-type="string">
            <text:p>0.0</text:p>
          </table:table-cell>
          <table:table-cell office:value-type="string">
            <text:p>2.6002417394355115e-05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3.142857142857143</text:p>
          </table:table-cell>
          <table:table-cell office:value-type="string">
            <text:p>120814.55555555556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49998023373162614</text:p>
          </table:table-cell>
          <table:table-cell office:value-type="string">
            <text:p>0.9996629253041839</text:p>
          </table:table-cell>
          <table:table-cell office:value-type="string">
            <text:p>0.0</text:p>
          </table:table-cell>
          <table:table-cell office:value-type="string">
            <text:p>3.9532536747726784e-05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4.777777777777778</text:p>
          </table:table-cell>
          <table:table-cell office:value-type="string">
            <text:p>120812.92063492064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4999797087228635</text:p>
          </table:table-cell>
          <table:table-cell office:value-type="string">
            <text:p>0.9996618750791473</text:p>
          </table:table-cell>
          <table:table-cell office:value-type="string">
            <text:p>0.0</text:p>
          </table:table-cell>
          <table:table-cell office:value-type="string">
            <text:p>4.058255427294729e-05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4.904761904761905</text:p>
          </table:table-cell>
          <table:table-cell office:value-type="string">
            <text:p>120812.79365079365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4999612538974147</text:p>
          </table:table-cell>
          <table:table-cell office:value-type="string">
            <text:p>0.9996249755306602</text:p>
          </table:table-cell>
          <table:table-cell office:value-type="string">
            <text:p>0.0</text:p>
          </table:table-cell>
          <table:table-cell office:value-type="string">
            <text:p>7.74922051706278e-05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9.365079365079366</text:p>
          </table:table-cell>
          <table:table-cell office:value-type="string">
            <text:p>120808.33333333333</text:p>
          </table:table-cell>
        </table:table-row>
        <table:table-row table:style-name="ro2">
          <table:table-cell office:value-type="string">
            <text:p>0.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49995350389395277</text:p>
          </table:table-cell>
          <table:table-cell office:value-type="string">
            <text:p>0.9996094797852797</text:p>
          </table:table-cell>
          <table:table-cell office:value-type="string">
            <text:p>0.0</text:p>
          </table:table-cell>
          <table:table-cell office:value-type="string">
            <text:p>9.299221209449973e-05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11.238095238095237</text:p>
          </table:table-cell>
          <table:table-cell office:value-type="string">
            <text:p>120806.46031746031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4999510111268074</text:p>
          </table:table-cell>
          <table:table-cell office:value-type="string">
            <text:p>0.999604494967516</text:p>
          </table:table-cell>
          <table:table-cell office:value-type="string">
            <text:p>0.0</text:p>
          </table:table-cell>
          <table:table-cell office:value-type="string">
            <text:p>9.797774638522437e-05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11.841269841269842</text:p>
          </table:table-cell>
          <table:table-cell office:value-type="string">
            <text:p>120805.85714285714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4998892853761051</text:p>
          </table:table-cell>
          <table:table-cell office:value-type="string">
            <text:p>0.9994810739069099</text:p>
          </table:table-cell>
          <table:table-cell office:value-type="string">
            <text:p>0.0</text:p>
          </table:table-cell>
          <table:table-cell office:value-type="string">
            <text:p>0.00022142924778981813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26.761904761904763</text:p>
          </table:table-cell>
          <table:table-cell office:value-type="string">
            <text:p>120790.93650793651</text:p>
          </table:table-cell>
        </table:table-row>
        <table:table-row table:style-name="ro2">
          <table:table-cell office:value-type="string">
            <text:p>0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4997445346448577</text:p>
          </table:table-cell>
          <table:table-cell office:value-type="string">
            <text:p>0.99919164928139</text:p>
          </table:table-cell>
          <table:table-cell office:value-type="string">
            <text:p>0.0</text:p>
          </table:table-cell>
          <table:table-cell office:value-type="string">
            <text:p>0.0005109307102846729</text:p>
          </table:table-cell>
          <table:table-cell table:number-columns-repeated="2" office:value-type="string">
            <text:p>0.0</text:p>
          </table:table-cell>
          <table:table-cell office:value-type="string">
            <text:p>35.95238095238095</text:p>
          </table:table-cell>
          <table:table-cell office:value-type="string">
            <text:p>61.74603174603175</text:p>
          </table:table-cell>
          <table:table-cell office:value-type="string">
            <text:p>120755.95238095238</text:p>
          </table:table-cell>
        </table:table-row>
        <table:table-row table:style-name="ro2">
          <table:table-cell office:value-type="string">
            <text:p><text:s/>-- LOCAL RX -- </text:p>
          </table:table-cell>
          <table:table-cell table:number-columns-repeated="12"/>
        </table:table-row>
        <table:table-row table:style-name="ro2">
          <table:table-cell office:value-type="string">
            <text:p>aplyMedianFilter = TRUE </text:p>
          </table:table-cell>
          <table:table-cell table:number-columns-repeated="12"/>
        </table:table-row>
        <table:table-row table:style-name="ro2">
          <table:table-cell office:value-type="string">
            <text:p>K</text:p>
          </table:table-cell>
          <table:table-cell office:value-type="string">
            <text:p>fSize</text:p>
          </table:table-cell>
          <table:table-cell office:value-type="string">
            <text:p>fWidth</text:p>
          </table:table-cell>
          <table:table-cell office:value-type="string">
            <text:p>ResultVal</text:p>
          </table:table-cell>
          <table:table-cell office:value-type="string">
            <text:p>ACC</text:p>
          </table:table-cell>
          <table:table-cell office:value-type="string">
            <text:p>TPR</text:p>
          </table:table-cell>
          <table:table-cell office:value-type="string">
            <text:p>FPR</text:p>
          </table:table-cell>
          <table:table-cell office:value-type="string">
            <text:p>PPV</text:p>
          </table:table-cell>
          <table:table-cell office:value-type="string">
            <text:p>TP</text:p>
          </table:table-cell>
          <table:table-cell office:value-type="string">
            <text:p>FN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/>
        </table:table-row>
        <table:table-row table:style-name="ro2">
          <table:table-cell office:value-type="string">
            <text:p>1.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9789908412121968</text:p>
          </table:table-cell>
          <table:table-cell office:value-type="string">
            <text:p>0.9798077756036756</text:p>
          </table:table-cell>
          <table:table-cell office:value-type="string">
            <text:p>0.9781749027491047</text:p>
          </table:table-cell>
          <table:table-cell office:value-type="string">
            <text:p>0.020193220324711082</text:p>
          </table:table-cell>
          <table:table-cell office:value-type="string">
            <text:p>0.018205614382563014</text:p>
          </table:table-cell>
          <table:table-cell office:value-type="string">
            <text:p>35.34920634920635</text:p>
          </table:table-cell>
          <table:table-cell office:value-type="string">
            <text:p>0.6031746031746031</text:p>
          </table:table-cell>
          <table:table-cell office:value-type="string">
            <text:p>2439.6825396825398</text:p>
          </table:table-cell>
          <table:table-cell office:value-type="string">
            <text:p>118378.01587301587</text:p>
          </table:table-cell>
          <table:table-cell/>
        </table:table-row>
        <table:table-row table:style-name="ro2">
          <table:table-cell office:value-type="string">
            <text:p>1.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9783958692783737</text:p>
          </table:table-cell>
          <table:table-cell office:value-type="string">
            <text:p>0.9802201654330787</text:p>
          </table:table-cell>
          <table:table-cell office:value-type="string">
            <text:p>0.9765724208670772</text:p>
          </table:table-cell>
          <table:table-cell office:value-type="string">
            <text:p>0.019780682310329673</text:p>
          </table:table-cell>
          <table:table-cell office:value-type="string">
            <text:p>0.0199632711328359</text:p>
          </table:table-cell>
          <table:table-cell office:value-type="string">
            <text:p>35.34920634920635</text:p>
          </table:table-cell>
          <table:table-cell office:value-type="string">
            <text:p>0.6031746031746031</text:p>
          </table:table-cell>
          <table:table-cell office:value-type="string">
            <text:p>2389.8571428571427</text:p>
          </table:table-cell>
          <table:table-cell office:value-type="string">
            <text:p>118427.84126984127</text:p>
          </table:table-cell>
          <table:table-cell/>
        </table:table-row>
        <table:table-row table:style-name="ro2">
          <table:table-cell office:value-type="string">
            <text:p>1.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9782475584693088</text:p>
          </table:table-cell>
          <table:table-cell office:value-type="string">
            <text:p>0.9712378445152013</text:p>
          </table:table-cell>
          <table:table-cell office:value-type="string">
            <text:p>0.9852628988203347</text:p>
          </table:table-cell>
          <table:table-cell office:value-type="string">
            <text:p>0.028767781881717105</text:p>
          </table:table-cell>
          <table:table-cell office:value-type="string">
            <text:p>0.01312697372103736</text:p>
          </table:table-cell>
          <table:table-cell office:value-type="string">
            <text:p>35.6031746031746</text:p>
          </table:table-cell>
          <table:table-cell office:value-type="string">
            <text:p>0.3492063492063492</text:p>
          </table:table-cell>
          <table:table-cell office:value-type="string">
            <text:p>3475.6349206349205</text:p>
          </table:table-cell>
          <table:table-cell office:value-type="string">
            <text:p>117342.06349206349</text:p>
          </table:table-cell>
          <table:table-cell/>
        </table:table-row>
        <table:table-row table:style-name="ro2">
          <table:table-cell office:value-type="string">
            <text:p>1.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9782462176638327</text:p>
          </table:table-cell>
          <table:table-cell office:value-type="string">
            <text:p>0.9735055633807794</text:p>
          </table:table-cell>
          <table:table-cell office:value-type="string">
            <text:p>0.9829910562847582</text:p>
          </table:table-cell>
          <table:table-cell office:value-type="string">
            <text:p>0.02649862095709297</text:p>
          </table:table-cell>
          <table:table-cell office:value-type="string">
            <text:p>0.013841281224889992</text:p>
          </table:table-cell>
          <table:table-cell office:value-type="string">
            <text:p>35.507936507936506</text:p>
          </table:table-cell>
          <table:table-cell office:value-type="string">
            <text:p>0.4444444444444444</text:p>
          </table:table-cell>
          <table:table-cell office:value-type="string">
            <text:p>3201.4761904761904</text:p>
          </table:table-cell>
          <table:table-cell office:value-type="string">
            <text:p>117616.22222222222</text:p>
          </table:table-cell>
          <table:table-cell/>
        </table:table-row>
        <table:table-row table:style-name="ro2">
          <table:table-cell office:value-type="string">
            <text:p>1.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9779708337132811</text:p>
          </table:table-cell>
          <table:table-cell office:value-type="string">
            <text:p>0.9872173419715689</text:p>
          </table:table-cell>
          <table:table-cell office:value-type="string">
            <text:p>0.9687206426262644</text:p>
          </table:table-cell>
          <table:table-cell office:value-type="string">
            <text:p>0.012778975199702338</text:p>
          </table:table-cell>
          <table:table-cell office:value-type="string">
            <text:p>0.030982225632450216</text:p>
          </table:table-cell>
          <table:table-cell office:value-type="string">
            <text:p>35.04761904761905</text:p>
          </table:table-cell>
          <table:table-cell office:value-type="string">
            <text:p>0.9047619047619048</text:p>
          </table:table-cell>
          <table:table-cell office:value-type="string">
            <text:p>1543.920634920635</text:p>
          </table:table-cell>
          <table:table-cell office:value-type="string">
            <text:p>119273.77777777778</text:p>
          </table:table-cell>
          <table:table-cell/>
        </table:table-row>
        <table:table-row table:style-name="ro2">
          <table:table-cell office:value-type="string">
            <text:p>1.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9778925845408201</text:p>
          </table:table-cell>
          <table:table-cell office:value-type="string">
            <text:p>0.9850395246443211</text:p>
          </table:table-cell>
          <table:table-cell office:value-type="string">
            <text:p>0.970743643899895</text:p>
          </table:table-cell>
          <table:table-cell office:value-type="string">
            <text:p>0.014958474818254856</text:p>
          </table:table-cell>
          <table:table-cell office:value-type="string">
            <text:p>0.0268298113199042</text:p>
          </table:table-cell>
          <table:table-cell office:value-type="string">
            <text:p>35.17460317460318</text:p>
          </table:table-cell>
          <table:table-cell office:value-type="string">
            <text:p>0.7777777777777778</text:p>
          </table:table-cell>
          <table:table-cell office:value-type="string">
            <text:p>1807.2539682539682</text:p>
          </table:table-cell>
          <table:table-cell office:value-type="string">
            <text:p>119010.44444444444</text:p>
          </table:table-cell>
          <table:table-cell/>
        </table:table-row>
        <table:table-row table:style-name="ro2">
          <table:table-cell office:value-type="string">
            <text:p>1.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9777498108715317</text:p>
          </table:table-cell>
          <table:table-cell office:value-type="string">
            <text:p>0.9659472075841595</text:p>
          </table:table-cell>
          <table:table-cell office:value-type="string">
            <text:p>0.989560121835671</text:p>
          </table:table-cell>
          <table:table-cell office:value-type="string">
            <text:p>0.034060500092607596</text:p>
          </table:table-cell>
          <table:table-cell office:value-type="string">
            <text:p>0.010604733926142548</text:p>
          </table:table-cell>
          <table:table-cell office:value-type="string">
            <text:p>35.666666666666664</text:p>
          </table:table-cell>
          <table:table-cell office:value-type="string">
            <text:p>0.2857142857142857</text:p>
          </table:table-cell>
          <table:table-cell office:value-type="string">
            <text:p>4115.0952380952385</text:p>
          </table:table-cell>
          <table:table-cell office:value-type="string">
            <text:p>116702.60317460318</text:p>
          </table:table-cell>
          <table:table-cell/>
        </table:table-row>
        <table:table-row table:style-name="ro2">
          <table:table-cell office:value-type="string">
            <text:p>1.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9774508027040011</text:p>
          </table:table-cell>
          <table:table-cell office:value-type="string">
            <text:p>0.983671359459341</text:p>
          </table:table-cell>
          <table:table-cell office:value-type="string">
            <text:p>0.9712286636501024</text:p>
          </table:table-cell>
          <table:table-cell office:value-type="string">
            <text:p>0.016327058242100286</text:p>
          </table:table-cell>
          <table:table-cell office:value-type="string">
            <text:p>0.023762849021263042</text:p>
          </table:table-cell>
          <table:table-cell office:value-type="string">
            <text:p>35.17460317460318</text:p>
          </table:table-cell>
          <table:table-cell office:value-type="string">
            <text:p>0.7777777777777778</text:p>
          </table:table-cell>
          <table:table-cell office:value-type="string">
            <text:p>1972.5873015873017</text:p>
          </table:table-cell>
          <table:table-cell office:value-type="string">
            <text:p>118845.11111111111</text:p>
          </table:table-cell>
          <table:table-cell/>
        </table:table-row>
        <table:table-row table:style-name="ro2">
          <table:table-cell office:value-type="string">
            <text:p>1.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9773364855885316</text:p>
          </table:table-cell>
          <table:table-cell office:value-type="string">
            <text:p>0.9828617232601995</text:p>
          </table:table-cell>
          <table:table-cell office:value-type="string">
            <text:p>0.9718101485670076</text:p>
          </table:table-cell>
          <table:table-cell office:value-type="string">
            <text:p>0.017137177389944483</text:p>
          </table:table-cell>
          <table:table-cell office:value-type="string">
            <text:p>0.022125542980508582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2070.4761904761904</text:p>
          </table:table-cell>
          <table:table-cell office:value-type="string">
            <text:p>118747.22222222222</text:p>
          </table:table-cell>
          <table:table-cell/>
        </table:table-row>
        <table:table-row table:style-name="ro2">
          <table:table-cell office:value-type="string">
            <text:p>1.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9766853419067416</text:p>
          </table:table-cell>
          <table:table-cell office:value-type="string">
            <text:p>0.9862399440278001</text:p>
          </table:table-cell>
          <table:table-cell office:value-type="string">
            <text:p>0.9671273055901538</text:p>
          </table:table-cell>
          <table:table-cell office:value-type="string">
            <text:p>0.013756621776670645</text:p>
          </table:table-cell>
          <table:table-cell office:value-type="string">
            <text:p>0.02832504383984142</text:p>
          </table:table-cell>
          <table:table-cell office:value-type="string">
            <text:p>35.04761904761905</text:p>
          </table:table-cell>
          <table:table-cell office:value-type="string">
            <text:p>0.9047619047619048</text:p>
          </table:table-cell>
          <table:table-cell office:value-type="string">
            <text:p>1662.063492063492</text:p>
          </table:table-cell>
          <table:table-cell office:value-type="string">
            <text:p>119155.63492063493</text:p>
          </table:table-cell>
          <table:table-cell/>
        </table:table-row>
        <table:table-row table:style-name="ro2">
          <table:table-cell office:value-type="string">
            <text:p>1.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9765496893401091</text:p>
          </table:table-cell>
          <table:table-cell office:value-type="string">
            <text:p>0.9743749495364453</text:p>
          </table:table-cell>
          <table:table-cell office:value-type="string">
            <text:p>0.9787275415575841</text:p>
          </table:table-cell>
          <table:table-cell office:value-type="string">
            <text:p>0.02562816287736576</text:p>
          </table:table-cell>
          <table:table-cell office:value-type="string">
            <text:p>0.015393258838064848</text:p>
          </table:table-cell>
          <table:table-cell office:value-type="string">
            <text:p>35.41269841269841</text:p>
          </table:table-cell>
          <table:table-cell office:value-type="string">
            <text:p>0.5396825396825397</text:p>
          </table:table-cell>
          <table:table-cell office:value-type="string">
            <text:p>3096.3174603174602</text:p>
          </table:table-cell>
          <table:table-cell office:value-type="string">
            <text:p>117721.38095238095</text:p>
          </table:table-cell>
          <table:table-cell/>
        </table:table-row>
        <table:table-row table:style-name="ro2">
          <table:table-cell office:value-type="string">
            <text:p>1.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9764764951912516</text:p>
          </table:table-cell>
          <table:table-cell office:value-type="string">
            <text:p>0.9776423917895943</text:p>
          </table:table-cell>
          <table:table-cell office:value-type="string">
            <text:p>0.9753120952225149</text:p>
          </table:table-cell>
          <table:table-cell office:value-type="string">
            <text:p>0.02235910484001185</text:p>
          </table:table-cell>
          <table:table-cell office:value-type="string">
            <text:p>0.017107585901369026</text:p>
          </table:table-cell>
          <table:table-cell office:value-type="string">
            <text:p>35.333333333333336</text:p>
          </table:table-cell>
          <table:table-cell office:value-type="string">
            <text:p>0.6190476190476191</text:p>
          </table:table-cell>
          <table:table-cell office:value-type="string">
            <text:p>2701.3650793650795</text:p>
          </table:table-cell>
          <table:table-cell office:value-type="string">
            <text:p>118116.33333333333</text:p>
          </table:table-cell>
          <table:table-cell/>
        </table:table-row>
        <table:table-row table:style-name="ro2">
          <table:table-cell office:value-type="string">
            <text:p>1.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9763882882656654</text:p>
          </table:table-cell>
          <table:table-cell office:value-type="string">
            <text:p>0.983972972356858</text:p>
          </table:table-cell>
          <table:table-cell office:value-type="string">
            <text:p>0.9688011103062889</text:p>
          </table:table-cell>
          <table:table-cell office:value-type="string">
            <text:p>0.016024533774958136</text:p>
          </table:table-cell>
          <table:table-cell office:value-type="string">
            <text:p>0.023175695496168575</text:p>
          </table:table-cell>
          <table:table-cell office:value-type="string">
            <text:p>35.07936507936508</text:p>
          </table:table-cell>
          <table:table-cell office:value-type="string">
            <text:p>0.873015873015873</text:p>
          </table:table-cell>
          <table:table-cell office:value-type="string">
            <text:p>1936.063492063492</text:p>
          </table:table-cell>
          <table:table-cell office:value-type="string">
            <text:p>118881.63492063493</text:p>
          </table:table-cell>
          <table:table-cell/>
        </table:table-row>
        <table:table-row table:style-name="ro2">
          <table:table-cell office:value-type="string">
            <text:p>1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976097573959707</text:p>
          </table:table-cell>
          <table:table-cell office:value-type="string">
            <text:p>0.9645627930216373</text:p>
          </table:table-cell>
          <table:table-cell office:value-type="string">
            <text:p>0.9876403157168079</text:p>
          </table:table-cell>
          <table:table-cell office:value-type="string">
            <text:p>0.03544516779739392</text:p>
          </table:table-cell>
          <table:table-cell office:value-type="string">
            <text:p>0.010487053664557912</text:p>
          </table:table-cell>
          <table:table-cell office:value-type="string">
            <text:p>35.65079365079365</text:p>
          </table:table-cell>
          <table:table-cell office:value-type="string">
            <text:p>0.30158730158730157</text:p>
          </table:table-cell>
          <table:table-cell office:value-type="string">
            <text:p>4282.380952380952</text:p>
          </table:table-cell>
          <table:table-cell office:value-type="string">
            <text:p>116535.31746031746</text:p>
          </table:table-cell>
          <table:table-cell/>
        </table:table-row>
        <table:table-row table:style-name="ro2">
          <table:table-cell office:value-type="string">
            <text:p>2.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9760489211192929</text:p>
          </table:table-cell>
          <table:table-cell office:value-type="string">
            <text:p>0.9868517748453801</text:p>
          </table:table-cell>
          <table:table-cell office:value-type="string">
            <text:p>0.9652418337494973</text:p>
          </table:table-cell>
          <table:table-cell office:value-type="string">
            <text:p>0.013143991510911666</text:p>
          </table:table-cell>
          <table:table-cell office:value-type="string">
            <text:p>0.028971476126458076</text:p>
          </table:table-cell>
          <table:table-cell office:value-type="string">
            <text:p>34.96825396825397</text:p>
          </table:table-cell>
          <table:table-cell office:value-type="string">
            <text:p>0.9841269841269841</text:p>
          </table:table-cell>
          <table:table-cell office:value-type="string">
            <text:p>1588.015873015873</text:p>
          </table:table-cell>
          <table:table-cell office:value-type="string">
            <text:p>119229.68253968254</text:p>
          </table:table-cell>
          <table:table-cell/>
        </table:table-row>
        <table:table-row table:style-name="ro2">
          <table:table-cell office:value-type="string">
            <text:p>1.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9760365592255542</text:p>
          </table:table-cell>
          <table:table-cell office:value-type="string">
            <text:p>0.973265042133273</text:p>
          </table:table-cell>
          <table:table-cell office:value-type="string">
            <text:p>0.9788120086084827</text:p>
          </table:table-cell>
          <table:table-cell office:value-type="string">
            <text:p>0.026738890157374257</text:p>
          </table:table-cell>
          <table:table-cell office:value-type="string">
            <text:p>0.014598792423665423</text:p>
          </table:table-cell>
          <table:table-cell office:value-type="string">
            <text:p>35.476190476190474</text:p>
          </table:table-cell>
          <table:table-cell office:value-type="string">
            <text:p>0.47619047619047616</text:p>
          </table:table-cell>
          <table:table-cell office:value-type="string">
            <text:p>3230.5396825396824</text:p>
          </table:table-cell>
          <table:table-cell office:value-type="string">
            <text:p>117587.15873015873</text:p>
          </table:table-cell>
          <table:table-cell/>
        </table:table-row>
        <table:table-row table:style-name="ro2">
          <table:table-cell office:value-type="string">
            <text:p>1.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9759270049169737</text:p>
          </table:table-cell>
          <table:table-cell office:value-type="string">
            <text:p>0.963091467689088</text:p>
          </table:table-cell>
          <table:table-cell office:value-type="string">
            <text:p>0.9887713284664899</text:p>
          </table:table-cell>
          <table:table-cell office:value-type="string">
            <text:p>0.03691731863254249</text:p>
          </table:table-cell>
          <table:table-cell office:value-type="string">
            <text:p>0.010102760530561167</text:p>
          </table:table-cell>
          <table:table-cell office:value-type="string">
            <text:p>35.698412698412696</text:p>
          </table:table-cell>
          <table:table-cell office:value-type="string">
            <text:p>0.25396825396825395</text:p>
          </table:table-cell>
          <table:table-cell office:value-type="string">
            <text:p>4460.253968253968</text:p>
          </table:table-cell>
          <table:table-cell office:value-type="string">
            <text:p>116357.44444444444</text:p>
          </table:table-cell>
          <table:table-cell/>
        </table:table-row>
        <table:table-row table:style-name="ro2">
          <table:table-cell office:value-type="string">
            <text:p>2.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975870875644594</text:p>
          </table:table-cell>
          <table:table-cell office:value-type="string">
            <text:p>0.9897641805340676</text:p>
          </table:table-cell>
          <table:table-cell office:value-type="string">
            <text:p>0.9619710051068375</text:p>
          </table:table-cell>
          <table:table-cell office:value-type="string">
            <text:p>0.010229253817649667</text:p>
          </table:table-cell>
          <table:table-cell office:value-type="string">
            <text:p>0.039355846280418216</text:p>
          </table:table-cell>
          <table:table-cell office:value-type="string">
            <text:p>34.79365079365079</text:p>
          </table:table-cell>
          <table:table-cell office:value-type="string">
            <text:p>1.1587301587301588</text:p>
          </table:table-cell>
          <table:table-cell office:value-type="string">
            <text:p>1235.888888888889</text:p>
          </table:table-cell>
          <table:table-cell office:value-type="string">
            <text:p>119581.80952380953</text:p>
          </table:table-cell>
          <table:table-cell/>
        </table:table-row>
        <table:table-row table:style-name="ro2">
          <table:table-cell office:value-type="string">
            <text:p>1.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9758065215151666</text:p>
          </table:table-cell>
          <table:table-cell office:value-type="string">
            <text:p>0.9664086798119528</text:p>
          </table:table-cell>
          <table:table-cell office:value-type="string">
            <text:p>0.9852113537013797</text:p>
          </table:table-cell>
          <table:table-cell office:value-type="string">
            <text:p>0.03359831067104671</text:p>
          </table:table-cell>
          <table:table-cell office:value-type="string">
            <text:p>0.011283224695094287</text:p>
          </table:table-cell>
          <table:table-cell office:value-type="string">
            <text:p>35.6031746031746</text:p>
          </table:table-cell>
          <table:table-cell office:value-type="string">
            <text:p>0.3492063492063492</text:p>
          </table:table-cell>
          <table:table-cell office:value-type="string">
            <text:p>4059.3015873015875</text:p>
          </table:table-cell>
          <table:table-cell office:value-type="string">
            <text:p>116758.39682539682</text:p>
          </table:table-cell>
          <table:table-cell/>
        </table:table-row>
        <table:table-row table:style-name="ro2">
          <table:table-cell office:value-type="string">
            <text:p>1.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9756793727233397</text:p>
          </table:table-cell>
          <table:table-cell office:value-type="string">
            <text:p>0.9847672402294559</text:p>
          </table:table-cell>
          <table:table-cell office:value-type="string">
            <text:p>0.966588751220796</text:p>
          </table:table-cell>
          <table:table-cell office:value-type="string">
            <text:p>0.015230005774116605</text:p>
          </table:table-cell>
          <table:table-cell office:value-type="string">
            <text:p>0.02560038239954189</text:p>
          </table:table-cell>
          <table:table-cell office:value-type="string">
            <text:p>35.07936507936508</text:p>
          </table:table-cell>
          <table:table-cell office:value-type="string">
            <text:p>0.873015873015873</text:p>
          </table:table-cell>
          <table:table-cell office:value-type="string">
            <text:p>1840.079365079365</text:p>
          </table:table-cell>
          <table:table-cell office:value-type="string">
            <text:p>118977.61904761905</text:p>
          </table:table-cell>
          <table:table-cell/>
        </table:table-row>
        <table:table-row table:style-name="ro2">
          <table:table-cell office:value-type="string">
            <text:p>1.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9755718192753393</text:p>
          </table:table-cell>
          <table:table-cell office:value-type="string">
            <text:p>0.9884764325311692</text:p>
          </table:table-cell>
          <table:table-cell office:value-type="string">
            <text:p>0.962661962552806</text:p>
          </table:table-cell>
          <table:table-cell office:value-type="string">
            <text:p>0.011518324002127229</text:p>
          </table:table-cell>
          <table:table-cell office:value-type="string">
            <text:p>0.035490314228990724</text:p>
          </table:table-cell>
          <table:table-cell office:value-type="string">
            <text:p>34.904761904761905</text:p>
          </table:table-cell>
          <table:table-cell office:value-type="string">
            <text:p>1.0476190476190477</text:p>
          </table:table-cell>
          <table:table-cell office:value-type="string">
            <text:p>1391.6190476190477</text:p>
          </table:table-cell>
          <table:table-cell office:value-type="string">
            <text:p>119426.07936507936</text:p>
          </table:table-cell>
          <table:table-cell/>
        </table:table-row>
        <table:table-row table:style-name="ro2">
          <table:table-cell office:value-type="string">
            <text:p>1.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9753842845915959</text:p>
          </table:table-cell>
          <table:table-cell office:value-type="string">
            <text:p>0.978982841210015</text:p>
          </table:table-cell>
          <table:table-cell office:value-type="string">
            <text:p>0.9717857830495862</text:p>
          </table:table-cell>
          <table:table-cell office:value-type="string">
            <text:p>0.021017213866394442</text:p>
          </table:table-cell>
          <table:table-cell office:value-type="string">
            <text:p>0.018190038402186418</text:p>
          </table:table-cell>
          <table:table-cell office:value-type="string">
            <text:p>35.20634920634921</text:p>
          </table:table-cell>
          <table:table-cell office:value-type="string">
            <text:p>0.746031746031746</text:p>
          </table:table-cell>
          <table:table-cell office:value-type="string">
            <text:p>2539.2380952380954</text:p>
          </table:table-cell>
          <table:table-cell office:value-type="string">
            <text:p>118278.46031746031</text:p>
          </table:table-cell>
          <table:table-cell/>
        </table:table-row>
        <table:table-row table:style-name="ro2">
          <table:table-cell office:value-type="string">
            <text:p>1.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9751247188948541</text:p>
          </table:table-cell>
          <table:table-cell office:value-type="string">
            <text:p>0.9799192553512758</text:p>
          </table:table-cell>
          <table:table-cell office:value-type="string">
            <text:p>0.9703304552809965</text:p>
          </table:table-cell>
          <table:table-cell office:value-type="string">
            <text:p>0.020081017491288343</text:p>
          </table:table-cell>
          <table:table-cell office:value-type="string">
            <text:p>0.0193429007705148</text:p>
          </table:table-cell>
          <table:table-cell office:value-type="string">
            <text:p>35.26984126984127</text:p>
          </table:table-cell>
          <table:table-cell office:value-type="string">
            <text:p>0.6825396825396826</text:p>
          </table:table-cell>
          <table:table-cell office:value-type="string">
            <text:p>2426.15873015873</text:p>
          </table:table-cell>
          <table:table-cell office:value-type="string">
            <text:p>118391.53968253969</text:p>
          </table:table-cell>
          <table:table-cell/>
        </table:table-row>
        <table:table-row table:style-name="ro2">
          <table:table-cell office:value-type="string">
            <text:p>1.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974872356123488</text:p>
          </table:table-cell>
          <table:table-cell office:value-type="string">
            <text:p>0.9728355729119246</text:p>
          </table:table-cell>
          <table:table-cell office:value-type="string">
            <text:p>0.9769125569214989</text:p>
          </table:table-cell>
          <table:table-cell office:value-type="string">
            <text:p>0.027167844674522795</text:p>
          </table:table-cell>
          <table:table-cell office:value-type="string">
            <text:p>0.013898020273551708</text:p>
          </table:table-cell>
          <table:table-cell office:value-type="string">
            <text:p>35.3968253968254</text:p>
          </table:table-cell>
          <table:table-cell office:value-type="string">
            <text:p>0.5555555555555556</text:p>
          </table:table-cell>
          <table:table-cell office:value-type="string">
            <text:p>3282.3492063492063</text:p>
          </table:table-cell>
          <table:table-cell office:value-type="string">
            <text:p>117535.3492063492</text:p>
          </table:table-cell>
          <table:table-cell/>
        </table:table-row>
        <table:table-row table:style-name="ro2">
          <table:table-cell office:value-type="string">
            <text:p>1.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9743111210865494</text:p>
          </table:table-cell>
          <table:table-cell office:value-type="string">
            <text:p>0.9646932118334879</text:p>
          </table:table-cell>
          <table:table-cell office:value-type="string">
            <text:p>0.9839368536283237</text:p>
          </table:table-cell>
          <table:table-cell office:value-type="string">
            <text:p>0.035314611455225034</text:p>
          </table:table-cell>
          <table:table-cell office:value-type="string">
            <text:p>0.01071561323060911</text:p>
          </table:table-cell>
          <table:table-cell office:value-type="string">
            <text:p>35.63492063492063</text:p>
          </table:table-cell>
          <table:table-cell office:value-type="string">
            <text:p>0.31746031746031744</text:p>
          </table:table-cell>
          <table:table-cell office:value-type="string">
            <text:p>4266.603174603175</text:p>
          </table:table-cell>
          <table:table-cell office:value-type="string">
            <text:p>116551.09523809524</text:p>
          </table:table-cell>
          <table:table-cell/>
        </table:table-row>
        <table:table-row table:style-name="ro2">
          <table:table-cell office:value-type="string">
            <text:p>2.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9741600957630983</text:p>
          </table:table-cell>
          <table:table-cell office:value-type="string">
            <text:p>0.9892774400903511</text:p>
          </table:table-cell>
          <table:table-cell office:value-type="string">
            <text:p>0.9590364546032695</text:p>
          </table:table-cell>
          <table:table-cell office:value-type="string">
            <text:p>0.010716263077072925</text:p>
          </table:table-cell>
          <table:table-cell office:value-type="string">
            <text:p>0.03624408182134455</text:p>
          </table:table-cell>
          <table:table-cell office:value-type="string">
            <text:p>34.80952380952381</text:p>
          </table:table-cell>
          <table:table-cell office:value-type="string">
            <text:p>1.1428571428571428</text:p>
          </table:table-cell>
          <table:table-cell office:value-type="string">
            <text:p>1294.7301587301588</text:p>
          </table:table-cell>
          <table:table-cell office:value-type="string">
            <text:p>119522.96825396825</text:p>
          </table:table-cell>
          <table:table-cell/>
        </table:table-row>
        <table:table-row table:style-name="ro2">
          <table:table-cell office:value-type="string">
            <text:p>1.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9739641433326403</text:p>
          </table:table-cell>
          <table:table-cell office:value-type="string">
            <text:p>0.9567031570953178</text:p>
          </table:table-cell>
          <table:table-cell office:value-type="string">
            <text:p>0.9912361098352266</text:p>
          </table:table-cell>
          <table:table-cell office:value-type="string">
            <text:p>0.04330782316994601</text:p>
          </table:table-cell>
          <table:table-cell office:value-type="string">
            <text:p>0.008387502829898924</text:p>
          </table:table-cell>
          <table:table-cell office:value-type="string">
            <text:p>35.73015873015873</text:p>
          </table:table-cell>
          <table:table-cell office:value-type="string">
            <text:p>0.2222222222222222</text:p>
          </table:table-cell>
          <table:table-cell office:value-type="string">
            <text:p>5232.3015873015875</text:p>
          </table:table-cell>
          <table:table-cell office:value-type="string">
            <text:p>115585.39682539682</text:p>
          </table:table-cell>
          <table:table-cell/>
        </table:table-row>
        <table:table-row table:style-name="ro2">
          <table:table-cell office:value-type="string">
            <text:p>1.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9737612662360859</text:p>
          </table:table-cell>
          <table:table-cell office:value-type="string">
            <text:p>0.9911377966431603</text:p>
          </table:table-cell>
          <table:table-cell office:value-type="string">
            <text:p>0.9563766964955651</text:p>
          </table:table-cell>
          <table:table-cell office:value-type="string">
            <text:p>0.008854164023393226</text:p>
          </table:table-cell>
          <table:table-cell office:value-type="string">
            <text:p>0.04548309353815006</text:p>
          </table:table-cell>
          <table:table-cell office:value-type="string">
            <text:p>34.666666666666664</text:p>
          </table:table-cell>
          <table:table-cell office:value-type="string">
            <text:p>1.2857142857142858</text:p>
          </table:table-cell>
          <table:table-cell office:value-type="string">
            <text:p>1069.7619047619048</text:p>
          </table:table-cell>
          <table:table-cell office:value-type="string">
            <text:p>119747.93650793651</text:p>
          </table:table-cell>
          <table:table-cell/>
        </table:table-row>
        <table:table-row table:style-name="ro2">
          <table:table-cell office:value-type="string">
            <text:p>1.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9726268447278312</text:p>
          </table:table-cell>
          <table:table-cell office:value-type="string">
            <text:p>0.9882283963930797</text:p>
          </table:table-cell>
          <table:table-cell office:value-type="string">
            <text:p>0.957019044073092</text:p>
          </table:table-cell>
          <table:table-cell office:value-type="string">
            <text:p>0.011765354617429455</text:p>
          </table:table-cell>
          <table:table-cell office:value-type="string">
            <text:p>0.03343566216646149</text:p>
          </table:table-cell>
          <table:table-cell office:value-type="string">
            <text:p>34.77777777777778</text:p>
          </table:table-cell>
          <table:table-cell office:value-type="string">
            <text:p>1.1746031746031746</text:p>
          </table:table-cell>
          <table:table-cell office:value-type="string">
            <text:p>1421.4761904761904</text:p>
          </table:table-cell>
          <table:table-cell office:value-type="string">
            <text:p>119396.22222222222</text:p>
          </table:table-cell>
          <table:table-cell/>
        </table:table-row>
        <table:table-row table:style-name="ro2">
          <table:table-cell office:value-type="string">
            <text:p>1.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9719820127444732</text:p>
          </table:table-cell>
          <table:table-cell office:value-type="string">
            <text:p>0.9543035287654479</text:p>
          </table:table-cell>
          <table:table-cell office:value-type="string">
            <text:p>0.989671909853665</text:p>
          </table:table-cell>
          <table:table-cell office:value-type="string">
            <text:p>0.04570788436471872</text:p>
          </table:table-cell>
          <table:table-cell office:value-type="string">
            <text:p>0.007985005880057714</text:p>
          </table:table-cell>
          <table:table-cell office:value-type="string">
            <text:p>35.698412698412696</text:p>
          </table:table-cell>
          <table:table-cell office:value-type="string">
            <text:p>0.25396825396825395</text:p>
          </table:table-cell>
          <table:table-cell office:value-type="string">
            <text:p>5522.285714285715</text:p>
          </table:table-cell>
          <table:table-cell office:value-type="string">
            <text:p>115295.41269841269</text:p>
          </table:table-cell>
          <table:table-cell/>
        </table:table-row>
        <table:table-row table:style-name="ro2">
          <table:table-cell office:value-type="string">
            <text:p>1.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9715727146024052</text:p>
          </table:table-cell>
          <table:table-cell office:value-type="string">
            <text:p>0.9548559039453989</text:p>
          </table:table-cell>
          <table:table-cell office:value-type="string">
            <text:p>0.9883005569430868</text:p>
          </table:table-cell>
          <table:table-cell office:value-type="string">
            <text:p>0.04515512773827637</text:p>
          </table:table-cell>
          <table:table-cell office:value-type="string">
            <text:p>0.008282355805226444</text:p>
          </table:table-cell>
          <table:table-cell office:value-type="string">
            <text:p>35.682539682539684</text:p>
          </table:table-cell>
          <table:table-cell office:value-type="string">
            <text:p>0.2698412698412698</text:p>
          </table:table-cell>
          <table:table-cell office:value-type="string">
            <text:p>5455.555555555556</text:p>
          </table:table-cell>
          <table:table-cell office:value-type="string">
            <text:p>115362.14285714286</text:p>
          </table:table-cell>
          <table:table-cell/>
        </table:table-row>
        <table:table-row table:style-name="ro2">
          <table:table-cell office:value-type="string">
            <text:p>1.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9708525943847274</text:p>
          </table:table-cell>
          <table:table-cell office:value-type="string">
            <text:p>0.9536864836311832</text:p>
          </table:table-cell>
          <table:table-cell office:value-type="string">
            <text:p>0.9880304208797857</text:p>
          </table:table-cell>
          <table:table-cell office:value-type="string">
            <text:p>0.0463252321103309</text:p>
          </table:table-cell>
          <table:table-cell office:value-type="string">
            <text:p>0.008139802714132078</text:p>
          </table:table-cell>
          <table:table-cell office:value-type="string">
            <text:p>35.714285714285715</text:p>
          </table:table-cell>
          <table:table-cell office:value-type="string">
            <text:p>0.23809523809523808</text:p>
          </table:table-cell>
          <table:table-cell office:value-type="string">
            <text:p>5596.873015873016</text:p>
          </table:table-cell>
          <table:table-cell office:value-type="string">
            <text:p>115220.8253968254</text:p>
          </table:table-cell>
          <table:table-cell/>
        </table:table-row>
        <table:table-row table:style-name="ro2">
          <table:table-cell office:value-type="string">
            <text:p>1.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9703503512325911</text:p>
          </table:table-cell>
          <table:table-cell office:value-type="string">
            <text:p>0.9508747489109802</text:p>
          </table:table-cell>
          <table:table-cell office:value-type="string">
            <text:p>0.9898386519476065</text:p>
          </table:table-cell>
          <table:table-cell office:value-type="string">
            <text:p>0.04913794948242422</text:p>
          </table:table-cell>
          <table:table-cell office:value-type="string">
            <text:p>0.0075476397529442235</text:p>
          </table:table-cell>
          <table:table-cell office:value-type="string">
            <text:p>35.73015873015873</text:p>
          </table:table-cell>
          <table:table-cell office:value-type="string">
            <text:p>0.2222222222222222</text:p>
          </table:table-cell>
          <table:table-cell office:value-type="string">
            <text:p>5936.68253968254</text:p>
          </table:table-cell>
          <table:table-cell office:value-type="string">
            <text:p>114881.01587301587</text:p>
          </table:table-cell>
          <table:table-cell/>
        </table:table-row>
        <table:table-row table:style-name="ro2">
          <table:table-cell office:value-type="string">
            <text:p>2.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9700280880554355</text:p>
          </table:table-cell>
          <table:table-cell office:value-type="string">
            <text:p>0.9930040239472089</text:p>
          </table:table-cell>
          <table:table-cell office:value-type="string">
            <text:p>0.9470409297640597</text:p>
          </table:table-cell>
          <table:table-cell office:value-type="string">
            <text:p>0.006984753653188634</text:p>
          </table:table-cell>
          <table:table-cell office:value-type="string">
            <text:p>0.05727092479455717</text:p>
          </table:table-cell>
          <table:table-cell office:value-type="string">
            <text:p>34.34920634920635</text:p>
          </table:table-cell>
          <table:table-cell office:value-type="string">
            <text:p>1.6031746031746033</text:p>
          </table:table-cell>
          <table:table-cell office:value-type="string">
            <text:p>843.9047619047619</text:p>
          </table:table-cell>
          <table:table-cell office:value-type="string">
            <text:p>119973.79365079365</text:p>
          </table:table-cell>
          <table:table-cell/>
        </table:table-row>
        <table:table-row table:style-name="ro2">
          <table:table-cell office:value-type="string">
            <text:p>1.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9684608469734287</text:p>
          </table:table-cell>
          <table:table-cell office:value-type="string">
            <text:p>0.9767307847840953</text:p>
          </table:table-cell>
          <table:table-cell office:value-type="string">
            <text:p>0.9601885520497517</text:p>
          </table:table-cell>
          <table:table-cell office:value-type="string">
            <text:p>0.023266858102894267</text:p>
          </table:table-cell>
          <table:table-cell office:value-type="string">
            <text:p>0.01716837305233635</text:p>
          </table:table-cell>
          <table:table-cell office:value-type="string">
            <text:p>34.84126984126984</text:p>
          </table:table-cell>
          <table:table-cell office:value-type="string">
            <text:p>1.1111111111111112</text:p>
          </table:table-cell>
          <table:table-cell office:value-type="string">
            <text:p>2811.063492063492</text:p>
          </table:table-cell>
          <table:table-cell office:value-type="string">
            <text:p>118006.63492063493</text:p>
          </table:table-cell>
          <table:table-cell/>
        </table:table-row>
        <table:table-row table:style-name="ro2">
          <table:table-cell office:value-type="string">
            <text:p>1.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9683669976002584</text:p>
          </table:table-cell>
          <table:table-cell office:value-type="string">
            <text:p>0.9907467800929868</text:p>
          </table:table-cell>
          <table:table-cell office:value-type="string">
            <text:p>0.945977058198013</text:p>
          </table:table-cell>
          <table:table-cell office:value-type="string">
            <text:p>0.009243062997496315</text:p>
          </table:table-cell>
          <table:table-cell office:value-type="string">
            <text:p>0.042870020424217066</text:p>
          </table:table-cell>
          <table:table-cell office:value-type="string">
            <text:p>34.3968253968254</text:p>
          </table:table-cell>
          <table:table-cell office:value-type="string">
            <text:p>1.5555555555555556</text:p>
          </table:table-cell>
          <table:table-cell office:value-type="string">
            <text:p>1116.7460317460318</text:p>
          </table:table-cell>
          <table:table-cell office:value-type="string">
            <text:p>119700.95238095238</text:p>
          </table:table-cell>
          <table:table-cell/>
        </table:table-row>
        <table:table-row table:style-name="ro2">
          <table:table-cell office:value-type="string">
            <text:p>1.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9682438837301264</text:p>
          </table:table-cell>
          <table:table-cell office:value-type="string">
            <text:p>0.9697285742075016</text:p>
          </table:table-cell>
          <table:table-cell office:value-type="string">
            <text:p>0.9667612132210605</text:p>
          </table:table-cell>
          <table:table-cell office:value-type="string">
            <text:p>0.03027344576080761</text:p>
          </table:table-cell>
          <table:table-cell office:value-type="string">
            <text:p>0.01288779030005524</text:p>
          </table:table-cell>
          <table:table-cell office:value-type="string">
            <text:p>35.111111111111114</text:p>
          </table:table-cell>
          <table:table-cell office:value-type="string">
            <text:p>0.8412698412698413</text:p>
          </table:table-cell>
          <table:table-cell office:value-type="string">
            <text:p>3657.5396825396824</text:p>
          </table:table-cell>
          <table:table-cell office:value-type="string">
            <text:p>117160.15873015873</text:p>
          </table:table-cell>
          <table:table-cell/>
        </table:table-row>
        <table:table-row table:style-name="ro2">
          <table:table-cell office:value-type="string">
            <text:p>1.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9682101545416937</text:p>
          </table:table-cell>
          <table:table-cell office:value-type="string">
            <text:p>0.9442503801250788</text:p>
          </table:table-cell>
          <table:table-cell office:value-type="string">
            <text:p>0.9921849513501056</text:p>
          </table:table-cell>
          <table:table-cell office:value-type="string">
            <text:p>0.05576464226671837</text:p>
          </table:table-cell>
          <table:table-cell office:value-type="string">
            <text:p>0.0064496894122067355</text:p>
          </table:table-cell>
          <table:table-cell office:value-type="string">
            <text:p>35.77777777777778</text:p>
          </table:table-cell>
          <table:table-cell office:value-type="string">
            <text:p>0.1746031746031746</text:p>
          </table:table-cell>
          <table:table-cell office:value-type="string">
            <text:p>6737.31746031746</text:p>
          </table:table-cell>
          <table:table-cell office:value-type="string">
            <text:p>114080.38095238095</text:p>
          </table:table-cell>
          <table:table-cell/>
        </table:table-row>
        <table:table-row table:style-name="ro2">
          <table:table-cell office:value-type="string">
            <text:p>1.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9671062099484211</text:p>
          </table:table-cell>
          <table:table-cell office:value-type="string">
            <text:p>0.9823214224384158</text:p>
          </table:table-cell>
          <table:table-cell office:value-type="string">
            <text:p>0.9518844930927483</text:p>
          </table:table-cell>
          <table:table-cell office:value-type="string">
            <text:p>0.017672073195906163</text:p>
          </table:table-cell>
          <table:table-cell office:value-type="string">
            <text:p>0.022164429251927728</text:p>
          </table:table-cell>
          <table:table-cell office:value-type="string">
            <text:p>34.53968253968254</text:p>
          </table:table-cell>
          <table:table-cell office:value-type="string">
            <text:p>1.4126984126984128</text:p>
          </table:table-cell>
          <table:table-cell office:value-type="string">
            <text:p>2135.126984126984</text:p>
          </table:table-cell>
          <table:table-cell office:value-type="string">
            <text:p>118682.57142857143</text:p>
          </table:table-cell>
          <table:table-cell/>
        </table:table-row>
        <table:table-row table:style-name="ro2">
          <table:table-cell office:value-type="string">
            <text:p>1.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9669697129308517</text:p>
          </table:table-cell>
          <table:table-cell office:value-type="string">
            <text:p>0.9683643783684107</text:p>
          </table:table-cell>
          <table:table-cell office:value-type="string">
            <text:p>0.9655766021921898</text:p>
          </table:table-cell>
          <table:table-cell office:value-type="string">
            <text:p>0.031637176330486315</text:p>
          </table:table-cell>
          <table:table-cell office:value-type="string">
            <text:p>0.012936393269028354</text:p>
          </table:table-cell>
          <table:table-cell office:value-type="string">
            <text:p>35.01587301587302</text:p>
          </table:table-cell>
          <table:table-cell office:value-type="string">
            <text:p>0.9365079365079365</text:p>
          </table:table-cell>
          <table:table-cell office:value-type="string">
            <text:p>3822.3333333333335</text:p>
          </table:table-cell>
          <table:table-cell office:value-type="string">
            <text:p>116995.36507936507</text:p>
          </table:table-cell>
          <table:table-cell/>
        </table:table-row>
        <table:table-row table:style-name="ro2">
          <table:table-cell office:value-type="string">
            <text:p>1.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9669676625644231</text:p>
          </table:table-cell>
          <table:table-cell office:value-type="string">
            <text:p>0.9771476330999027</text:p>
          </table:table-cell>
          <table:table-cell office:value-type="string">
            <text:p>0.9567844312692935</text:p>
          </table:table-cell>
          <table:table-cell office:value-type="string">
            <text:p>0.022849106140447224</text:p>
          </table:table-cell>
          <table:table-cell office:value-type="string">
            <text:p>0.01791637283524194</text:p>
          </table:table-cell>
          <table:table-cell office:value-type="string">
            <text:p>34.74603174603175</text:p>
          </table:table-cell>
          <table:table-cell office:value-type="string">
            <text:p>1.2063492063492063</text:p>
          </table:table-cell>
          <table:table-cell office:value-type="string">
            <text:p>2760.5873015873017</text:p>
          </table:table-cell>
          <table:table-cell office:value-type="string">
            <text:p>118057.11111111111</text:p>
          </table:table-cell>
          <table:table-cell/>
        </table:table-row>
        <table:table-row table:style-name="ro2">
          <table:table-cell office:value-type="string">
            <text:p>1.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96551003541183</text:p>
          </table:table-cell>
          <table:table-cell office:value-type="string">
            <text:p>0.9384230887268482</text:p>
          </table:table-cell>
          <table:table-cell office:value-type="string">
            <text:p>0.9926139517791062</text:p>
          </table:table-cell>
          <table:table-cell office:value-type="string">
            <text:p>0.06159388095544622</text:p>
          </table:table-cell>
          <table:table-cell office:value-type="string">
            <text:p>0.005816345320932566</text:p>
          </table:table-cell>
          <table:table-cell office:value-type="string">
            <text:p>35.79365079365079</text:p>
          </table:table-cell>
          <table:table-cell office:value-type="string">
            <text:p>0.15873015873015872</text:p>
          </table:table-cell>
          <table:table-cell office:value-type="string">
            <text:p>7441.523809523809</text:p>
          </table:table-cell>
          <table:table-cell office:value-type="string">
            <text:p>113376.1746031746</text:p>
          </table:table-cell>
          <table:table-cell/>
        </table:table-row>
        <table:table-row table:style-name="ro2">
          <table:table-cell office:value-type="string">
            <text:p>1.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9653834006654214</text:p>
          </table:table-cell>
          <table:table-cell office:value-type="string">
            <text:p>0.936905936593915</text:p>
          </table:table-cell>
          <table:table-cell office:value-type="string">
            <text:p>0.9938783740961599</text:p>
          </table:table-cell>
          <table:table-cell office:value-type="string">
            <text:p>0.06311157276531698</text:p>
          </table:table-cell>
          <table:table-cell office:value-type="string">
            <text:p>0.005756668089249876</text:p>
          </table:table-cell>
          <table:table-cell office:value-type="string">
            <text:p>35.82539682539682</text:p>
          </table:table-cell>
          <table:table-cell office:value-type="string">
            <text:p>0.12698412698412698</text:p>
          </table:table-cell>
          <table:table-cell office:value-type="string">
            <text:p>7624.984126984127</text:p>
          </table:table-cell>
          <table:table-cell office:value-type="string">
            <text:p>113192.71428571429</text:p>
          </table:table-cell>
          <table:table-cell/>
        </table:table-row>
        <table:table-row table:style-name="ro2">
          <table:table-cell office:value-type="string">
            <text:p>1.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9652522486669355</text:p>
          </table:table-cell>
          <table:table-cell office:value-type="string">
            <text:p>0.9390114656078925</text:p>
          </table:table-cell>
          <table:table-cell office:value-type="string">
            <text:p>0.9915094957237134</text:p>
          </table:table-cell>
          <table:table-cell office:value-type="string">
            <text:p>0.06100499838984257</text:p>
          </table:table-cell>
          <table:table-cell office:value-type="string">
            <text:p>0.006143071594376251</text:p>
          </table:table-cell>
          <table:table-cell office:value-type="string">
            <text:p>35.76190476190476</text:p>
          </table:table-cell>
          <table:table-cell office:value-type="string">
            <text:p>0.19047619047619047</text:p>
          </table:table-cell>
          <table:table-cell office:value-type="string">
            <text:p>7370.412698412699</text:p>
          </table:table-cell>
          <table:table-cell office:value-type="string">
            <text:p>113447.28571428571</text:p>
          </table:table-cell>
          <table:table-cell/>
        </table:table-row>
        <table:table-row table:style-name="ro2">
          <table:table-cell office:value-type="string">
            <text:p>1.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9651343637409593</text:p>
          </table:table-cell>
          <table:table-cell office:value-type="string">
            <text:p>0.9599031449092795</text:p>
          </table:table-cell>
          <table:table-cell office:value-type="string">
            <text:p>0.9703716452171826</text:p>
          </table:table-cell>
          <table:table-cell office:value-type="string">
            <text:p>0.04010291773526413</text:p>
          </table:table-cell>
          <table:table-cell office:value-type="string">
            <text:p>0.009514217375741412</text:p>
          </table:table-cell>
          <table:table-cell office:value-type="string">
            <text:p>35.25396825396825</text:p>
          </table:table-cell>
          <table:table-cell office:value-type="string">
            <text:p>0.6984126984126984</text:p>
          </table:table-cell>
          <table:table-cell office:value-type="string">
            <text:p>4845.126984126984</text:p>
          </table:table-cell>
          <table:table-cell office:value-type="string">
            <text:p>115972.57142857143</text:p>
          </table:table-cell>
          <table:table-cell/>
        </table:table-row>
        <table:table-row table:style-name="ro2">
          <table:table-cell office:value-type="string">
            <text:p>1.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9649242648840658</text:p>
          </table:table-cell>
          <table:table-cell office:value-type="string">
            <text:p>0.9373846448477526</text:p>
          </table:table-cell>
          <table:table-cell office:value-type="string">
            <text:p>0.9924812030075189</text:p>
          </table:table-cell>
          <table:table-cell office:value-type="string">
            <text:p>0.06263267323938729</text:p>
          </table:table-cell>
          <table:table-cell office:value-type="string">
            <text:p>0.005917231087325937</text:p>
          </table:table-cell>
          <table:table-cell office:value-type="string">
            <text:p>35.80952380952381</text:p>
          </table:table-cell>
          <table:table-cell office:value-type="string">
            <text:p>0.14285714285714285</text:p>
          </table:table-cell>
          <table:table-cell office:value-type="string">
            <text:p>7567.0952380952385</text:p>
          </table:table-cell>
          <table:table-cell office:value-type="string">
            <text:p>113250.60317460318</text:p>
          </table:table-cell>
          <table:table-cell/>
        </table:table-row>
        <table:table-row table:style-name="ro2">
          <table:table-cell office:value-type="string">
            <text:p>1.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9637827439158884</text:p>
          </table:table-cell>
          <table:table-cell office:value-type="string">
            <text:p>0.9564198906831011</text:p>
          </table:table-cell>
          <table:table-cell office:value-type="string">
            <text:p>0.9711526272712075</text:p>
          </table:table-cell>
          <table:table-cell office:value-type="string">
            <text:p>0.04358713943943072</text:p>
          </table:table-cell>
          <table:table-cell office:value-type="string">
            <text:p>0.009273595308398492</text:p>
          </table:table-cell>
          <table:table-cell office:value-type="string">
            <text:p>35.25396825396825</text:p>
          </table:table-cell>
          <table:table-cell office:value-type="string">
            <text:p>0.6984126984126984</text:p>
          </table:table-cell>
          <table:table-cell office:value-type="string">
            <text:p>5266.111111111111</text:p>
          </table:table-cell>
          <table:table-cell office:value-type="string">
            <text:p>115551.58730158731</text:p>
          </table:table-cell>
          <table:table-cell/>
        </table:table-row>
        <table:table-row table:style-name="ro2">
          <table:table-cell office:value-type="string">
            <text:p>2.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9636599198426294</text:p>
          </table:table-cell>
          <table:table-cell office:value-type="string">
            <text:p>0.9926848719963703</text:p>
          </table:table-cell>
          <table:table-cell office:value-type="string">
            <text:p>0.9346210817832961</text:p>
          </table:table-cell>
          <table:table-cell office:value-type="string">
            <text:p>0.00730124209803717</text:p>
          </table:table-cell>
          <table:table-cell office:value-type="string">
            <text:p>0.05237640134871869</text:p>
          </table:table-cell>
          <table:table-cell office:value-type="string">
            <text:p>34.01587301587302</text:p>
          </table:table-cell>
          <table:table-cell office:value-type="string">
            <text:p>1.9365079365079365</text:p>
          </table:table-cell>
          <table:table-cell office:value-type="string">
            <text:p>882.1428571428571</text:p>
          </table:table-cell>
          <table:table-cell office:value-type="string">
            <text:p>119935.55555555556</text:p>
          </table:table-cell>
          <table:table-cell/>
        </table:table-row>
        <table:table-row table:style-name="ro2">
          <table:table-cell office:value-type="string">
            <text:p>1.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9633739727737491</text:p>
          </table:table-cell>
          <table:table-cell office:value-type="string">
            <text:p>0.9861714771376277</text:p>
          </table:table-cell>
          <table:table-cell office:value-type="string">
            <text:p>0.9405656837791816</text:p>
          </table:table-cell>
          <table:table-cell office:value-type="string">
            <text:p>0.01381773823168342</text:p>
          </table:table-cell>
          <table:table-cell office:value-type="string">
            <text:p>0.02969168761324306</text:p>
          </table:table-cell>
          <table:table-cell office:value-type="string">
            <text:p>34.15873015873016</text:p>
          </table:table-cell>
          <table:table-cell office:value-type="string">
            <text:p>1.7936507936507937</text:p>
          </table:table-cell>
          <table:table-cell office:value-type="string">
            <text:p>1669.4444444444443</text:p>
          </table:table-cell>
          <table:table-cell office:value-type="string">
            <text:p>119148.25396825396</text:p>
          </table:table-cell>
          <table:table-cell/>
        </table:table-row>
        <table:table-row table:style-name="ro2">
          <table:table-cell office:value-type="string">
            <text:p>1.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9632397987610835</text:p>
          </table:table-cell>
          <table:table-cell office:value-type="string">
            <text:p>0.947716288152367</text:p>
          </table:table-cell>
          <table:table-cell office:value-type="string">
            <text:p>0.9787748760342065</text:p>
          </table:table-cell>
          <table:table-cell office:value-type="string">
            <text:p>0.05229527851203948</text:p>
          </table:table-cell>
          <table:table-cell office:value-type="string">
            <text:p>0.007090433604705461</text:p>
          </table:table-cell>
          <table:table-cell office:value-type="string">
            <text:p>35.476190476190474</text:p>
          </table:table-cell>
          <table:table-cell office:value-type="string">
            <text:p>0.47619047619047616</text:p>
          </table:table-cell>
          <table:table-cell office:value-type="string">
            <text:p>6318.126984126984</text:p>
          </table:table-cell>
          <table:table-cell office:value-type="string">
            <text:p>114499.57142857143</text:p>
          </table:table-cell>
          <table:table-cell/>
        </table:table-row>
        <table:table-row table:style-name="ro2">
          <table:table-cell office:value-type="string">
            <text:p>1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9628065998164561</text:p>
          </table:table-cell>
          <table:table-cell office:value-type="string">
            <text:p>0.9831290109430763</text:p>
          </table:table-cell>
          <table:table-cell office:value-type="string">
            <text:p>0.9424752284619686</text:p>
          </table:table-cell>
          <table:table-cell office:value-type="string">
            <text:p>0.016862028829056467</text:p>
          </table:table-cell>
          <table:table-cell office:value-type="string">
            <text:p>0.024194088399488875</text:p>
          </table:table-cell>
          <table:table-cell office:value-type="string">
            <text:p>34.26984126984127</text:p>
          </table:table-cell>
          <table:table-cell office:value-type="string">
            <text:p>1.6825396825396826</text:p>
          </table:table-cell>
          <table:table-cell office:value-type="string">
            <text:p>2037.2380952380952</text:p>
          </table:table-cell>
          <table:table-cell office:value-type="string">
            <text:p>118780.46031746031</text:p>
          </table:table-cell>
          <table:table-cell/>
        </table:table-row>
        <table:table-row table:style-name="ro2">
          <table:table-cell office:value-type="string">
            <text:p>1.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9606248613871861</text:p>
          </table:table-cell>
          <table:table-cell office:value-type="string">
            <text:p>0.9267119478087561</text:p>
          </table:table-cell>
          <table:table-cell office:value-type="string">
            <text:p>0.9945584682426788</text:p>
          </table:table-cell>
          <table:table-cell office:value-type="string">
            <text:p>0.07330874546830668</text:p>
          </table:table-cell>
          <table:table-cell office:value-type="string">
            <text:p>0.004792047680569374</text:p>
          </table:table-cell>
          <table:table-cell office:value-type="string">
            <text:p>35.84126984126984</text:p>
          </table:table-cell>
          <table:table-cell office:value-type="string">
            <text:p>0.1111111111111111</text:p>
          </table:table-cell>
          <table:table-cell office:value-type="string">
            <text:p>8856.936507936507</text:p>
          </table:table-cell>
          <table:table-cell office:value-type="string">
            <text:p>111960.76190476191</text:p>
          </table:table-cell>
          <table:table-cell/>
        </table:table-row>
        <table:table-row table:style-name="ro2"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60553640426598</text:p>
          </table:table-cell>
          <table:table-cell office:value-type="string">
            <text:p>0.9678728658970999</text:p>
          </table:table-cell>
          <table:table-cell office:value-type="string">
            <text:p>0.9532324284183494</text:p>
          </table:table-cell>
          <table:table-cell office:value-type="string">
            <text:p>0.03212514756515351</text:p>
          </table:table-cell>
          <table:table-cell office:value-type="string">
            <text:p>0.012175442075054626</text:p>
          </table:table-cell>
          <table:table-cell office:value-type="string">
            <text:p>34.57142857142857</text:p>
          </table:table-cell>
          <table:table-cell office:value-type="string">
            <text:p>1.380952380952381</text:p>
          </table:table-cell>
          <table:table-cell office:value-type="string">
            <text:p>3881.285714285714</text:p>
          </table:table-cell>
          <table:table-cell office:value-type="string">
            <text:p>116936.41269841269</text:p>
          </table:table-cell>
          <table:table-cell/>
        </table:table-row>
        <table:table-row table:style-name="ro2">
          <table:table-cell office:value-type="string">
            <text:p>1.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596783973404377</text:p>
          </table:table-cell>
          <table:table-cell office:value-type="string">
            <text:p>0.9767658740179881</text:p>
          </table:table-cell>
          <table:table-cell office:value-type="string">
            <text:p>0.9425830494297363</text:p>
          </table:table-cell>
          <table:table-cell office:value-type="string">
            <text:p>0.023226254748860926</text:p>
          </table:table-cell>
          <table:table-cell office:value-type="string">
            <text:p>0.017060480662599065</text:p>
          </table:table-cell>
          <table:table-cell office:value-type="string">
            <text:p>34.17460317460318</text:p>
          </table:table-cell>
          <table:table-cell office:value-type="string">
            <text:p>1.7777777777777777</text:p>
          </table:table-cell>
          <table:table-cell office:value-type="string">
            <text:p>2806.1428571428573</text:p>
          </table:table-cell>
          <table:table-cell office:value-type="string">
            <text:p>118011.55555555556</text:p>
          </table:table-cell>
          <table:table-cell/>
        </table:table-row>
        <table:table-row table:style-name="ro2">
          <table:table-cell office:value-type="string">
            <text:p>1.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9585823202997239</text:p>
          </table:table-cell>
          <table:table-cell office:value-type="string">
            <text:p>0.9873697504991207</text:p>
          </table:table-cell>
          <table:table-cell office:value-type="string">
            <text:p>0.9297807628878239</text:p>
          </table:table-cell>
          <table:table-cell office:value-type="string">
            <text:p>0.012616122288376146</text:p>
          </table:table-cell>
          <table:table-cell office:value-type="string">
            <text:p>0.032811200800381864</text:p>
          </table:table-cell>
          <table:table-cell office:value-type="string">
            <text:p>33.79365079365079</text:p>
          </table:table-cell>
          <table:table-cell office:value-type="string">
            <text:p>2.1587301587301586</text:p>
          </table:table-cell>
          <table:table-cell office:value-type="string">
            <text:p>1524.2539682539682</text:p>
          </table:table-cell>
          <table:table-cell office:value-type="string">
            <text:p>119293.44444444444</text:p>
          </table:table-cell>
          <table:table-cell/>
        </table:table-row>
        <table:table-row table:style-name="ro2">
          <table:table-cell office:value-type="string">
            <text:p>1.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583635293207553</text:p>
          </table:table-cell>
          <table:table-cell office:value-type="string">
            <text:p>0.9559219612237749</text:p>
          </table:table-cell>
          <table:table-cell office:value-type="string">
            <text:p>0.9608095983176462</text:p>
          </table:table-cell>
          <table:table-cell office:value-type="string">
            <text:p>0.04408253967613552</text:p>
          </table:table-cell>
          <table:table-cell office:value-type="string">
            <text:p>0.008704836209152765</text:p>
          </table:table-cell>
          <table:table-cell office:value-type="string">
            <text:p>34.93650793650794</text:p>
          </table:table-cell>
          <table:table-cell office:value-type="string">
            <text:p>1.0158730158730158</text:p>
          </table:table-cell>
          <table:table-cell office:value-type="string">
            <text:p>5325.984126984127</text:p>
          </table:table-cell>
          <table:table-cell office:value-type="string">
            <text:p>115491.71428571429</text:p>
          </table:table-cell>
          <table:table-cell/>
        </table:table-row>
        <table:table-row table:style-name="ro2">
          <table:table-cell office:value-type="string">
            <text:p>1.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57590508892902</text:p>
          </table:table-cell>
          <table:table-cell office:value-type="string">
            <text:p>0.9824583627153322</text:p>
          </table:table-cell>
          <table:table-cell office:value-type="string">
            <text:p>0.9327099356913064</text:p>
          </table:table-cell>
          <table:table-cell office:value-type="string">
            <text:p>0.01752891790550232</text:p>
          </table:table-cell>
          <table:table-cell office:value-type="string">
            <text:p>0.022377329943311427</text:p>
          </table:table-cell>
          <table:table-cell office:value-type="string">
            <text:p>33.79365079365079</text:p>
          </table:table-cell>
          <table:table-cell office:value-type="string">
            <text:p>2.1587301587301586</text:p>
          </table:table-cell>
          <table:table-cell office:value-type="string">
            <text:p>2117.8253968253966</text:p>
          </table:table-cell>
          <table:table-cell office:value-type="string">
            <text:p>118699.87301587302</text:p>
          </table:table-cell>
          <table:table-cell/>
        </table:table-row>
        <table:table-row table:style-name="ro2">
          <table:table-cell office:value-type="string">
            <text:p>1.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9575096458073634</text:p>
          </table:table-cell>
          <table:table-cell office:value-type="string">
            <text:p>0.9207567375768804</text:p>
          </table:table-cell>
          <table:table-cell office:value-type="string">
            <text:p>0.994284795555213</text:p>
          </table:table-cell>
          <table:table-cell office:value-type="string">
            <text:p>0.07926550394048615</text:p>
          </table:table-cell>
          <table:table-cell office:value-type="string">
            <text:p>0.004531870493988837</text:p>
          </table:table-cell>
          <table:table-cell office:value-type="string">
            <text:p>35.82539682539682</text:p>
          </table:table-cell>
          <table:table-cell office:value-type="string">
            <text:p>0.12698412698412698</text:p>
          </table:table-cell>
          <table:table-cell office:value-type="string">
            <text:p>9576.682539682539</text:p>
          </table:table-cell>
          <table:table-cell office:value-type="string">
            <text:p>111241.01587301587</text:p>
          </table:table-cell>
          <table:table-cell/>
        </table:table-row>
        <table:table-row table:style-name="ro2">
          <table:table-cell office:value-type="string">
            <text:p>1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9574495416991733</text:p>
          </table:table-cell>
          <table:table-cell office:value-type="string">
            <text:p>0.9174291609644025</text:p>
          </table:table-cell>
          <table:table-cell office:value-type="string">
            <text:p>0.9974937343358397</text:p>
          </table:table-cell>
          <table:table-cell office:value-type="string">
            <text:p>0.08259465093749299</text:p>
          </table:table-cell>
          <table:table-cell office:value-type="string">
            <text:p>0.004433001329729174</text:p>
          </table:table-cell>
          <table:table-cell office:value-type="string">
            <text:p>35.904761904761905</text:p>
          </table:table-cell>
          <table:table-cell office:value-type="string">
            <text:p>0.047619047619047616</text:p>
          </table:table-cell>
          <table:table-cell office:value-type="string">
            <text:p>9978.952380952382</text:p>
          </table:table-cell>
          <table:table-cell office:value-type="string">
            <text:p>110838.74603174604</text:p>
          </table:table-cell>
          <table:table-cell/>
        </table:table-row>
        <table:table-row table:style-name="ro2">
          <table:table-cell office:value-type="string">
            <text:p>1.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957428473527562</text:p>
          </table:table-cell>
          <table:table-cell office:value-type="string">
            <text:p>0.9302068225290582</text:p>
          </table:table-cell>
          <table:table-cell office:value-type="string">
            <text:p>0.9846679871904755</text:p>
          </table:table-cell>
          <table:table-cell office:value-type="string">
            <text:p>0.06981104013535147</text:p>
          </table:table-cell>
          <table:table-cell office:value-type="string">
            <text:p>0.0052072177866926556</text:p>
          </table:table-cell>
          <table:table-cell office:value-type="string">
            <text:p>35.61904761904762</text:p>
          </table:table-cell>
          <table:table-cell office:value-type="string">
            <text:p>0.3333333333333333</text:p>
          </table:table-cell>
          <table:table-cell office:value-type="string">
            <text:p>8434.333333333334</text:p>
          </table:table-cell>
          <table:table-cell office:value-type="string">
            <text:p>112383.36507936507</text:p>
          </table:table-cell>
          <table:table-cell/>
        </table:table-row>
        <table:table-row table:style-name="ro2">
          <table:table-cell office:value-type="string">
            <text:p>1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9570232336076314</text:p>
          </table:table-cell>
          <table:table-cell office:value-type="string">
            <text:p>0.9398609106853354</text:p>
          </table:table-cell>
          <table:table-cell office:value-type="string">
            <text:p>0.9741984605382508</text:p>
          </table:table-cell>
          <table:table-cell office:value-type="string">
            <text:p>0.06015199332298779</text:p>
          </table:table-cell>
          <table:table-cell office:value-type="string">
            <text:p>0.006437125515885305</text:p>
          </table:table-cell>
          <table:table-cell office:value-type="string">
            <text:p>35.38095238095238</text:p>
          </table:table-cell>
          <table:table-cell office:value-type="string">
            <text:p>0.5714285714285714</text:p>
          </table:table-cell>
          <table:table-cell office:value-type="string">
            <text:p>7267.460317460317</text:p>
          </table:table-cell>
          <table:table-cell office:value-type="string">
            <text:p>113550.23809523809</text:p>
          </table:table-cell>
          <table:table-cell/>
        </table:table-row>
        <table:table-row table:style-name="ro2">
          <table:table-cell office:value-type="string">
            <text:p>1.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9567500191898022</text:p>
          </table:table-cell>
          <table:table-cell office:value-type="string">
            <text:p>0.9891922717007884</text:p>
          </table:table-cell>
          <table:table-cell office:value-type="string">
            <text:p>0.924291384573314</text:p>
          </table:table-cell>
          <table:table-cell office:value-type="string">
            <text:p>0.010791346193709622</text:p>
          </table:table-cell>
          <table:table-cell office:value-type="string">
            <text:p>0.03661538425842397</text:p>
          </table:table-cell>
          <table:table-cell office:value-type="string">
            <text:p>33.58730158730159</text:p>
          </table:table-cell>
          <table:table-cell office:value-type="string">
            <text:p>2.365079365079365</text:p>
          </table:table-cell>
          <table:table-cell office:value-type="string">
            <text:p>1303.7936507936508</text:p>
          </table:table-cell>
          <table:table-cell office:value-type="string">
            <text:p>119513.90476190476</text:p>
          </table:table-cell>
          <table:table-cell/>
        </table:table-row>
        <table:table-row table:style-name="ro2">
          <table:table-cell office:value-type="string">
            <text:p>1.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9561793597190062</text:p>
          </table:table-cell>
          <table:table-cell office:value-type="string">
            <text:p>0.9165597829325884</text:p>
          </table:table-cell>
          <table:table-cell office:value-type="string">
            <text:p>0.9958228905597326</text:p>
          </table:table-cell>
          <table:table-cell office:value-type="string">
            <text:p>0.08346417112172007</text:p>
          </table:table-cell>
          <table:table-cell office:value-type="string">
            <text:p>0.004303044019279961</text:p>
          </table:table-cell>
          <table:table-cell office:value-type="string">
            <text:p>35.87301587301587</text:p>
          </table:table-cell>
          <table:table-cell office:value-type="string">
            <text:p>0.07936507936507936</text:p>
          </table:table-cell>
          <table:table-cell office:value-type="string">
            <text:p>10083.920634920634</text:p>
          </table:table-cell>
          <table:table-cell office:value-type="string">
            <text:p>110733.77777777778</text:p>
          </table:table-cell>
          <table:table-cell/>
        </table:table-row>
        <table:table-row table:style-name="ro2">
          <table:table-cell office:value-type="string">
            <text:p>1.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9554293045777233</text:p>
          </table:table-cell>
          <table:table-cell office:value-type="string">
            <text:p>0.915895251737964</text:p>
          </table:table-cell>
          <table:table-cell office:value-type="string">
            <text:p>0.9949874686716792</text:p>
          </table:table-cell>
          <table:table-cell office:value-type="string">
            <text:p>0.08412885951623235</text:p>
          </table:table-cell>
          <table:table-cell office:value-type="string">
            <text:p>0.004279989175141195</text:p>
          </table:table-cell>
          <table:table-cell office:value-type="string">
            <text:p>35.857142857142854</text:p>
          </table:table-cell>
          <table:table-cell office:value-type="string">
            <text:p>0.09523809523809523</text:p>
          </table:table-cell>
          <table:table-cell office:value-type="string">
            <text:p>10164.15873015873</text:p>
          </table:table-cell>
          <table:table-cell office:value-type="string">
            <text:p>110653.53968253969</text:p>
          </table:table-cell>
          <table:table-cell/>
        </table:table-row>
        <table:table-row table:style-name="ro2">
          <table:table-cell office:value-type="string">
            <text:p>1.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545108281261575</text:p>
          </table:table-cell>
          <table:table-cell office:value-type="string">
            <text:p>0.9394835840743131</text:p>
          </table:table-cell>
          <table:table-cell office:value-type="string">
            <text:p>0.9695493136561212</text:p>
          </table:table-cell>
          <table:table-cell office:value-type="string">
            <text:p>0.060527657403806216</text:p>
          </table:table-cell>
          <table:table-cell office:value-type="string">
            <text:p>0.006182086584257417</text:p>
          </table:table-cell>
          <table:table-cell office:value-type="string">
            <text:p>35.15873015873016</text:p>
          </table:table-cell>
          <table:table-cell office:value-type="string">
            <text:p>0.7936507936507936</text:p>
          </table:table-cell>
          <table:table-cell office:value-type="string">
            <text:p>7312.809523809524</text:p>
          </table:table-cell>
          <table:table-cell office:value-type="string">
            <text:p>113504.88888888889</text:p>
          </table:table-cell>
          <table:table-cell/>
        </table:table-row>
        <table:table-row table:style-name="ro2">
          <table:table-cell office:value-type="string">
            <text:p>2.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9526219255381652</text:p>
          </table:table-cell>
          <table:table-cell office:value-type="string">
            <text:p>0.9914484581273773</text:p>
          </table:table-cell>
          <table:table-cell office:value-type="string">
            <text:p>0.9137745031394917</text:p>
          </table:table-cell>
          <table:table-cell office:value-type="string">
            <text:p>0.00853065206316133</text:p>
          </table:table-cell>
          <table:table-cell office:value-type="string">
            <text:p>0.046625670076342246</text:p>
          </table:table-cell>
          <table:table-cell office:value-type="string">
            <text:p>33.12698412698413</text:p>
          </table:table-cell>
          <table:table-cell office:value-type="string">
            <text:p>2.8253968253968256</text:p>
          </table:table-cell>
          <table:table-cell office:value-type="string">
            <text:p>1030.6825396825398</text:p>
          </table:table-cell>
          <table:table-cell office:value-type="string">
            <text:p>119787.01587301587</text:p>
          </table:table-cell>
          <table:table-cell/>
        </table:table-row>
        <table:table-row table:style-name="ro2">
          <table:table-cell office:value-type="string">
            <text:p>1.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9513729436456445</text:p>
          </table:table-cell>
          <table:table-cell office:value-type="string">
            <text:p>0.904873485584693</text:p>
          </table:table-cell>
          <table:table-cell office:value-type="string">
            <text:p>0.9979001557948927</text:p>
          </table:table-cell>
          <table:table-cell office:value-type="string">
            <text:p>0.09515426850360369</text:p>
          </table:table-cell>
          <table:table-cell office:value-type="string">
            <text:p>0.003620894210970492</text:p>
          </table:table-cell>
          <table:table-cell office:value-type="string">
            <text:p>35.904761904761905</text:p>
          </table:table-cell>
          <table:table-cell office:value-type="string">
            <text:p>0.047619047619047616</text:p>
          </table:table-cell>
          <table:table-cell office:value-type="string">
            <text:p>11496.238095238095</text:p>
          </table:table-cell>
          <table:table-cell office:value-type="string">
            <text:p>109321.46031746031</text:p>
          </table:table-cell>
          <table:table-cell/>
        </table:table-row>
        <table:table-row table:style-name="ro2">
          <table:table-cell office:value-type="string">
            <text:p>1.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9510041854208187</text:p>
          </table:table-cell>
          <table:table-cell office:value-type="string">
            <text:p>0.9904561765594558</text:p>
          </table:table-cell>
          <table:table-cell office:value-type="string">
            <text:p>0.9115318551306518</text:p>
          </table:table-cell>
          <table:table-cell office:value-type="string">
            <text:p>0.009523484289014401</text:p>
          </table:table-cell>
          <table:table-cell office:value-type="string">
            <text:p>0.042652312333228255</text:p>
          </table:table-cell>
          <table:table-cell office:value-type="string">
            <text:p>33.15873015873016</text:p>
          </table:table-cell>
          <table:table-cell office:value-type="string">
            <text:p>2.7936507936507935</text:p>
          </table:table-cell>
          <table:table-cell office:value-type="string">
            <text:p>1150.6349206349207</text:p>
          </table:table-cell>
          <table:table-cell office:value-type="string">
            <text:p>119667.06349206349</text:p>
          </table:table-cell>
          <table:table-cell/>
        </table:table-row>
        <table:table-row table:style-name="ro2">
          <table:table-cell office:value-type="string">
            <text:p>1.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9499136590532282</text:p>
          </table:table-cell>
          <table:table-cell office:value-type="string">
            <text:p>0.9182483582348592</text:p>
          </table:table-cell>
          <table:table-cell office:value-type="string">
            <text:p>0.9815999723257274</text:p>
          </table:table-cell>
          <table:table-cell office:value-type="string">
            <text:p>0.08177265421927085</text:p>
          </table:table-cell>
          <table:table-cell office:value-type="string">
            <text:p>0.004478217466096273</text:p>
          </table:table-cell>
          <table:table-cell office:value-type="string">
            <text:p>35.57142857142857</text:p>
          </table:table-cell>
          <table:table-cell office:value-type="string">
            <text:p>0.38095238095238093</text:p>
          </table:table-cell>
          <table:table-cell office:value-type="string">
            <text:p>9879.507936507936</text:p>
          </table:table-cell>
          <table:table-cell office:value-type="string">
            <text:p>110938.19047619047</text:p>
          </table:table-cell>
          <table:table-cell/>
        </table:table-row>
        <table:table-row table:style-name="ro2">
          <table:table-cell office:value-type="string">
            <text:p>1.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493145262333911</text:p>
          </table:table-cell>
          <table:table-cell office:value-type="string">
            <text:p>0.9870257160561591</text:p>
          </table:table-cell>
          <table:table-cell office:value-type="string">
            <text:p>0.9115828506886027</text:p>
          </table:table-cell>
          <table:table-cell office:value-type="string">
            <text:p>0.01295379822182041</text:p>
          </table:table-cell>
          <table:table-cell office:value-type="string">
            <text:p>0.029807139462519706</text:p>
          </table:table-cell>
          <table:table-cell office:value-type="string">
            <text:p>33.01587301587302</text:p>
          </table:table-cell>
          <table:table-cell office:value-type="string">
            <text:p>2.9365079365079363</text:p>
          </table:table-cell>
          <table:table-cell office:value-type="string">
            <text:p>1565.063492063492</text:p>
          </table:table-cell>
          <table:table-cell office:value-type="string">
            <text:p>119252.63492063493</text:p>
          </table:table-cell>
          <table:table-cell/>
        </table:table-row>
        <table:table-row table:style-name="ro2">
          <table:table-cell office:value-type="string">
            <text:p>1.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9490444418684578</text:p>
          </table:table-cell>
          <table:table-cell office:value-type="string">
            <text:p>0.9078564328739387</text:p>
          </table:table-cell>
          <table:table-cell office:value-type="string">
            <text:p>0.9902578783520544</text:p>
          </table:table-cell>
          <table:table-cell office:value-type="string">
            <text:p>0.09216899461513882</text:p>
          </table:table-cell>
          <table:table-cell office:value-type="string">
            <text:p>0.003903100974698202</text:p>
          </table:table-cell>
          <table:table-cell office:value-type="string">
            <text:p>35.74603174603175</text:p>
          </table:table-cell>
          <table:table-cell office:value-type="string">
            <text:p>0.20634920634920634</text:p>
          </table:table-cell>
          <table:table-cell office:value-type="string">
            <text:p>11135.619047619048</text:p>
          </table:table-cell>
          <table:table-cell office:value-type="string">
            <text:p>109682.07936507936</text:p>
          </table:table-cell>
          <table:table-cell/>
        </table:table-row>
        <table:table-row table:style-name="ro2">
          <table:table-cell office:value-type="string">
            <text:p>1.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476977028444986</text:p>
          </table:table-cell>
          <table:table-cell office:value-type="string">
            <text:p>0.9158393383035612</text:p>
          </table:table-cell>
          <table:table-cell office:value-type="string">
            <text:p>0.9795763533944429</text:p>
          </table:table-cell>
          <table:table-cell office:value-type="string">
            <text:p>0.08418094770544574</text:p>
          </table:table-cell>
          <table:table-cell office:value-type="string">
            <text:p>0.004334265637823927</text:p>
          </table:table-cell>
          <table:table-cell office:value-type="string">
            <text:p>35.41269841269841</text:p>
          </table:table-cell>
          <table:table-cell office:value-type="string">
            <text:p>0.5396825396825397</text:p>
          </table:table-cell>
          <table:table-cell office:value-type="string">
            <text:p>10170.539682539682</text:p>
          </table:table-cell>
          <table:table-cell office:value-type="string">
            <text:p>110647.15873015873</text:p>
          </table:table-cell>
          <table:table-cell/>
        </table:table-row>
        <table:table-row table:style-name="ro2">
          <table:table-cell office:value-type="string">
            <text:p>1.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9460858620444732</text:p>
          </table:table-cell>
          <table:table-cell office:value-type="string">
            <text:p>0.9926330385426093</text:p>
          </table:table-cell>
          <table:table-cell office:value-type="string">
            <text:p>0.899513901675928</text:p>
          </table:table-cell>
          <table:table-cell office:value-type="string">
            <text:p>0.007342177586981748</text:p>
          </table:table-cell>
          <table:table-cell office:value-type="string">
            <text:p>0.0539162511015154</text:p>
          </table:table-cell>
          <table:table-cell office:value-type="string">
            <text:p>32.698412698412696</text:p>
          </table:table-cell>
          <table:table-cell office:value-type="string">
            <text:p>3.253968253968254</text:p>
          </table:table-cell>
          <table:table-cell office:value-type="string">
            <text:p>887.0952380952381</text:p>
          </table:table-cell>
          <table:table-cell office:value-type="string">
            <text:p>119930.60317460318</text:p>
          </table:table-cell>
          <table:table-cell/>
        </table:table-row>
        <table:table-row table:style-name="ro2">
          <table:table-cell office:value-type="string">
            <text:p>1.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9456442675314841</text:p>
          </table:table-cell>
          <table:table-cell office:value-type="string">
            <text:p>0.8938257921231069</text:p>
          </table:table-cell>
          <table:table-cell office:value-type="string">
            <text:p>0.9974937343358397</text:p>
          </table:table-cell>
          <table:table-cell office:value-type="string">
            <text:p>0.10620519927287146</text:p>
          </table:table-cell>
          <table:table-cell office:value-type="string">
            <text:p>0.0032788821387888427</text:p>
          </table:table-cell>
          <table:table-cell office:value-type="string">
            <text:p>35.904761904761905</text:p>
          </table:table-cell>
          <table:table-cell office:value-type="string">
            <text:p>0.047619047619047616</text:p>
          </table:table-cell>
          <table:table-cell office:value-type="string">
            <text:p>12831.380952380952</text:p>
          </table:table-cell>
          <table:table-cell office:value-type="string">
            <text:p>107986.31746031746</text:p>
          </table:table-cell>
          <table:table-cell/>
        </table:table-row>
        <table:table-row table:style-name="ro2"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9441030210911594</text:p>
          </table:table-cell>
          <table:table-cell office:value-type="string">
            <text:p>0.8890740072681049</text:p>
          </table:table-cell>
          <table:table-cell office:value-type="string">
            <text:p>0.9991645781119465</text:p>
          </table:table-cell>
          <table:table-cell office:value-type="string">
            <text:p>0.11095853592962764</text:p>
          </table:table-cell>
          <table:table-cell office:value-type="string">
            <text:p>0.0031625806886679017</text:p>
          </table:table-cell>
          <table:table-cell office:value-type="string">
            <text:p>35.93650793650794</text:p>
          </table:table-cell>
          <table:table-cell office:value-type="string">
            <text:p>0.015873015873015872</text:p>
          </table:table-cell>
          <table:table-cell office:value-type="string">
            <text:p>13405.746031746032</text:p>
          </table:table-cell>
          <table:table-cell office:value-type="string">
            <text:p>107411.95238095238</text:p>
          </table:table-cell>
          <table:table-cell/>
        </table:table-row>
        <table:table-row table:style-name="ro2">
          <table:table-cell office:value-type="string">
            <text:p>1.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9435311996347027</text:p>
          </table:table-cell>
          <table:table-cell office:value-type="string">
            <text:p>0.8904359637806454</text:p>
          </table:table-cell>
          <table:table-cell office:value-type="string">
            <text:p>0.9966583124477861</text:p>
          </table:table-cell>
          <table:table-cell office:value-type="string">
            <text:p>0.10959591317838091</text:p>
          </table:table-cell>
          <table:table-cell office:value-type="string">
            <text:p>0.003181586194876562</text:p>
          </table:table-cell>
          <table:table-cell office:value-type="string">
            <text:p>35.888888888888886</text:p>
          </table:table-cell>
          <table:table-cell office:value-type="string">
            <text:p>0.06349206349206349</text:p>
          </table:table-cell>
          <table:table-cell office:value-type="string">
            <text:p>13241.047619047618</text:p>
          </table:table-cell>
          <table:table-cell office:value-type="string">
            <text:p>107576.6507936508</text:p>
          </table:table-cell>
          <table:table-cell/>
        </table:table-row>
        <table:table-row table:style-name="ro2">
          <table:table-cell office:value-type="string">
            <text:p>1.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431271445295579</text:p>
          </table:table-cell>
          <table:table-cell office:value-type="string">
            <text:p>0.9902011415123512</text:p>
          </table:table-cell>
          <table:table-cell office:value-type="string">
            <text:p>0.896026974735564</text:p>
          </table:table-cell>
          <table:table-cell office:value-type="string">
            <text:p>0.009772685676448156</text:p>
          </table:table-cell>
          <table:table-cell office:value-type="string">
            <text:p>0.0389165832311846</text:p>
          </table:table-cell>
          <table:table-cell office:value-type="string">
            <text:p>32.44444444444444</text:p>
          </table:table-cell>
          <table:table-cell office:value-type="string">
            <text:p>3.507936507936508</text:p>
          </table:table-cell>
          <table:table-cell office:value-type="string">
            <text:p>1180.7460317460318</text:p>
          </table:table-cell>
          <table:table-cell office:value-type="string">
            <text:p>119636.95238095238</text:p>
          </table:table-cell>
          <table:table-cell/>
        </table:table-row>
        <table:table-row table:style-name="ro2">
          <table:table-cell office:value-type="string">
            <text:p>1.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9421897836200445</text:p>
          </table:table-cell>
          <table:table-cell office:value-type="string">
            <text:p>0.8852488570619663</text:p>
          </table:table-cell>
          <table:table-cell office:value-type="string">
            <text:p>0.9991645781119465</text:p>
          </table:table-cell>
          <table:table-cell office:value-type="string">
            <text:p>0.11478501087185752</text:p>
          </table:table-cell>
          <table:table-cell office:value-type="string">
            <text:p>0.0030703323238584204</text:p>
          </table:table-cell>
          <table:table-cell office:value-type="string">
            <text:p>35.93650793650794</text:p>
          </table:table-cell>
          <table:table-cell office:value-type="string">
            <text:p>0.015873015873015872</text:p>
          </table:table-cell>
          <table:table-cell office:value-type="string">
            <text:p>13867.952380952382</text:p>
          </table:table-cell>
          <table:table-cell office:value-type="string">
            <text:p>106949.74603174604</text:p>
          </table:table-cell>
          <table:table-cell/>
        </table:table-row>
        <table:table-row table:style-name="ro2">
          <table:table-cell office:value-type="string">
            <text:p>1.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9406580136280678</text:p>
          </table:table-cell>
          <table:table-cell office:value-type="string">
            <text:p>0.994234629057946</text:p>
          </table:table-cell>
          <table:table-cell office:value-type="string">
            <text:p>0.8870517939258484</text:p>
          </table:table-cell>
          <table:table-cell office:value-type="string">
            <text:p>0.005735766669712757</text:p>
          </table:table-cell>
          <table:table-cell office:value-type="string">
            <text:p>0.06886073891019653</text:p>
          </table:table-cell>
          <table:table-cell office:value-type="string">
            <text:p>32.17460317460318</text:p>
          </table:table-cell>
          <table:table-cell office:value-type="string">
            <text:p>3.7777777777777777</text:p>
          </table:table-cell>
          <table:table-cell office:value-type="string">
            <text:p>693.015873015873</text:p>
          </table:table-cell>
          <table:table-cell office:value-type="string">
            <text:p>120124.68253968254</text:p>
          </table:table-cell>
          <table:table-cell/>
        </table:table-row>
        <table:table-row table:style-name="ro2">
          <table:table-cell office:value-type="string">
            <text:p>0.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9383466204578921</text:p>
          </table:table-cell>
          <table:table-cell office:value-type="string">
            <text:p>0.8857774801197623</text:p>
          </table:table-cell>
          <table:table-cell office:value-type="string">
            <text:p>0.9909477465231257</text:p>
          </table:table-cell>
          <table:table-cell office:value-type="string">
            <text:p>0.11425450560734153</text:p>
          </table:table-cell>
          <table:table-cell office:value-type="string">
            <text:p>0.0031206897301773997</text:p>
          </table:table-cell>
          <table:table-cell office:value-type="string">
            <text:p>35.76190476190476</text:p>
          </table:table-cell>
          <table:table-cell office:value-type="string">
            <text:p>0.19047619047619047</text:p>
          </table:table-cell>
          <table:table-cell office:value-type="string">
            <text:p>13804.015873015873</text:p>
          </table:table-cell>
          <table:table-cell office:value-type="string">
            <text:p>107013.68253968254</text:p>
          </table:table-cell>
          <table:table-cell/>
        </table:table-row>
        <table:table-row table:style-name="ro2">
          <table:table-cell office:value-type="string">
            <text:p>1.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9374318021969917</text:p>
          </table:table-cell>
          <table:table-cell office:value-type="string">
            <text:p>0.8757355084567049</text:p>
          </table:table-cell>
          <table:table-cell office:value-type="string">
            <text:p>0.9991645781119465</text:p>
          </table:table-cell>
          <table:table-cell office:value-type="string">
            <text:p>0.124300973717963</text:p>
          </table:table-cell>
          <table:table-cell office:value-type="string">
            <text:p>0.0027541024121522572</text:p>
          </table:table-cell>
          <table:table-cell office:value-type="string">
            <text:p>35.93650793650794</text:p>
          </table:table-cell>
          <table:table-cell office:value-type="string">
            <text:p>0.015873015873015872</text:p>
          </table:table-cell>
          <table:table-cell office:value-type="string">
            <text:p>15017.761904761905</text:p>
          </table:table-cell>
          <table:table-cell office:value-type="string">
            <text:p>105799.93650793651</text:p>
          </table:table-cell>
          <table:table-cell/>
        </table:table-row>
        <table:table-row table:style-name="ro2">
          <table:table-cell office:value-type="string">
            <text:p>1.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93659251837306</text:p>
          </table:table-cell>
          <table:table-cell office:value-type="string">
            <text:p>0.8759963767046276</text:p>
          </table:table-cell>
          <table:table-cell office:value-type="string">
            <text:p>0.9972247001685004</text:p>
          </table:table-cell>
          <table:table-cell office:value-type="string">
            <text:p>0.12403966342238035</text:p>
          </table:table-cell>
          <table:table-cell office:value-type="string">
            <text:p>0.0027938367832406816</text:p>
          </table:table-cell>
          <table:table-cell office:value-type="string">
            <text:p>35.888888888888886</text:p>
          </table:table-cell>
          <table:table-cell office:value-type="string">
            <text:p>0.06349206349206349</text:p>
          </table:table-cell>
          <table:table-cell office:value-type="string">
            <text:p>14986.20634920635</text:p>
          </table:table-cell>
          <table:table-cell office:value-type="string">
            <text:p>105831.49206349206</text:p>
          </table:table-cell>
          <table:table-cell/>
        </table:table-row>
        <table:table-row table:style-name="ro2">
          <table:table-cell office:value-type="string">
            <text:p>0.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345348354414815</text:p>
          </table:table-cell>
          <table:table-cell office:value-type="string">
            <text:p>0.8815836250884643</text:p>
          </table:table-cell>
          <table:table-cell office:value-type="string">
            <text:p>0.9875183639204347</text:p>
          </table:table-cell>
          <table:table-cell office:value-type="string">
            <text:p>0.1184486930374716</text:p>
          </table:table-cell>
          <table:table-cell office:value-type="string">
            <text:p>0.002993754826319895</text:p>
          </table:table-cell>
          <table:table-cell office:value-type="string">
            <text:p>35.65079365079365</text:p>
          </table:table-cell>
          <table:table-cell office:value-type="string">
            <text:p>0.30158730158730157</text:p>
          </table:table-cell>
          <table:table-cell office:value-type="string">
            <text:p>14310.730158730159</text:p>
          </table:table-cell>
          <table:table-cell office:value-type="string">
            <text:p>106506.96825396825</text:p>
          </table:table-cell>
          <table:table-cell/>
        </table:table-row>
        <table:table-row table:style-name="ro2">
          <table:table-cell office:value-type="string">
            <text:p>1.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333535672449503</text:p>
          </table:table-cell>
          <table:table-cell office:value-type="string">
            <text:p>0.9925623373588918</text:p>
          </table:table-cell>
          <table:table-cell office:value-type="string">
            <text:p>0.8741117536356602</text:p>
          </table:table-cell>
          <table:table-cell office:value-type="string">
            <text:p>0.007404619145759568</text:p>
          </table:table-cell>
          <table:table-cell office:value-type="string">
            <text:p>0.04952677183224728</text:p>
          </table:table-cell>
          <table:table-cell office:value-type="string">
            <text:p>31.6984126984127</text:p>
          </table:table-cell>
          <table:table-cell office:value-type="string">
            <text:p>4.253968253968254</text:p>
          </table:table-cell>
          <table:table-cell office:value-type="string">
            <text:p>894.6349206349206</text:p>
          </table:table-cell>
          <table:table-cell office:value-type="string">
            <text:p>119923.06349206349</text:p>
          </table:table-cell>
          <table:table-cell/>
        </table:table-row>
        <table:table-row table:style-name="ro2">
          <table:table-cell office:value-type="string">
            <text:p>2.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9298203490525963</text:p>
          </table:table-cell>
          <table:table-cell office:value-type="string">
            <text:p>0.9955684518856537</text:p>
          </table:table-cell>
          <table:table-cell office:value-type="string">
            <text:p>0.8640351696464942</text:p>
          </table:table-cell>
          <table:table-cell office:value-type="string">
            <text:p>0.004394471541301729</text:p>
          </table:table-cell>
          <table:table-cell office:value-type="string">
            <text:p>0.08600906255321714</text:p>
          </table:table-cell>
          <table:table-cell office:value-type="string">
            <text:p>31.317460317460316</text:p>
          </table:table-cell>
          <table:table-cell office:value-type="string">
            <text:p>4.634920634920635</text:p>
          </table:table-cell>
          <table:table-cell office:value-type="string">
            <text:p>530.952380952381</text:p>
          </table:table-cell>
          <table:table-cell office:value-type="string">
            <text:p>120286.74603174604</text:p>
          </table:table-cell>
          <table:table-cell/>
        </table:table-row>
        <table:table-row table:style-name="ro2"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9291995203280254</text:p>
          </table:table-cell>
          <table:table-cell office:value-type="string">
            <text:p>0.8592758986117601</text:p>
          </table:table-cell>
          <table:table-cell office:value-type="string">
            <text:p>0.9991645781119465</text:p>
          </table:table-cell>
          <table:table-cell office:value-type="string">
            <text:p>0.14076553745589546</text:p>
          </table:table-cell>
          <table:table-cell office:value-type="string">
            <text:p>0.002430793578987008</text:p>
          </table:table-cell>
          <table:table-cell office:value-type="string">
            <text:p>35.93650793650794</text:p>
          </table:table-cell>
          <table:table-cell office:value-type="string">
            <text:p>0.015873015873015872</text:p>
          </table:table-cell>
          <table:table-cell office:value-type="string">
            <text:p>17006.904761904763</text:p>
          </table:table-cell>
          <table:table-cell office:value-type="string">
            <text:p>103810.79365079365</text:p>
          </table:table-cell>
          <table:table-cell/>
        </table:table-row>
        <table:table-row table:style-name="ro2">
          <table:table-cell office:value-type="string">
            <text:p>1.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9271867399609528</text:p>
          </table:table-cell>
          <table:table-cell office:value-type="string">
            <text:p>0.8552514942203894</text:p>
          </table:table-cell>
          <table:table-cell office:value-type="string">
            <text:p>0.9991645781119465</text:p>
          </table:table-cell>
          <table:table-cell office:value-type="string">
            <text:p>0.14479109819004102</text:p>
          </table:table-cell>
          <table:table-cell office:value-type="string">
            <text:p>0.0023684406035874234</text:p>
          </table:table-cell>
          <table:table-cell office:value-type="string">
            <text:p>35.93650793650794</text:p>
          </table:table-cell>
          <table:table-cell office:value-type="string">
            <text:p>0.015873015873015872</text:p>
          </table:table-cell>
          <table:table-cell office:value-type="string">
            <text:p>17493.285714285714</text:p>
          </table:table-cell>
          <table:table-cell office:value-type="string">
            <text:p>103324.41269841269</text:p>
          </table:table-cell>
          <table:table-cell/>
        </table:table-row>
        <table:table-row table:style-name="ro2">
          <table:table-cell office:value-type="string">
            <text:p>0.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9241547817105347</text:p>
          </table:table-cell>
          <table:table-cell office:value-type="string">
            <text:p>0.8491894594525704</text:p>
          </table:table-cell>
          <table:table-cell office:value-type="string">
            <text:p>0.9991645781119465</text:p>
          </table:table-cell>
          <table:table-cell office:value-type="string">
            <text:p>0.15085501469087706</text:p>
          </table:table-cell>
          <table:table-cell office:value-type="string">
            <text:p>0.0022365816544355622</text:p>
          </table:table-cell>
          <table:table-cell office:value-type="string">
            <text:p>35.93650793650794</text:p>
          </table:table-cell>
          <table:table-cell office:value-type="string">
            <text:p>0.015873015873015872</text:p>
          </table:table-cell>
          <table:table-cell office:value-type="string">
            <text:p>18225.85714285714</text:p>
          </table:table-cell>
          <table:table-cell office:value-type="string">
            <text:p>102591.84126984127</text:p>
          </table:table-cell>
          <table:table-cell/>
        </table:table-row>
        <table:table-row table:style-name="ro2">
          <table:table-cell office:value-type="string">
            <text:p>0.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239133366145165</text:p>
          </table:table-cell>
          <table:table-cell office:value-type="string">
            <text:p>0.9230988014863117</text:p>
          </table:table-cell>
          <table:table-cell office:value-type="string">
            <text:p>0.9247293243404036</text:p>
          </table:table-cell>
          <table:table-cell office:value-type="string">
            <text:p>0.0769026511113706</text:p>
          </table:table-cell>
          <table:table-cell office:value-type="string">
            <text:p>0.0048235057531759796</text:p>
          </table:table-cell>
          <table:table-cell office:value-type="string">
            <text:p>33.41269841269841</text:p>
          </table:table-cell>
          <table:table-cell office:value-type="string">
            <text:p>2.5396825396825395</text:p>
          </table:table-cell>
          <table:table-cell office:value-type="string">
            <text:p>9291.269841269841</text:p>
          </table:table-cell>
          <table:table-cell office:value-type="string">
            <text:p>111526.42857142857</text:p>
          </table:table-cell>
          <table:table-cell/>
        </table:table-row>
        <table:table-row table:style-name="ro2">
          <table:table-cell office:value-type="string">
            <text:p>0.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235004763057659</text:p>
          </table:table-cell>
          <table:table-cell office:value-type="string">
            <text:p>0.9492368743115208</text:p>
          </table:table-cell>
          <table:table-cell office:value-type="string">
            <text:p>0.89775017441394</text:p>
          </table:table-cell>
          <table:table-cell office:value-type="string">
            <text:p>0.050749221802408206</text:p>
          </table:table-cell>
          <table:table-cell office:value-type="string">
            <text:p>0.007638709897262402</text:p>
          </table:table-cell>
          <table:table-cell office:value-type="string">
            <text:p>32.492063492063494</text:p>
          </table:table-cell>
          <table:table-cell office:value-type="string">
            <text:p>3.4603174603174605</text:p>
          </table:table-cell>
          <table:table-cell office:value-type="string">
            <text:p>6131.492063492064</text:p>
          </table:table-cell>
          <table:table-cell office:value-type="string">
            <text:p>114686.20634920635</text:p>
          </table:table-cell>
          <table:table-cell/>
        </table:table-row>
        <table:table-row table:style-name="ro2">
          <table:table-cell office:value-type="string">
            <text:p>1.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224876035988082</text:p>
          </table:table-cell>
          <table:table-cell office:value-type="string">
            <text:p>0.9942122205214162</text:p>
          </table:table-cell>
          <table:table-cell office:value-type="string">
            <text:p>0.8507215784779111</text:p>
          </table:table-cell>
          <table:table-cell office:value-type="string">
            <text:p>0.005746371280294634</text:p>
          </table:table-cell>
          <table:table-cell office:value-type="string">
            <text:p>0.06163651289887198</text:p>
          </table:table-cell>
          <table:table-cell office:value-type="string">
            <text:p>30.746031746031747</text:p>
          </table:table-cell>
          <table:table-cell office:value-type="string">
            <text:p>5.2063492063492065</text:p>
          </table:table-cell>
          <table:table-cell office:value-type="string">
            <text:p>694.2857142857143</text:p>
          </table:table-cell>
          <table:table-cell office:value-type="string">
            <text:p>120123.41269841269</text:p>
          </table:table-cell>
          <table:table-cell/>
        </table:table-row>
        <table:table-row table:style-name="ro2">
          <table:table-cell office:value-type="string">
            <text:p>0.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922446868957774</text:p>
          </table:table-cell>
          <table:table-cell office:value-type="string">
            <text:p>0.8457744195310267</text:p>
          </table:table-cell>
          <table:table-cell office:value-type="string">
            <text:p>0.9991645781119465</text:p>
          </table:table-cell>
          <table:table-cell office:value-type="string">
            <text:p>0.1542708401963986</text:p>
          </table:table-cell>
          <table:table-cell office:value-type="string">
            <text:p>0.0022139228123563585</text:p>
          </table:table-cell>
          <table:table-cell office:value-type="string">
            <text:p>35.93650793650794</text:p>
          </table:table-cell>
          <table:table-cell office:value-type="string">
            <text:p>0.015873015873015872</text:p>
          </table:table-cell>
          <table:table-cell office:value-type="string">
            <text:p>18638.68253968254</text:p>
          </table:table-cell>
          <table:table-cell office:value-type="string">
            <text:p>102179.01587301587</text:p>
          </table:table-cell>
          <table:table-cell/>
        </table:table-row>
        <table:table-row table:style-name="ro2"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213744539001993</text:p>
          </table:table-cell>
          <table:table-cell office:value-type="string">
            <text:p>0.9666826164738026</text:p>
          </table:table-cell>
          <table:table-cell office:value-type="string">
            <text:p>0.8760404554213496</text:p>
          </table:table-cell>
          <table:table-cell office:value-type="string">
            <text:p>0.03329154762095104</text:p>
          </table:table-cell>
          <table:table-cell office:value-type="string">
            <text:p>0.011947538734719883</text:p>
          </table:table-cell>
          <table:table-cell office:value-type="string">
            <text:p>31.650793650793652</text:p>
          </table:table-cell>
          <table:table-cell office:value-type="string">
            <text:p>4.301587301587301</text:p>
          </table:table-cell>
          <table:table-cell office:value-type="string">
            <text:p>4022.222222222222</text:p>
          </table:table-cell>
          <table:table-cell office:value-type="string">
            <text:p>116795.47619047618</text:p>
          </table:table-cell>
          <table:table-cell/>
        </table:table-row>
        <table:table-row table:style-name="ro2">
          <table:table-cell office:value-type="string">
            <text:p>1.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9182130162156366</text:p>
          </table:table-cell>
          <table:table-cell office:value-type="string">
            <text:p>0.8373092129921343</text:p>
          </table:table-cell>
          <table:table-cell office:value-type="string">
            <text:p>0.9991645781119465</text:p>
          </table:table-cell>
          <table:table-cell office:value-type="string">
            <text:p>0.16273854568067347</text:p>
          </table:table-cell>
          <table:table-cell office:value-type="string">
            <text:p>0.0020470940925187715</text:p>
          </table:table-cell>
          <table:table-cell office:value-type="string">
            <text:p>35.93650793650794</text:p>
          </table:table-cell>
          <table:table-cell office:value-type="string">
            <text:p>0.015873015873015872</text:p>
          </table:table-cell>
          <table:table-cell office:value-type="string">
            <text:p>19661.761904761905</text:p>
          </table:table-cell>
          <table:table-cell office:value-type="string">
            <text:p>101155.93650793651</text:p>
          </table:table-cell>
          <table:table-cell/>
        </table:table-row>
        <table:table-row table:style-name="ro2">
          <table:table-cell office:value-type="string">
            <text:p>2.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175265080833843</text:p>
          </table:table-cell>
          <table:table-cell office:value-type="string">
            <text:p>0.9954864002350328</text:p>
          </table:table-cell>
          <table:table-cell office:value-type="string">
            <text:p>0.8395207493843684</text:p>
          </table:table-cell>
          <table:table-cell office:value-type="string">
            <text:p>0.0044677332175998945</text:p>
          </table:table-cell>
          <table:table-cell office:value-type="string">
            <text:p>0.07834265276965548</text:p>
          </table:table-cell>
          <table:table-cell office:value-type="string">
            <text:p>30.253968253968253</text:p>
          </table:table-cell>
          <table:table-cell office:value-type="string">
            <text:p>5.698412698412699</text:p>
          </table:table-cell>
          <table:table-cell office:value-type="string">
            <text:p>539.8095238095239</text:p>
          </table:table-cell>
          <table:table-cell office:value-type="string">
            <text:p>120277.88888888889</text:p>
          </table:table-cell>
          <table:table-cell/>
        </table:table-row>
        <table:table-row table:style-name="ro2">
          <table:table-cell office:value-type="string">
            <text:p>0.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9172495851455984</text:p>
          </table:table-cell>
          <table:table-cell office:value-type="string">
            <text:p>0.8406620588133278</text:p>
          </table:table-cell>
          <table:table-cell office:value-type="string">
            <text:p>0.9938830126162864</text:p>
          </table:table-cell>
          <table:table-cell office:value-type="string">
            <text:p>0.15938384232508945</text:p>
          </table:table-cell>
          <table:table-cell office:value-type="string">
            <text:p>0.0021504191743886465</text:p>
          </table:table-cell>
          <table:table-cell office:value-type="string">
            <text:p>35.82539682539682</text:p>
          </table:table-cell>
          <table:table-cell office:value-type="string">
            <text:p>0.12698412698412698</text:p>
          </table:table-cell>
          <table:table-cell office:value-type="string">
            <text:p>19256.428571428572</text:p>
          </table:table-cell>
          <table:table-cell office:value-type="string">
            <text:p>101561.26984126984</text:p>
          </table:table-cell>
          <table:table-cell/>
        </table:table-row>
        <table:table-row table:style-name="ro2">
          <table:table-cell office:value-type="string">
            <text:p>1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164098636967957</text:p>
          </table:table-cell>
          <table:table-cell office:value-type="string">
            <text:p>0.9774826191139707</text:p>
          </table:table-cell>
          <table:table-cell office:value-type="string">
            <text:p>0.855300187538154</text:p>
          </table:table-cell>
          <table:table-cell office:value-type="string">
            <text:p>0.02248046014456264</text:p>
          </table:table-cell>
          <table:table-cell office:value-type="string">
            <text:p>0.017579898218907264</text:p>
          </table:table-cell>
          <table:table-cell office:value-type="string">
            <text:p>30.6984126984127</text:p>
          </table:table-cell>
          <table:table-cell office:value-type="string">
            <text:p>5.253968253968254</text:p>
          </table:table-cell>
          <table:table-cell office:value-type="string">
            <text:p>2716.063492063492</text:p>
          </table:table-cell>
          <table:table-cell office:value-type="string">
            <text:p>118101.63492063493</text:p>
          </table:table-cell>
          <table:table-cell/>
        </table:table-row>
        <table:table-row table:style-name="ro2">
          <table:table-cell office:value-type="string">
            <text:p>0.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9161045972795627</text:p>
          </table:table-cell>
          <table:table-cell office:value-type="string">
            <text:p>0.8333626605095504</text:p>
          </table:table-cell>
          <table:table-cell office:value-type="string">
            <text:p>0.9988955439446072</text:p>
          </table:table-cell>
          <table:table-cell office:value-type="string">
            <text:p>0.16668634938548169</text:p>
          </table:table-cell>
          <table:table-cell office:value-type="string">
            <text:p>0.0020256707275077656</text:p>
          </table:table-cell>
          <table:table-cell office:value-type="string">
            <text:p>35.92063492063492</text:p>
          </table:table-cell>
          <table:table-cell office:value-type="string">
            <text:p>0.031746031746031744</text:p>
          </table:table-cell>
          <table:table-cell office:value-type="string">
            <text:p>20138.5873015873</text:p>
          </table:table-cell>
          <table:table-cell office:value-type="string">
            <text:p>100679.11111111111</text:p>
          </table:table-cell>
          <table:table-cell/>
        </table:table-row>
        <table:table-row table:style-name="ro2">
          <table:table-cell office:value-type="string">
            <text:p>0.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9119560493552119</text:p>
          </table:table-cell>
          <table:table-cell office:value-type="string">
            <text:p>0.8348931576922137</text:p>
          </table:table-cell>
          <table:table-cell office:value-type="string">
            <text:p>0.9890655785824035</text:p>
          </table:table-cell>
          <table:table-cell office:value-type="string">
            <text:p>0.16515347987197965</text:p>
          </table:table-cell>
          <table:table-cell office:value-type="string">
            <text:p>0.002059824245681002</text:p>
          </table:table-cell>
          <table:table-cell office:value-type="string">
            <text:p>35.714285714285715</text:p>
          </table:table-cell>
          <table:table-cell office:value-type="string">
            <text:p>0.23809523809523808</text:p>
          </table:table-cell>
          <table:table-cell office:value-type="string">
            <text:p>19953.52380952381</text:p>
          </table:table-cell>
          <table:table-cell office:value-type="string">
            <text:p>100864.1746031746</text:p>
          </table:table-cell>
          <table:table-cell/>
        </table:table-row>
        <table:table-row table:style-name="ro2">
          <table:table-cell office:value-type="string">
            <text:p>0.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088644850307696</text:p>
          </table:table-cell>
          <table:table-cell office:value-type="string">
            <text:p>0.8809886221297949</text:p>
          </table:table-cell>
          <table:table-cell office:value-type="string">
            <text:p>0.9367577934252329</text:p>
          </table:table-cell>
          <table:table-cell office:value-type="string">
            <text:p>0.11902882336369379</text:p>
          </table:table-cell>
          <table:table-cell office:value-type="string">
            <text:p>0.0029208685069603297</text:p>
          </table:table-cell>
          <table:table-cell office:value-type="string">
            <text:p>33.857142857142854</text:p>
          </table:table-cell>
          <table:table-cell office:value-type="string">
            <text:p>2.0952380952380953</text:p>
          </table:table-cell>
          <table:table-cell office:value-type="string">
            <text:p>14380.920634920634</text:p>
          </table:table-cell>
          <table:table-cell office:value-type="string">
            <text:p>106436.77777777778</text:p>
          </table:table-cell>
          <table:table-cell/>
        </table:table-row>
        <table:table-row table:style-name="ro2">
          <table:table-cell office:value-type="string">
            <text:p>1.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9078631433525575</text:p>
          </table:table-cell>
          <table:table-cell office:value-type="string">
            <text:p>0.9850170467067149</text:p>
          </table:table-cell>
          <table:table-cell office:value-type="string">
            <text:p>0.8306628816041421</text:p>
          </table:table-cell>
          <table:table-cell office:value-type="string">
            <text:p>0.014936594899027223</text:p>
          </table:table-cell>
          <table:table-cell office:value-type="string">
            <text:p>0.026491328946385513</text:p>
          </table:table-cell>
          <table:table-cell office:value-type="string">
            <text:p>29.825396825396826</text:p>
          </table:table-cell>
          <table:table-cell office:value-type="string">
            <text:p>6.126984126984127</text:p>
          </table:table-cell>
          <table:table-cell office:value-type="string">
            <text:p>1804.6349206349207</text:p>
          </table:table-cell>
          <table:table-cell office:value-type="string">
            <text:p>119013.06349206349</text:p>
          </table:table-cell>
          <table:table-cell/>
        </table:table-row>
        <table:table-row table:style-name="ro2">
          <table:table-cell office:value-type="string">
            <text:p>0.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9059498368808568</text:p>
          </table:table-cell>
          <table:table-cell office:value-type="string">
            <text:p>0.8127901122062011</text:p>
          </table:table-cell>
          <table:table-cell office:value-type="string">
            <text:p>0.9991645781119465</text:p>
          </table:table-cell>
          <table:table-cell office:value-type="string">
            <text:p>0.18726490435023285</text:p>
          </table:table-cell>
          <table:table-cell office:value-type="string">
            <text:p>0.00177671646407706</text:p>
          </table:table-cell>
          <table:table-cell office:value-type="string">
            <text:p>35.93650793650794</text:p>
          </table:table-cell>
          <table:table-cell office:value-type="string">
            <text:p>0.015873015873015872</text:p>
          </table:table-cell>
          <table:table-cell office:value-type="string">
            <text:p>22624.95238095238</text:p>
          </table:table-cell>
          <table:table-cell office:value-type="string">
            <text:p>98192.74603174604</text:p>
          </table:table-cell>
          <table:table-cell/>
        </table:table-row>
        <table:table-row table:style-name="ro2">
          <table:table-cell office:value-type="string">
            <text:p>0.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9039539729767028</text:p>
          </table:table-cell>
          <table:table-cell office:value-type="string">
            <text:p>0.8079646186981111</text:p>
          </table:table-cell>
          <table:table-cell office:value-type="string">
            <text:p>1.0</text:p>
          </table:table-cell>
          <table:table-cell office:value-type="string">
            <text:p>0.1920920540465945</text:p>
          </table:table-cell>
          <table:table-cell office:value-type="string">
            <text:p>0.0017277306511356038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23208.11111111111</text:p>
          </table:table-cell>
          <table:table-cell office:value-type="string">
            <text:p>97609.58730158731</text:p>
          </table:table-cell>
          <table:table-cell/>
        </table:table-row>
        <table:table-row table:style-name="ro2">
          <table:table-cell office:value-type="string">
            <text:p>0.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8956943243811701</text:p>
          </table:table-cell>
          <table:table-cell office:value-type="string">
            <text:p>0.7922852165462116</text:p>
          </table:table-cell>
          <table:table-cell office:value-type="string">
            <text:p>0.9991645781119465</text:p>
          </table:table-cell>
          <table:table-cell office:value-type="string">
            <text:p>0.20777592934960623</text:p>
          </table:table-cell>
          <table:table-cell office:value-type="string">
            <text:p>0.0015906308703494084</text:p>
          </table:table-cell>
          <table:table-cell office:value-type="string">
            <text:p>35.93650793650794</text:p>
          </table:table-cell>
          <table:table-cell office:value-type="string">
            <text:p>0.015873015873015872</text:p>
          </table:table-cell>
          <table:table-cell office:value-type="string">
            <text:p>25103.031746031746</text:p>
          </table:table-cell>
          <table:table-cell office:value-type="string">
            <text:p>95714.66666666667</text:p>
          </table:table-cell>
          <table:table-cell/>
        </table:table-row>
        <table:table-row table:style-name="ro2">
          <table:table-cell office:value-type="string">
            <text:p>0.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8948576071481231</text:p>
          </table:table-cell>
          <table:table-cell office:value-type="string">
            <text:p>0.7897773546951709</text:p>
          </table:table-cell>
          <table:table-cell office:value-type="string">
            <text:p>1.0</text:p>
          </table:table-cell>
          <table:table-cell office:value-type="string">
            <text:p>0.21028478570375386</text:p>
          </table:table-cell>
          <table:table-cell office:value-type="string">
            <text:p>0.0015649013199446836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25406.126984126986</text:p>
          </table:table-cell>
          <table:table-cell office:value-type="string">
            <text:p>95411.57142857143</text:p>
          </table:table-cell>
          <table:table-cell/>
        </table:table-row>
        <table:table-row table:style-name="ro2">
          <table:table-cell office:value-type="string">
            <text:p>1.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940323763747025</text:p>
          </table:table-cell>
          <table:table-cell office:value-type="string">
            <text:p>0.9897868169813395</text:p>
          </table:table-cell>
          <table:table-cell office:value-type="string">
            <text:p>0.7982199158202842</text:p>
          </table:table-cell>
          <table:table-cell office:value-type="string">
            <text:p>0.010155163070879264</text:p>
          </table:table-cell>
          <table:table-cell office:value-type="string">
            <text:p>0.037554192944992876</text:p>
          </table:table-cell>
          <table:table-cell office:value-type="string">
            <text:p>28.58730158730159</text:p>
          </table:table-cell>
          <table:table-cell office:value-type="string">
            <text:p>7.365079365079365</text:p>
          </table:table-cell>
          <table:table-cell office:value-type="string">
            <text:p>1226.968253968254</text:p>
          </table:table-cell>
          <table:table-cell office:value-type="string">
            <text:p>119590.73015873016</text:p>
          </table:table-cell>
          <table:table-cell/>
        </table:table-row>
        <table:table-row table:style-name="ro2">
          <table:table-cell office:value-type="string">
            <text:p>0.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8924542026133516</text:p>
          </table:table-cell>
          <table:table-cell office:value-type="string">
            <text:p>0.7849718412803915</text:p>
          </table:table-cell>
          <table:table-cell office:value-type="string">
            <text:p>1.0</text:p>
          </table:table-cell>
          <table:table-cell office:value-type="string">
            <text:p>0.21509159477329676</text:p>
          </table:table-cell>
          <table:table-cell office:value-type="string">
            <text:p>0.0015309185074049486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25986.904761904763</text:p>
          </table:table-cell>
          <table:table-cell office:value-type="string">
            <text:p>94830.79365079365</text:p>
          </table:table-cell>
          <table:table-cell/>
        </table:table-row>
        <table:table-row table:style-name="ro2">
          <table:table-cell office:value-type="string">
            <text:p>0.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8888229046075262</text:p>
          </table:table-cell>
          <table:table-cell office:value-type="string">
            <text:p>0.7785466610589571</text:p>
          </table:table-cell>
          <table:table-cell office:value-type="string">
            <text:p>0.9991645781119465</text:p>
          </table:table-cell>
          <table:table-cell office:value-type="string">
            <text:p>0.221518768896894</text:p>
          </table:table-cell>
          <table:table-cell office:value-type="string">
            <text:p>0.0014633612850385445</text:p>
          </table:table-cell>
          <table:table-cell office:value-type="string">
            <text:p>35.93650793650794</text:p>
          </table:table-cell>
          <table:table-cell office:value-type="string">
            <text:p>0.015873015873015872</text:p>
          </table:table-cell>
          <table:table-cell office:value-type="string">
            <text:p>26763.349206349205</text:p>
          </table:table-cell>
          <table:table-cell office:value-type="string">
            <text:p>94054.3492063492</text:p>
          </table:table-cell>
          <table:table-cell/>
        </table:table-row>
        <table:table-row table:style-name="ro2">
          <table:table-cell office:value-type="string">
            <text:p>0.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8884373227136129</text:p>
          </table:table-cell>
          <table:table-cell office:value-type="string">
            <text:p>0.7772098771225446</text:p>
          </table:table-cell>
          <table:table-cell office:value-type="string">
            <text:p>0.9997309658326607</text:p>
          </table:table-cell>
          <table:table-cell office:value-type="string">
            <text:p>0.222856320405435</text:p>
          </table:table-cell>
          <table:table-cell office:value-type="string">
            <text:p>0.0014602252335297653</text:p>
          </table:table-cell>
          <table:table-cell office:value-type="string">
            <text:p>35.93650793650794</text:p>
          </table:table-cell>
          <table:table-cell office:value-type="string">
            <text:p>0.015873015873015872</text:p>
          </table:table-cell>
          <table:table-cell office:value-type="string">
            <text:p>26924.73015873016</text:p>
          </table:table-cell>
          <table:table-cell office:value-type="string">
            <text:p>93892.96825396825</text:p>
          </table:table-cell>
          <table:table-cell/>
        </table:table-row>
        <table:table-row table:style-name="ro2"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830469309129554</text:p>
          </table:table-cell>
          <table:table-cell office:value-type="string">
            <text:p>0.8148679258456984</text:p>
          </table:table-cell>
          <table:table-cell office:value-type="string">
            <text:p>0.951267239916087</text:p>
          </table:table-cell>
          <table:table-cell office:value-type="string">
            <text:p>0.18517337809017603</text:p>
          </table:table-cell>
          <table:table-cell office:value-type="string">
            <text:p>0.001768657658546136</text:p>
          </table:table-cell>
          <table:table-cell office:value-type="string">
            <text:p>34.36507936507937</text:p>
          </table:table-cell>
          <table:table-cell office:value-type="string">
            <text:p>1.5873015873015872</text:p>
          </table:table-cell>
          <table:table-cell office:value-type="string">
            <text:p>22372.365079365078</text:p>
          </table:table-cell>
          <table:table-cell office:value-type="string">
            <text:p>98445.33333333333</text:p>
          </table:table-cell>
          <table:table-cell/>
        </table:table-row>
        <table:table-row table:style-name="ro2">
          <table:table-cell office:value-type="string">
            <text:p>0.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8817073877897819</text:p>
          </table:table-cell>
          <table:table-cell office:value-type="string">
            <text:p>0.7718862797372598</text:p>
          </table:table-cell>
          <table:table-cell office:value-type="string">
            <text:p>0.9915944232165113</text:p>
          </table:table-cell>
          <table:table-cell office:value-type="string">
            <text:p>0.22817964763694767</text:p>
          </table:table-cell>
          <table:table-cell office:value-type="string">
            <text:p>0.001432008218494262</text:p>
          </table:table-cell>
          <table:table-cell office:value-type="string">
            <text:p>35.77777777777778</text:p>
          </table:table-cell>
          <table:table-cell office:value-type="string">
            <text:p>0.1746031746031746</text:p>
          </table:table-cell>
          <table:table-cell office:value-type="string">
            <text:p>27568.174603174604</text:p>
          </table:table-cell>
          <table:table-cell office:value-type="string">
            <text:p>93249.52380952382</text:p>
          </table:table-cell>
          <table:table-cell/>
        </table:table-row>
        <table:table-row table:style-name="ro2">
          <table:table-cell office:value-type="string">
            <text:p>1.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803137998884889</text:p>
          </table:table-cell>
          <table:table-cell office:value-type="string">
            <text:p>0.99288270632739</text:p>
          </table:table-cell>
          <table:table-cell office:value-type="string">
            <text:p>0.7676754726398547</text:p>
          </table:table-cell>
          <table:table-cell office:value-type="string">
            <text:p>0.007047872862876927</text:p>
          </table:table-cell>
          <table:table-cell office:value-type="string">
            <text:p>0.0514108470602172</text:p>
          </table:table-cell>
          <table:table-cell office:value-type="string">
            <text:p>27.317460317460316</text:p>
          </table:table-cell>
          <table:table-cell office:value-type="string">
            <text:p>8.634920634920634</text:p>
          </table:table-cell>
          <table:table-cell office:value-type="string">
            <text:p>851.5396825396825</text:p>
          </table:table-cell>
          <table:table-cell office:value-type="string">
            <text:p>119966.15873015873</text:p>
          </table:table-cell>
          <table:table-cell/>
        </table:table-row>
        <table:table-row table:style-name="ro2">
          <table:table-cell office:value-type="string">
            <text:p>0.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8764768580465347</text:p>
          </table:table-cell>
          <table:table-cell office:value-type="string">
            <text:p>0.7538618058891722</text:p>
          </table:table-cell>
          <table:table-cell office:value-type="string">
            <text:p>0.9991645781119465</text:p>
          </table:table-cell>
          <table:table-cell office:value-type="string">
            <text:p>0.24621086201887699</text:p>
          </table:table-cell>
          <table:table-cell office:value-type="string">
            <text:p>0.0013067864593099357</text:p>
          </table:table-cell>
          <table:table-cell office:value-type="string">
            <text:p>35.93650793650794</text:p>
          </table:table-cell>
          <table:table-cell office:value-type="string">
            <text:p>0.015873015873015872</text:p>
          </table:table-cell>
          <table:table-cell office:value-type="string">
            <text:p>29746.52380952381</text:p>
          </table:table-cell>
          <table:table-cell office:value-type="string">
            <text:p>91071.1746031746</text:p>
          </table:table-cell>
          <table:table-cell/>
        </table:table-row>
        <table:table-row table:style-name="ro2">
          <table:table-cell office:value-type="string">
            <text:p>0.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8733311071341292</text:p>
          </table:table-cell>
          <table:table-cell office:value-type="string">
            <text:p>0.7467371132847352</text:p>
          </table:table-cell>
          <table:table-cell office:value-type="string">
            <text:p>1.0</text:p>
          </table:table-cell>
          <table:table-cell office:value-type="string">
            <text:p>0.2533377857317416</text:p>
          </table:table-cell>
          <table:table-cell office:value-type="string">
            <text:p>0.0012695096335533713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30607.73015873016</text:p>
          </table:table-cell>
          <table:table-cell office:value-type="string">
            <text:p>90209.96825396825</text:p>
          </table:table-cell>
          <table:table-cell/>
        </table:table-row>
        <table:table-row table:style-name="ro2">
          <table:table-cell office:value-type="string">
            <text:p>1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673413044735192</text:p>
          </table:table-cell>
          <table:table-cell office:value-type="string">
            <text:p>0.9949732287481468</text:p>
          </table:table-cell>
          <table:table-cell office:value-type="string">
            <text:p>0.7396293655730365</text:p>
          </table:table-cell>
          <table:table-cell office:value-type="string">
            <text:p>0.0049467566259980686</text:p>
          </table:table-cell>
          <table:table-cell office:value-type="string">
            <text:p>0.06908988989113012</text:p>
          </table:table-cell>
          <table:table-cell office:value-type="string">
            <text:p>26.11111111111111</text:p>
          </table:table-cell>
          <table:table-cell office:value-type="string">
            <text:p>9.841269841269842</text:p>
          </table:table-cell>
          <table:table-cell office:value-type="string">
            <text:p>597.6825396825396</text:p>
          </table:table-cell>
          <table:table-cell office:value-type="string">
            <text:p>120220.01587301587</text:p>
          </table:table-cell>
          <table:table-cell/>
        </table:table-row>
        <table:table-row table:style-name="ro2">
          <table:table-cell office:value-type="string">
            <text:p>0.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8595710822194805</text:p>
          </table:table-cell>
          <table:table-cell office:value-type="string">
            <text:p>0.7192254102726078</text:p>
          </table:table-cell>
          <table:table-cell office:value-type="string">
            <text:p>1.0</text:p>
          </table:table-cell>
          <table:table-cell office:value-type="string">
            <text:p>0.2808578355610389</text:p>
          </table:table-cell>
          <table:table-cell office:value-type="string">
            <text:p>0.0011393644386034788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33932.49206349206</text:p>
          </table:table-cell>
          <table:table-cell office:value-type="string">
            <text:p>86885.20634920635</text:p>
          </table:table-cell>
          <table:table-cell/>
        </table:table-row>
        <table:table-row table:style-name="ro2">
          <table:table-cell office:value-type="string">
            <text:p>0.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8593266940098592</text:p>
          </table:table-cell>
          <table:table-cell office:value-type="string">
            <text:p>0.7187367201408751</text:p>
          </table:table-cell>
          <table:table-cell office:value-type="string">
            <text:p>1.0</text:p>
          </table:table-cell>
          <table:table-cell office:value-type="string">
            <text:p>0.28134661198028155</text:p>
          </table:table-cell>
          <table:table-cell office:value-type="string">
            <text:p>0.0011286189370068272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33991.5873015873</text:p>
          </table:table-cell>
          <table:table-cell office:value-type="string">
            <text:p>86826.11111111111</text:p>
          </table:table-cell>
          <table:table-cell/>
        </table:table-row>
        <table:table-row table:style-name="ro2">
          <table:table-cell office:value-type="string">
            <text:p>0.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857397091428595</text:p>
          </table:table-cell>
          <table:table-cell office:value-type="string">
            <text:p>0.7148786713904932</text:p>
          </table:table-cell>
          <table:table-cell office:value-type="string">
            <text:p>1.0</text:p>
          </table:table-cell>
          <table:table-cell office:value-type="string">
            <text:p>0.28520581714281</text:p>
          </table:table-cell>
          <table:table-cell office:value-type="string">
            <text:p>0.0011173827531551772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34457.793650793654</text:p>
          </table:table-cell>
          <table:table-cell office:value-type="string">
            <text:p>86359.90476190476</text:p>
          </table:table-cell>
          <table:table-cell/>
        </table:table-row>
        <table:table-row table:style-name="ro2">
          <table:table-cell office:value-type="string">
            <text:p>1.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54726034807692</text:p>
          </table:table-cell>
          <table:table-cell office:value-type="string">
            <text:p>0.996326091524718</text:p>
          </table:table-cell>
          <table:table-cell office:value-type="string">
            <text:p>0.713035956233511</text:p>
          </table:table-cell>
          <table:table-cell office:value-type="string">
            <text:p>0.003583886618126885</text:p>
          </table:table-cell>
          <table:table-cell office:value-type="string">
            <text:p>0.09346780342228575</text:p>
          </table:table-cell>
          <table:table-cell office:value-type="string">
            <text:p>24.952380952380953</text:p>
          </table:table-cell>
          <table:table-cell office:value-type="string">
            <text:p>11.0</text:p>
          </table:table-cell>
          <table:table-cell office:value-type="string">
            <text:p>433.031746031746</text:p>
          </table:table-cell>
          <table:table-cell office:value-type="string">
            <text:p>120384.66666666667</text:p>
          </table:table-cell>
          <table:table-cell/>
        </table:table-row>
        <table:table-row table:style-name="ro2">
          <table:table-cell office:value-type="string">
            <text:p>0.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8518624165114309</text:p>
          </table:table-cell>
          <table:table-cell office:value-type="string">
            <text:p>0.7038127802843086</text:p>
          </table:table-cell>
          <table:table-cell office:value-type="string">
            <text:p>1.0</text:p>
          </table:table-cell>
          <table:table-cell office:value-type="string">
            <text:p>0.2962751669771381</text:p>
          </table:table-cell>
          <table:table-cell office:value-type="string">
            <text:p>0.0010647557601638018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35795.15873015873</text:p>
          </table:table-cell>
          <table:table-cell office:value-type="string">
            <text:p>85022.53968253969</text:p>
          </table:table-cell>
          <table:table-cell/>
        </table:table-row>
        <table:table-row table:style-name="ro2">
          <table:table-cell office:value-type="string">
            <text:p>0.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8454659389599072</text:p>
          </table:table-cell>
          <table:table-cell office:value-type="string">
            <text:p>0.6912925041067021</text:p>
          </table:table-cell>
          <table:table-cell office:value-type="string">
            <text:p>0.9997309658326607</text:p>
          </table:table-cell>
          <table:table-cell office:value-type="string">
            <text:p>0.30879908791284644</text:p>
          </table:table-cell>
          <table:table-cell office:value-type="string">
            <text:p>0.0010171395215135134</text:p>
          </table:table-cell>
          <table:table-cell office:value-type="string">
            <text:p>35.93650793650794</text:p>
          </table:table-cell>
          <table:table-cell office:value-type="string">
            <text:p>0.015873015873015872</text:p>
          </table:table-cell>
          <table:table-cell office:value-type="string">
            <text:p>37308.28571428572</text:p>
          </table:table-cell>
          <table:table-cell office:value-type="string">
            <text:p>83509.41269841269</text:p>
          </table:table-cell>
          <table:table-cell/>
        </table:table-row>
        <table:table-row table:style-name="ro2"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412629832135172</text:p>
          </table:table-cell>
          <table:table-cell office:value-type="string">
            <text:p>0.717056320214877</text:p>
          </table:table-cell>
          <table:table-cell office:value-type="string">
            <text:p>0.9655437187779774</text:p>
          </table:table-cell>
          <table:table-cell office:value-type="string">
            <text:p>0.283017752350943</text:p>
          </table:table-cell>
          <table:table-cell office:value-type="string">
            <text:p>0.0010958920393870943</text:p>
          </table:table-cell>
          <table:table-cell office:value-type="string">
            <text:p>34.80952380952381</text:p>
          </table:table-cell>
          <table:table-cell office:value-type="string">
            <text:p>1.1428571428571428</text:p>
          </table:table-cell>
          <table:table-cell office:value-type="string">
            <text:p>34193.69841269841</text:p>
          </table:table-cell>
          <table:table-cell office:value-type="string">
            <text:p>86624.0</text:p>
          </table:table-cell>
          <table:table-cell/>
        </table:table-row>
        <table:table-row table:style-name="ro2">
          <table:table-cell office:value-type="string">
            <text:p>0.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8398973579371218</text:p>
          </table:table-cell>
          <table:table-cell office:value-type="string">
            <text:p>0.6815595769288237</text:p>
          </table:table-cell>
          <table:table-cell office:value-type="string">
            <text:p>0.9983291562238931</text:p>
          </table:table-cell>
          <table:table-cell office:value-type="string">
            <text:p>0.31853444034964956</text:p>
          </table:table-cell>
          <table:table-cell office:value-type="string">
            <text:p>0.0009868753653152393</text:p>
          </table:table-cell>
          <table:table-cell office:value-type="string">
            <text:p>35.92063492063492</text:p>
          </table:table-cell>
          <table:table-cell office:value-type="string">
            <text:p>0.031746031746031744</text:p>
          </table:table-cell>
          <table:table-cell office:value-type="string">
            <text:p>38484.65079365079</text:p>
          </table:table-cell>
          <table:table-cell office:value-type="string">
            <text:p>82333.04761904762</text:p>
          </table:table-cell>
          <table:table-cell/>
        </table:table-row>
        <table:table-row table:style-name="ro2">
          <table:table-cell office:value-type="string">
            <text:p>0.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8374247042231204</text:p>
          </table:table-cell>
          <table:table-cell office:value-type="string">
            <text:p>0.674945786037688</text:p>
          </table:table-cell>
          <table:table-cell office:value-type="string">
            <text:p>1.0</text:p>
          </table:table-cell>
          <table:table-cell office:value-type="string">
            <text:p>0.325150591553759</text:p>
          </table:table-cell>
          <table:table-cell office:value-type="string">
            <text:p>0.0009639473018053885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39283.857142857145</text:p>
          </table:table-cell>
          <table:table-cell office:value-type="string">
            <text:p>81533.84126984127</text:p>
          </table:table-cell>
          <table:table-cell/>
        </table:table-row>
        <table:table-row table:style-name="ro2">
          <table:table-cell office:value-type="string">
            <text:p>1.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341983972990002</text:p>
          </table:table-cell>
          <table:table-cell office:value-type="string">
            <text:p>0.9972505701836539</text:p>
          </table:table-cell>
          <table:table-cell office:value-type="string">
            <text:p>0.6710441117430571</text:p>
          </table:table-cell>
          <table:table-cell office:value-type="string">
            <text:p>0.0026473171450565676</text:p>
          </table:table-cell>
          <table:table-cell office:value-type="string">
            <text:p>0.11583793448169877</text:p>
          </table:table-cell>
          <table:table-cell office:value-type="string">
            <text:p>23.523809523809526</text:p>
          </table:table-cell>
          <table:table-cell office:value-type="string">
            <text:p>12.428571428571429</text:p>
          </table:table-cell>
          <table:table-cell office:value-type="string">
            <text:p>319.87301587301585</text:p>
          </table:table-cell>
          <table:table-cell office:value-type="string">
            <text:p>120497.8253968254</text:p>
          </table:table-cell>
          <table:table-cell/>
        </table:table-row>
        <table:table-row table:style-name="ro2">
          <table:table-cell office:value-type="string">
            <text:p>0.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8327458812638826</text:p>
          </table:table-cell>
          <table:table-cell office:value-type="string">
            <text:p>0.6655909997350171</text:p>
          </table:table-cell>
          <table:table-cell office:value-type="string">
            <text:p>1.0</text:p>
          </table:table-cell>
          <table:table-cell office:value-type="string">
            <text:p>0.3345082374722348</text:p>
          </table:table-cell>
          <table:table-cell office:value-type="string">
            <text:p>0.0009351910835283612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40414.39682539683</text:p>
          </table:table-cell>
          <table:table-cell office:value-type="string">
            <text:p>80403.30158730158</text:p>
          </table:table-cell>
          <table:table-cell/>
        </table:table-row>
        <table:table-row table:style-name="ro2">
          <table:table-cell office:value-type="string">
            <text:p>1.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177384125396474</text:p>
          </table:table-cell>
          <table:table-cell office:value-type="string">
            <text:p>0.9978878109069973</text:p>
          </table:table-cell>
          <table:table-cell office:value-type="string">
            <text:p>0.6374756739788728</text:p>
          </table:table-cell>
          <table:table-cell office:value-type="string">
            <text:p>0.0019988488995779257</text:p>
          </table:table-cell>
          <table:table-cell office:value-type="string">
            <text:p>0.141948033017517</text:p>
          </table:table-cell>
          <table:table-cell office:value-type="string">
            <text:p>22.19047619047619</text:p>
          </table:table-cell>
          <table:table-cell office:value-type="string">
            <text:p>13.761904761904763</text:p>
          </table:table-cell>
          <table:table-cell office:value-type="string">
            <text:p>241.52380952380952</text:p>
          </table:table-cell>
          <table:table-cell office:value-type="string">
            <text:p>120576.1746031746</text:p>
          </table:table-cell>
          <table:table-cell/>
        </table:table-row>
        <table:table-row table:style-name="ro2">
          <table:table-cell office:value-type="string">
            <text:p>0.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8175044761606495</text:p>
          </table:table-cell>
          <table:table-cell office:value-type="string">
            <text:p>0.6351170056487359</text:p>
          </table:table-cell>
          <table:table-cell office:value-type="string">
            <text:p>1.0</text:p>
          </table:table-cell>
          <table:table-cell office:value-type="string">
            <text:p>0.364991047678701</text:p>
          </table:table-cell>
          <table:table-cell office:value-type="string">
            <text:p>0.0008556661659131611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44097.42857142857</text:p>
          </table:table-cell>
          <table:table-cell office:value-type="string">
            <text:p>76720.26984126984</text:p>
          </table:table-cell>
          <table:table-cell/>
        </table:table-row>
        <table:table-row table:style-name="ro2">
          <table:table-cell office:value-type="string">
            <text:p>0.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8117526735409992</text:p>
          </table:table-cell>
          <table:table-cell office:value-type="string">
            <text:p>0.6236172301855877</text:p>
          </table:table-cell>
          <table:table-cell office:value-type="string">
            <text:p>1.0</text:p>
          </table:table-cell>
          <table:table-cell office:value-type="string">
            <text:p>0.3764946529180016</text:p>
          </table:table-cell>
          <table:table-cell office:value-type="string">
            <text:p>0.0008228410497465874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45487.06349206349</text:p>
          </table:table-cell>
          <table:table-cell office:value-type="string">
            <text:p>75330.63492063493</text:p>
          </table:table-cell>
          <table:table-cell/>
        </table:table-row>
        <table:table-row table:style-name="ro2">
          <table:table-cell office:value-type="string">
            <text:p>0.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8099984840173948</text:p>
          </table:table-cell>
          <table:table-cell office:value-type="string">
            <text:p>0.6201095250984924</text:p>
          </table:table-cell>
          <table:table-cell office:value-type="string">
            <text:p>1.0</text:p>
          </table:table-cell>
          <table:table-cell office:value-type="string">
            <text:p>0.38000303196521024</text:p>
          </table:table-cell>
          <table:table-cell office:value-type="string">
            <text:p>0.0008148620827869921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45911.206349206346</text:p>
          </table:table-cell>
          <table:table-cell office:value-type="string">
            <text:p>74906.49206349206</text:p>
          </table:table-cell>
          <table:table-cell/>
        </table:table-row>
        <table:table-row table:style-name="ro2">
          <table:table-cell office:value-type="string">
            <text:p>0.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805091163622209</text:p>
          </table:table-cell>
          <table:table-cell office:value-type="string">
            <text:p>0.6102983941324953</text:p>
          </table:table-cell>
          <table:table-cell office:value-type="string">
            <text:p>1.0</text:p>
          </table:table-cell>
          <table:table-cell office:value-type="string">
            <text:p>0.389817672755582</text:p>
          </table:table-cell>
          <table:table-cell office:value-type="string">
            <text:p>0.0007902752112399476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47096.60317460317</text:p>
          </table:table-cell>
          <table:table-cell office:value-type="string">
            <text:p>73721.09523809524</text:p>
          </table:table-cell>
          <table:table-cell/>
        </table:table-row>
        <table:table-row table:style-name="ro2">
          <table:table-cell office:value-type="string">
            <text:p>1.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8028085914427512</text:p>
          </table:table-cell>
          <table:table-cell office:value-type="string">
            <text:p>0.9983479833410214</text:p>
          </table:table-cell>
          <table:table-cell office:value-type="string">
            <text:p>0.6071453483993708</text:p>
          </table:table-cell>
          <table:table-cell office:value-type="string">
            <text:p>0.0015281655138686158</text:p>
          </table:table-cell>
          <table:table-cell office:value-type="string">
            <text:p>0.16521850372284066</text:p>
          </table:table-cell>
          <table:table-cell office:value-type="string">
            <text:p>20.936507936507937</text:p>
          </table:table-cell>
          <table:table-cell office:value-type="string">
            <text:p>15.015873015873016</text:p>
          </table:table-cell>
          <table:table-cell office:value-type="string">
            <text:p>184.65079365079364</text:p>
          </table:table-cell>
          <table:table-cell office:value-type="string">
            <text:p>120633.04761904762</text:p>
          </table:table-cell>
          <table:table-cell/>
        </table:table-row>
        <table:table-row table:style-name="ro2">
          <table:table-cell office:value-type="string">
            <text:p>0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7879756515215338</text:p>
          </table:table-cell>
          <table:table-cell office:value-type="string">
            <text:p>0.5760771058007724</text:p>
          </table:table-cell>
          <table:table-cell office:value-type="string">
            <text:p>1.0</text:p>
          </table:table-cell>
          <table:table-cell office:value-type="string">
            <text:p>0.4240486969569324</text:p>
          </table:table-cell>
          <table:table-cell office:value-type="string">
            <text:p>0.0007238204182562642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51232.619047619046</text:p>
          </table:table-cell>
          <table:table-cell office:value-type="string">
            <text:p>69585.07936507936</text:p>
          </table:table-cell>
          <table:table-cell/>
        </table:table-row>
        <table:table-row table:style-name="ro2">
          <table:table-cell office:value-type="string">
            <text:p>2.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7868005966126741</text:p>
          </table:table-cell>
          <table:table-cell office:value-type="string">
            <text:p>0.9987197869297524</text:p>
          </table:table-cell>
          <table:table-cell office:value-type="string">
            <text:p>0.5747474614452915</text:p>
          </table:table-cell>
          <table:table-cell office:value-type="string">
            <text:p>0.0011462682199433775</text:p>
          </table:table-cell>
          <table:table-cell office:value-type="string">
            <text:p>0.1962821567261372</text:p>
          </table:table-cell>
          <table:table-cell office:value-type="string">
            <text:p>19.73015873015873</text:p>
          </table:table-cell>
          <table:table-cell office:value-type="string">
            <text:p>16.22222222222222</text:p>
          </table:table-cell>
          <table:table-cell office:value-type="string">
            <text:p>138.5079365079365</text:p>
          </table:table-cell>
          <table:table-cell office:value-type="string">
            <text:p>120679.19047619047</text:p>
          </table:table-cell>
          <table:table-cell/>
        </table:table-row>
        <table:table-row table:style-name="ro2">
          <table:table-cell office:value-type="string">
            <text:p>0.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7854911145491152</text:p>
          </table:table-cell>
          <table:table-cell office:value-type="string">
            <text:p>0.5711098344863069</text:p>
          </table:table-cell>
          <table:table-cell office:value-type="string">
            <text:p>1.0</text:p>
          </table:table-cell>
          <table:table-cell office:value-type="string">
            <text:p>0.4290177709017696</text:p>
          </table:table-cell>
          <table:table-cell office:value-type="string">
            <text:p>0.0007157287082490928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51832.74603174603</text:p>
          </table:table-cell>
          <table:table-cell office:value-type="string">
            <text:p>68984.95238095238</text:p>
          </table:table-cell>
          <table:table-cell/>
        </table:table-row>
        <table:table-row table:style-name="ro2">
          <table:table-cell office:value-type="string">
            <text:p>0.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7819087134439455</text:p>
          </table:table-cell>
          <table:table-cell office:value-type="string">
            <text:p>0.563946854672208</text:p>
          </table:table-cell>
          <table:table-cell office:value-type="string">
            <text:p>1.0</text:p>
          </table:table-cell>
          <table:table-cell office:value-type="string">
            <text:p>0.436182573112109</text:p>
          </table:table-cell>
          <table:table-cell office:value-type="string">
            <text:p>0.000703214699078688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52698.619047619046</text:p>
          </table:table-cell>
          <table:table-cell office:value-type="string">
            <text:p>68119.07936507936</text:p>
          </table:table-cell>
          <table:table-cell/>
        </table:table-row>
        <table:table-row table:style-name="ro2">
          <table:table-cell office:value-type="string">
            <text:p>0.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7814449266025161</text:p>
          </table:table-cell>
          <table:table-cell office:value-type="string">
            <text:p>0.5630194879481224</text:p>
          </table:table-cell>
          <table:table-cell office:value-type="string">
            <text:p>1.0</text:p>
          </table:table-cell>
          <table:table-cell office:value-type="string">
            <text:p>0.43711014679496796</text:p>
          </table:table-cell>
          <table:table-cell office:value-type="string">
            <text:p>0.0007037137394502432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52810.74603174603</text:p>
          </table:table-cell>
          <table:table-cell office:value-type="string">
            <text:p>68006.95238095238</text:p>
          </table:table-cell>
          <table:table-cell/>
        </table:table-row>
        <table:table-row table:style-name="ro2">
          <table:table-cell office:value-type="string">
            <text:p>0.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7741765805365903</text:p>
          </table:table-cell>
          <table:table-cell office:value-type="string">
            <text:p>0.5739245191803108</text:p>
          </table:table-cell>
          <table:table-cell office:value-type="string">
            <text:p>0.9745479530961453</text:p>
          </table:table-cell>
          <table:table-cell office:value-type="string">
            <text:p>0.42619479202296473</text:p>
          </table:table-cell>
          <table:table-cell office:value-type="string">
            <text:p>0.0007089733583496034</text:p>
          </table:table-cell>
          <table:table-cell office:value-type="string">
            <text:p>35.142857142857146</text:p>
          </table:table-cell>
          <table:table-cell office:value-type="string">
            <text:p>0.8095238095238095</text:p>
          </table:table-cell>
          <table:table-cell office:value-type="string">
            <text:p>51492.11111111111</text:p>
          </table:table-cell>
          <table:table-cell office:value-type="string">
            <text:p>69325.58730158731</text:p>
          </table:table-cell>
          <table:table-cell/>
        </table:table-row>
        <table:table-row table:style-name="ro2">
          <table:table-cell office:value-type="string">
            <text:p>0.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7667082719533634</text:p>
          </table:table-cell>
          <table:table-cell office:value-type="string">
            <text:p>0.5335549293247491</text:p>
          </table:table-cell>
          <table:table-cell office:value-type="string">
            <text:p>1.0</text:p>
          </table:table-cell>
          <table:table-cell office:value-type="string">
            <text:p>0.4665834560932731</text:p>
          </table:table-cell>
          <table:table-cell office:value-type="string">
            <text:p>0.0006580660156100224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56371.619047619046</text:p>
          </table:table-cell>
          <table:table-cell office:value-type="string">
            <text:p>64446.079365079364</text:p>
          </table:table-cell>
          <table:table-cell/>
        </table:table-row>
        <table:table-row table:style-name="ro2">
          <table:table-cell office:value-type="string">
            <text:p>0.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7518362596877989</text:p>
          </table:table-cell>
          <table:table-cell office:value-type="string">
            <text:p>0.5038198872969356</text:p>
          </table:table-cell>
          <table:table-cell office:value-type="string">
            <text:p>1.0</text:p>
          </table:table-cell>
          <table:table-cell office:value-type="string">
            <text:p>0.4963274806244022</text:p>
          </table:table-cell>
          <table:table-cell office:value-type="string">
            <text:p>0.0006147233010040336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59965.12698412698</text:p>
          </table:table-cell>
          <table:table-cell office:value-type="string">
            <text:p>60852.57142857143</text:p>
          </table:table-cell>
          <table:table-cell/>
        </table:table-row>
        <table:table-row table:style-name="ro2">
          <table:table-cell office:value-type="string">
            <text:p>0.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7497914022187144</text:p>
          </table:table-cell>
          <table:table-cell office:value-type="string">
            <text:p>0.49973132055611874</text:p>
          </table:table-cell>
          <table:table-cell office:value-type="string">
            <text:p>1.0</text:p>
          </table:table-cell>
          <table:table-cell office:value-type="string">
            <text:p>0.5004171955625711</text:p>
          </table:table-cell>
          <table:table-cell office:value-type="string">
            <text:p>0.0006089688856061156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60459.28571428572</text:p>
          </table:table-cell>
          <table:table-cell office:value-type="string">
            <text:p>60358.4126984127</text:p>
          </table:table-cell>
          <table:table-cell/>
        </table:table-row>
        <table:table-row table:style-name="ro2">
          <table:table-cell office:value-type="string">
            <text:p>0.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7468361771057301</text:p>
          </table:table-cell>
          <table:table-cell office:value-type="string">
            <text:p>0.49382295193568654</text:p>
          </table:table-cell>
          <table:table-cell office:value-type="string">
            <text:p>1.0</text:p>
          </table:table-cell>
          <table:table-cell office:value-type="string">
            <text:p>0.5063276457885396</text:p>
          </table:table-cell>
          <table:table-cell office:value-type="string">
            <text:p>0.000600993398153652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61173.269841269845</text:p>
          </table:table-cell>
          <table:table-cell office:value-type="string">
            <text:p>59644.42857142857</text:p>
          </table:table-cell>
          <table:table-cell/>
        </table:table-row>
        <table:table-row table:style-name="ro2">
          <table:table-cell office:value-type="string">
            <text:p>0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7257880676774935</text:p>
          </table:table-cell>
          <table:table-cell office:value-type="string">
            <text:p>0.45173896366644867</text:p>
          </table:table-cell>
          <table:table-cell office:value-type="string">
            <text:p>1.0</text:p>
          </table:table-cell>
          <table:table-cell office:value-type="string">
            <text:p>0.5484238646450131</text:p>
          </table:table-cell>
          <table:table-cell office:value-type="string">
            <text:p>0.0005545808522936902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66259.38095238095</text:p>
          </table:table-cell>
          <table:table-cell office:value-type="string">
            <text:p>54558.31746031746</text:p>
          </table:table-cell>
          <table:table-cell/>
        </table:table-row>
        <table:table-row table:style-name="ro2">
          <table:table-cell office:value-type="string">
            <text:p>0.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721526838315067</text:p>
          </table:table-cell>
          <table:table-cell office:value-type="string">
            <text:p>0.44321927219363905</text:p>
          </table:table-cell>
          <table:table-cell office:value-type="string">
            <text:p>1.0</text:p>
          </table:table-cell>
          <table:table-cell office:value-type="string">
            <text:p>0.5569463233698658</text:p>
          </table:table-cell>
          <table:table-cell office:value-type="string">
            <text:p>0.0005446128350708484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67288.90476190476</text:p>
          </table:table-cell>
          <table:table-cell office:value-type="string">
            <text:p>53528.793650793654</text:p>
          </table:table-cell>
          <table:table-cell/>
        </table:table-row>
        <table:table-row table:style-name="ro2">
          <table:table-cell office:value-type="string">
            <text:p>0.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7157581650718348</text:p>
          </table:table-cell>
          <table:table-cell office:value-type="string">
            <text:p>0.43168551523560234</text:p>
          </table:table-cell>
          <table:table-cell office:value-type="string">
            <text:p>1.0</text:p>
          </table:table-cell>
          <table:table-cell office:value-type="string">
            <text:p>0.5684836698563304</text:p>
          </table:table-cell>
          <table:table-cell office:value-type="string">
            <text:p>0.000532525107122728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68682.77777777778</text:p>
          </table:table-cell>
          <table:table-cell office:value-type="string">
            <text:p>52134.920634920636</text:p>
          </table:table-cell>
          <table:table-cell/>
        </table:table-row>
        <table:table-row table:style-name="ro2">
          <table:table-cell office:value-type="string">
            <text:p>0.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7083595113008461</text:p>
          </table:table-cell>
          <table:table-cell office:value-type="string">
            <text:p>0.4168923835762311</text:p>
          </table:table-cell>
          <table:table-cell office:value-type="string">
            <text:p>1.0</text:p>
          </table:table-cell>
          <table:table-cell office:value-type="string">
            <text:p>0.5832809773983078</text:p>
          </table:table-cell>
          <table:table-cell office:value-type="string">
            <text:p>0.000519917342626484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70470.77777777778</text:p>
          </table:table-cell>
          <table:table-cell office:value-type="string">
            <text:p>50346.920634920636</text:p>
          </table:table-cell>
          <table:table-cell/>
        </table:table-row>
        <table:table-row table:style-name="ro2">
          <table:table-cell office:value-type="string">
            <text:p>0.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705783654465034</text:p>
          </table:table-cell>
          <table:table-cell office:value-type="string">
            <text:p>0.41174212482715106</text:p>
          </table:table-cell>
          <table:table-cell office:value-type="string">
            <text:p>1.0</text:p>
          </table:table-cell>
          <table:table-cell office:value-type="string">
            <text:p>0.5884326910699319</text:p>
          </table:table-cell>
          <table:table-cell office:value-type="string">
            <text:p>0.00051505135070523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71093.14285714286</text:p>
          </table:table-cell>
          <table:table-cell office:value-type="string">
            <text:p>49724.555555555555</text:p>
          </table:table-cell>
          <table:table-cell/>
        </table:table-row>
        <table:table-row table:style-name="ro2">
          <table:table-cell office:value-type="string">
            <text:p>0.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686860261144085</text:p>
          </table:table-cell>
          <table:table-cell office:value-type="string">
            <text:p>0.38493066377668295</text:p>
          </table:table-cell>
          <table:table-cell office:value-type="string">
            <text:p>0.9889696756113775</text:p>
          </table:table-cell>
          <table:table-cell office:value-type="string">
            <text:p>0.6152491533232074</text:p>
          </table:table-cell>
          <table:table-cell office:value-type="string">
            <text:p>0.000487120479297194</text:p>
          </table:table-cell>
          <table:table-cell office:value-type="string">
            <text:p>35.58730158730159</text:p>
          </table:table-cell>
          <table:table-cell office:value-type="string">
            <text:p>0.36507936507936506</text:p>
          </table:table-cell>
          <table:table-cell office:value-type="string">
            <text:p>74333.09523809524</text:p>
          </table:table-cell>
          <table:table-cell office:value-type="string">
            <text:p>46484.60317460317</text:p>
          </table:table-cell>
          <table:table-cell/>
        </table:table-row>
        <table:table-row table:style-name="ro2">
          <table:table-cell office:value-type="string">
            <text:p>0.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6819968644323133</text:p>
          </table:table-cell>
          <table:table-cell office:value-type="string">
            <text:p>0.3641828314448979</text:p>
          </table:table-cell>
          <table:table-cell office:value-type="string">
            <text:p>1.0</text:p>
          </table:table-cell>
          <table:table-cell office:value-type="string">
            <text:p>0.6360062711353734</text:p>
          </table:table-cell>
          <table:table-cell office:value-type="string">
            <text:p>0.00047531271315859954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76840.8253968254</text:p>
          </table:table-cell>
          <table:table-cell office:value-type="string">
            <text:p>43976.87301587302</text:p>
          </table:table-cell>
          <table:table-cell/>
        </table:table-row>
        <table:table-row table:style-name="ro2">
          <table:table-cell office:value-type="string">
            <text:p>0.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6788835430804688</text:p>
          </table:table-cell>
          <table:table-cell office:value-type="string">
            <text:p>0.35795831658320676</text:p>
          </table:table-cell>
          <table:table-cell office:value-type="string">
            <text:p>1.0</text:p>
          </table:table-cell>
          <table:table-cell office:value-type="string">
            <text:p>0.6422329138390623</text:p>
          </table:table-cell>
          <table:table-cell office:value-type="string">
            <text:p>0.00046982500711871035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77593.03174603175</text:p>
          </table:table-cell>
          <table:table-cell office:value-type="string">
            <text:p>43224.666666666664</text:p>
          </table:table-cell>
          <table:table-cell/>
        </table:table-row>
        <table:table-row table:style-name="ro2">
          <table:table-cell office:value-type="string">
            <text:p>0.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6786694604571812</text:p>
          </table:table-cell>
          <table:table-cell office:value-type="string">
            <text:p>0.3575302220844618</text:p>
          </table:table-cell>
          <table:table-cell office:value-type="string">
            <text:p>1.0</text:p>
          </table:table-cell>
          <table:table-cell office:value-type="string">
            <text:p>0.6426610790856375</text:p>
          </table:table-cell>
          <table:table-cell office:value-type="string">
            <text:p>0.00046975241731302434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77644.77777777778</text:p>
          </table:table-cell>
          <table:table-cell office:value-type="string">
            <text:p>43172.920634920636</text:p>
          </table:table-cell>
          <table:table-cell/>
        </table:table-row>
        <table:table-row table:style-name="ro2">
          <table:table-cell office:value-type="string">
            <text:p>0.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6602893810326909</text:p>
          </table:table-cell>
          <table:table-cell office:value-type="string">
            <text:p>0.3207807834599351</text:p>
          </table:table-cell>
          <table:table-cell office:value-type="string">
            <text:p>1.0</text:p>
          </table:table-cell>
          <table:table-cell office:value-type="string">
            <text:p>0.6794212379346183</text:p>
          </table:table-cell>
          <table:table-cell office:value-type="string">
            <text:p>0.0004447276715197052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82086.1746031746</text:p>
          </table:table-cell>
          <table:table-cell office:value-type="string">
            <text:p>38731.52380952381</text:p>
          </table:table-cell>
          <table:table-cell/>
        </table:table-row>
        <table:table-row table:style-name="ro2">
          <table:table-cell office:value-type="string">
            <text:p>0.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6554258444192353</text:p>
          </table:table-cell>
          <table:table-cell office:value-type="string">
            <text:p>0.31105677418245</text:p>
          </table:table-cell>
          <table:table-cell office:value-type="string">
            <text:p>1.0</text:p>
          </table:table-cell>
          <table:table-cell office:value-type="string">
            <text:p>0.6891483111615293</text:p>
          </table:table-cell>
          <table:table-cell office:value-type="string">
            <text:p>0.000437757469714444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83261.23809523809</text:p>
          </table:table-cell>
          <table:table-cell office:value-type="string">
            <text:p>37556.46031746032</text:p>
          </table:table-cell>
          <table:table-cell/>
        </table:table-row>
        <table:table-row table:style-name="ro2">
          <table:table-cell office:value-type="string">
            <text:p>0.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6406311003145345</text:p>
          </table:table-cell>
          <table:table-cell office:value-type="string">
            <text:p>0.28147608813590513</text:p>
          </table:table-cell>
          <table:table-cell office:value-type="string">
            <text:p>1.0</text:p>
          </table:table-cell>
          <table:table-cell office:value-type="string">
            <text:p>0.718737799370931</text:p>
          </table:table-cell>
          <table:table-cell office:value-type="string">
            <text:p>0.00041915554331629744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86836.20634920635</text:p>
          </table:table-cell>
          <table:table-cell office:value-type="string">
            <text:p>33981.49206349206</text:p>
          </table:table-cell>
          <table:table-cell/>
        </table:table-row>
        <table:table-row table:style-name="ro2">
          <table:table-cell office:value-type="string">
            <text:p>0.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6349432698813512</text:p>
          </table:table-cell>
          <table:table-cell office:value-type="string">
            <text:p>0.27010373026780354</text:p>
          </table:table-cell>
          <table:table-cell office:value-type="string">
            <text:p>1.0</text:p>
          </table:table-cell>
          <table:table-cell office:value-type="string">
            <text:p>0.7301134602372976</text:p>
          </table:table-cell>
          <table:table-cell office:value-type="string">
            <text:p>0.00041309841012697945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88210.73015873016</text:p>
          </table:table-cell>
          <table:table-cell office:value-type="string">
            <text:p>32606.968253968254</text:p>
          </table:table-cell>
          <table:table-cell/>
        </table:table-row>
        <table:table-row table:style-name="ro2">
          <table:table-cell office:value-type="string">
            <text:p>0.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627714139489091</text:p>
          </table:table-cell>
          <table:table-cell office:value-type="string">
            <text:p>0.2556495798520906</text:p>
          </table:table-cell>
          <table:table-cell office:value-type="string">
            <text:p>1.0</text:p>
          </table:table-cell>
          <table:table-cell office:value-type="string">
            <text:p>0.7445717210218178</text:p>
          </table:table-cell>
          <table:table-cell office:value-type="string">
            <text:p>0.0004053593025999853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89957.69841269842</text:p>
          </table:table-cell>
          <table:table-cell office:value-type="string">
            <text:p>30860.0</text:p>
          </table:table-cell>
          <table:table-cell/>
        </table:table-row>
        <table:table-row table:style-name="ro2">
          <table:table-cell office:value-type="string">
            <text:p>0.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6095952776931641</text:p>
          </table:table-cell>
          <table:table-cell office:value-type="string">
            <text:p>0.21942287056747806</text:p>
          </table:table-cell>
          <table:table-cell office:value-type="string">
            <text:p>1.0</text:p>
          </table:table-cell>
          <table:table-cell office:value-type="string">
            <text:p>0.7808094446136719</text:p>
          </table:table-cell>
          <table:table-cell office:value-type="string">
            <text:p>0.00038567480389818014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94335.68253968254</text:p>
          </table:table-cell>
          <table:table-cell office:value-type="string">
            <text:p>26482.015873015873</text:p>
          </table:table-cell>
          <table:table-cell/>
        </table:table-row>
        <table:table-row table:style-name="ro2">
          <table:table-cell office:value-type="string">
            <text:p>0.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6077383853206142</text:p>
          </table:table-cell>
          <table:table-cell office:value-type="string">
            <text:p>0.21570994340076394</text:p>
          </table:table-cell>
          <table:table-cell office:value-type="string">
            <text:p>1.0</text:p>
          </table:table-cell>
          <table:table-cell office:value-type="string">
            <text:p>0.7845232293587715</text:p>
          </table:table-cell>
          <table:table-cell office:value-type="string">
            <text:p>0.0003841834441193121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94784.52380952382</text:p>
          </table:table-cell>
          <table:table-cell office:value-type="string">
            <text:p>26033.174603174604</text:p>
          </table:table-cell>
          <table:table-cell/>
        </table:table-row>
        <table:table-row table:style-name="ro2">
          <table:table-cell office:value-type="string">
            <text:p>0.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607588506931575</text:p>
          </table:table-cell>
          <table:table-cell office:value-type="string">
            <text:p>0.21541052260808458</text:p>
          </table:table-cell>
          <table:table-cell office:value-type="string">
            <text:p>1.0</text:p>
          </table:table-cell>
          <table:table-cell office:value-type="string">
            <text:p>0.7848229861368502</text:p>
          </table:table-cell>
          <table:table-cell office:value-type="string">
            <text:p>0.0003834646684741972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94820.58730158731</text:p>
          </table:table-cell>
          <table:table-cell office:value-type="string">
            <text:p>25997.11111111111</text:p>
          </table:table-cell>
          <table:table-cell/>
        </table:table-row>
        <table:table-row table:style-name="ro2">
          <table:table-cell office:value-type="string">
            <text:p>0.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5931319199640619</text:p>
          </table:table-cell>
          <table:table-cell office:value-type="string">
            <text:p>0.1865058667988336</text:p>
          </table:table-cell>
          <table:table-cell office:value-type="string">
            <text:p>1.0</text:p>
          </table:table-cell>
          <table:table-cell office:value-type="string">
            <text:p>0.8137361600718762</text:p>
          </table:table-cell>
          <table:table-cell office:value-type="string">
            <text:p>0.0003693560854374553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98313.87301587302</text:p>
          </table:table-cell>
          <table:table-cell office:value-type="string">
            <text:p>22503.825396825396</text:p>
          </table:table-cell>
          <table:table-cell/>
        </table:table-row>
        <table:table-row table:style-name="ro2">
          <table:table-cell office:value-type="string">
            <text:p>0.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904789407439648</text:p>
          </table:table-cell>
          <table:table-cell office:value-type="string">
            <text:p>0.18369640248833016</text:p>
          </table:table-cell>
          <table:table-cell office:value-type="string">
            <text:p>0.9975034969287844</text:p>
          </table:table-cell>
          <table:table-cell office:value-type="string">
            <text:p>0.8165456154408548</text:p>
          </table:table-cell>
          <table:table-cell office:value-type="string">
            <text:p>0.00036773645026735695</text:p>
          </table:table-cell>
          <table:table-cell office:value-type="string">
            <text:p>35.857142857142854</text:p>
          </table:table-cell>
          <table:table-cell office:value-type="string">
            <text:p>0.09523809523809523</text:p>
          </table:table-cell>
          <table:table-cell office:value-type="string">
            <text:p>98653.39682539682</text:p>
          </table:table-cell>
          <table:table-cell office:value-type="string">
            <text:p>22164.301587301587</text:p>
          </table:table-cell>
          <table:table-cell/>
        </table:table-row>
        <table:table-row table:style-name="ro2">
          <table:table-cell office:value-type="string">
            <text:p>0.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5903322822460635</text:p>
          </table:table-cell>
          <table:table-cell office:value-type="string">
            <text:p>0.1809082089953008</text:p>
          </table:table-cell>
          <table:table-cell office:value-type="string">
            <text:p>1.0</text:p>
          </table:table-cell>
          <table:table-cell office:value-type="string">
            <text:p>0.819335435507873</text:p>
          </table:table-cell>
          <table:table-cell office:value-type="string">
            <text:p>0.0003668552035756066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98990.41269841269</text:p>
          </table:table-cell>
          <table:table-cell office:value-type="string">
            <text:p>21827.285714285714</text:p>
          </table:table-cell>
          <table:table-cell/>
        </table:table-row>
        <table:table-row table:style-name="ro2">
          <table:table-cell office:value-type="string">
            <text:p>0.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5800272198839755</text:p>
          </table:table-cell>
          <table:table-cell office:value-type="string">
            <text:p>0.16030436892185657</text:p>
          </table:table-cell>
          <table:table-cell office:value-type="string">
            <text:p>1.0</text:p>
          </table:table-cell>
          <table:table-cell office:value-type="string">
            <text:p>0.839945560232049</text:p>
          </table:table-cell>
          <table:table-cell office:value-type="string">
            <text:p>0.00035719797932987925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01480.38095238095</text:p>
          </table:table-cell>
          <table:table-cell office:value-type="string">
            <text:p>19337.31746031746</text:p>
          </table:table-cell>
          <table:table-cell/>
        </table:table-row>
        <table:table-row table:style-name="ro2"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5625608277384334</text:p>
          </table:table-cell>
          <table:table-cell office:value-type="string">
            <text:p>0.1253815822084871</text:p>
          </table:table-cell>
          <table:table-cell office:value-type="string">
            <text:p>1.0</text:p>
          </table:table-cell>
          <table:table-cell office:value-type="string">
            <text:p>0.8748783445231332</text:p>
          </table:table-cell>
          <table:table-cell office:value-type="string">
            <text:p>0.0003434523684842353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05701.14285714286</text:p>
          </table:table-cell>
          <table:table-cell office:value-type="string">
            <text:p>15116.555555555555</text:p>
          </table:table-cell>
          <table:table-cell/>
        </table:table-row>
        <table:table-row table:style-name="ro2"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5580231251495258</text:p>
          </table:table-cell>
          <table:table-cell office:value-type="string">
            <text:p>0.11630888865344007</text:p>
          </table:table-cell>
          <table:table-cell office:value-type="string">
            <text:p>1.0</text:p>
          </table:table-cell>
          <table:table-cell office:value-type="string">
            <text:p>0.8839537497009484</text:p>
          </table:table-cell>
          <table:table-cell office:value-type="string">
            <text:p>0.0003395873972249990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06797.61904761905</text:p>
          </table:table-cell>
          <table:table-cell office:value-type="string">
            <text:p>14020.079365079366</text:p>
          </table:table-cell>
          <table:table-cell/>
        </table:table-row>
        <table:table-row table:style-name="ro2"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549036393593836</text:p>
          </table:table-cell>
          <table:table-cell office:value-type="string">
            <text:p>0.09834086133398147</text:p>
          </table:table-cell>
          <table:table-cell office:value-type="string">
            <text:p>1.0</text:p>
          </table:table-cell>
          <table:table-cell office:value-type="string">
            <text:p>0.9019272128123279</text:p>
          </table:table-cell>
          <table:table-cell office:value-type="string">
            <text:p>0.00033222680593155356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08969.06349206349</text:p>
          </table:table-cell>
          <table:table-cell office:value-type="string">
            <text:p>11848.63492063492</text:p>
          </table:table-cell>
          <table:table-cell/>
        </table:table-row>
        <table:table-row table:style-name="ro2"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5479265070923734</text:p>
          </table:table-cell>
          <table:table-cell office:value-type="string">
            <text:p>0.09612183375352497</text:p>
          </table:table-cell>
          <table:table-cell office:value-type="string">
            <text:p>1.0</text:p>
          </table:table-cell>
          <table:table-cell office:value-type="string">
            <text:p>0.9041469858152531</text:p>
          </table:table-cell>
          <table:table-cell office:value-type="string">
            <text:p>0.0003313077777721574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09237.1746031746</text:p>
          </table:table-cell>
          <table:table-cell office:value-type="string">
            <text:p>11580.52380952381</text:p>
          </table:table-cell>
          <table:table-cell/>
        </table:table-row>
        <table:table-row table:style-name="ro2">
          <table:table-cell office:value-type="string">
            <text:p>0.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5474141947547715</text:p>
          </table:table-cell>
          <table:table-cell office:value-type="string">
            <text:p>0.09509737303774671</text:p>
          </table:table-cell>
          <table:table-cell office:value-type="string">
            <text:p>1.0</text:p>
          </table:table-cell>
          <table:table-cell office:value-type="string">
            <text:p>0.9051716104904569</text:p>
          </table:table-cell>
          <table:table-cell office:value-type="string">
            <text:p>0.00033108759326972635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09361.04761904762</text:p>
          </table:table-cell>
          <table:table-cell office:value-type="string">
            <text:p>11456.650793650793</text:p>
          </table:table-cell>
          <table:table-cell/>
        </table:table-row>
        <table:table-row table:style-name="ro2"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5410040867830368</text:p>
          </table:table-cell>
          <table:table-cell office:value-type="string">
            <text:p>0.08228109445773743</text:p>
          </table:table-cell>
          <table:table-cell office:value-type="string">
            <text:p>1.0</text:p>
          </table:table-cell>
          <table:table-cell office:value-type="string">
            <text:p>0.9179918264339263</text:p>
          </table:table-cell>
          <table:table-cell office:value-type="string">
            <text:p>0.0003259854600081638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0909.88888888889</text:p>
          </table:table-cell>
          <table:table-cell office:value-type="string">
            <text:p>9907.809523809523</text:p>
          </table:table-cell>
          <table:table-cell/>
        </table:table-row>
        <table:table-row table:style-name="ro2">
          <table:table-cell office:value-type="string">
            <text:p>0.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5399195396517</text:p>
          </table:table-cell>
          <table:table-cell office:value-type="string">
            <text:p>0.08011251315783739</text:p>
          </table:table-cell>
          <table:table-cell office:value-type="string">
            <text:p>1.0</text:p>
          </table:table-cell>
          <table:table-cell office:value-type="string">
            <text:p>0.9201609206965999</text:p>
          </table:table-cell>
          <table:table-cell office:value-type="string">
            <text:p>0.0003253338078814873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1172.01587301587</text:p>
          </table:table-cell>
          <table:table-cell office:value-type="string">
            <text:p>9645.682539682539</text:p>
          </table:table-cell>
          <table:table-cell/>
        </table:table-row>
        <table:table-row table:style-name="ro2">
          <table:table-cell office:value-type="string">
            <text:p>0.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5349513077724359</text:p>
          </table:table-cell>
          <table:table-cell office:value-type="string">
            <text:p>0.07017910803603768</text:p>
          </table:table-cell>
          <table:table-cell office:value-type="string">
            <text:p>1.0</text:p>
          </table:table-cell>
          <table:table-cell office:value-type="string">
            <text:p>0.9300973844551281</text:p>
          </table:table-cell>
          <table:table-cell office:value-type="string">
            <text:p>0.0003214883965291788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2372.46031746031</text:p>
          </table:table-cell>
          <table:table-cell office:value-type="string">
            <text:p>8445.238095238095</text:p>
          </table:table-cell>
          <table:table-cell/>
        </table:table-row>
        <table:table-row table:style-name="ro2">
          <table:table-cell office:value-type="string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252116470951405</text:p>
          </table:table-cell>
          <table:table-cell office:value-type="string">
            <text:p>0.05070558134781658</text:p>
          </table:table-cell>
          <table:table-cell office:value-type="string">
            <text:p>1.0</text:p>
          </table:table-cell>
          <table:table-cell office:value-type="string">
            <text:p>0.9495767058097192</text:p>
          </table:table-cell>
          <table:table-cell office:value-type="string">
            <text:p>0.000314520283670522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4725.87301587302</text:p>
          </table:table-cell>
          <table:table-cell office:value-type="string">
            <text:p>6091.825396825397</text:p>
          </table:table-cell>
          <table:table-cell/>
        </table:table-row>
        <table:table-row table:style-name="ro2">
          <table:table-cell office:value-type="string">
            <text:p>0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515948407591319</text:p>
          </table:table-cell>
          <table:table-cell office:value-type="string">
            <text:p>0.03218474122847933</text:p>
          </table:table-cell>
          <table:table-cell office:value-type="string">
            <text:p>1.0</text:p>
          </table:table-cell>
          <table:table-cell office:value-type="string">
            <text:p>0.9681031848173619</text:p>
          </table:table-cell>
          <table:table-cell office:value-type="string">
            <text:p>0.000307905368841412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6964.09523809524</text:p>
          </table:table-cell>
          <table:table-cell office:value-type="string">
            <text:p>3853.6031746031745</text:p>
          </table:table-cell>
          <table:table-cell/>
        </table:table-row>
        <table:table-row table:style-name="ro2">
          <table:table-cell office:value-type="string">
            <text:p>0.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515145498132543</text:p>
          </table:table-cell>
          <table:table-cell office:value-type="string">
            <text:p>0.030579266604101346</text:p>
          </table:table-cell>
          <table:table-cell office:value-type="string">
            <text:p>1.0</text:p>
          </table:table-cell>
          <table:table-cell office:value-type="string">
            <text:p>0.9697090037349142</text:p>
          </table:table-cell>
          <table:table-cell office:value-type="string">
            <text:p>0.000307522605254107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7158.1746031746</text:p>
          </table:table-cell>
          <table:table-cell office:value-type="string">
            <text:p>3659.5238095238096</text:p>
          </table:table-cell>
          <table:table-cell/>
        </table:table-row>
        <table:table-row table:style-name="ro2">
          <table:table-cell office:value-type="string">
            <text:p>0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5121042978037383</text:p>
          </table:table-cell>
          <table:table-cell office:value-type="string">
            <text:p>0.024498759174451056</text:p>
          </table:table-cell>
          <table:table-cell office:value-type="string">
            <text:p>1.0</text:p>
          </table:table-cell>
          <table:table-cell office:value-type="string">
            <text:p>0.9757914043925233</text:p>
          </table:table-cell>
          <table:table-cell office:value-type="string">
            <text:p>0.0003053888307565438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7892.98412698413</text:p>
          </table:table-cell>
          <table:table-cell office:value-type="string">
            <text:p>2924.714285714286</text:p>
          </table:table-cell>
          <table:table-cell/>
        </table:table-row>
        <table:table-row table:style-name="ro2">
          <table:table-cell office:value-type="string">
            <text:p>0.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5120062078767</text:p>
          </table:table-cell>
          <table:table-cell office:value-type="string">
            <text:p>0.02430264127710887</text:p>
          </table:table-cell>
          <table:table-cell office:value-type="string">
            <text:p>1.0</text:p>
          </table:table-cell>
          <table:table-cell office:value-type="string">
            <text:p>0.9759875842465998</text:p>
          </table:table-cell>
          <table:table-cell office:value-type="string">
            <text:p>0.000305310886730693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7916.68253968254</text:p>
          </table:table-cell>
          <table:table-cell office:value-type="string">
            <text:p>2901.0158730158732</text:p>
          </table:table-cell>
          <table:table-cell/>
        </table:table-row>
        <table:table-row table:style-name="ro2">
          <table:table-cell office:value-type="string">
            <text:p>0.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5119014897129512</text:p>
          </table:table-cell>
          <table:table-cell office:value-type="string">
            <text:p>0.024093230795071568</text:p>
          </table:table-cell>
          <table:table-cell office:value-type="string">
            <text:p>1.0</text:p>
          </table:table-cell>
          <table:table-cell office:value-type="string">
            <text:p>0.9761970205740974</text:p>
          </table:table-cell>
          <table:table-cell office:value-type="string">
            <text:p>0.0003052893543879185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7942.0</text:p>
          </table:table-cell>
          <table:table-cell office:value-type="string">
            <text:p>2875.6984126984125</text:p>
          </table:table-cell>
          <table:table-cell/>
        </table:table-row>
        <table:table-row table:style-name="ro2">
          <table:table-cell office:value-type="string">
            <text:p>0.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5100366202785551</text:p>
          </table:table-cell>
          <table:table-cell office:value-type="string">
            <text:p>0.020364624728529814</text:p>
          </table:table-cell>
          <table:table-cell office:value-type="string">
            <text:p>1.0</text:p>
          </table:table-cell>
          <table:table-cell office:value-type="string">
            <text:p>0.9799267594428899</text:p>
          </table:table-cell>
          <table:table-cell office:value-type="string">
            <text:p>0.00030404142832271785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8392.60317460318</text:p>
          </table:table-cell>
          <table:table-cell office:value-type="string">
            <text:p>2425.095238095238</text:p>
          </table:table-cell>
          <table:table-cell/>
        </table:table-row>
        <table:table-row table:style-name="ro2">
          <table:table-cell office:value-type="string">
            <text:p>0.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5095771619975429</text:p>
          </table:table-cell>
          <table:table-cell office:value-type="string">
            <text:p>0.01944596973953142</text:p>
          </table:table-cell>
          <table:table-cell office:value-type="string">
            <text:p>1.0</text:p>
          </table:table-cell>
          <table:table-cell office:value-type="string">
            <text:p>0.9808456760049142</text:p>
          </table:table-cell>
          <table:table-cell office:value-type="string">
            <text:p>0.0003037553460237206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8503.63492063493</text:p>
          </table:table-cell>
          <table:table-cell office:value-type="string">
            <text:p>2314.063492063492</text:p>
          </table:table-cell>
          <table:table-cell/>
        </table:table-row>
        <table:table-row table:style-name="ro2">
          <table:table-cell office:value-type="string">
            <text:p>0.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5084322860435668</text:p>
          </table:table-cell>
          <table:table-cell office:value-type="string">
            <text:p>0.017156906057301895</text:p>
          </table:table-cell>
          <table:table-cell office:value-type="string">
            <text:p>1.0</text:p>
          </table:table-cell>
          <table:table-cell office:value-type="string">
            <text:p>0.9831354279128663</text:p>
          </table:table-cell>
          <table:table-cell office:value-type="string">
            <text:p>0.0003030069352138154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8780.26984126984</text:p>
          </table:table-cell>
          <table:table-cell office:value-type="string">
            <text:p>2037.4285714285713</text:p>
          </table:table-cell>
          <table:table-cell/>
        </table:table-row>
        <table:table-row table:style-name="ro2">
          <table:table-cell office:value-type="string">
            <text:p>0.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5000004600788595</text:p>
          </table:table-cell>
          <table:table-cell office:value-type="string">
            <text:p>0.0002984720478132354</text:p>
          </table:table-cell>
          <table:table-cell office:value-type="string">
            <text:p>1.0</text:p>
          </table:table-cell>
          <table:table-cell office:value-type="string">
            <text:p>0.9999990798422811</text:p>
          </table:table-cell>
          <table:table-cell office:value-type="string">
            <text:p>0.0002975526170914579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58730158731</text:p>
          </table:table-cell>
          <table:table-cell office:value-type="string">
            <text:p>0.1111111111111111</text:p>
          </table:table-cell>
          <table:table-cell/>
        </table:table-row>
        <table:table-row table:style-name="ro2">
          <table:table-cell office:value-type="string">
            <text:p>0.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5000000656631499</text:p>
          </table:table-cell>
          <table:table-cell office:value-type="string">
            <text:p>0.0002976835593280748</text:p>
          </table:table-cell>
          <table:table-cell office:value-type="string">
            <text:p>1.0</text:p>
          </table:table-cell>
          <table:table-cell office:value-type="string">
            <text:p>0.9999998686737002</text:p>
          </table:table-cell>
          <table:table-cell office:value-type="string">
            <text:p>0.0002975522743071058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8253968254</text:p>
          </table:table-cell>
          <table:table-cell office:value-type="string">
            <text:p>0.015873015873015872</text:p>
          </table:table-cell>
          <table:table-cell/>
        </table:table-row>
        <table:table-row table:style-name="ro2">
          <table:table-cell office:value-type="string">
            <text:p>0.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5</text:p>
          </table:table-cell>
          <table:table-cell office:value-type="string">
            <text:p>0.00029755225366924747</text:p>
          </table:table-cell>
          <table:table-cell table:number-columns-repeated="2" office:value-type="string">
            <text:p>1.0</text:p>
          </table:table-cell>
          <table:table-cell office:value-type="string">
            <text:p>0.0002975522536692474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  <table:table-cell office:value-type="string">
            <text:p>0.0</text:p>
          </table:table-cell>
          <table:table-cell/>
        </table:table-row>
        <table:table-row table:style-name="ro2">
          <table:table-cell office:value-type="string">
            <text:p>0.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5</text:p>
          </table:table-cell>
          <table:table-cell office:value-type="string">
            <text:p>0.00029755225366924747</text:p>
          </table:table-cell>
          <table:table-cell table:number-columns-repeated="2" office:value-type="string">
            <text:p>1.0</text:p>
          </table:table-cell>
          <table:table-cell office:value-type="string">
            <text:p>0.0002975522536692474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  <table:table-cell office:value-type="string">
            <text:p>0.0</text:p>
          </table:table-cell>
          <table:table-cell/>
        </table:table-row>
        <table:table-row table:style-name="ro2">
          <table:table-cell office:value-type="string">
            <text:p>0.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5</text:p>
          </table:table-cell>
          <table:table-cell office:value-type="string">
            <text:p>0.00029755225366924747</text:p>
          </table:table-cell>
          <table:table-cell table:number-columns-repeated="2" office:value-type="string">
            <text:p>1.0</text:p>
          </table:table-cell>
          <table:table-cell office:value-type="string">
            <text:p>0.0002975522536692474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  <table:table-cell office:value-type="string">
            <text:p>0.0</text:p>
          </table:table-cell>
          <table:table-cell/>
        </table:table-row>
        <table:table-row table:style-name="ro2">
          <table:table-cell office:value-type="string">
            <text:p>0.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.5</text:p>
          </table:table-cell>
          <table:table-cell office:value-type="string">
            <text:p>0.00029755225366924747</text:p>
          </table:table-cell>
          <table:table-cell table:number-columns-repeated="2" office:value-type="string">
            <text:p>1.0</text:p>
          </table:table-cell>
          <table:table-cell office:value-type="string">
            <text:p>0.0002975522536692474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  <table:table-cell office:value-type="string">
            <text:p>0.0</text:p>
          </table:table-cell>
          <table:table-cell/>
        </table:table-row>
        <table:table-row table:style-name="ro2"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5</text:p>
          </table:table-cell>
          <table:table-cell office:value-type="string">
            <text:p>0.00029755225366924747</text:p>
          </table:table-cell>
          <table:table-cell table:number-columns-repeated="2" office:value-type="string">
            <text:p>1.0</text:p>
          </table:table-cell>
          <table:table-cell office:value-type="string">
            <text:p>0.0002975522536692474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  <table:table-cell office:value-type="string">
            <text:p>0.0</text:p>
          </table:table-cell>
          <table:table-cell/>
        </table:table-row>
        <table:table-row table:style-name="ro2"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0.5</text:p>
          </table:table-cell>
          <table:table-cell office:value-type="string">
            <text:p>0.00029755225366924747</text:p>
          </table:table-cell>
          <table:table-cell table:number-columns-repeated="2" office:value-type="string">
            <text:p>1.0</text:p>
          </table:table-cell>
          <table:table-cell office:value-type="string">
            <text:p>0.0002975522536692474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  <table:table-cell office:value-type="string">
            <text:p>0.0</text:p>
          </table:table-cell>
          <table:table-cell/>
        </table:table-row>
        <table:table-row table:style-name="ro2">
          <table:table-cell office:value-type="string">
            <text:p>0.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5</text:p>
          </table:table-cell>
          <table:table-cell office:value-type="string">
            <text:p>0.00029755225366924747</text:p>
          </table:table-cell>
          <table:table-cell table:number-columns-repeated="2" office:value-type="string">
            <text:p>1.0</text:p>
          </table:table-cell>
          <table:table-cell office:value-type="string">
            <text:p>0.0002975522536692474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  <table:table-cell office:value-type="string">
            <text:p>0.0</text:p>
          </table:table-cell>
          <table:table-cell/>
        </table:table-row>
        <table:table-row table:style-name="ro2">
          <table:table-cell office:value-type="string">
            <text:p><text:s/>-- GLOBAL RX -- </text:p>
          </table:table-cell>
          <table:table-cell table:number-columns-repeated="12"/>
        </table:table-row>
        <table:table-row table:style-name="ro2">
          <table:table-cell office:value-type="string">
            <text:p>aplyMedianFilter = TRUE </text:p>
          </table:table-cell>
          <table:table-cell table:number-columns-repeated="12"/>
        </table:table-row>
        <table:table-row table:style-name="ro2">
          <table:table-cell office:value-type="string">
            <text:p>K</text:p>
          </table:table-cell>
          <table:table-cell office:value-type="string">
            <text:p>ResultVal</text:p>
          </table:table-cell>
          <table:table-cell office:value-type="string">
            <text:p>ACC</text:p>
          </table:table-cell>
          <table:table-cell office:value-type="string">
            <text:p>TPR</text:p>
          </table:table-cell>
          <table:table-cell office:value-type="string">
            <text:p>FPR</text:p>
          </table:table-cell>
          <table:table-cell office:value-type="string">
            <text:p>PPV</text:p>
          </table:table-cell>
          <table:table-cell office:value-type="string">
            <text:p>TP</text:p>
          </table:table-cell>
          <table:table-cell office:value-type="string">
            <text:p>FN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table:number-columns-repeated="3"/>
        </table:table-row>
        <table:table-row table:style-name="ro2">
          <table:table-cell office:value-type="string">
            <text:p>2.9</text:p>
          </table:table-cell>
          <table:table-cell office:value-type="string">
            <text:p>0.9698979441153381</text:p>
          </table:table-cell>
          <table:table-cell office:value-type="string">
            <text:p>0.9749603454643343</text:p>
          </table:table-cell>
          <table:table-cell office:value-type="string">
            <text:p>0.9648347933789768</text:p>
          </table:table-cell>
          <table:table-cell office:value-type="string">
            <text:p>0.025038905148300483</text:p>
          </table:table-cell>
          <table:table-cell office:value-type="string">
            <text:p>0.01734709023370504</text:p>
          </table:table-cell>
          <table:table-cell office:value-type="string">
            <text:p>34.96825396825397</text:p>
          </table:table-cell>
          <table:table-cell office:value-type="string">
            <text:p>0.9841269841269841</text:p>
          </table:table-cell>
          <table:table-cell office:value-type="string">
            <text:p>3025.2063492063494</text:p>
          </table:table-cell>
          <table:table-cell office:value-type="string">
            <text:p>117792.49206349206</text:p>
          </table:table-cell>
          <table:table-cell table:number-columns-repeated="3"/>
        </table:table-row>
        <table:table-row table:style-name="ro2">
          <table:table-cell office:value-type="string">
            <text:p>2.7</text:p>
          </table:table-cell>
          <table:table-cell office:value-type="string">
            <text:p>0.9697307331962869</text:p>
          </table:table-cell>
          <table:table-cell office:value-type="string">
            <text:p>0.9666397173511453</text:p>
          </table:table-cell>
          <table:table-cell office:value-type="string">
            <text:p>0.9728249072415304</text:p>
          </table:table-cell>
          <table:table-cell office:value-type="string">
            <text:p>0.03336344084895656</text:p>
          </table:table-cell>
          <table:table-cell office:value-type="string">
            <text:p>0.011415461485431464</text:p>
          </table:table-cell>
          <table:table-cell office:value-type="string">
            <text:p>35.142857142857146</text:p>
          </table:table-cell>
          <table:table-cell office:value-type="string">
            <text:p>0.8095238095238095</text:p>
          </table:table-cell>
          <table:table-cell office:value-type="string">
            <text:p>4030.968253968254</text:p>
          </table:table-cell>
          <table:table-cell office:value-type="string">
            <text:p>116786.73015873016</text:p>
          </table:table-cell>
          <table:table-cell table:number-columns-repeated="3"/>
        </table:table-row>
        <table:table-row table:style-name="ro2">
          <table:table-cell office:value-type="string">
            <text:p>2.6</text:p>
          </table:table-cell>
          <table:table-cell office:value-type="string">
            <text:p>0.9694661843650874</text:p>
          </table:table-cell>
          <table:table-cell office:value-type="string">
            <text:p>0.9613932578701337</text:p>
          </table:table-cell>
          <table:table-cell office:value-type="string">
            <text:p>0.9775447235366027</text:p>
          </table:table-cell>
          <table:table-cell office:value-type="string">
            <text:p>0.038612354806428155</text:p>
          </table:table-cell>
          <table:table-cell office:value-type="string">
            <text:p>0.009297548078847804</text:p>
          </table:table-cell>
          <table:table-cell office:value-type="string">
            <text:p>35.25396825396825</text:p>
          </table:table-cell>
          <table:table-cell office:value-type="string">
            <text:p>0.6984126984126984</text:p>
          </table:table-cell>
          <table:table-cell office:value-type="string">
            <text:p>4665.158730158731</text:p>
          </table:table-cell>
          <table:table-cell office:value-type="string">
            <text:p>116152.53968253969</text:p>
          </table:table-cell>
          <table:table-cell table:number-columns-repeated="3"/>
        </table:table-row>
        <table:table-row table:style-name="ro2">
          <table:table-cell office:value-type="string">
            <text:p>2.8</text:p>
          </table:table-cell>
          <table:table-cell office:value-type="string">
            <text:p>0.9693876458559677</text:p>
          </table:table-cell>
          <table:table-cell office:value-type="string">
            <text:p>0.9709640332974574</text:p>
          </table:table-cell>
          <table:table-cell office:value-type="string">
            <text:p>0.9678123759132096</text:p>
          </table:table-cell>
          <table:table-cell office:value-type="string">
            <text:p>0.02903708420127416</text:p>
          </table:table-cell>
          <table:table-cell office:value-type="string">
            <text:p>0.013529876570073726</text:p>
          </table:table-cell>
          <table:table-cell office:value-type="string">
            <text:p>35.04761904761905</text:p>
          </table:table-cell>
          <table:table-cell office:value-type="string">
            <text:p>0.9047619047619048</text:p>
          </table:table-cell>
          <table:table-cell office:value-type="string">
            <text:p>3508.253968253968</text:p>
          </table:table-cell>
          <table:table-cell office:value-type="string">
            <text:p>117309.44444444444</text:p>
          </table:table-cell>
          <table:table-cell table:number-columns-repeated="3"/>
        </table:table-row>
        <table:table-row table:style-name="ro2">
          <table:table-cell office:value-type="string">
            <text:p>3.0</text:p>
          </table:table-cell>
          <table:table-cell office:value-type="string">
            <text:p>0.9688214330426997</text:p>
          </table:table-cell>
          <table:table-cell office:value-type="string">
            <text:p>0.9777264550807351</text:p>
          </table:table-cell>
          <table:table-cell office:value-type="string">
            <text:p>0.9599138782878738</text:p>
          </table:table-cell>
          <table:table-cell office:value-type="string">
            <text:p>0.022271012202474284</text:p>
          </table:table-cell>
          <table:table-cell office:value-type="string">
            <text:p>0.020330589984207986</text:p>
          </table:table-cell>
          <table:table-cell office:value-type="string">
            <text:p>34.84126984126984</text:p>
          </table:table-cell>
          <table:table-cell office:value-type="string">
            <text:p>1.1111111111111112</text:p>
          </table:table-cell>
          <table:table-cell office:value-type="string">
            <text:p>2690.7301587301586</text:p>
          </table:table-cell>
          <table:table-cell office:value-type="string">
            <text:p>118126.96825396825</text:p>
          </table:table-cell>
          <table:table-cell table:number-columns-repeated="3"/>
        </table:table-row>
        <table:table-row table:style-name="ro2">
          <table:table-cell office:value-type="string">
            <text:p>3.1</text:p>
          </table:table-cell>
          <table:table-cell office:value-type="string">
            <text:p>0.9687749069606012</text:p>
          </table:table-cell>
          <table:table-cell office:value-type="string">
            <text:p>0.9808841117427316</text:p>
          </table:table-cell>
          <table:table-cell office:value-type="string">
            <text:p>0.9566613880407743</text:p>
          </table:table-cell>
          <table:table-cell office:value-type="string">
            <text:p>0.01911157411957186</text:p>
          </table:table-cell>
          <table:table-cell office:value-type="string">
            <text:p>0.024602563380031237</text:p>
          </table:table-cell>
          <table:table-cell office:value-type="string">
            <text:p>34.74603174603175</text:p>
          </table:table-cell>
          <table:table-cell office:value-type="string">
            <text:p>1.2063492063492063</text:p>
          </table:table-cell>
          <table:table-cell office:value-type="string">
            <text:p>2309.0476190476193</text:p>
          </table:table-cell>
          <table:table-cell office:value-type="string">
            <text:p>118508.6507936508</text:p>
          </table:table-cell>
          <table:table-cell table:number-columns-repeated="3"/>
        </table:table-row>
        <table:table-row table:style-name="ro2">
          <table:table-cell office:value-type="string">
            <text:p>2.5</text:p>
          </table:table-cell>
          <table:table-cell office:value-type="string">
            <text:p>0.9681136192204256</text:p>
          </table:table-cell>
          <table:table-cell office:value-type="string">
            <text:p>0.9546764749716533</text:p>
          </table:table-cell>
          <table:table-cell office:value-type="string">
            <text:p>0.9815592297894634</text:p>
          </table:table-cell>
          <table:table-cell office:value-type="string">
            <text:p>0.045331991348612134</text:p>
          </table:table-cell>
          <table:table-cell office:value-type="string">
            <text:p>0.007374619088021033</text:p>
          </table:table-cell>
          <table:table-cell office:value-type="string">
            <text:p>35.34920634920635</text:p>
          </table:table-cell>
          <table:table-cell office:value-type="string">
            <text:p>0.6031746031746031</text:p>
          </table:table-cell>
          <table:table-cell office:value-type="string">
            <text:p>5477.0</text:p>
          </table:table-cell>
          <table:table-cell office:value-type="string">
            <text:p>115340.69841269842</text:p>
          </table:table-cell>
          <table:table-cell table:number-columns-repeated="3"/>
        </table:table-row>
        <table:table-row table:style-name="ro2">
          <table:table-cell office:value-type="string">
            <text:p>3.2</text:p>
          </table:table-cell>
          <table:table-cell office:value-type="string">
            <text:p>0.965522931193044</text:p>
          </table:table-cell>
          <table:table-cell office:value-type="string">
            <text:p>0.9828619368102586</text:p>
          </table:table-cell>
          <table:table-cell office:value-type="string">
            <text:p>0.9481775347293347</text:p>
          </table:table-cell>
          <table:table-cell office:value-type="string">
            <text:p>0.017131672343246668</text:p>
          </table:table-cell>
          <table:table-cell office:value-type="string">
            <text:p>0.030150993492327118</text:p>
          </table:table-cell>
          <table:table-cell office:value-type="string">
            <text:p>34.55555555555556</text:p>
          </table:table-cell>
          <table:table-cell office:value-type="string">
            <text:p>1.3968253968253967</text:p>
          </table:table-cell>
          <table:table-cell office:value-type="string">
            <text:p>2069.7936507936506</text:p>
          </table:table-cell>
          <table:table-cell office:value-type="string">
            <text:p>118747.90476190476</text:p>
          </table:table-cell>
          <table:table-cell table:number-columns-repeated="3"/>
        </table:table-row>
        <table:table-row table:style-name="ro2">
          <table:table-cell office:value-type="string">
            <text:p>2.4</text:p>
          </table:table-cell>
          <table:table-cell office:value-type="string">
            <text:p>0.9647870522659601</text:p>
          </table:table-cell>
          <table:table-cell office:value-type="string">
            <text:p>0.9474636097966385</text:p>
          </table:table-cell>
          <table:table-cell office:value-type="string">
            <text:p>0.9821209789900511</text:p>
          </table:table-cell>
          <table:table-cell office:value-type="string">
            <text:p>0.05254687445813107</text:p>
          </table:table-cell>
          <table:table-cell office:value-type="string">
            <text:p>0.006231764299157329</text:p>
          </table:table-cell>
          <table:table-cell office:value-type="string">
            <text:p>35.34920634920635</text:p>
          </table:table-cell>
          <table:table-cell office:value-type="string">
            <text:p>0.6031746031746031</text:p>
          </table:table-cell>
          <table:table-cell office:value-type="string">
            <text:p>6348.730158730159</text:p>
          </table:table-cell>
          <table:table-cell office:value-type="string">
            <text:p>114468.96825396825</text:p>
          </table:table-cell>
          <table:table-cell table:number-columns-repeated="3"/>
        </table:table-row>
        <table:table-row table:style-name="ro2">
          <table:table-cell office:value-type="string">
            <text:p>3.3</text:p>
          </table:table-cell>
          <table:table-cell office:value-type="string">
            <text:p>0.9639825864135543</text:p>
          </table:table-cell>
          <table:table-cell office:value-type="string">
            <text:p>0.9854216204574191</text:p>
          </table:table-cell>
          <table:table-cell office:value-type="string">
            <text:p>0.9425348032071789</text:p>
          </table:table-cell>
          <table:table-cell office:value-type="string">
            <text:p>0.014569630380070397</text:p>
          </table:table-cell>
          <table:table-cell office:value-type="string">
            <text:p>0.04065065244298732</text:p>
          </table:table-cell>
          <table:table-cell office:value-type="string">
            <text:p>34.36507936507937</text:p>
          </table:table-cell>
          <table:table-cell office:value-type="string">
            <text:p>1.5873015873015872</text:p>
          </table:table-cell>
          <table:table-cell office:value-type="string">
            <text:p>1760.2539682539682</text:p>
          </table:table-cell>
          <table:table-cell office:value-type="string">
            <text:p>119057.44444444444</text:p>
          </table:table-cell>
          <table:table-cell table:number-columns-repeated="3"/>
        </table:table-row>
        <table:table-row table:style-name="ro2">
          <table:table-cell office:value-type="string">
            <text:p>3.4</text:p>
          </table:table-cell>
          <table:table-cell office:value-type="string">
            <text:p>0.9632269862414362</text:p>
          </table:table-cell>
          <table:table-cell office:value-type="string">
            <text:p>0.9871859625178677</text:p>
          </table:table-cell>
          <table:table-cell office:value-type="string">
            <text:p>0.9392582186009039</text:p>
          </table:table-cell>
          <table:table-cell office:value-type="string">
            <text:p>0.01280424611803156</text:p>
          </table:table-cell>
          <table:table-cell office:value-type="string">
            <text:p>0.042096124847454404</text:p>
          </table:table-cell>
          <table:table-cell office:value-type="string">
            <text:p>34.301587301587304</text:p>
          </table:table-cell>
          <table:table-cell office:value-type="string">
            <text:p>1.6507936507936507</text:p>
          </table:table-cell>
          <table:table-cell office:value-type="string">
            <text:p>1546.952380952381</text:p>
          </table:table-cell>
          <table:table-cell office:value-type="string">
            <text:p>119270.74603174604</text:p>
          </table:table-cell>
          <table:table-cell table:number-columns-repeated="3"/>
        </table:table-row>
        <table:table-row table:style-name="ro2">
          <table:table-cell office:value-type="string">
            <text:p>3.5</text:p>
          </table:table-cell>
          <table:table-cell office:value-type="string">
            <text:p>0.9623154048725661</text:p>
          </table:table-cell>
          <table:table-cell office:value-type="string">
            <text:p>0.9890054225567314</text:p>
          </table:table-cell>
          <table:table-cell office:value-type="string">
            <text:p>0.9356140974755796</text:p>
          </table:table-cell>
          <table:table-cell office:value-type="string">
            <text:p>0.010983287730447483</text:p>
          </table:table-cell>
          <table:table-cell office:value-type="string">
            <text:p>0.058568769210184994</text:p>
          </table:table-cell>
          <table:table-cell office:value-type="string">
            <text:p>34.19047619047619</text:p>
          </table:table-cell>
          <table:table-cell office:value-type="string">
            <text:p>1.7619047619047619</text:p>
          </table:table-cell>
          <table:table-cell office:value-type="string">
            <text:p>1326.968253968254</text:p>
          </table:table-cell>
          <table:table-cell office:value-type="string">
            <text:p>119490.73015873016</text:p>
          </table:table-cell>
          <table:table-cell table:number-columns-repeated="3"/>
        </table:table-row>
        <table:table-row table:style-name="ro2">
          <table:table-cell office:value-type="string">
            <text:p>2.3</text:p>
          </table:table-cell>
          <table:table-cell office:value-type="string">
            <text:p>0.961592539858033</text:p>
          </table:table-cell>
          <table:table-cell office:value-type="string">
            <text:p>0.9391330382418546</text:p>
          </table:table-cell>
          <table:table-cell office:value-type="string">
            <text:p>0.9840654954536239</text:p>
          </table:table-cell>
          <table:table-cell office:value-type="string">
            <text:p>0.06088041573755804</text:p>
          </table:table-cell>
          <table:table-cell office:value-type="string">
            <text:p>0.0054758305395257115</text:p>
          </table:table-cell>
          <table:table-cell office:value-type="string">
            <text:p>35.3968253968254</text:p>
          </table:table-cell>
          <table:table-cell office:value-type="string">
            <text:p>0.5555555555555556</text:p>
          </table:table-cell>
          <table:table-cell office:value-type="string">
            <text:p>7355.555555555556</text:p>
          </table:table-cell>
          <table:table-cell office:value-type="string">
            <text:p>113462.14285714286</text:p>
          </table:table-cell>
          <table:table-cell table:number-columns-repeated="3"/>
        </table:table-row>
        <table:table-row table:style-name="ro2">
          <table:table-cell office:value-type="string">
            <text:p>3.7</text:p>
          </table:table-cell>
          <table:table-cell office:value-type="string">
            <text:p>0.9593929542262143</text:p>
          </table:table-cell>
          <table:table-cell office:value-type="string">
            <text:p>0.9915286148131769</text:p>
          </table:table-cell>
          <table:table-cell office:value-type="string">
            <text:p>0.9272426167598393</text:p>
          </table:table-cell>
          <table:table-cell office:value-type="string">
            <text:p>0.008456708307410882</text:p>
          </table:table-cell>
          <table:table-cell office:value-type="string">
            <text:p>0.07856969169725306</text:p>
          </table:table-cell>
          <table:table-cell office:value-type="string">
            <text:p>33.87301587301587</text:p>
          </table:table-cell>
          <table:table-cell office:value-type="string">
            <text:p>2.0793650793650795</text:p>
          </table:table-cell>
          <table:table-cell office:value-type="string">
            <text:p>1021.7142857142857</text:p>
          </table:table-cell>
          <table:table-cell office:value-type="string">
            <text:p>119795.98412698413</text:p>
          </table:table-cell>
          <table:table-cell table:number-columns-repeated="3"/>
        </table:table-row>
        <table:table-row table:style-name="ro2">
          <table:table-cell office:value-type="string">
            <text:p>3.6</text:p>
          </table:table-cell>
          <table:table-cell office:value-type="string">
            <text:p>0.9593697133593952</text:p>
          </table:table-cell>
          <table:table-cell office:value-type="string">
            <text:p>0.9903532286455472</text:p>
          </table:table-cell>
          <table:table-cell office:value-type="string">
            <text:p>0.9283722788420996</text:p>
          </table:table-cell>
          <table:table-cell office:value-type="string">
            <text:p>0.009632852123309</text:p>
          </table:table-cell>
          <table:table-cell office:value-type="string">
            <text:p>0.06270822474768172</text:p>
          </table:table-cell>
          <table:table-cell office:value-type="string">
            <text:p>33.92063492063492</text:p>
          </table:table-cell>
          <table:table-cell office:value-type="string">
            <text:p>2.0317460317460316</text:p>
          </table:table-cell>
          <table:table-cell office:value-type="string">
            <text:p>1163.8095238095239</text:p>
          </table:table-cell>
          <table:table-cell office:value-type="string">
            <text:p>119653.88888888889</text:p>
          </table:table-cell>
          <table:table-cell table:number-columns-repeated="3"/>
        </table:table-row>
        <table:table-row table:style-name="ro2">
          <table:table-cell office:value-type="string">
            <text:p>3.8</text:p>
          </table:table-cell>
          <table:table-cell office:value-type="string">
            <text:p>0.9586393734942966</text:p>
          </table:table-cell>
          <table:table-cell office:value-type="string">
            <text:p>0.9926681315249157</text:p>
          </table:table-cell>
          <table:table-cell office:value-type="string">
            <text:p>0.924594794085516</text:p>
          </table:table-cell>
          <table:table-cell office:value-type="string">
            <text:p>0.007316047096922847</text:p>
          </table:table-cell>
          <table:table-cell office:value-type="string">
            <text:p>0.09286366721201746</text:p>
          </table:table-cell>
          <table:table-cell office:value-type="string">
            <text:p>33.77777777777778</text:p>
          </table:table-cell>
          <table:table-cell office:value-type="string">
            <text:p>2.1746031746031744</text:p>
          </table:table-cell>
          <table:table-cell office:value-type="string">
            <text:p>883.9047619047619</text:p>
          </table:table-cell>
          <table:table-cell office:value-type="string">
            <text:p>119933.79365079365</text:p>
          </table:table-cell>
          <table:table-cell table:number-columns-repeated="3"/>
        </table:table-row>
        <table:table-row table:style-name="ro2">
          <table:table-cell office:value-type="string">
            <text:p>2.2</text:p>
          </table:table-cell>
          <table:table-cell office:value-type="string">
            <text:p>0.9575345879079186</text:p>
          </table:table-cell>
          <table:table-cell office:value-type="string">
            <text:p>0.9299429111106258</text:p>
          </table:table-cell>
          <table:table-cell office:value-type="string">
            <text:p>0.9851425929592929</text:p>
          </table:table-cell>
          <table:table-cell office:value-type="string">
            <text:p>0.07007341714345569</text:p>
          </table:table-cell>
          <table:table-cell office:value-type="string">
            <text:p>0.004672549793141052</text:p>
          </table:table-cell>
          <table:table-cell office:value-type="string">
            <text:p>35.42857142857143</text:p>
          </table:table-cell>
          <table:table-cell office:value-type="string">
            <text:p>0.5238095238095238</text:p>
          </table:table-cell>
          <table:table-cell office:value-type="string">
            <text:p>8466.285714285714</text:p>
          </table:table-cell>
          <table:table-cell office:value-type="string">
            <text:p>112351.41269841269</text:p>
          </table:table-cell>
          <table:table-cell table:number-columns-repeated="3"/>
        </table:table-row>
        <table:table-row table:style-name="ro2">
          <table:table-cell office:value-type="string">
            <text:p>3.9</text:p>
          </table:table-cell>
          <table:table-cell office:value-type="string">
            <text:p>0.9556440469662086</text:p>
          </table:table-cell>
          <table:table-cell office:value-type="string">
            <text:p>0.9934899067669524</text:p>
          </table:table-cell>
          <table:table-cell office:value-type="string">
            <text:p>0.9177801299537084</text:p>
          </table:table-cell>
          <table:table-cell office:value-type="string">
            <text:p>0.006492036021290996</text:p>
          </table:table-cell>
          <table:table-cell office:value-type="string">
            <text:p>0.10397206526855876</text:p>
          </table:table-cell>
          <table:table-cell office:value-type="string">
            <text:p>33.53968253968254</text:p>
          </table:table-cell>
          <table:table-cell office:value-type="string">
            <text:p>2.4126984126984126</text:p>
          </table:table-cell>
          <table:table-cell office:value-type="string">
            <text:p>784.3650793650794</text:p>
          </table:table-cell>
          <table:table-cell office:value-type="string">
            <text:p>120033.33333333333</text:p>
          </table:table-cell>
          <table:table-cell table:number-columns-repeated="3"/>
        </table:table-row>
        <table:table-row table:style-name="ro2">
          <table:table-cell office:value-type="string">
            <text:p>4.0</text:p>
          </table:table-cell>
          <table:table-cell office:value-type="string">
            <text:p>0.9550850351269122</text:p>
          </table:table-cell>
          <table:table-cell office:value-type="string">
            <text:p>0.9942747959929935</text:p>
          </table:table-cell>
          <table:table-cell office:value-type="string">
            <text:p>0.9158764833132197</text:p>
          </table:table-cell>
          <table:table-cell office:value-type="string">
            <text:p>0.00570641305939521</text:p>
          </table:table-cell>
          <table:table-cell office:value-type="string">
            <text:p>0.11950614195627068</text:p>
          </table:table-cell>
          <table:table-cell office:value-type="string">
            <text:p>33.476190476190474</text:p>
          </table:table-cell>
          <table:table-cell office:value-type="string">
            <text:p>2.4761904761904763</text:p>
          </table:table-cell>
          <table:table-cell office:value-type="string">
            <text:p>689.4285714285714</text:p>
          </table:table-cell>
          <table:table-cell office:value-type="string">
            <text:p>120128.26984126984</text:p>
          </table:table-cell>
          <table:table-cell table:number-columns-repeated="3"/>
        </table:table-row>
        <table:table-row table:style-name="ro2">
          <table:table-cell office:value-type="string">
            <text:p>2.1</text:p>
          </table:table-cell>
          <table:table-cell office:value-type="string">
            <text:p>0.9523383844558473</text:p>
          </table:table-cell>
          <table:table-cell office:value-type="string">
            <text:p>0.9191246506922909</text:p>
          </table:table-cell>
          <table:table-cell office:value-type="string">
            <text:p>0.9855715933882933</text:p>
          </table:table-cell>
          <table:table-cell office:value-type="string">
            <text:p>0.08089482447659883</text:p>
          </table:table-cell>
          <table:table-cell office:value-type="string">
            <text:p>0.004027910380060739</text:p>
          </table:table-cell>
          <table:table-cell office:value-type="string">
            <text:p>35.44444444444444</text:p>
          </table:table-cell>
          <table:table-cell office:value-type="string">
            <text:p>0.5079365079365079</text:p>
          </table:table-cell>
          <table:table-cell office:value-type="string">
            <text:p>9773.825396825398</text:p>
          </table:table-cell>
          <table:table-cell office:value-type="string">
            <text:p>111043.87301587302</text:p>
          </table:table-cell>
          <table:table-cell table:number-columns-repeated="3"/>
        </table:table-row>
        <table:table-row table:style-name="ro2">
          <table:table-cell office:value-type="string">
            <text:p>4.1</text:p>
          </table:table-cell>
          <table:table-cell office:value-type="string">
            <text:p>0.9516472844995401</text:p>
          </table:table-cell>
          <table:table-cell office:value-type="string">
            <text:p>0.9949003549423838</text:p>
          </table:table-cell>
          <table:table-cell office:value-type="string">
            <text:p>0.908373395321426</text:p>
          </table:table-cell>
          <table:table-cell office:value-type="string">
            <text:p>0.005078826322345804</text:p>
          </table:table-cell>
          <table:table-cell office:value-type="string">
            <text:p>0.1330632661852151</text:p>
          </table:table-cell>
          <table:table-cell office:value-type="string">
            <text:p>33.25396825396825</text:p>
          </table:table-cell>
          <table:table-cell office:value-type="string">
            <text:p>2.6984126984126986</text:p>
          </table:table-cell>
          <table:table-cell office:value-type="string">
            <text:p>613.6031746031746</text:p>
          </table:table-cell>
          <table:table-cell office:value-type="string">
            <text:p>120204.09523809524</text:p>
          </table:table-cell>
          <table:table-cell table:number-columns-repeated="3"/>
        </table:table-row>
        <table:table-row table:style-name="ro2">
          <table:table-cell office:value-type="string">
            <text:p>4.2</text:p>
          </table:table-cell>
          <table:table-cell office:value-type="string">
            <text:p>0.9498275790795161</text:p>
          </table:table-cell>
          <table:table-cell office:value-type="string">
            <text:p>0.9954021752192392</text:p>
          </table:table-cell>
          <table:table-cell office:value-type="string">
            <text:p>0.9042311043801706</text:p>
          </table:table-cell>
          <table:table-cell office:value-type="string">
            <text:p>0.004575946221138305</text:p>
          </table:table-cell>
          <table:table-cell office:value-type="string">
            <text:p>0.15582655560748337</text:p>
          </table:table-cell>
          <table:table-cell office:value-type="string">
            <text:p>33.142857142857146</text:p>
          </table:table-cell>
          <table:table-cell office:value-type="string">
            <text:p>2.8095238095238093</text:p>
          </table:table-cell>
          <table:table-cell office:value-type="string">
            <text:p>552.8412698412699</text:p>
          </table:table-cell>
          <table:table-cell office:value-type="string">
            <text:p>120264.85714285714</text:p>
          </table:table-cell>
          <table:table-cell table:number-columns-repeated="3"/>
        </table:table-row>
        <table:table-row table:style-name="ro2">
          <table:table-cell office:value-type="string">
            <text:p>2.0</text:p>
          </table:table-cell>
          <table:table-cell office:value-type="string">
            <text:p>0.946935708961156</text:p>
          </table:table-cell>
          <table:table-cell office:value-type="string">
            <text:p>0.9062654321612581</text:p>
          </table:table-cell>
          <table:table-cell office:value-type="string">
            <text:p>0.9876296664989979</text:p>
          </table:table-cell>
          <table:table-cell office:value-type="string">
            <text:p>0.09375824857668588</text:p>
          </table:table-cell>
          <table:table-cell office:value-type="string">
            <text:p>0.0034758625243637552</text:p>
          </table:table-cell>
          <table:table-cell office:value-type="string">
            <text:p>35.492063492063494</text:p>
          </table:table-cell>
          <table:table-cell office:value-type="string">
            <text:p>0.4603174603174603</text:p>
          </table:table-cell>
          <table:table-cell office:value-type="string">
            <text:p>11327.952380952382</text:p>
          </table:table-cell>
          <table:table-cell office:value-type="string">
            <text:p>109489.74603174604</text:p>
          </table:table-cell>
          <table:table-cell table:number-columns-repeated="3"/>
        </table:table-row>
        <table:table-row table:style-name="ro2">
          <table:table-cell office:value-type="string">
            <text:p>4.3</text:p>
          </table:table-cell>
          <table:table-cell office:value-type="string">
            <text:p>0.9465660322233911</text:p>
          </table:table-cell>
          <table:table-cell office:value-type="string">
            <text:p>0.9958913671089403</text:p>
          </table:table-cell>
          <table:table-cell office:value-type="string">
            <text:p>0.8972169360561183</text:p>
          </table:table-cell>
          <table:table-cell office:value-type="string">
            <text:p>0.004084871609336282</text:p>
          </table:table-cell>
          <table:table-cell office:value-type="string">
            <text:p>0.1720368339021507</text:p>
          </table:table-cell>
          <table:table-cell office:value-type="string">
            <text:p>32.93650793650794</text:p>
          </table:table-cell>
          <table:table-cell office:value-type="string">
            <text:p>3.015873015873016</text:p>
          </table:table-cell>
          <table:table-cell office:value-type="string">
            <text:p>493.5238095238095</text:p>
          </table:table-cell>
          <table:table-cell office:value-type="string">
            <text:p>120324.1746031746</text:p>
          </table:table-cell>
          <table:table-cell table:number-columns-repeated="3"/>
        </table:table-row>
        <table:table-row table:style-name="ro2">
          <table:table-cell office:value-type="string">
            <text:p>4.4</text:p>
          </table:table-cell>
          <table:table-cell office:value-type="string">
            <text:p>0.9439148980502531</text:p>
          </table:table-cell>
          <table:table-cell office:value-type="string">
            <text:p>0.9964422238427773</text:p>
          </table:table-cell>
          <table:table-cell office:value-type="string">
            <text:p>0.8913615500712466</text:p>
          </table:table-cell>
          <table:table-cell office:value-type="string">
            <text:p>0.0035317539707404246</text:p>
          </table:table-cell>
          <table:table-cell office:value-type="string">
            <text:p>0.20781818194394006</text:p>
          </table:table-cell>
          <table:table-cell office:value-type="string">
            <text:p>32.682539682539684</text:p>
          </table:table-cell>
          <table:table-cell office:value-type="string">
            <text:p>3.2698412698412698</text:p>
          </table:table-cell>
          <table:table-cell office:value-type="string">
            <text:p>426.6984126984127</text:p>
          </table:table-cell>
          <table:table-cell office:value-type="string">
            <text:p>120391.0</text:p>
          </table:table-cell>
          <table:table-cell table:number-columns-repeated="3"/>
        </table:table-row>
        <table:table-row table:style-name="ro2">
          <table:table-cell office:value-type="string">
            <text:p>4.5</text:p>
          </table:table-cell>
          <table:table-cell office:value-type="string">
            <text:p>0.9426284644063596</text:p>
          </table:table-cell>
          <table:table-cell office:value-type="string">
            <text:p>0.9969055952601161</text:p>
          </table:table-cell>
          <table:table-cell office:value-type="string">
            <text:p>0.8883243829828944</text:p>
          </table:table-cell>
          <table:table-cell office:value-type="string">
            <text:p>0.003067454170175152</text:p>
          </table:table-cell>
          <table:table-cell office:value-type="string">
            <text:p>0.22250752140491425</text:p>
          </table:table-cell>
          <table:table-cell office:value-type="string">
            <text:p>32.58730158730159</text:p>
          </table:table-cell>
          <table:table-cell office:value-type="string">
            <text:p>3.365079365079365</text:p>
          </table:table-cell>
          <table:table-cell office:value-type="string">
            <text:p>370.6031746031746</text:p>
          </table:table-cell>
          <table:table-cell office:value-type="string">
            <text:p>120447.09523809524</text:p>
          </table:table-cell>
          <table:table-cell table:number-columns-repeated="3"/>
        </table:table-row>
        <table:table-row table:style-name="ro2">
          <table:table-cell office:value-type="string">
            <text:p>1.9</text:p>
          </table:table-cell>
          <table:table-cell office:value-type="string">
            <text:p>0.939940084165183</text:p>
          </table:table-cell>
          <table:table-cell office:value-type="string">
            <text:p>0.891183214802183</text:p>
          </table:table-cell>
          <table:table-cell office:value-type="string">
            <text:p>0.9887253017620188</text:p>
          </table:table-cell>
          <table:table-cell office:value-type="string">
            <text:p>0.10884513343165284</text:p>
          </table:table-cell>
          <table:table-cell office:value-type="string">
            <text:p>0.002980985789534211</text:p>
          </table:table-cell>
          <table:table-cell office:value-type="string">
            <text:p>35.523809523809526</text:p>
          </table:table-cell>
          <table:table-cell office:value-type="string">
            <text:p>0.42857142857142855</text:p>
          </table:table-cell>
          <table:table-cell office:value-type="string">
            <text:p>13150.761904761905</text:p>
          </table:table-cell>
          <table:table-cell office:value-type="string">
            <text:p>107666.93650793651</text:p>
          </table:table-cell>
          <table:table-cell table:number-columns-repeated="3"/>
        </table:table-row>
        <table:table-row table:style-name="ro2">
          <table:table-cell office:value-type="string">
            <text:p>1.8</text:p>
          </table:table-cell>
          <table:table-cell office:value-type="string">
            <text:p>0.9314127203119367</text:p>
          </table:table-cell>
          <table:table-cell office:value-type="string">
            <text:p>0.8738599412397259</text:p>
          </table:table-cell>
          <table:table-cell office:value-type="string">
            <text:p>0.9889989744494847</text:p>
          </table:table-cell>
          <table:table-cell office:value-type="string">
            <text:p>0.12617353382561133</text:p>
          </table:table-cell>
          <table:table-cell office:value-type="string">
            <text:p>0.0026337555838289056</text:p>
          </table:table-cell>
          <table:table-cell office:value-type="string">
            <text:p>35.53968253968254</text:p>
          </table:table-cell>
          <table:table-cell office:value-type="string">
            <text:p>0.4126984126984127</text:p>
          </table:table-cell>
          <table:table-cell office:value-type="string">
            <text:p>15244.42857142857</text:p>
          </table:table-cell>
          <table:table-cell office:value-type="string">
            <text:p>105573.26984126984</text:p>
          </table:table-cell>
          <table:table-cell table:number-columns-repeated="3"/>
        </table:table-row>
        <table:table-row table:style-name="ro2">
          <table:table-cell office:value-type="string">
            <text:p>1.7</text:p>
          </table:table-cell>
          <table:table-cell office:value-type="string">
            <text:p>0.9196285395696023</text:p>
          </table:table-cell>
          <table:table-cell office:value-type="string">
            <text:p>0.8492968793840351</text:p>
          </table:table-cell>
          <table:table-cell office:value-type="string">
            <text:p>0.9900011384314795</text:p>
          </table:table-cell>
          <table:table-cell office:value-type="string">
            <text:p>0.15074405929227483</text:p>
          </table:table-cell>
          <table:table-cell office:value-type="string">
            <text:p>0.0022230026584392154</text:p>
          </table:table-cell>
          <table:table-cell office:value-type="string">
            <text:p>35.58730158730159</text:p>
          </table:table-cell>
          <table:table-cell office:value-type="string">
            <text:p>0.36507936507936506</text:p>
          </table:table-cell>
          <table:table-cell office:value-type="string">
            <text:p>18213.14285714286</text:p>
          </table:table-cell>
          <table:table-cell office:value-type="string">
            <text:p>102604.55555555556</text:p>
          </table:table-cell>
          <table:table-cell table:number-columns-repeated="3"/>
        </table:table-row>
        <table:table-row table:style-name="ro2">
          <table:table-cell office:value-type="string">
            <text:p>1.6</text:p>
          </table:table-cell>
          <table:table-cell office:value-type="string">
            <text:p>0.9082747914812561</text:p>
          </table:table-cell>
          <table:table-cell office:value-type="string">
            <text:p>0.8263223366587694</text:p>
          </table:table-cell>
          <table:table-cell office:value-type="string">
            <text:p>0.9902748111189452</text:p>
          </table:table-cell>
          <table:table-cell office:value-type="string">
            <text:p>0.17372522815643301</text:p>
          </table:table-cell>
          <table:table-cell office:value-type="string">
            <text:p>0.0019228714236780191</text:p>
          </table:table-cell>
          <table:table-cell office:value-type="string">
            <text:p>35.6031746031746</text:p>
          </table:table-cell>
          <table:table-cell office:value-type="string">
            <text:p>0.3492063492063492</text:p>
          </table:table-cell>
          <table:table-cell office:value-type="string">
            <text:p>20989.79365079365</text:p>
          </table:table-cell>
          <table:table-cell office:value-type="string">
            <text:p>99827.90476190476</text:p>
          </table:table-cell>
          <table:table-cell table:number-columns-repeated="3"/>
        </table:table-row>
        <table:table-row table:style-name="ro2">
          <table:table-cell office:value-type="string">
            <text:p>1.5</text:p>
          </table:table-cell>
          <table:table-cell office:value-type="string">
            <text:p>0.8930612296323925</text:p>
          </table:table-cell>
          <table:table-cell office:value-type="string">
            <text:p>0.7956045370919185</text:p>
          </table:table-cell>
          <table:table-cell office:value-type="string">
            <text:p>0.9905743019844738</text:p>
          </table:table-cell>
          <table:table-cell office:value-type="string">
            <text:p>0.20445184271968878</text:p>
          </table:table-cell>
          <table:table-cell office:value-type="string">
            <text:p>0.0016460327983436442</text:p>
          </table:table-cell>
          <table:table-cell office:value-type="string">
            <text:p>35.61904761904762</text:p>
          </table:table-cell>
          <table:table-cell office:value-type="string">
            <text:p>0.3333333333333333</text:p>
          </table:table-cell>
          <table:table-cell office:value-type="string">
            <text:p>24702.380952380954</text:p>
          </table:table-cell>
          <table:table-cell office:value-type="string">
            <text:p>96115.31746031746</text:p>
          </table:table-cell>
          <table:table-cell table:number-columns-repeated="3"/>
        </table:table-row>
        <table:table-row table:style-name="ro2">
          <table:table-cell office:value-type="string">
            <text:p>1.4</text:p>
          </table:table-cell>
          <table:table-cell office:value-type="string">
            <text:p>0.8738512791035347</text:p>
          </table:table-cell>
          <table:table-cell office:value-type="string">
            <text:p>0.7568967818778547</text:p>
          </table:table-cell>
          <table:table-cell office:value-type="string">
            <text:p>0.9908737928500024</text:p>
          </table:table-cell>
          <table:table-cell office:value-type="string">
            <text:p>0.24317123464293305</text:p>
          </table:table-cell>
          <table:table-cell office:value-type="string">
            <text:p>0.001381299626078198</text:p>
          </table:table-cell>
          <table:table-cell office:value-type="string">
            <text:p>35.63492063492063</text:p>
          </table:table-cell>
          <table:table-cell office:value-type="string">
            <text:p>0.31746031746031744</text:p>
          </table:table-cell>
          <table:table-cell office:value-type="string">
            <text:p>29380.380952380954</text:p>
          </table:table-cell>
          <table:table-cell office:value-type="string">
            <text:p>91437.31746031746</text:p>
          </table:table-cell>
          <table:table-cell table:number-columns-repeated="3"/>
        </table:table-row>
        <table:table-row table:style-name="ro2">
          <table:table-cell office:value-type="string">
            <text:p>1.3</text:p>
          </table:table-cell>
          <table:table-cell office:value-type="string">
            <text:p>0.8525397617509829</text:p>
          </table:table-cell>
          <table:table-cell office:value-type="string">
            <text:p>0.7130751985513255</text:p>
          </table:table-cell>
          <table:table-cell office:value-type="string">
            <text:p>0.99208515458768</text:p>
          </table:table-cell>
          <table:table-cell office:value-type="string">
            <text:p>0.28700563108571425</text:p>
          </table:table-cell>
          <table:table-cell office:value-type="string">
            <text:p>0.0011591766111620396</text:p>
          </table:table-cell>
          <table:table-cell office:value-type="string">
            <text:p>35.666666666666664</text:p>
          </table:table-cell>
          <table:table-cell office:value-type="string">
            <text:p>0.2857142857142857</text:p>
          </table:table-cell>
          <table:table-cell office:value-type="string">
            <text:p>34676.619047619046</text:p>
          </table:table-cell>
          <table:table-cell office:value-type="string">
            <text:p>86141.07936507936</text:p>
          </table:table-cell>
          <table:table-cell table:number-columns-repeated="3"/>
        </table:table-row>
        <table:table-row table:style-name="ro2">
          <table:table-cell office:value-type="string">
            <text:p>1.2</text:p>
          </table:table-cell>
          <table:table-cell office:value-type="string">
            <text:p>0.8208666327763208</text:p>
          </table:table-cell>
          <table:table-cell office:value-type="string">
            <text:p>0.6478422094061206</text:p>
          </table:table-cell>
          <table:table-cell office:value-type="string">
            <text:p>0.9939914320313918</text:p>
          </table:table-cell>
          <table:table-cell office:value-type="string">
            <text:p>0.3522581664787502</text:p>
          </table:table-cell>
          <table:table-cell office:value-type="string">
            <text:p>0.0009373922252604589</text:p>
          </table:table-cell>
          <table:table-cell office:value-type="string">
            <text:p>35.74603174603175</text:p>
          </table:table-cell>
          <table:table-cell office:value-type="string">
            <text:p>0.20634920634920634</text:p>
          </table:table-cell>
          <table:table-cell office:value-type="string">
            <text:p>42560.730158730155</text:p>
          </table:table-cell>
          <table:table-cell office:value-type="string">
            <text:p>78256.96825396825</text:p>
          </table:table-cell>
          <table:table-cell table:number-columns-repeated="3"/>
        </table:table-row>
        <table:table-row table:style-name="ro2">
          <table:table-cell office:value-type="string">
            <text:p>1.1</text:p>
          </table:table-cell>
          <table:table-cell office:value-type="string">
            <text:p>0.7876639882225082</text:p>
          </table:table-cell>
          <table:table-cell office:value-type="string">
            <text:p>0.5807537382497834</text:p>
          </table:table-cell>
          <table:table-cell office:value-type="string">
            <text:p>0.9946941051478582</text:p>
          </table:table-cell>
          <table:table-cell office:value-type="string">
            <text:p>0.41936612870284184</text:p>
          </table:table-cell>
          <table:table-cell office:value-type="string">
            <text:p>0.0007698319792844991</text:p>
          </table:table-cell>
          <table:table-cell office:value-type="string">
            <text:p>35.77777777777778</text:p>
          </table:table-cell>
          <table:table-cell office:value-type="string">
            <text:p>0.1746031746031746</text:p>
          </table:table-cell>
          <table:table-cell office:value-type="string">
            <text:p>50668.920634920636</text:p>
          </table:table-cell>
          <table:table-cell office:value-type="string">
            <text:p>70148.77777777778</text:p>
          </table:table-cell>
          <table:table-cell table:number-columns-repeated="3"/>
        </table:table-row>
        <table:table-row table:style-name="ro2">
          <table:table-cell office:value-type="string">
            <text:p>1.0</text:p>
          </table:table-cell>
          <table:table-cell office:value-type="string">
            <text:p>0.7399771424610928</text:p>
          </table:table-cell>
          <table:table-cell office:value-type="string">
            <text:p>0.4831269969225535</text:p>
          </table:table-cell>
          <table:table-cell office:value-type="string">
            <text:p>0.9969767685661193</text:p>
          </table:table-cell>
          <table:table-cell office:value-type="string">
            <text:p>0.5170224836439336</text:p>
          </table:table-cell>
          <table:table-cell office:value-type="string">
            <text:p>0.0006118293647007653</text:p>
          </table:table-cell>
          <table:table-cell office:value-type="string">
            <text:p>35.84126984126984</text:p>
          </table:table-cell>
          <table:table-cell office:value-type="string">
            <text:p>0.1111111111111111</text:p>
          </table:table-cell>
          <table:table-cell office:value-type="string">
            <text:p>62467.619047619046</text:p>
          </table:table-cell>
          <table:table-cell office:value-type="string">
            <text:p>58350.079365079364</text:p>
          </table:table-cell>
          <table:table-cell table:number-columns-repeated="3"/>
        </table:table-row>
        <table:table-row table:style-name="ro2">
          <table:table-cell office:value-type="string">
            <text:p>0.9</text:p>
          </table:table-cell>
          <table:table-cell office:value-type="string">
            <text:p>0.6871541710180125</text:p>
          </table:table-cell>
          <table:table-cell office:value-type="string">
            <text:p>0.37640392317205507</text:p>
          </table:table-cell>
          <table:table-cell office:value-type="string">
            <text:p>0.9980866862173904</text:p>
          </table:table-cell>
          <table:table-cell office:value-type="string">
            <text:p>0.6237783441813654</text:p>
          </table:table-cell>
          <table:table-cell office:value-type="string">
            <text:p>0.0004952889387204734</text:p>
          </table:table-cell>
          <table:table-cell office:value-type="string">
            <text:p>35.888888888888886</text:p>
          </table:table-cell>
          <table:table-cell office:value-type="string">
            <text:p>0.06349206349206349</text:p>
          </table:table-cell>
          <table:table-cell office:value-type="string">
            <text:p>75365.26984126984</text:p>
          </table:table-cell>
          <table:table-cell office:value-type="string">
            <text:p>45452.42857142857</text:p>
          </table:table-cell>
          <table:table-cell table:number-columns-repeated="3"/>
        </table:table-row>
        <table:table-row table:style-name="ro2">
          <table:table-cell office:value-type="string">
            <text:p>0.8</text:p>
          </table:table-cell>
          <table:table-cell office:value-type="string">
            <text:p>0.6320686748818298</text:p>
          </table:table-cell>
          <table:table-cell office:value-type="string">
            <text:p>0.26480765905141795</text:p>
          </table:table-cell>
          <table:table-cell office:value-type="string">
            <text:p>0.9995464852607711</text:p>
          </table:table-cell>
          <table:table-cell office:value-type="string">
            <text:p>0.7354091354971113</text:p>
          </table:table-cell>
          <table:table-cell office:value-type="string">
            <text:p>0.0004136572080705108</text:p>
          </table:table-cell>
          <table:table-cell office:value-type="string">
            <text:p>35.93650793650794</text:p>
          </table:table-cell>
          <table:table-cell office:value-type="string">
            <text:p>0.015873015873015872</text:p>
          </table:table-cell>
          <table:table-cell office:value-type="string">
            <text:p>88851.76190476191</text:p>
          </table:table-cell>
          <table:table-cell office:value-type="string">
            <text:p>31965.93650793651</text:p>
          </table:table-cell>
          <table:table-cell table:number-columns-repeated="3"/>
        </table:table-row>
        <table:table-row table:style-name="ro2">
          <table:table-cell office:value-type="string">
            <text:p>0.7</text:p>
          </table:table-cell>
          <table:table-cell office:value-type="string">
            <text:p>0.5777350770406401</text:p>
          </table:table-cell>
          <table:table-cell office:value-type="string">
            <text:p>0.1557199432821737</text:p>
          </table:table-cell>
          <table:table-cell office:value-type="string">
            <text:p>1.0</text:p>
          </table:table-cell>
          <table:table-cell office:value-type="string">
            <text:p>0.8445298459187198</text:p>
          </table:table-cell>
          <table:table-cell office:value-type="string">
            <text:p>0.0003562716519242648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02035.07936507936</text:p>
          </table:table-cell>
          <table:table-cell office:value-type="string">
            <text:p>18782.619047619046</text:p>
          </table:table-cell>
          <table:table-cell table:number-columns-repeated="3"/>
        </table:table-row>
        <table:table-row table:style-name="ro2">
          <table:table-cell office:value-type="string">
            <text:p>0.6</text:p>
          </table:table-cell>
          <table:table-cell office:value-type="string">
            <text:p>0.5392350751097624</text:p>
          </table:table-cell>
          <table:table-cell office:value-type="string">
            <text:p>0.07874352384768123</text:p>
          </table:table-cell>
          <table:table-cell office:value-type="string">
            <text:p>1.0</text:p>
          </table:table-cell>
          <table:table-cell office:value-type="string">
            <text:p>0.9215298497804751</text:p>
          </table:table-cell>
          <table:table-cell office:value-type="string">
            <text:p>0.00032445177358482664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1337.58730158731</text:p>
          </table:table-cell>
          <table:table-cell office:value-type="string">
            <text:p>9480.111111111111</text:p>
          </table:table-cell>
          <table:table-cell table:number-columns-repeated="3"/>
        </table:table-row>
        <table:table-row table:style-name="ro2">
          <table:table-cell office:value-type="string">
            <text:p>0.5</text:p>
          </table:table-cell>
          <table:table-cell office:value-type="string">
            <text:p>0.5166594163828315</text:p>
          </table:table-cell>
          <table:table-cell office:value-type="string">
            <text:p>0.03360587801709535</text:p>
          </table:table-cell>
          <table:table-cell office:value-type="string">
            <text:p>1.0</text:p>
          </table:table-cell>
          <table:table-cell office:value-type="string">
            <text:p>0.966681167234337</text:p>
          </table:table-cell>
          <table:table-cell office:value-type="string">
            <text:p>0.0003086776894341253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6792.50793650794</text:p>
          </table:table-cell>
          <table:table-cell office:value-type="string">
            <text:p>4025.190476190476</text:p>
          </table:table-cell>
          <table:table-cell table:number-columns-repeated="3"/>
        </table:table-row>
        <table:table-row table:style-name="ro2">
          <table:table-cell office:value-type="string">
            <text:p>0.4</text:p>
          </table:table-cell>
          <table:table-cell office:value-type="string">
            <text:p>0.5052044347943265</text:p>
          </table:table-cell>
          <table:table-cell office:value-type="string">
            <text:p>0.010703058964694308</text:p>
          </table:table-cell>
          <table:table-cell office:value-type="string">
            <text:p>1.0</text:p>
          </table:table-cell>
          <table:table-cell office:value-type="string">
            <text:p>0.9895911304113468</text:p>
          </table:table-cell>
          <table:table-cell office:value-type="string">
            <text:p>0.0003009872633311905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19560.25396825396</text:p>
          </table:table-cell>
          <table:table-cell office:value-type="string">
            <text:p>1257.4444444444443</text:p>
          </table:table-cell>
          <table:table-cell table:number-columns-repeated="3"/>
        </table:table-row>
        <table:table-row table:style-name="ro2">
          <table:table-cell office:value-type="string">
            <text:p>0.3</text:p>
          </table:table-cell>
          <table:table-cell office:value-type="string">
            <text:p>0.5010141775960352</text:p>
          </table:table-cell>
          <table:table-cell office:value-type="string">
            <text:p>0.0023252429073376533</text:p>
          </table:table-cell>
          <table:table-cell office:value-type="string">
            <text:p>1.0</text:p>
          </table:table-cell>
          <table:table-cell office:value-type="string">
            <text:p>0.9979716448079297</text:p>
          </table:table-cell>
          <table:table-cell office:value-type="string">
            <text:p>0.0002982201883559907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572.66666666667</text:p>
          </table:table-cell>
          <table:table-cell office:value-type="string">
            <text:p>245.03174603174602</text:p>
          </table:table-cell>
          <table:table-cell table:number-columns-repeated="3"/>
        </table:table-row>
        <table:table-row table:style-name="ro2">
          <table:table-cell office:value-type="string">
            <text:p>0.2</text:p>
          </table:table-cell>
          <table:table-cell office:value-type="string">
            <text:p>0.5000806667795596</text:p>
          </table:table-cell>
          <table:table-cell office:value-type="string">
            <text:p>0.00045883539937440176</text:p>
          </table:table-cell>
          <table:table-cell office:value-type="string">
            <text:p>1.0</text:p>
          </table:table-cell>
          <table:table-cell office:value-type="string">
            <text:p>0.9998386664408806</text:p>
          </table:table-cell>
          <table:table-cell office:value-type="string">
            <text:p>0.0002976026750281273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798.20634920635</text:p>
          </table:table-cell>
          <table:table-cell office:value-type="string">
            <text:p>19.49206349206349</text:p>
          </table:table-cell>
          <table:table-cell table:number-columns-repeated="3"/>
        </table:table-row>
        <table:table-row table:style-name="ro2">
          <table:table-cell office:value-type="string">
            <text:p>0.1</text:p>
          </table:table-cell>
          <table:table-cell office:value-type="string">
            <text:p>0.5000003283707856</text:p>
          </table:table-cell>
          <table:table-cell office:value-type="string">
            <text:p>0.0002982088277879878</text:p>
          </table:table-cell>
          <table:table-cell office:value-type="string">
            <text:p>1.0</text:p>
          </table:table-cell>
          <table:table-cell office:value-type="string">
            <text:p>0.9999993432584289</text:p>
          </table:table-cell>
          <table:table-cell office:value-type="string">
            <text:p>0.0002975524210680818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1904761905</text:p>
          </table:table-cell>
          <table:table-cell office:value-type="string">
            <text:p>0.07936507936507936</text:p>
          </table:table-cell>
          <table:table-cell table:number-columns-repeated="3"/>
        </table:table-row>
        <table:table-row table:style-name="ro2">
          <table:table-cell office:value-type="string">
            <text:p>0.0</text:p>
          </table:table-cell>
          <table:table-cell office:value-type="string">
            <text:p>0.5</text:p>
          </table:table-cell>
          <table:table-cell office:value-type="string">
            <text:p>0.00029755225366924747</text:p>
          </table:table-cell>
          <table:table-cell table:number-columns-repeated="2" office:value-type="string">
            <text:p>1.0</text:p>
          </table:table-cell>
          <table:table-cell office:value-type="string">
            <text:p>0.00029755225366924747</text:p>
          </table:table-cell>
          <table:table-cell office:value-type="string">
            <text:p>35.95238095238095</text:p>
          </table:table-cell>
          <table:table-cell office:value-type="string">
            <text:p>0.0</text:p>
          </table:table-cell>
          <table:table-cell office:value-type="string">
            <text:p>120817.69841269842</text:p>
          </table:table-cell>
          <table:table-cell office:value-type="string">
            <text:p>0.0</text:p>
          </table:table-cell>
          <table:table-cell table:number-columns-repeated="3"/>
        </table:table-row>
      </table:table>
      <table:database-ranges>
        <table:database-range table:target-range-address="Hoja1.A3:Hoja1.M663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30">30/05/2021</text:date>, <text:time>16:31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5-30T16:31:02.21</dc:date>
    <meta:editing-duration>PT27S</meta:editing-duration>
    <meta:editing-cycles>1</meta:editing-cycles>
    <meta:document-statistic meta:table-count="1" meta:cell-count="11349" meta:object-count="0"/>
  </office:meta>
</office:document-meta>
</file>